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-open-0.6" table:style-name="ta1">
        <table:shapes>
          <draw:frame draw:z-index="0" draw:style-name="gr1" draw:text-style-name="P1" svg:width="432pt" svg:height="243.35pt" svg:x="335.65pt" svg:y="45.01pt">
            <draw:object draw:notify-on-update-of-ranges="'data-open-0.6'.B1:'data-open-0.6'.B1000 'data-open-0.6'.C1:'data-open-0.6'.C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.296376" calcext:value-type="float">
            <text:p>1.296376</text:p>
          </table:table-cell>
          <table:table-cell office:value-type="float" office:value="0.19284528" calcext:value-type="float">
            <text:p>0.19284528</text:p>
          </table:table-cell>
          <table:table-cell table:formula="of:=[.A1]-2.3" office:value-type="float" office:value="-1.003624" calcext:value-type="float">
            <text:p>-1.0036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36324102" calcext:value-type="float">
            <text:p>0.36324102</text:p>
          </table:table-cell>
          <table:table-cell office:value-type="float" office:value="0.6882482" calcext:value-type="float">
            <text:p>0.6882482</text:p>
          </table:table-cell>
          <table:table-cell table:formula="of:=[.C1]+[.A2]" office:value-type="float" office:value="-0.64038298" calcext:value-type="float">
            <text:p>-0.640382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44901198" calcext:value-type="float">
            <text:p>0.44901198</text:p>
          </table:table-cell>
          <table:table-cell office:value-type="float" office:value="0.556778" calcext:value-type="float">
            <text:p>0.556778</text:p>
          </table:table-cell>
          <table:table-cell table:formula="of:=[.C2]+[.A3]" office:value-type="float" office:value="-0.191371" calcext:value-type="float">
            <text:p>-0.1913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8448158" calcext:value-type="float">
            <text:p>0.18448158</text:p>
          </table:table-cell>
          <table:table-cell office:value-type="float" office:value="1.3551488" calcext:value-type="float">
            <text:p>1.3551488</text:p>
          </table:table-cell>
          <table:table-cell table:formula="of:=[.C3]+[.A4]" office:value-type="float" office:value="-0.00688941999999979" calcext:value-type="float">
            <text:p>-0.006889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411688" calcext:value-type="float">
            <text:p>0.12411688</text:p>
          </table:table-cell>
          <table:table-cell office:value-type="float" office:value="2.0142305" calcext:value-type="float">
            <text:p>2.0142305</text:p>
          </table:table-cell>
          <table:table-cell table:formula="of:=[.C4]+[.A5]" office:value-type="float" office:value="0.11722746" calcext:value-type="float">
            <text:p>0.117227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03922" calcext:value-type="float">
            <text:p>0.09803922</text:p>
          </table:table-cell>
          <table:table-cell office:value-type="float" office:value="2.55" calcext:value-type="float">
            <text:p>2.55</text:p>
          </table:table-cell>
          <table:table-cell table:formula="of:=[.C5]+[.A6]" office:value-type="float" office:value="0.21526668" calcext:value-type="float">
            <text:p>0.215266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832227" calcext:value-type="float">
            <text:p>0.0832227</text:p>
          </table:table-cell>
          <table:table-cell office:value-type="float" office:value="3.003988" calcext:value-type="float">
            <text:p>3.003988</text:p>
          </table:table-cell>
          <table:table-cell table:formula="of:=[.C6]+[.A7]" office:value-type="float" office:value="0.29848938" calcext:value-type="float">
            <text:p>0.298489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729839" calcext:value-type="float">
            <text:p>0.0729839</text:p>
          </table:table-cell>
          <table:table-cell office:value-type="float" office:value="3.425413" calcext:value-type="float">
            <text:p>3.425413</text:p>
          </table:table-cell>
          <table:table-cell table:formula="of:=[.C7]+[.A8]" office:value-type="float" office:value="0.37147328" calcext:value-type="float">
            <text:p>0.371473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6683452" calcext:value-type="float">
            <text:p>0.06683452</text:p>
          </table:table-cell>
          <table:table-cell office:value-type="float" office:value="3.740582" calcext:value-type="float">
            <text:p>3.740582</text:p>
          </table:table-cell>
          <table:table-cell table:formula="of:=[.C8]+[.A9]" office:value-type="float" office:value="0.4383078" calcext:value-type="float">
            <text:p>0.43830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6034943" calcext:value-type="float">
            <text:p>0.06034943</text:p>
          </table:table-cell>
          <table:table-cell office:value-type="float" office:value="4.1425414" calcext:value-type="float">
            <text:p>4.1425414</text:p>
          </table:table-cell>
          <table:table-cell table:formula="of:=[.C9]+[.A10]" office:value-type="float" office:value="0.49865723" calcext:value-type="float">
            <text:p>0.498657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5490196" calcext:value-type="float">
            <text:p>0.05490196</text:p>
          </table:table-cell>
          <table:table-cell office:value-type="float" office:value="4.553571" calcext:value-type="float">
            <text:p>4.553571</text:p>
          </table:table-cell>
          <table:table-cell table:formula="of:=[.C10]+[.A11]" office:value-type="float" office:value="0.55355919" calcext:value-type="float">
            <text:p>0.553559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50568398" calcext:value-type="float">
            <text:p>0.050568398</text:p>
          </table:table-cell>
          <table:table-cell office:value-type="float" office:value="4.943799" calcext:value-type="float">
            <text:p>4.943799</text:p>
          </table:table-cell>
          <table:table-cell table:formula="of:=[.C11]+[.A12]" office:value-type="float" office:value="0.604127588" calcext:value-type="float">
            <text:p>0.6041275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48432134" calcext:value-type="float">
            <text:p>0.048432134</text:p>
          </table:table-cell>
          <table:table-cell office:value-type="float" office:value="5.1618624" calcext:value-type="float">
            <text:p>5.1618624</text:p>
          </table:table-cell>
          <table:table-cell table:formula="of:=[.C12]+[.A13]" office:value-type="float" office:value="0.652559722" calcext:value-type="float">
            <text:p>0.6525597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46219576" calcext:value-type="float">
            <text:p>0.046219576</text:p>
          </table:table-cell>
          <table:table-cell office:value-type="float" office:value="5.408963" calcext:value-type="float">
            <text:p>5.408963</text:p>
          </table:table-cell>
          <table:table-cell table:formula="of:=[.C13]+[.A14]" office:value-type="float" office:value="0.698779298" calcext:value-type="float">
            <text:p>0.6987792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44190127" calcext:value-type="float">
            <text:p>0.044190127</text:p>
          </table:table-cell>
          <table:table-cell office:value-type="float" office:value="5.657372" calcext:value-type="float">
            <text:p>5.657372</text:p>
          </table:table-cell>
          <table:table-cell table:formula="of:=[.C14]+[.A15]" office:value-type="float" office:value="0.742969425" calcext:value-type="float">
            <text:p>0.7429694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4214542" calcext:value-type="float">
            <text:p>0.04214542</text:p>
          </table:table-cell>
          <table:table-cell office:value-type="float" office:value="5.9318423" calcext:value-type="float">
            <text:p>5.9318423</text:p>
          </table:table-cell>
          <table:table-cell table:formula="of:=[.C15]+[.A16]" office:value-type="float" office:value="0.785114845" calcext:value-type="float">
            <text:p>0.7851148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4133669" calcext:value-type="float">
            <text:p>0.04133669</text:p>
          </table:table-cell>
          <table:table-cell office:value-type="float" office:value="6.047896" calcext:value-type="float">
            <text:p>6.047896</text:p>
          </table:table-cell>
          <table:table-cell table:formula="of:=[.C16]+[.A17]" office:value-type="float" office:value="0.826451535" calcext:value-type="float">
            <text:p>0.8264515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40283818" calcext:value-type="float">
            <text:p>0.040283818</text:p>
          </table:table-cell>
          <table:table-cell office:value-type="float" office:value="6.2059655" calcext:value-type="float">
            <text:p>6.2059655</text:p>
          </table:table-cell>
          <table:table-cell table:formula="of:=[.C17]+[.A18]" office:value-type="float" office:value="0.866735353" calcext:value-type="float">
            <text:p>0.8667353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9169908" calcext:value-type="float">
            <text:p>0.039169908</text:p>
          </table:table-cell>
          <table:table-cell office:value-type="float" office:value="6.3824506" calcext:value-type="float">
            <text:p>6.3824506</text:p>
          </table:table-cell>
          <table:table-cell table:formula="of:=[.C18]+[.A19]" office:value-type="float" office:value="0.905905261" calcext:value-type="float">
            <text:p>0.9059052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7811857" calcext:value-type="float">
            <text:p>0.037811857</text:p>
          </table:table-cell>
          <table:table-cell office:value-type="float" office:value="6.611683" calcext:value-type="float">
            <text:p>6.611683</text:p>
          </table:table-cell>
          <table:table-cell table:formula="of:=[.C19]+[.A20]" office:value-type="float" office:value="0.943717118" calcext:value-type="float">
            <text:p>0.9437171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7552454" calcext:value-type="float">
            <text:p>0.037552454</text:p>
          </table:table-cell>
          <table:table-cell office:value-type="float" office:value="6.657355" calcext:value-type="float">
            <text:p>6.657355</text:p>
          </table:table-cell>
          <table:table-cell table:formula="of:=[.C20]+[.A21]" office:value-type="float" office:value="0.981269572" calcext:value-type="float">
            <text:p>0.9812695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694209" calcext:value-type="float">
            <text:p>0.03694209</text:p>
          </table:table-cell>
          <table:table-cell office:value-type="float" office:value="6.767349" calcext:value-type="float">
            <text:p>6.767349</text:p>
          </table:table-cell>
          <table:table-cell table:formula="of:=[.C21]+[.A22]" office:value-type="float" office:value="1.018211662" calcext:value-type="float">
            <text:p>1.0182116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6148623" calcext:value-type="float">
            <text:p>0.036148623</text:p>
          </table:table-cell>
          <table:table-cell office:value-type="float" office:value="6.9158926" calcext:value-type="float">
            <text:p>6.9158926</text:p>
          </table:table-cell>
          <table:table-cell table:formula="of:=[.C22]+[.A23]" office:value-type="float" office:value="1.054360285" calcext:value-type="float">
            <text:p>1.054360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511101" calcext:value-type="float">
            <text:p>0.03511101</text:p>
          </table:table-cell>
          <table:table-cell office:value-type="float" office:value="7.1202736" calcext:value-type="float">
            <text:p>7.1202736</text:p>
          </table:table-cell>
          <table:table-cell table:formula="of:=[.C23]+[.A24]" office:value-type="float" office:value="1.089471295" calcext:value-type="float">
            <text:p>1.0894712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4988936" calcext:value-type="float">
            <text:p>0.034988936</text:p>
          </table:table-cell>
          <table:table-cell office:value-type="float" office:value="7.145116" calcext:value-type="float">
            <text:p>7.145116</text:p>
          </table:table-cell>
          <table:table-cell table:formula="of:=[.C24]+[.A25]" office:value-type="float" office:value="1.124460231" calcext:value-type="float">
            <text:p>1.1244602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448539" calcext:value-type="float">
            <text:p>0.03448539</text:p>
          </table:table-cell>
          <table:table-cell office:value-type="float" office:value="7.249447" calcext:value-type="float">
            <text:p>7.249447</text:p>
          </table:table-cell>
          <table:table-cell table:formula="of:=[.C25]+[.A26]" office:value-type="float" office:value="1.158945621" calcext:value-type="float">
            <text:p>1.1589456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3798732" calcext:value-type="float">
            <text:p>0.033798732</text:p>
          </table:table-cell>
          <table:table-cell office:value-type="float" office:value="7.396727" calcext:value-type="float">
            <text:p>7.396727</text:p>
          </table:table-cell>
          <table:table-cell table:formula="of:=[.C26]+[.A27]" office:value-type="float" office:value="1.192744353" calcext:value-type="float">
            <text:p>1.1927443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292897" calcext:value-type="float">
            <text:p>0.03292897</text:p>
          </table:table-cell>
          <table:table-cell office:value-type="float" office:value="7.592099" calcext:value-type="float">
            <text:p>7.592099</text:p>
          </table:table-cell>
          <table:table-cell table:formula="of:=[.C27]+[.A28]" office:value-type="float" office:value="1.225673323" calcext:value-type="float">
            <text:p>1.2256733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294423" calcext:value-type="float">
            <text:p>0.03294423</text:p>
          </table:table-cell>
          <table:table-cell office:value-type="float" office:value="7.588583" calcext:value-type="float">
            <text:p>7.588583</text:p>
          </table:table-cell>
          <table:table-cell table:formula="of:=[.C28]+[.A29]" office:value-type="float" office:value="1.258617553" calcext:value-type="float">
            <text:p>1.2586175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2593273" calcext:value-type="float">
            <text:p>0.032593273</text:p>
          </table:table-cell>
          <table:table-cell office:value-type="float" office:value="7.6702943" calcext:value-type="float">
            <text:p>7.6702943</text:p>
          </table:table-cell>
          <table:table-cell table:formula="of:=[.C29]+[.A30]" office:value-type="float" office:value="1.291210826" calcext:value-type="float">
            <text:p>1.2912108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21355" calcext:value-type="float">
            <text:p>0.0321355</text:p>
          </table:table-cell>
          <table:table-cell office:value-type="float" office:value="7.779558" calcext:value-type="float">
            <text:p>7.779558</text:p>
          </table:table-cell>
          <table:table-cell table:formula="of:=[.C30]+[.A31]" office:value-type="float" office:value="1.323346326" calcext:value-type="float">
            <text:p>1.3233463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38781" calcext:value-type="float">
            <text:p>0.03138781</text:p>
          </table:table-cell>
          <table:table-cell office:value-type="float" office:value="7.964875" calcext:value-type="float">
            <text:p>7.964875</text:p>
          </table:table-cell>
          <table:table-cell table:formula="of:=[.C31]+[.A32]" office:value-type="float" office:value="1.354734136" calcext:value-type="float">
            <text:p>1.3547341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464104" calcext:value-type="float">
            <text:p>0.031464104</text:p>
          </table:table-cell>
          <table:table-cell office:value-type="float" office:value="7.9455624" calcext:value-type="float">
            <text:p>7.9455624</text:p>
          </table:table-cell>
          <table:table-cell table:formula="of:=[.C32]+[.A33]" office:value-type="float" office:value="1.38619824" calcext:value-type="float">
            <text:p>1.386198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265736" calcext:value-type="float">
            <text:p>0.031265736</text:p>
          </table:table-cell>
          <table:table-cell office:value-type="float" office:value="7.9959736" calcext:value-type="float">
            <text:p>7.9959736</text:p>
          </table:table-cell>
          <table:table-cell table:formula="of:=[.C33]+[.A34]" office:value-type="float" office:value="1.417463976" calcext:value-type="float">
            <text:p>1.4174639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914778" calcext:value-type="float">
            <text:p>0.030914778</text:p>
          </table:table-cell>
          <table:table-cell office:value-type="float" office:value="8.086747" calcext:value-type="float">
            <text:p>8.086747</text:p>
          </table:table-cell>
          <table:table-cell table:formula="of:=[.C34]+[.A35]" office:value-type="float" office:value="1.448378754" calcext:value-type="float">
            <text:p>1.4483787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304417" calcext:value-type="float">
            <text:p>0.030304417</text:p>
          </table:table-cell>
          <table:table-cell office:value-type="float" office:value="8.249622" calcext:value-type="float">
            <text:p>8.249622</text:p>
          </table:table-cell>
          <table:table-cell table:formula="of:=[.C35]+[.A36]" office:value-type="float" office:value="1.478683171" calcext:value-type="float">
            <text:p>1.4786831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441748" calcext:value-type="float">
            <text:p>0.030441748</text:p>
          </table:table-cell>
          <table:table-cell office:value-type="float" office:value="8.212406" calcext:value-type="float">
            <text:p>8.212406</text:p>
          </table:table-cell>
          <table:table-cell table:formula="of:=[.C36]+[.A37]" office:value-type="float" office:value="1.509124919" calcext:value-type="float">
            <text:p>1.5091249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25864" calcext:value-type="float">
            <text:p>0.03025864</text:p>
          </table:table-cell>
          <table:table-cell office:value-type="float" office:value="8.262103" calcext:value-type="float">
            <text:p>8.262103</text:p>
          </table:table-cell>
          <table:table-cell table:formula="of:=[.C37]+[.A38]" office:value-type="float" office:value="1.539383559" calcext:value-type="float">
            <text:p>1.5393835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95346" calcext:value-type="float">
            <text:p>0.02995346</text:p>
          </table:table-cell>
          <table:table-cell office:value-type="float" office:value="8.346281" calcext:value-type="float">
            <text:p>8.346281</text:p>
          </table:table-cell>
          <table:table-cell table:formula="of:=[.C38]+[.A39]" office:value-type="float" office:value="1.569337019" calcext:value-type="float">
            <text:p>1.569337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404135" calcext:value-type="float">
            <text:p>0.029404135</text:p>
          </table:table-cell>
          <table:table-cell office:value-type="float" office:value="8.502205" calcext:value-type="float">
            <text:p>8.502205</text:p>
          </table:table-cell>
          <table:table-cell table:formula="of:=[.C39]+[.A40]" office:value-type="float" office:value="1.598741154" calcext:value-type="float">
            <text:p>1.5987411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64828" calcext:value-type="float">
            <text:p>0.02964828</text:p>
          </table:table-cell>
          <table:table-cell office:value-type="float" office:value="8.432193" calcext:value-type="float">
            <text:p>8.432193</text:p>
          </table:table-cell>
          <table:table-cell table:formula="of:=[.C40]+[.A41]" office:value-type="float" office:value="1.628389434" calcext:value-type="float">
            <text:p>1.6283894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49569" calcext:value-type="float">
            <text:p>0.02949569</text:p>
          </table:table-cell>
          <table:table-cell office:value-type="float" office:value="8.475814" calcext:value-type="float">
            <text:p>8.475814</text:p>
          </table:table-cell>
          <table:table-cell table:formula="of:=[.C41]+[.A42]" office:value-type="float" office:value="1.657885124" calcext:value-type="float">
            <text:p>1.6578851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266804" calcext:value-type="float">
            <text:p>0.029266804</text:p>
          </table:table-cell>
          <table:table-cell office:value-type="float" office:value="8.542101" calcext:value-type="float">
            <text:p>8.542101</text:p>
          </table:table-cell>
          <table:table-cell table:formula="of:=[.C42]+[.A43]" office:value-type="float" office:value="1.687151928" calcext:value-type="float">
            <text:p>1.6871519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747998" calcext:value-type="float">
            <text:p>0.028747998</text:p>
          </table:table-cell>
          <table:table-cell office:value-type="float" office:value="8.696258" calcext:value-type="float">
            <text:p>8.696258</text:p>
          </table:table-cell>
          <table:table-cell table:formula="of:=[.C43]+[.A44]" office:value-type="float" office:value="1.715899926" calcext:value-type="float">
            <text:p>1.7158999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007401" calcext:value-type="float">
            <text:p>0.029007401</text:p>
          </table:table-cell>
          <table:table-cell office:value-type="float" office:value="8.61849" calcext:value-type="float">
            <text:p>8.61849</text:p>
          </table:table-cell>
          <table:table-cell table:formula="of:=[.C44]+[.A45]" office:value-type="float" office:value="1.744907327" calcext:value-type="float">
            <text:p>1.7449073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915847" calcext:value-type="float">
            <text:p>0.028915847</text:p>
          </table:table-cell>
          <table:table-cell office:value-type="float" office:value="8.645778" calcext:value-type="float">
            <text:p>8.645778</text:p>
          </table:table-cell>
          <table:table-cell table:formula="of:=[.C45]+[.A46]" office:value-type="float" office:value="1.773823174" calcext:value-type="float">
            <text:p>1.7738231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717479" calcext:value-type="float">
            <text:p>0.028717479</text:p>
          </table:table-cell>
          <table:table-cell office:value-type="float" office:value="8.7055" calcext:value-type="float">
            <text:p>8.7055</text:p>
          </table:table-cell>
          <table:table-cell table:formula="of:=[.C46]+[.A47]" office:value-type="float" office:value="1.802540653" calcext:value-type="float">
            <text:p>1.8025406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244449" calcext:value-type="float">
            <text:p>0.028244449</text:p>
          </table:table-cell>
          <table:table-cell office:value-type="float" office:value="8.851297" calcext:value-type="float">
            <text:p>8.851297</text:p>
          </table:table-cell>
          <table:table-cell table:formula="of:=[.C47]+[.A48]" office:value-type="float" office:value="1.830785102" calcext:value-type="float">
            <text:p>1.8307851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534371" calcext:value-type="float">
            <text:p>0.028534371</text:p>
          </table:table-cell>
          <table:table-cell office:value-type="float" office:value="8.761363" calcext:value-type="float">
            <text:p>8.761363</text:p>
          </table:table-cell>
          <table:table-cell table:formula="of:=[.C48]+[.A49]" office:value-type="float" office:value="1.859319473" calcext:value-type="float">
            <text:p>1.8593194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473334" calcext:value-type="float">
            <text:p>0.028473334</text:p>
          </table:table-cell>
          <table:table-cell office:value-type="float" office:value="8.780145" calcext:value-type="float">
            <text:p>8.780145</text:p>
          </table:table-cell>
          <table:table-cell table:formula="of:=[.C49]+[.A50]" office:value-type="float" office:value="1.887792807" calcext:value-type="float">
            <text:p>1.8877928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320745" calcext:value-type="float">
            <text:p>0.028320745</text:p>
          </table:table-cell>
          <table:table-cell office:value-type="float" office:value="8.827452" calcext:value-type="float">
            <text:p>8.827452</text:p>
          </table:table-cell>
          <table:table-cell table:formula="of:=[.C50]+[.A51]" office:value-type="float" office:value="1.916113552" calcext:value-type="float">
            <text:p>1.9161135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93927" calcext:value-type="float">
            <text:p>0.02793927</text:p>
          </table:table-cell>
          <table:table-cell office:value-type="float" office:value="8.947979" calcext:value-type="float">
            <text:p>8.947979</text:p>
          </table:table-cell>
          <table:table-cell table:formula="of:=[.C51]+[.A52]" office:value-type="float" office:value="1.944052822" calcext:value-type="float">
            <text:p>1.9440528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22919" calcext:value-type="float">
            <text:p>0.02822919</text:p>
          </table:table-cell>
          <table:table-cell office:value-type="float" office:value="8.856081" calcext:value-type="float">
            <text:p>8.856081</text:p>
          </table:table-cell>
          <table:table-cell table:formula="of:=[.C52]+[.A53]" office:value-type="float" office:value="1.972282012" calcext:value-type="float">
            <text:p>1.9722820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198672" calcext:value-type="float">
            <text:p>0.028198672</text:p>
          </table:table-cell>
          <table:table-cell office:value-type="float" office:value="8.865665" calcext:value-type="float">
            <text:p>8.865665</text:p>
          </table:table-cell>
          <table:table-cell table:formula="of:=[.C53]+[.A54]" office:value-type="float" office:value="2.000480684" calcext:value-type="float">
            <text:p>2.0004806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000304" calcext:value-type="float">
            <text:p>0.028000304</text:p>
          </table:table-cell>
          <table:table-cell office:value-type="float" office:value="8.928474" calcext:value-type="float">
            <text:p>8.928474</text:p>
          </table:table-cell>
          <table:table-cell table:formula="of:=[.C54]+[.A55]" office:value-type="float" office:value="2.028480988" calcext:value-type="float">
            <text:p>2.0284809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60357" calcext:value-type="float">
            <text:p>0.02760357</text:p>
          </table:table-cell>
          <table:table-cell office:value-type="float" office:value="9.056799" calcext:value-type="float">
            <text:p>9.056799</text:p>
          </table:table-cell>
          <table:table-cell table:formula="of:=[.C55]+[.A56]" office:value-type="float" office:value="2.056084558" calcext:value-type="float">
            <text:p>2.0560845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908752" calcext:value-type="float">
            <text:p>0.027908752</text:p>
          </table:table-cell>
          <table:table-cell office:value-type="float" office:value="8.957764" calcext:value-type="float">
            <text:p>8.957764</text:p>
          </table:table-cell>
          <table:table-cell table:formula="of:=[.C56]+[.A57]" office:value-type="float" office:value="2.08399331" calcext:value-type="float">
            <text:p>2.083993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878232" calcext:value-type="float">
            <text:p>0.027878232</text:p>
          </table:table-cell>
          <table:table-cell office:value-type="float" office:value="8.96757" calcext:value-type="float">
            <text:p>8.96757</text:p>
          </table:table-cell>
          <table:table-cell table:formula="of:=[.C57]+[.A58]" office:value-type="float" office:value="2.111871542" calcext:value-type="float">
            <text:p>2.1118715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695125" calcext:value-type="float">
            <text:p>0.027695125</text:p>
          </table:table-cell>
          <table:table-cell office:value-type="float" office:value="9.026859" calcext:value-type="float">
            <text:p>9.026859</text:p>
          </table:table-cell>
          <table:table-cell table:formula="of:=[.C58]+[.A59]" office:value-type="float" office:value="2.139566667" calcext:value-type="float">
            <text:p>2.1395666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283132" calcext:value-type="float">
            <text:p>0.027283132</text:p>
          </table:table-cell>
          <table:table-cell office:value-type="float" office:value="9.163171" calcext:value-type="float">
            <text:p>9.163171</text:p>
          </table:table-cell>
          <table:table-cell table:formula="of:=[.C59]+[.A60]" office:value-type="float" office:value="2.166849799" calcext:value-type="float">
            <text:p>2.1668497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557794" calcext:value-type="float">
            <text:p>0.027557794</text:p>
          </table:table-cell>
          <table:table-cell office:value-type="float" office:value="9.071843" calcext:value-type="float">
            <text:p>9.071843</text:p>
          </table:table-cell>
          <table:table-cell table:formula="of:=[.C60]+[.A61]" office:value-type="float" office:value="2.194407593" calcext:value-type="float">
            <text:p>2.1944075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496757" calcext:value-type="float">
            <text:p>0.027496757</text:p>
          </table:table-cell>
          <table:table-cell office:value-type="float" office:value="9.091981" calcext:value-type="float">
            <text:p>9.091981</text:p>
          </table:table-cell>
          <table:table-cell table:formula="of:=[.C61]+[.A62]" office:value-type="float" office:value="2.22190435" calcext:value-type="float">
            <text:p>2.221904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344167" calcext:value-type="float">
            <text:p>0.027344167</text:p>
          </table:table-cell>
          <table:table-cell office:value-type="float" office:value="9.142717" calcext:value-type="float">
            <text:p>9.142717</text:p>
          </table:table-cell>
          <table:table-cell table:formula="of:=[.C62]+[.A63]" office:value-type="float" office:value="2.249248517" calcext:value-type="float">
            <text:p>2.2492485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932174" calcext:value-type="float">
            <text:p>0.026932174</text:p>
          </table:table-cell>
          <table:table-cell office:value-type="float" office:value="9.2825775" calcext:value-type="float">
            <text:p>9.2825775</text:p>
          </table:table-cell>
          <table:table-cell table:formula="of:=[.C63]+[.A64]" office:value-type="float" office:value="2.276180691" calcext:value-type="float">
            <text:p>2.2761806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222095" calcext:value-type="float">
            <text:p>0.027222095</text:p>
          </table:table-cell>
          <table:table-cell office:value-type="float" office:value="9.183717" calcext:value-type="float">
            <text:p>9.183717</text:p>
          </table:table-cell>
          <table:table-cell table:formula="of:=[.C64]+[.A65]" office:value-type="float" office:value="2.303402786" calcext:value-type="float">
            <text:p>2.3034027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237354" calcext:value-type="float">
            <text:p>0.027237354</text:p>
          </table:table-cell>
          <table:table-cell office:value-type="float" office:value="9.178572" calcext:value-type="float">
            <text:p>9.178572</text:p>
          </table:table-cell>
          <table:table-cell table:formula="of:=[.C65]+[.A66]" office:value-type="float" office:value="2.33064014" calcext:value-type="float">
            <text:p>2.330640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13054" calcext:value-type="float">
            <text:p>0.02713054</text:p>
          </table:table-cell>
          <table:table-cell office:value-type="float" office:value="9.214708" calcext:value-type="float">
            <text:p>9.214708</text:p>
          </table:table-cell>
          <table:table-cell table:formula="of:=[.C66]+[.A67]" office:value-type="float" office:value="2.35777068" calcext:value-type="float">
            <text:p>2.357770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33806" calcext:value-type="float">
            <text:p>0.026733806</text:p>
          </table:table-cell>
          <table:table-cell office:value-type="float" office:value="9.351456" calcext:value-type="float">
            <text:p>9.351456</text:p>
          </table:table-cell>
          <table:table-cell table:formula="of:=[.C67]+[.A68]" office:value-type="float" office:value="2.384504486" calcext:value-type="float">
            <text:p>2.3845044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038988" calcext:value-type="float">
            <text:p>0.027038988</text:p>
          </table:table-cell>
          <table:table-cell office:value-type="float" office:value="9.245909" calcext:value-type="float">
            <text:p>9.245909</text:p>
          </table:table-cell>
          <table:table-cell table:formula="of:=[.C68]+[.A69]" office:value-type="float" office:value="2.411543474" calcext:value-type="float">
            <text:p>2.4115434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023727" calcext:value-type="float">
            <text:p>0.027023727</text:p>
          </table:table-cell>
          <table:table-cell office:value-type="float" office:value="9.251129" calcext:value-type="float">
            <text:p>9.251129</text:p>
          </table:table-cell>
          <table:table-cell table:formula="of:=[.C69]+[.A70]" office:value-type="float" office:value="2.438567201" calcext:value-type="float">
            <text:p>2.4385672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901655" calcext:value-type="float">
            <text:p>0.026901655</text:p>
          </table:table-cell>
          <table:table-cell office:value-type="float" office:value="9.293109" calcext:value-type="float">
            <text:p>9.293109</text:p>
          </table:table-cell>
          <table:table-cell table:formula="of:=[.C70]+[.A71]" office:value-type="float" office:value="2.465468856" calcext:value-type="float">
            <text:p>2.4654688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50492" calcext:value-type="float">
            <text:p>0.02650492</text:p>
          </table:table-cell>
          <table:table-cell office:value-type="float" office:value="9.432211" calcext:value-type="float">
            <text:p>9.432211</text:p>
          </table:table-cell>
          <table:table-cell table:formula="of:=[.C71]+[.A72]" office:value-type="float" office:value="2.491973776" calcext:value-type="float">
            <text:p>2.4919737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810102" calcext:value-type="float">
            <text:p>0.026810102</text:p>
          </table:table-cell>
          <table:table-cell office:value-type="float" office:value="9.324843" calcext:value-type="float">
            <text:p>9.324843</text:p>
          </table:table-cell>
          <table:table-cell table:formula="of:=[.C72]+[.A73]" office:value-type="float" office:value="2.518783878" calcext:value-type="float">
            <text:p>2.5187838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94843" calcext:value-type="float">
            <text:p>0.026794843</text:p>
          </table:table-cell>
          <table:table-cell office:value-type="float" office:value="9.330153" calcext:value-type="float">
            <text:p>9.330153</text:p>
          </table:table-cell>
          <table:table-cell table:formula="of:=[.C73]+[.A74]" office:value-type="float" office:value="2.545578721" calcext:value-type="float">
            <text:p>2.5455787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672771" calcext:value-type="float">
            <text:p>0.026672771</text:p>
          </table:table-cell>
          <table:table-cell office:value-type="float" office:value="9.372854" calcext:value-type="float">
            <text:p>9.372854</text:p>
          </table:table-cell>
          <table:table-cell table:formula="of:=[.C74]+[.A75]" office:value-type="float" office:value="2.572251492" calcext:value-type="float">
            <text:p>2.5722514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06555" calcext:value-type="float">
            <text:p>0.026306555</text:p>
          </table:table-cell>
          <table:table-cell office:value-type="float" office:value="9.503335" calcext:value-type="float">
            <text:p>9.503335</text:p>
          </table:table-cell>
          <table:table-cell table:formula="of:=[.C75]+[.A76]" office:value-type="float" office:value="2.598558047" calcext:value-type="float">
            <text:p>2.5985580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611734" calcext:value-type="float">
            <text:p>0.026611734</text:p>
          </table:table-cell>
          <table:table-cell office:value-type="float" office:value="9.394352" calcext:value-type="float">
            <text:p>9.394352</text:p>
          </table:table-cell>
          <table:table-cell table:formula="of:=[.C76]+[.A77]" office:value-type="float" office:value="2.625169781" calcext:value-type="float">
            <text:p>2.6251697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626993" calcext:value-type="float">
            <text:p>0.026626993</text:p>
          </table:table-cell>
          <table:table-cell office:value-type="float" office:value="9.388968" calcext:value-type="float">
            <text:p>9.388968</text:p>
          </table:table-cell>
          <table:table-cell table:formula="of:=[.C77]+[.A78]" office:value-type="float" office:value="2.651796774" calcext:value-type="float">
            <text:p>2.6517967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50492" calcext:value-type="float">
            <text:p>0.02650492</text:p>
          </table:table-cell>
          <table:table-cell office:value-type="float" office:value="9.432211" calcext:value-type="float">
            <text:p>9.432211</text:p>
          </table:table-cell>
          <table:table-cell table:formula="of:=[.C78]+[.A79]" office:value-type="float" office:value="2.678301694" calcext:value-type="float">
            <text:p>2.6783016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53963" calcext:value-type="float">
            <text:p>0.026153963</text:p>
          </table:table-cell>
          <table:table-cell office:value-type="float" office:value="9.558782" calcext:value-type="float">
            <text:p>9.558782</text:p>
          </table:table-cell>
          <table:table-cell table:formula="of:=[.C79]+[.A80]" office:value-type="float" office:value="2.704455657" calcext:value-type="float">
            <text:p>2.7044556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43886" calcext:value-type="float">
            <text:p>0.026443886</text:p>
          </table:table-cell>
          <table:table-cell office:value-type="float" office:value="9.453981" calcext:value-type="float">
            <text:p>9.453981</text:p>
          </table:table-cell>
          <table:table-cell table:formula="of:=[.C80]+[.A81]" office:value-type="float" office:value="2.730899543" calcext:value-type="float">
            <text:p>2.7308995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59144" calcext:value-type="float">
            <text:p>0.026459144</text:p>
          </table:table-cell>
          <table:table-cell office:value-type="float" office:value="9.448529" calcext:value-type="float">
            <text:p>9.448529</text:p>
          </table:table-cell>
          <table:table-cell table:formula="of:=[.C81]+[.A82]" office:value-type="float" office:value="2.757358687" calcext:value-type="float">
            <text:p>2.7573586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52331" calcext:value-type="float">
            <text:p>0.026352331</text:p>
          </table:table-cell>
          <table:table-cell office:value-type="float" office:value="9.486827" calcext:value-type="float">
            <text:p>9.486827</text:p>
          </table:table-cell>
          <table:table-cell table:formula="of:=[.C82]+[.A83]" office:value-type="float" office:value="2.783711018" calcext:value-type="float">
            <text:p>2.7837110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01373" calcext:value-type="float">
            <text:p>0.026001373</text:p>
          </table:table-cell>
          <table:table-cell office:value-type="float" office:value="9.614877" calcext:value-type="float">
            <text:p>9.614877</text:p>
          </table:table-cell>
          <table:table-cell table:formula="of:=[.C83]+[.A84]" office:value-type="float" office:value="2.809712391" calcext:value-type="float">
            <text:p>2.8097123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37072" calcext:value-type="float">
            <text:p>0.026337072</text:p>
          </table:table-cell>
          <table:table-cell office:value-type="float" office:value="9.492323" calcext:value-type="float">
            <text:p>9.492323</text:p>
          </table:table-cell>
          <table:table-cell table:formula="of:=[.C84]+[.A85]" office:value-type="float" office:value="2.836049463" calcext:value-type="float">
            <text:p>2.836049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6759" calcext:value-type="float">
            <text:p>0.02636759</text:p>
          </table:table-cell>
          <table:table-cell office:value-type="float" office:value="9.481337" calcext:value-type="float">
            <text:p>9.481337</text:p>
          </table:table-cell>
          <table:table-cell table:formula="of:=[.C85]+[.A86]" office:value-type="float" office:value="2.862417053" calcext:value-type="float">
            <text:p>2.8624170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45518" calcext:value-type="float">
            <text:p>0.026245518</text:p>
          </table:table-cell>
          <table:table-cell office:value-type="float" office:value="9.525436" calcext:value-type="float">
            <text:p>9.525436</text:p>
          </table:table-cell>
          <table:table-cell table:formula="of:=[.C86]+[.A87]" office:value-type="float" office:value="2.888662571" calcext:value-type="float">
            <text:p>2.8886625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25077" calcext:value-type="float">
            <text:p>0.025925077</text:p>
          </table:table-cell>
          <table:table-cell office:value-type="float" office:value="9.643172" calcext:value-type="float">
            <text:p>9.643172</text:p>
          </table:table-cell>
          <table:table-cell table:formula="of:=[.C87]+[.A88]" office:value-type="float" office:value="2.914587648" calcext:value-type="float">
            <text:p>2.9145876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91294" calcext:value-type="float">
            <text:p>0.026291294</text:p>
          </table:table-cell>
          <table:table-cell office:value-type="float" office:value="9.508851" calcext:value-type="float">
            <text:p>9.508851</text:p>
          </table:table-cell>
          <table:table-cell table:formula="of:=[.C88]+[.A89]" office:value-type="float" office:value="2.940878942" calcext:value-type="float">
            <text:p>2.9408789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21813" calcext:value-type="float">
            <text:p>0.026321813</text:p>
          </table:table-cell>
          <table:table-cell office:value-type="float" office:value="9.497826" calcext:value-type="float">
            <text:p>9.497826</text:p>
          </table:table-cell>
          <table:table-cell table:formula="of:=[.C89]+[.A90]" office:value-type="float" office:value="2.967200755" calcext:value-type="float">
            <text:p>2.9672007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45518" calcext:value-type="float">
            <text:p>0.026245518</text:p>
          </table:table-cell>
          <table:table-cell office:value-type="float" office:value="9.525436" calcext:value-type="float">
            <text:p>9.525436</text:p>
          </table:table-cell>
          <table:table-cell table:formula="of:=[.C90]+[.A91]" office:value-type="float" office:value="2.993446273" calcext:value-type="float">
            <text:p>2.9934462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25077" calcext:value-type="float">
            <text:p>0.025925077</text:p>
          </table:table-cell>
          <table:table-cell office:value-type="float" office:value="9.643172" calcext:value-type="float">
            <text:p>9.643172</text:p>
          </table:table-cell>
          <table:table-cell table:formula="of:=[.C91]+[.A92]" office:value-type="float" office:value="3.01937135" calcext:value-type="float">
            <text:p>3.01937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92]+[.A93]" office:value-type="float" office:value="3.045647385" calcext:value-type="float">
            <text:p>3.0456473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91294" calcext:value-type="float">
            <text:p>0.026291294</text:p>
          </table:table-cell>
          <table:table-cell office:value-type="float" office:value="9.508851" calcext:value-type="float">
            <text:p>9.508851</text:p>
          </table:table-cell>
          <table:table-cell table:formula="of:=[.C93]+[.A94]" office:value-type="float" office:value="3.071938679" calcext:value-type="float">
            <text:p>3.0719386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30259" calcext:value-type="float">
            <text:p>0.026230259</text:p>
          </table:table-cell>
          <table:table-cell office:value-type="float" office:value="9.530977" calcext:value-type="float">
            <text:p>9.530977</text:p>
          </table:table-cell>
          <table:table-cell table:formula="of:=[.C94]+[.A95]" office:value-type="float" office:value="3.098168938" calcext:value-type="float">
            <text:p>3.0981689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95]+[.A96]" office:value-type="float" office:value="3.124063498" calcext:value-type="float">
            <text:p>3.1240634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60776" calcext:value-type="float">
            <text:p>0.026260776</text:p>
          </table:table-cell>
          <table:table-cell office:value-type="float" office:value="9.519901" calcext:value-type="float">
            <text:p>9.519901</text:p>
          </table:table-cell>
          <table:table-cell table:formula="of:=[.C96]+[.A97]" office:value-type="float" office:value="3.150324274" calcext:value-type="float">
            <text:p>3.1503242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52331" calcext:value-type="float">
            <text:p>0.026352331</text:p>
          </table:table-cell>
          <table:table-cell office:value-type="float" office:value="9.486827" calcext:value-type="float">
            <text:p>9.486827</text:p>
          </table:table-cell>
          <table:table-cell table:formula="of:=[.C97]+[.A98]" office:value-type="float" office:value="3.176676605" calcext:value-type="float">
            <text:p>3.1766766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15" calcext:value-type="float">
            <text:p>0.026215</text:p>
          </table:table-cell>
          <table:table-cell office:value-type="float" office:value="9.536525" calcext:value-type="float">
            <text:p>9.536525</text:p>
          </table:table-cell>
          <table:table-cell table:formula="of:=[.C98]+[.A99]" office:value-type="float" office:value="3.202891605" calcext:value-type="float">
            <text:p>3.2028916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25077" calcext:value-type="float">
            <text:p>0.025925077</text:p>
          </table:table-cell>
          <table:table-cell office:value-type="float" office:value="9.643172" calcext:value-type="float">
            <text:p>9.643172</text:p>
          </table:table-cell>
          <table:table-cell table:formula="of:=[.C99]+[.A100]" office:value-type="float" office:value="3.228816682" calcext:value-type="float">
            <text:p>3.2288166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91294" calcext:value-type="float">
            <text:p>0.026291294</text:p>
          </table:table-cell>
          <table:table-cell office:value-type="float" office:value="9.508851" calcext:value-type="float">
            <text:p>9.508851</text:p>
          </table:table-cell>
          <table:table-cell table:formula="of:=[.C100]+[.A101]" office:value-type="float" office:value="3.255107976" calcext:value-type="float">
            <text:p>3.2551079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52331" calcext:value-type="float">
            <text:p>0.026352331</text:p>
          </table:table-cell>
          <table:table-cell office:value-type="float" office:value="9.486827" calcext:value-type="float">
            <text:p>9.486827</text:p>
          </table:table-cell>
          <table:table-cell table:formula="of:=[.C101]+[.A102]" office:value-type="float" office:value="3.281460307" calcext:value-type="float">
            <text:p>3.2814603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91294" calcext:value-type="float">
            <text:p>0.026291294</text:p>
          </table:table-cell>
          <table:table-cell office:value-type="float" office:value="9.508851" calcext:value-type="float">
            <text:p>9.508851</text:p>
          </table:table-cell>
          <table:table-cell table:formula="of:=[.C102]+[.A103]" office:value-type="float" office:value="3.307751601" calcext:value-type="float">
            <text:p>3.3077516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103]+[.A104]" office:value-type="float" office:value="3.333737716" calcext:value-type="float">
            <text:p>3.3337377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52331" calcext:value-type="float">
            <text:p>0.026352331</text:p>
          </table:table-cell>
          <table:table-cell office:value-type="float" office:value="9.486827" calcext:value-type="float">
            <text:p>9.486827</text:p>
          </table:table-cell>
          <table:table-cell table:formula="of:=[.C104]+[.A105]" office:value-type="float" office:value="3.360090047" calcext:value-type="float">
            <text:p>3.3600900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28627" calcext:value-type="float">
            <text:p>0.026428627</text:p>
          </table:table-cell>
          <table:table-cell office:value-type="float" office:value="9.459439" calcext:value-type="float">
            <text:p>9.459439</text:p>
          </table:table-cell>
          <table:table-cell table:formula="of:=[.C105]+[.A106]" office:value-type="float" office:value="3.386518674" calcext:value-type="float">
            <text:p>3.3865186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52331" calcext:value-type="float">
            <text:p>0.026352331</text:p>
          </table:table-cell>
          <table:table-cell office:value-type="float" office:value="9.486827" calcext:value-type="float">
            <text:p>9.486827</text:p>
          </table:table-cell>
          <table:table-cell table:formula="of:=[.C106]+[.A107]" office:value-type="float" office:value="3.412871005" calcext:value-type="float">
            <text:p>3.4128710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107]+[.A108]" office:value-type="float" office:value="3.438902895" calcext:value-type="float">
            <text:p>3.4389028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82849" calcext:value-type="float">
            <text:p>0.026382849</text:p>
          </table:table-cell>
          <table:table-cell office:value-type="float" office:value="9.475853" calcext:value-type="float">
            <text:p>9.475853</text:p>
          </table:table-cell>
          <table:table-cell table:formula="of:=[.C108]+[.A109]" office:value-type="float" office:value="3.465285744" calcext:value-type="float">
            <text:p>3.4652857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59144" calcext:value-type="float">
            <text:p>0.026459144</text:p>
          </table:table-cell>
          <table:table-cell office:value-type="float" office:value="9.448529" calcext:value-type="float">
            <text:p>9.448529</text:p>
          </table:table-cell>
          <table:table-cell table:formula="of:=[.C109]+[.A110]" office:value-type="float" office:value="3.491744888" calcext:value-type="float">
            <text:p>3.4917448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6759" calcext:value-type="float">
            <text:p>0.02636759</text:p>
          </table:table-cell>
          <table:table-cell office:value-type="float" office:value="9.481337" calcext:value-type="float">
            <text:p>9.481337</text:p>
          </table:table-cell>
          <table:table-cell table:formula="of:=[.C110]+[.A111]" office:value-type="float" office:value="3.518112478" calcext:value-type="float">
            <text:p>3.5181124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4715" calcext:value-type="float">
            <text:p>0.02604715</text:p>
          </table:table-cell>
          <table:table-cell office:value-type="float" office:value="9.597979" calcext:value-type="float">
            <text:p>9.597979</text:p>
          </table:table-cell>
          <table:table-cell table:formula="of:=[.C111]+[.A112]" office:value-type="float" office:value="3.544159628" calcext:value-type="float">
            <text:p>3.5441596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28627" calcext:value-type="float">
            <text:p>0.026428627</text:p>
          </table:table-cell>
          <table:table-cell office:value-type="float" office:value="9.459439" calcext:value-type="float">
            <text:p>9.459439</text:p>
          </table:table-cell>
          <table:table-cell table:formula="of:=[.C112]+[.A113]" office:value-type="float" office:value="3.570588255" calcext:value-type="float">
            <text:p>3.5705882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74403" calcext:value-type="float">
            <text:p>0.026474403</text:p>
          </table:table-cell>
          <table:table-cell office:value-type="float" office:value="9.443083" calcext:value-type="float">
            <text:p>9.443083</text:p>
          </table:table-cell>
          <table:table-cell table:formula="of:=[.C113]+[.A114]" office:value-type="float" office:value="3.597062658" calcext:value-type="float">
            <text:p>3.5970626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82849" calcext:value-type="float">
            <text:p>0.026382849</text:p>
          </table:table-cell>
          <table:table-cell office:value-type="float" office:value="9.475853" calcext:value-type="float">
            <text:p>9.475853</text:p>
          </table:table-cell>
          <table:table-cell table:formula="of:=[.C114]+[.A115]" office:value-type="float" office:value="3.623445507" calcext:value-type="float">
            <text:p>3.6234455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4715" calcext:value-type="float">
            <text:p>0.02604715</text:p>
          </table:table-cell>
          <table:table-cell office:value-type="float" office:value="9.597979" calcext:value-type="float">
            <text:p>9.597979</text:p>
          </table:table-cell>
          <table:table-cell table:formula="of:=[.C115]+[.A116]" office:value-type="float" office:value="3.649492657" calcext:value-type="float">
            <text:p>3.6494926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6759" calcext:value-type="float">
            <text:p>0.02636759</text:p>
          </table:table-cell>
          <table:table-cell office:value-type="float" office:value="9.481337" calcext:value-type="float">
            <text:p>9.481337</text:p>
          </table:table-cell>
          <table:table-cell table:formula="of:=[.C116]+[.A117]" office:value-type="float" office:value="3.675860247" calcext:value-type="float">
            <text:p>3.6758602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43886" calcext:value-type="float">
            <text:p>0.026443886</text:p>
          </table:table-cell>
          <table:table-cell office:value-type="float" office:value="9.453981" calcext:value-type="float">
            <text:p>9.453981</text:p>
          </table:table-cell>
          <table:table-cell table:formula="of:=[.C117]+[.A118]" office:value-type="float" office:value="3.702304133" calcext:value-type="float">
            <text:p>3.7023041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52331" calcext:value-type="float">
            <text:p>0.026352331</text:p>
          </table:table-cell>
          <table:table-cell office:value-type="float" office:value="9.486827" calcext:value-type="float">
            <text:p>9.486827</text:p>
          </table:table-cell>
          <table:table-cell table:formula="of:=[.C118]+[.A119]" office:value-type="float" office:value="3.728656464" calcext:value-type="float">
            <text:p>3.7286564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119]+[.A120]" office:value-type="float" office:value="3.754688354" calcext:value-type="float">
            <text:p>3.7546883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6759" calcext:value-type="float">
            <text:p>0.02636759</text:p>
          </table:table-cell>
          <table:table-cell office:value-type="float" office:value="9.481337" calcext:value-type="float">
            <text:p>9.481337</text:p>
          </table:table-cell>
          <table:table-cell table:formula="of:=[.C120]+[.A121]" office:value-type="float" office:value="3.781055944" calcext:value-type="float">
            <text:p>3.7810559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43886" calcext:value-type="float">
            <text:p>0.026443886</text:p>
          </table:table-cell>
          <table:table-cell office:value-type="float" office:value="9.453981" calcext:value-type="float">
            <text:p>9.453981</text:p>
          </table:table-cell>
          <table:table-cell table:formula="of:=[.C121]+[.A122]" office:value-type="float" office:value="3.80749983" calcext:value-type="float">
            <text:p>3.807499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6759" calcext:value-type="float">
            <text:p>0.02636759</text:p>
          </table:table-cell>
          <table:table-cell office:value-type="float" office:value="9.481337" calcext:value-type="float">
            <text:p>9.481337</text:p>
          </table:table-cell>
          <table:table-cell table:formula="of:=[.C122]+[.A123]" office:value-type="float" office:value="3.83386742" calcext:value-type="float">
            <text:p>3.833867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123]+[.A124]" office:value-type="float" office:value="3.85992983" calcext:value-type="float">
            <text:p>3.859929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98107" calcext:value-type="float">
            <text:p>0.026398107</text:p>
          </table:table-cell>
          <table:table-cell office:value-type="float" office:value="9.470376" calcext:value-type="float">
            <text:p>9.470376</text:p>
          </table:table-cell>
          <table:table-cell table:formula="of:=[.C124]+[.A125]" office:value-type="float" office:value="3.886327937" calcext:value-type="float">
            <text:p>3.8863279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89662" calcext:value-type="float">
            <text:p>0.026489662</text:p>
          </table:table-cell>
          <table:table-cell office:value-type="float" office:value="9.437644" calcext:value-type="float">
            <text:p>9.437644</text:p>
          </table:table-cell>
          <table:table-cell table:formula="of:=[.C125]+[.A126]" office:value-type="float" office:value="3.912817599" calcext:value-type="float">
            <text:p>3.9128175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28627" calcext:value-type="float">
            <text:p>0.026428627</text:p>
          </table:table-cell>
          <table:table-cell office:value-type="float" office:value="9.459439" calcext:value-type="float">
            <text:p>9.459439</text:p>
          </table:table-cell>
          <table:table-cell table:formula="of:=[.C126]+[.A127]" office:value-type="float" office:value="3.939246226" calcext:value-type="float">
            <text:p>3.9392462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7767" calcext:value-type="float">
            <text:p>0.02607767</text:p>
          </table:table-cell>
          <table:table-cell office:value-type="float" office:value="9.586747" calcext:value-type="float">
            <text:p>9.586747</text:p>
          </table:table-cell>
          <table:table-cell table:formula="of:=[.C127]+[.A128]" office:value-type="float" office:value="3.965323896" calcext:value-type="float">
            <text:p>3.9653238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50492" calcext:value-type="float">
            <text:p>0.02650492</text:p>
          </table:table-cell>
          <table:table-cell office:value-type="float" office:value="9.432211" calcext:value-type="float">
            <text:p>9.432211</text:p>
          </table:table-cell>
          <table:table-cell table:formula="of:=[.C128]+[.A129]" office:value-type="float" office:value="3.991828816" calcext:value-type="float">
            <text:p>3.9918288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565958" calcext:value-type="float">
            <text:p>0.026565958</text:p>
          </table:table-cell>
          <table:table-cell office:value-type="float" office:value="9.41054" calcext:value-type="float">
            <text:p>9.41054</text:p>
          </table:table-cell>
          <table:table-cell table:formula="of:=[.C129]+[.A130]" office:value-type="float" office:value="4.018394774" calcext:value-type="float">
            <text:p>4.0183947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89662" calcext:value-type="float">
            <text:p>0.026489662</text:p>
          </table:table-cell>
          <table:table-cell office:value-type="float" office:value="9.437644" calcext:value-type="float">
            <text:p>9.437644</text:p>
          </table:table-cell>
          <table:table-cell table:formula="of:=[.C130]+[.A131]" office:value-type="float" office:value="4.044884436" calcext:value-type="float">
            <text:p>4.0448844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84482" calcext:value-type="float">
            <text:p>0.026184482</text:p>
          </table:table-cell>
          <table:table-cell office:value-type="float" office:value="9.54764" calcext:value-type="float">
            <text:p>9.54764</text:p>
          </table:table-cell>
          <table:table-cell table:formula="of:=[.C131]+[.A132]" office:value-type="float" office:value="4.071068918" calcext:value-type="float">
            <text:p>4.0710689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565958" calcext:value-type="float">
            <text:p>0.026565958</text:p>
          </table:table-cell>
          <table:table-cell office:value-type="float" office:value="9.41054" calcext:value-type="float">
            <text:p>9.41054</text:p>
          </table:table-cell>
          <table:table-cell table:formula="of:=[.C132]+[.A133]" office:value-type="float" office:value="4.097634876" calcext:value-type="float">
            <text:p>4.0976348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626993" calcext:value-type="float">
            <text:p>0.026626993</text:p>
          </table:table-cell>
          <table:table-cell office:value-type="float" office:value="9.388968" calcext:value-type="float">
            <text:p>9.388968</text:p>
          </table:table-cell>
          <table:table-cell table:formula="of:=[.C133]+[.A134]" office:value-type="float" office:value="4.124261869" calcext:value-type="float">
            <text:p>4.1242618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565958" calcext:value-type="float">
            <text:p>0.026565958</text:p>
          </table:table-cell>
          <table:table-cell office:value-type="float" office:value="9.41054" calcext:value-type="float">
            <text:p>9.41054</text:p>
          </table:table-cell>
          <table:table-cell table:formula="of:=[.C134]+[.A135]" office:value-type="float" office:value="4.150827827" calcext:value-type="float">
            <text:p>4.1508278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60776" calcext:value-type="float">
            <text:p>0.026260776</text:p>
          </table:table-cell>
          <table:table-cell office:value-type="float" office:value="9.519901" calcext:value-type="float">
            <text:p>9.519901</text:p>
          </table:table-cell>
          <table:table-cell table:formula="of:=[.C135]+[.A136]" office:value-type="float" office:value="4.177088603" calcext:value-type="float">
            <text:p>4.1770886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642252" calcext:value-type="float">
            <text:p>0.026642252</text:p>
          </table:table-cell>
          <table:table-cell office:value-type="float" office:value="9.383591" calcext:value-type="float">
            <text:p>9.383591</text:p>
          </table:table-cell>
          <table:table-cell table:formula="of:=[.C136]+[.A137]" office:value-type="float" office:value="4.203730855" calcext:value-type="float">
            <text:p>4.2037308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03289" calcext:value-type="float">
            <text:p>0.026703289</text:p>
          </table:table-cell>
          <table:table-cell office:value-type="float" office:value="9.362143" calcext:value-type="float">
            <text:p>9.362143</text:p>
          </table:table-cell>
          <table:table-cell table:formula="of:=[.C137]+[.A138]" office:value-type="float" office:value="4.230434144" calcext:value-type="float">
            <text:p>4.2304341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65751" calcext:value-type="float">
            <text:p>0.02665751</text:p>
          </table:table-cell>
          <table:table-cell office:value-type="float" office:value="9.37822" calcext:value-type="float">
            <text:p>9.37822</text:p>
          </table:table-cell>
          <table:table-cell table:formula="of:=[.C138]+[.A139]" office:value-type="float" office:value="4.257091654" calcext:value-type="float">
            <text:p>4.2570916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82849" calcext:value-type="float">
            <text:p>0.026382849</text:p>
          </table:table-cell>
          <table:table-cell office:value-type="float" office:value="9.475853" calcext:value-type="float">
            <text:p>9.475853</text:p>
          </table:table-cell>
          <table:table-cell table:formula="of:=[.C139]+[.A140]" office:value-type="float" office:value="4.283474503" calcext:value-type="float">
            <text:p>4.2834745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64324" calcext:value-type="float">
            <text:p>0.026764324</text:p>
          </table:table-cell>
          <table:table-cell office:value-type="float" office:value="9.340793" calcext:value-type="float">
            <text:p>9.340793</text:p>
          </table:table-cell>
          <table:table-cell table:formula="of:=[.C140]+[.A141]" office:value-type="float" office:value="4.310238827" calcext:value-type="float">
            <text:p>4.3102388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855879" calcext:value-type="float">
            <text:p>0.026855879</text:p>
          </table:table-cell>
          <table:table-cell office:value-type="float" office:value="9.3089485" calcext:value-type="float">
            <text:p>9.3089485</text:p>
          </table:table-cell>
          <table:table-cell table:formula="of:=[.C141]+[.A142]" office:value-type="float" office:value="4.337094706" calcext:value-type="float">
            <text:p>4.3370947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810102" calcext:value-type="float">
            <text:p>0.026810102</text:p>
          </table:table-cell>
          <table:table-cell office:value-type="float" office:value="9.324843" calcext:value-type="float">
            <text:p>9.324843</text:p>
          </table:table-cell>
          <table:table-cell table:formula="of:=[.C142]+[.A143]" office:value-type="float" office:value="4.363904808" calcext:value-type="float">
            <text:p>4.3639048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50492" calcext:value-type="float">
            <text:p>0.02650492</text:p>
          </table:table-cell>
          <table:table-cell office:value-type="float" office:value="9.432211" calcext:value-type="float">
            <text:p>9.432211</text:p>
          </table:table-cell>
          <table:table-cell table:formula="of:=[.C143]+[.A144]" office:value-type="float" office:value="4.390409728" calcext:value-type="float">
            <text:p>4.3904097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932174" calcext:value-type="float">
            <text:p>0.026932174</text:p>
          </table:table-cell>
          <table:table-cell office:value-type="float" office:value="9.2825775" calcext:value-type="float">
            <text:p>9.2825775</text:p>
          </table:table-cell>
          <table:table-cell table:formula="of:=[.C144]+[.A145]" office:value-type="float" office:value="4.417341902" calcext:value-type="float">
            <text:p>4.4173419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023727" calcext:value-type="float">
            <text:p>0.027023727</text:p>
          </table:table-cell>
          <table:table-cell office:value-type="float" office:value="9.251129" calcext:value-type="float">
            <text:p>9.251129</text:p>
          </table:table-cell>
          <table:table-cell table:formula="of:=[.C145]+[.A146]" office:value-type="float" office:value="4.444365629" calcext:value-type="float">
            <text:p>4.4443656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97795" calcext:value-type="float">
            <text:p>0.02697795</text:p>
          </table:table-cell>
          <table:table-cell office:value-type="float" office:value="9.266827" calcext:value-type="float">
            <text:p>9.266827</text:p>
          </table:table-cell>
          <table:table-cell table:formula="of:=[.C146]+[.A147]" office:value-type="float" office:value="4.471343579" calcext:value-type="float">
            <text:p>4.4713435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672771" calcext:value-type="float">
            <text:p>0.026672771</text:p>
          </table:table-cell>
          <table:table-cell office:value-type="float" office:value="9.372854" calcext:value-type="float">
            <text:p>9.372854</text:p>
          </table:table-cell>
          <table:table-cell table:formula="of:=[.C147]+[.A148]" office:value-type="float" office:value="4.49801635" calcext:value-type="float">
            <text:p>4.498016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084764" calcext:value-type="float">
            <text:p>0.027084764</text:p>
          </table:table-cell>
          <table:table-cell office:value-type="float" office:value="9.230282" calcext:value-type="float">
            <text:p>9.230282</text:p>
          </table:table-cell>
          <table:table-cell table:formula="of:=[.C148]+[.A149]" office:value-type="float" office:value="4.525101114" calcext:value-type="float">
            <text:p>4.5251011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16106" calcext:value-type="float">
            <text:p>0.02716106</text:p>
          </table:table-cell>
          <table:table-cell office:value-type="float" office:value="9.204354" calcext:value-type="float">
            <text:p>9.204354</text:p>
          </table:table-cell>
          <table:table-cell table:formula="of:=[.C149]+[.A150]" office:value-type="float" office:value="4.552262174" calcext:value-type="float">
            <text:p>4.5522621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100023" calcext:value-type="float">
            <text:p>0.027100023</text:p>
          </table:table-cell>
          <table:table-cell office:value-type="float" office:value="9.225085" calcext:value-type="float">
            <text:p>9.225085</text:p>
          </table:table-cell>
          <table:table-cell table:formula="of:=[.C150]+[.A151]" office:value-type="float" office:value="4.579362197" calcext:value-type="float">
            <text:p>4.5793621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825361" calcext:value-type="float">
            <text:p>0.026825361</text:p>
          </table:table-cell>
          <table:table-cell office:value-type="float" office:value="9.319539" calcext:value-type="float">
            <text:p>9.319539</text:p>
          </table:table-cell>
          <table:table-cell table:formula="of:=[.C151]+[.A152]" office:value-type="float" office:value="4.606187558" calcext:value-type="float">
            <text:p>4.6061875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237354" calcext:value-type="float">
            <text:p>0.027237354</text:p>
          </table:table-cell>
          <table:table-cell office:value-type="float" office:value="9.178572" calcext:value-type="float">
            <text:p>9.178572</text:p>
          </table:table-cell>
          <table:table-cell table:formula="of:=[.C152]+[.A153]" office:value-type="float" office:value="4.633424912" calcext:value-type="float">
            <text:p>4.6334249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29839" calcext:value-type="float">
            <text:p>0.02729839</text:p>
          </table:table-cell>
          <table:table-cell office:value-type="float" office:value="9.158049" calcext:value-type="float">
            <text:p>9.158049</text:p>
          </table:table-cell>
          <table:table-cell table:formula="of:=[.C153]+[.A154]" office:value-type="float" office:value="4.660723302" calcext:value-type="float">
            <text:p>4.6607233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29839" calcext:value-type="float">
            <text:p>0.02729839</text:p>
          </table:table-cell>
          <table:table-cell office:value-type="float" office:value="9.158049" calcext:value-type="float">
            <text:p>9.158049</text:p>
          </table:table-cell>
          <table:table-cell table:formula="of:=[.C154]+[.A155]" office:value-type="float" office:value="4.688021692" calcext:value-type="float">
            <text:p>4.6880216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99321" calcext:value-type="float">
            <text:p>0.02699321</text:p>
          </table:table-cell>
          <table:table-cell office:value-type="float" office:value="9.261588" calcext:value-type="float">
            <text:p>9.261588</text:p>
          </table:table-cell>
          <table:table-cell table:formula="of:=[.C155]+[.A156]" office:value-type="float" office:value="4.715014902" calcext:value-type="float">
            <text:p>4.7150149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405204" calcext:value-type="float">
            <text:p>0.027405204</text:p>
          </table:table-cell>
          <table:table-cell office:value-type="float" office:value="9.1223545" calcext:value-type="float">
            <text:p>9.1223545</text:p>
          </table:table-cell>
          <table:table-cell table:formula="of:=[.C156]+[.A157]" office:value-type="float" office:value="4.742420106" calcext:value-type="float">
            <text:p>4.7424201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527276" calcext:value-type="float">
            <text:p>0.027527276</text:p>
          </table:table-cell>
          <table:table-cell office:value-type="float" office:value="9.081901" calcext:value-type="float">
            <text:p>9.081901</text:p>
          </table:table-cell>
          <table:table-cell table:formula="of:=[.C157]+[.A158]" office:value-type="float" office:value="4.769947382" calcext:value-type="float">
            <text:p>4.7699473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46624" calcext:value-type="float">
            <text:p>0.02746624</text:p>
          </table:table-cell>
          <table:table-cell office:value-type="float" office:value="9.102083" calcext:value-type="float">
            <text:p>9.102083</text:p>
          </table:table-cell>
          <table:table-cell table:formula="of:=[.C158]+[.A159]" office:value-type="float" office:value="4.797413622" calcext:value-type="float">
            <text:p>4.7974136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191577" calcext:value-type="float">
            <text:p>0.027191577</text:p>
          </table:table-cell>
          <table:table-cell office:value-type="float" office:value="9.194024" calcext:value-type="float">
            <text:p>9.194024</text:p>
          </table:table-cell>
          <table:table-cell table:formula="of:=[.C159]+[.A160]" office:value-type="float" office:value="4.824605199" calcext:value-type="float">
            <text:p>4.8246051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60357" calcext:value-type="float">
            <text:p>0.02760357</text:p>
          </table:table-cell>
          <table:table-cell office:value-type="float" office:value="9.056799" calcext:value-type="float">
            <text:p>9.056799</text:p>
          </table:table-cell>
          <table:table-cell table:formula="of:=[.C160]+[.A161]" office:value-type="float" office:value="4.852208769" calcext:value-type="float">
            <text:p>4.8522087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695125" calcext:value-type="float">
            <text:p>0.027695125</text:p>
          </table:table-cell>
          <table:table-cell office:value-type="float" office:value="9.026859" calcext:value-type="float">
            <text:p>9.026859</text:p>
          </table:table-cell>
          <table:table-cell table:formula="of:=[.C161]+[.A162]" office:value-type="float" office:value="4.879903894" calcext:value-type="float">
            <text:p>4.8799038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649349" calcext:value-type="float">
            <text:p>0.027649349</text:p>
          </table:table-cell>
          <table:table-cell office:value-type="float" office:value="9.041804" calcext:value-type="float">
            <text:p>9.041804</text:p>
          </table:table-cell>
          <table:table-cell table:formula="of:=[.C162]+[.A163]" office:value-type="float" office:value="4.907553243" calcext:value-type="float">
            <text:p>4.9075532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359426" calcext:value-type="float">
            <text:p>0.027359426</text:p>
          </table:table-cell>
          <table:table-cell office:value-type="float" office:value="9.137619" calcext:value-type="float">
            <text:p>9.137619</text:p>
          </table:table-cell>
          <table:table-cell table:formula="of:=[.C163]+[.A164]" office:value-type="float" office:value="4.934912669" calcext:value-type="float">
            <text:p>4.9349126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801938" calcext:value-type="float">
            <text:p>0.027801938</text:p>
          </table:table-cell>
          <table:table-cell office:value-type="float" office:value="8.992179" calcext:value-type="float">
            <text:p>8.992179</text:p>
          </table:table-cell>
          <table:table-cell table:formula="of:=[.C164]+[.A165]" office:value-type="float" office:value="4.962714607" calcext:value-type="float">
            <text:p>4.9627146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893493" calcext:value-type="float">
            <text:p>0.027893493</text:p>
          </table:table-cell>
          <table:table-cell office:value-type="float" office:value="8.962664" calcext:value-type="float">
            <text:p>8.962664</text:p>
          </table:table-cell>
          <table:table-cell table:formula="of:=[.C165]+[.A166]" office:value-type="float" office:value="4.9906081" calcext:value-type="float">
            <text:p>4.99060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77142" calcext:value-type="float">
            <text:p>0.02777142</text:p>
          </table:table-cell>
          <table:table-cell office:value-type="float" office:value="9.00206" calcext:value-type="float">
            <text:p>9.00206</text:p>
          </table:table-cell>
          <table:table-cell table:formula="of:=[.C166]+[.A167]" office:value-type="float" office:value="5.01837952" calcext:value-type="float">
            <text:p>5.018379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557794" calcext:value-type="float">
            <text:p>0.027557794</text:p>
          </table:table-cell>
          <table:table-cell office:value-type="float" office:value="9.071843" calcext:value-type="float">
            <text:p>9.071843</text:p>
          </table:table-cell>
          <table:table-cell table:formula="of:=[.C167]+[.A168]" office:value-type="float" office:value="5.045937314" calcext:value-type="float">
            <text:p>5.0459373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954528" calcext:value-type="float">
            <text:p>0.027954528</text:p>
          </table:table-cell>
          <table:table-cell office:value-type="float" office:value="8.943095" calcext:value-type="float">
            <text:p>8.943095</text:p>
          </table:table-cell>
          <table:table-cell table:formula="of:=[.C168]+[.A169]" office:value-type="float" office:value="5.073891842" calcext:value-type="float">
            <text:p>5.0738918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046083" calcext:value-type="float">
            <text:p>0.028046083</text:p>
          </table:table-cell>
          <table:table-cell office:value-type="float" office:value="8.913901" calcext:value-type="float">
            <text:p>8.913901</text:p>
          </table:table-cell>
          <table:table-cell table:formula="of:=[.C169]+[.A170]" office:value-type="float" office:value="5.101937925" calcext:value-type="float">
            <text:p>5.1019379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015565" calcext:value-type="float">
            <text:p>0.028015565</text:p>
          </table:table-cell>
          <table:table-cell office:value-type="float" office:value="8.923612" calcext:value-type="float">
            <text:p>8.923612</text:p>
          </table:table-cell>
          <table:table-cell table:formula="of:=[.C170]+[.A171]" office:value-type="float" office:value="5.12995349" calcext:value-type="float">
            <text:p>5.129953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695125" calcext:value-type="float">
            <text:p>0.027695125</text:p>
          </table:table-cell>
          <table:table-cell office:value-type="float" office:value="9.026859" calcext:value-type="float">
            <text:p>9.026859</text:p>
          </table:table-cell>
          <table:table-cell table:formula="of:=[.C171]+[.A172]" office:value-type="float" office:value="5.157648615" calcext:value-type="float">
            <text:p>5.1576486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09186" calcext:value-type="float">
            <text:p>0.02809186</text:p>
          </table:table-cell>
          <table:table-cell office:value-type="float" office:value="8.899376" calcext:value-type="float">
            <text:p>8.899376</text:p>
          </table:table-cell>
          <table:table-cell table:formula="of:=[.C172]+[.A173]" office:value-type="float" office:value="5.185740475" calcext:value-type="float">
            <text:p>5.1857404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213931" calcext:value-type="float">
            <text:p>0.028213931</text:p>
          </table:table-cell>
          <table:table-cell office:value-type="float" office:value="8.860871" calcext:value-type="float">
            <text:p>8.860871</text:p>
          </table:table-cell>
          <table:table-cell table:formula="of:=[.C173]+[.A174]" office:value-type="float" office:value="5.213954406" calcext:value-type="float">
            <text:p>5.2139544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168155" calcext:value-type="float">
            <text:p>0.028168155</text:p>
          </table:table-cell>
          <table:table-cell office:value-type="float" office:value="8.875271" calcext:value-type="float">
            <text:p>8.875271</text:p>
          </table:table-cell>
          <table:table-cell table:formula="of:=[.C174]+[.A175]" office:value-type="float" office:value="5.242122561" calcext:value-type="float">
            <text:p>5.2421225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862974" calcext:value-type="float">
            <text:p>0.027862974</text:p>
          </table:table-cell>
          <table:table-cell office:value-type="float" office:value="8.972481" calcext:value-type="float">
            <text:p>8.972481</text:p>
          </table:table-cell>
          <table:table-cell table:formula="of:=[.C175]+[.A176]" office:value-type="float" office:value="5.269985535" calcext:value-type="float">
            <text:p>5.2699855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274968" calcext:value-type="float">
            <text:p>0.028274968</text:p>
          </table:table-cell>
          <table:table-cell office:value-type="float" office:value="8.8417425" calcext:value-type="float">
            <text:p>8.8417425</text:p>
          </table:table-cell>
          <table:table-cell table:formula="of:=[.C176]+[.A177]" office:value-type="float" office:value="5.298260503" calcext:value-type="float">
            <text:p>5.2982605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366521" calcext:value-type="float">
            <text:p>0.028366521</text:p>
          </table:table-cell>
          <table:table-cell office:value-type="float" office:value="8.813207" calcext:value-type="float">
            <text:p>8.813207</text:p>
          </table:table-cell>
          <table:table-cell table:formula="of:=[.C177]+[.A178]" office:value-type="float" office:value="5.326627024" calcext:value-type="float">
            <text:p>5.3266270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305486" calcext:value-type="float">
            <text:p>0.028305486</text:p>
          </table:table-cell>
          <table:table-cell office:value-type="float" office:value="8.832211" calcext:value-type="float">
            <text:p>8.832211</text:p>
          </table:table-cell>
          <table:table-cell table:formula="of:=[.C178]+[.A179]" office:value-type="float" office:value="5.35493251" calcext:value-type="float">
            <text:p>5.354932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954528" calcext:value-type="float">
            <text:p>0.027954528</text:p>
          </table:table-cell>
          <table:table-cell office:value-type="float" office:value="8.943095" calcext:value-type="float">
            <text:p>8.943095</text:p>
          </table:table-cell>
          <table:table-cell table:formula="of:=[.C179]+[.A180]" office:value-type="float" office:value="5.382887038" calcext:value-type="float">
            <text:p>5.3828870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366521" calcext:value-type="float">
            <text:p>0.028366521</text:p>
          </table:table-cell>
          <table:table-cell office:value-type="float" office:value="8.813207" calcext:value-type="float">
            <text:p>8.813207</text:p>
          </table:table-cell>
          <table:table-cell table:formula="of:=[.C180]+[.A181]" office:value-type="float" office:value="5.411253559" calcext:value-type="float">
            <text:p>5.4112535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458076" calcext:value-type="float">
            <text:p>0.028458076</text:p>
          </table:table-cell>
          <table:table-cell office:value-type="float" office:value="8.784852" calcext:value-type="float">
            <text:p>8.784852</text:p>
          </table:table-cell>
          <table:table-cell table:formula="of:=[.C181]+[.A182]" office:value-type="float" office:value="5.439711635" calcext:value-type="float">
            <text:p>5.4397116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39704" calcext:value-type="float">
            <text:p>0.02839704</text:p>
          </table:table-cell>
          <table:table-cell office:value-type="float" office:value="8.803734" calcext:value-type="float">
            <text:p>8.803734</text:p>
          </table:table-cell>
          <table:table-cell table:formula="of:=[.C182]+[.A183]" office:value-type="float" office:value="5.468108675" calcext:value-type="float">
            <text:p>5.4681086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0766" calcext:value-type="float">
            <text:p>0.0280766</text:p>
          </table:table-cell>
          <table:table-cell office:value-type="float" office:value="8.904212" calcext:value-type="float">
            <text:p>8.904212</text:p>
          </table:table-cell>
          <table:table-cell table:formula="of:=[.C183]+[.A184]" office:value-type="float" office:value="5.496185275" calcext:value-type="float">
            <text:p>5.4961852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488593" calcext:value-type="float">
            <text:p>0.028488593</text:p>
          </table:table-cell>
          <table:table-cell office:value-type="float" office:value="8.775442" calcext:value-type="float">
            <text:p>8.775442</text:p>
          </table:table-cell>
          <table:table-cell table:formula="of:=[.C184]+[.A185]" office:value-type="float" office:value="5.524673868" calcext:value-type="float">
            <text:p>5.5246738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534371" calcext:value-type="float">
            <text:p>0.028534371</text:p>
          </table:table-cell>
          <table:table-cell office:value-type="float" office:value="8.761363" calcext:value-type="float">
            <text:p>8.761363</text:p>
          </table:table-cell>
          <table:table-cell table:formula="of:=[.C185]+[.A186]" office:value-type="float" office:value="5.553208239" calcext:value-type="float">
            <text:p>5.5532082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458076" calcext:value-type="float">
            <text:p>0.028458076</text:p>
          </table:table-cell>
          <table:table-cell office:value-type="float" office:value="8.784852" calcext:value-type="float">
            <text:p>8.784852</text:p>
          </table:table-cell>
          <table:table-cell table:formula="of:=[.C186]+[.A187]" office:value-type="float" office:value="5.581666315" calcext:value-type="float">
            <text:p>5.5816663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09186" calcext:value-type="float">
            <text:p>0.02809186</text:p>
          </table:table-cell>
          <table:table-cell office:value-type="float" office:value="8.899376" calcext:value-type="float">
            <text:p>8.899376</text:p>
          </table:table-cell>
          <table:table-cell table:formula="of:=[.C187]+[.A188]" office:value-type="float" office:value="5.609758175" calcext:value-type="float">
            <text:p>5.6097581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519113" calcext:value-type="float">
            <text:p>0.028519113</text:p>
          </table:table-cell>
          <table:table-cell office:value-type="float" office:value="8.76605" calcext:value-type="float">
            <text:p>8.76605</text:p>
          </table:table-cell>
          <table:table-cell table:formula="of:=[.C188]+[.A189]" office:value-type="float" office:value="5.638277288" calcext:value-type="float">
            <text:p>5.6382772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564889" calcext:value-type="float">
            <text:p>0.028564889</text:p>
          </table:table-cell>
          <table:table-cell office:value-type="float" office:value="8.752003" calcext:value-type="float">
            <text:p>8.752003</text:p>
          </table:table-cell>
          <table:table-cell table:formula="of:=[.C189]+[.A190]" office:value-type="float" office:value="5.666842177" calcext:value-type="float">
            <text:p>5.6668421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488593" calcext:value-type="float">
            <text:p>0.028488593</text:p>
          </table:table-cell>
          <table:table-cell office:value-type="float" office:value="8.775442" calcext:value-type="float">
            <text:p>8.775442</text:p>
          </table:table-cell>
          <table:table-cell table:formula="of:=[.C190]+[.A191]" office:value-type="float" office:value="5.69533077" calcext:value-type="float">
            <text:p>5.695330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122377" calcext:value-type="float">
            <text:p>0.028122377</text:p>
          </table:table-cell>
          <table:table-cell office:value-type="float" office:value="8.889718" calcext:value-type="float">
            <text:p>8.889718</text:p>
          </table:table-cell>
          <table:table-cell table:formula="of:=[.C191]+[.A192]" office:value-type="float" office:value="5.723453147" calcext:value-type="float">
            <text:p>5.7234531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519113" calcext:value-type="float">
            <text:p>0.028519113</text:p>
          </table:table-cell>
          <table:table-cell office:value-type="float" office:value="8.76605" calcext:value-type="float">
            <text:p>8.76605</text:p>
          </table:table-cell>
          <table:table-cell table:formula="of:=[.C192]+[.A193]" office:value-type="float" office:value="5.75197226" calcext:value-type="float">
            <text:p>5.751972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580148" calcext:value-type="float">
            <text:p>0.028580148</text:p>
          </table:table-cell>
          <table:table-cell office:value-type="float" office:value="8.74733" calcext:value-type="float">
            <text:p>8.74733</text:p>
          </table:table-cell>
          <table:table-cell table:formula="of:=[.C193]+[.A194]" office:value-type="float" office:value="5.780552408" calcext:value-type="float">
            <text:p>5.7805524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458076" calcext:value-type="float">
            <text:p>0.028458076</text:p>
          </table:table-cell>
          <table:table-cell office:value-type="float" office:value="8.784852" calcext:value-type="float">
            <text:p>8.784852</text:p>
          </table:table-cell>
          <table:table-cell table:formula="of:=[.C194]+[.A195]" office:value-type="float" office:value="5.809010484" calcext:value-type="float">
            <text:p>5.8090104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09186" calcext:value-type="float">
            <text:p>0.02809186</text:p>
          </table:table-cell>
          <table:table-cell office:value-type="float" office:value="8.899376" calcext:value-type="float">
            <text:p>8.899376</text:p>
          </table:table-cell>
          <table:table-cell table:formula="of:=[.C195]+[.A196]" office:value-type="float" office:value="5.837102344" calcext:value-type="float">
            <text:p>5.8371023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503854" calcext:value-type="float">
            <text:p>0.028503854</text:p>
          </table:table-cell>
          <table:table-cell office:value-type="float" office:value="8.770743" calcext:value-type="float">
            <text:p>8.770743</text:p>
          </table:table-cell>
          <table:table-cell table:formula="of:=[.C196]+[.A197]" office:value-type="float" office:value="5.865606198" calcext:value-type="float">
            <text:p>5.8656061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54963" calcext:value-type="float">
            <text:p>0.02854963</text:p>
          </table:table-cell>
          <table:table-cell office:value-type="float" office:value="8.7566805" calcext:value-type="float">
            <text:p>8.7566805</text:p>
          </table:table-cell>
          <table:table-cell table:formula="of:=[.C197]+[.A198]" office:value-type="float" office:value="5.894155828" calcext:value-type="float">
            <text:p>5.8941558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473334" calcext:value-type="float">
            <text:p>0.028473334</text:p>
          </table:table-cell>
          <table:table-cell office:value-type="float" office:value="8.780145" calcext:value-type="float">
            <text:p>8.780145</text:p>
          </table:table-cell>
          <table:table-cell table:formula="of:=[.C198]+[.A199]" office:value-type="float" office:value="5.922629162" calcext:value-type="float">
            <text:p>5.9226291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107118" calcext:value-type="float">
            <text:p>0.028107118</text:p>
          </table:table-cell>
          <table:table-cell office:value-type="float" office:value="8.894545" calcext:value-type="float">
            <text:p>8.894545</text:p>
          </table:table-cell>
          <table:table-cell table:formula="of:=[.C199]+[.A200]" office:value-type="float" office:value="5.95073628" calcext:value-type="float">
            <text:p>5.950736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519113" calcext:value-type="float">
            <text:p>0.028519113</text:p>
          </table:table-cell>
          <table:table-cell office:value-type="float" office:value="8.76605" calcext:value-type="float">
            <text:p>8.76605</text:p>
          </table:table-cell>
          <table:table-cell table:formula="of:=[.C200]+[.A201]" office:value-type="float" office:value="5.979255393" calcext:value-type="float">
            <text:p>5.9792553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54963" calcext:value-type="float">
            <text:p>0.02854963</text:p>
          </table:table-cell>
          <table:table-cell office:value-type="float" office:value="8.7566805" calcext:value-type="float">
            <text:p>8.7566805</text:p>
          </table:table-cell>
          <table:table-cell table:formula="of:=[.C201]+[.A202]" office:value-type="float" office:value="6.007805023" calcext:value-type="float">
            <text:p>6.0078050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442817" calcext:value-type="float">
            <text:p>0.028442817</text:p>
          </table:table-cell>
          <table:table-cell office:value-type="float" office:value="8.789565" calcext:value-type="float">
            <text:p>8.789565</text:p>
          </table:table-cell>
          <table:table-cell table:formula="of:=[.C202]+[.A203]" office:value-type="float" office:value="6.03624784" calcext:value-type="float">
            <text:p>6.036247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152896" calcext:value-type="float">
            <text:p>0.028152896</text:p>
          </table:table-cell>
          <table:table-cell office:value-type="float" office:value="8.880081" calcext:value-type="float">
            <text:p>8.880081</text:p>
          </table:table-cell>
          <table:table-cell table:formula="of:=[.C203]+[.A204]" office:value-type="float" office:value="6.064400736" calcext:value-type="float">
            <text:p>6.0644007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503854" calcext:value-type="float">
            <text:p>0.028503854</text:p>
          </table:table-cell>
          <table:table-cell office:value-type="float" office:value="8.770743" calcext:value-type="float">
            <text:p>8.770743</text:p>
          </table:table-cell>
          <table:table-cell table:formula="of:=[.C204]+[.A205]" office:value-type="float" office:value="6.09290459" calcext:value-type="float">
            <text:p>6.092904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54963" calcext:value-type="float">
            <text:p>0.02854963</text:p>
          </table:table-cell>
          <table:table-cell office:value-type="float" office:value="8.7566805" calcext:value-type="float">
            <text:p>8.7566805</text:p>
          </table:table-cell>
          <table:table-cell table:formula="of:=[.C205]+[.A206]" office:value-type="float" office:value="6.12145422" calcext:value-type="float">
            <text:p>6.121454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488593" calcext:value-type="float">
            <text:p>0.028488593</text:p>
          </table:table-cell>
          <table:table-cell office:value-type="float" office:value="8.775442" calcext:value-type="float">
            <text:p>8.775442</text:p>
          </table:table-cell>
          <table:table-cell table:formula="of:=[.C206]+[.A207]" office:value-type="float" office:value="6.149942813" calcext:value-type="float">
            <text:p>6.1499428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168155" calcext:value-type="float">
            <text:p>0.028168155</text:p>
          </table:table-cell>
          <table:table-cell office:value-type="float" office:value="8.875271" calcext:value-type="float">
            <text:p>8.875271</text:p>
          </table:table-cell>
          <table:table-cell table:formula="of:=[.C207]+[.A208]" office:value-type="float" office:value="6.178110968" calcext:value-type="float">
            <text:p>6.1781109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534371" calcext:value-type="float">
            <text:p>0.028534371</text:p>
          </table:table-cell>
          <table:table-cell office:value-type="float" office:value="8.761363" calcext:value-type="float">
            <text:p>8.761363</text:p>
          </table:table-cell>
          <table:table-cell table:formula="of:=[.C208]+[.A209]" office:value-type="float" office:value="6.206645339" calcext:value-type="float">
            <text:p>6.2066453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625926" calcext:value-type="float">
            <text:p>0.028625926</text:p>
          </table:table-cell>
          <table:table-cell office:value-type="float" office:value="8.733342" calcext:value-type="float">
            <text:p>8.733342</text:p>
          </table:table-cell>
          <table:table-cell table:formula="of:=[.C209]+[.A210]" office:value-type="float" office:value="6.235271265" calcext:value-type="float">
            <text:p>6.2352712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503854" calcext:value-type="float">
            <text:p>0.028503854</text:p>
          </table:table-cell>
          <table:table-cell office:value-type="float" office:value="8.770743" calcext:value-type="float">
            <text:p>8.770743</text:p>
          </table:table-cell>
          <table:table-cell table:formula="of:=[.C210]+[.A211]" office:value-type="float" office:value="6.263775119" calcext:value-type="float">
            <text:p>6.2637751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183414" calcext:value-type="float">
            <text:p>0.028183414</text:p>
          </table:table-cell>
          <table:table-cell office:value-type="float" office:value="8.870465" calcext:value-type="float">
            <text:p>8.870465</text:p>
          </table:table-cell>
          <table:table-cell table:formula="of:=[.C211]+[.A212]" office:value-type="float" office:value="6.291958533" calcext:value-type="float">
            <text:p>6.2919585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519113" calcext:value-type="float">
            <text:p>0.028519113</text:p>
          </table:table-cell>
          <table:table-cell office:value-type="float" office:value="8.76605" calcext:value-type="float">
            <text:p>8.76605</text:p>
          </table:table-cell>
          <table:table-cell table:formula="of:=[.C212]+[.A213]" office:value-type="float" office:value="6.320477646" calcext:value-type="float">
            <text:p>6.3204776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595407" calcext:value-type="float">
            <text:p>0.028595407</text:p>
          </table:table-cell>
          <table:table-cell office:value-type="float" office:value="8.742662" calcext:value-type="float">
            <text:p>8.742662</text:p>
          </table:table-cell>
          <table:table-cell table:formula="of:=[.C213]+[.A214]" office:value-type="float" office:value="6.349073053" calcext:value-type="float">
            <text:p>6.3490730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488593" calcext:value-type="float">
            <text:p>0.028488593</text:p>
          </table:table-cell>
          <table:table-cell office:value-type="float" office:value="8.775442" calcext:value-type="float">
            <text:p>8.775442</text:p>
          </table:table-cell>
          <table:table-cell table:formula="of:=[.C214]+[.A215]" office:value-type="float" office:value="6.377561646" calcext:value-type="float">
            <text:p>6.3775616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152896" calcext:value-type="float">
            <text:p>0.028152896</text:p>
          </table:table-cell>
          <table:table-cell office:value-type="float" office:value="8.880081" calcext:value-type="float">
            <text:p>8.880081</text:p>
          </table:table-cell>
          <table:table-cell table:formula="of:=[.C215]+[.A216]" office:value-type="float" office:value="6.405714542" calcext:value-type="float">
            <text:p>6.4057145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503854" calcext:value-type="float">
            <text:p>0.028503854</text:p>
          </table:table-cell>
          <table:table-cell office:value-type="float" office:value="8.770743" calcext:value-type="float">
            <text:p>8.770743</text:p>
          </table:table-cell>
          <table:table-cell table:formula="of:=[.C216]+[.A217]" office:value-type="float" office:value="6.434218396" calcext:value-type="float">
            <text:p>6.4342183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519113" calcext:value-type="float">
            <text:p>0.028519113</text:p>
          </table:table-cell>
          <table:table-cell office:value-type="float" office:value="8.76605" calcext:value-type="float">
            <text:p>8.76605</text:p>
          </table:table-cell>
          <table:table-cell table:formula="of:=[.C217]+[.A218]" office:value-type="float" office:value="6.462737509" calcext:value-type="float">
            <text:p>6.4627375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366521" calcext:value-type="float">
            <text:p>0.028366521</text:p>
          </table:table-cell>
          <table:table-cell office:value-type="float" office:value="8.813207" calcext:value-type="float">
            <text:p>8.813207</text:p>
          </table:table-cell>
          <table:table-cell table:formula="of:=[.C218]+[.A219]" office:value-type="float" office:value="6.49110403" calcext:value-type="float">
            <text:p>6.491104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954528" calcext:value-type="float">
            <text:p>0.027954528</text:p>
          </table:table-cell>
          <table:table-cell office:value-type="float" office:value="8.943095" calcext:value-type="float">
            <text:p>8.943095</text:p>
          </table:table-cell>
          <table:table-cell table:formula="of:=[.C219]+[.A220]" office:value-type="float" office:value="6.519058558" calcext:value-type="float">
            <text:p>6.5190585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305486" calcext:value-type="float">
            <text:p>0.028305486</text:p>
          </table:table-cell>
          <table:table-cell office:value-type="float" office:value="8.832211" calcext:value-type="float">
            <text:p>8.832211</text:p>
          </table:table-cell>
          <table:table-cell table:formula="of:=[.C220]+[.A221]" office:value-type="float" office:value="6.547364044" calcext:value-type="float">
            <text:p>6.5473640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290227" calcext:value-type="float">
            <text:p>0.028290227</text:p>
          </table:table-cell>
          <table:table-cell office:value-type="float" office:value="8.836974" calcext:value-type="float">
            <text:p>8.836974</text:p>
          </table:table-cell>
          <table:table-cell table:formula="of:=[.C221]+[.A222]" office:value-type="float" office:value="6.575654271" calcext:value-type="float">
            <text:p>6.5756542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061341" calcext:value-type="float">
            <text:p>0.028061341</text:p>
          </table:table-cell>
          <table:table-cell office:value-type="float" office:value="8.909054" calcext:value-type="float">
            <text:p>8.909054</text:p>
          </table:table-cell>
          <table:table-cell table:formula="of:=[.C222]+[.A223]" office:value-type="float" office:value="6.603715612" calcext:value-type="float">
            <text:p>6.6037156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649349" calcext:value-type="float">
            <text:p>0.027649349</text:p>
          </table:table-cell>
          <table:table-cell office:value-type="float" office:value="9.041804" calcext:value-type="float">
            <text:p>9.041804</text:p>
          </table:table-cell>
          <table:table-cell table:formula="of:=[.C223]+[.A224]" office:value-type="float" office:value="6.631364961" calcext:value-type="float">
            <text:p>6.6313649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93927" calcext:value-type="float">
            <text:p>0.02793927</text:p>
          </table:table-cell>
          <table:table-cell office:value-type="float" office:value="8.947979" calcext:value-type="float">
            <text:p>8.947979</text:p>
          </table:table-cell>
          <table:table-cell table:formula="of:=[.C224]+[.A225]" office:value-type="float" office:value="6.659304231" calcext:value-type="float">
            <text:p>6.6593042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893493" calcext:value-type="float">
            <text:p>0.027893493</text:p>
          </table:table-cell>
          <table:table-cell office:value-type="float" office:value="8.962664" calcext:value-type="float">
            <text:p>8.962664</text:p>
          </table:table-cell>
          <table:table-cell table:formula="of:=[.C225]+[.A226]" office:value-type="float" office:value="6.687197724" calcext:value-type="float">
            <text:p>6.6871977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710384" calcext:value-type="float">
            <text:p>0.027710384</text:p>
          </table:table-cell>
          <table:table-cell office:value-type="float" office:value="9.021889" calcext:value-type="float">
            <text:p>9.021889</text:p>
          </table:table-cell>
          <table:table-cell table:formula="of:=[.C226]+[.A227]" office:value-type="float" office:value="6.714908108" calcext:value-type="float">
            <text:p>6.7149081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267871" calcext:value-type="float">
            <text:p>0.027267871</text:p>
          </table:table-cell>
          <table:table-cell office:value-type="float" office:value="9.1683" calcext:value-type="float">
            <text:p>9.1683</text:p>
          </table:table-cell>
          <table:table-cell table:formula="of:=[.C227]+[.A228]" office:value-type="float" office:value="6.742175979" calcext:value-type="float">
            <text:p>6.7421759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573053" calcext:value-type="float">
            <text:p>0.027573053</text:p>
          </table:table-cell>
          <table:table-cell office:value-type="float" office:value="9.066823" calcext:value-type="float">
            <text:p>9.066823</text:p>
          </table:table-cell>
          <table:table-cell table:formula="of:=[.C228]+[.A229]" office:value-type="float" office:value="6.769749032" calcext:value-type="float">
            <text:p>6.7697490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542535" calcext:value-type="float">
            <text:p>0.027542535</text:p>
          </table:table-cell>
          <table:table-cell office:value-type="float" office:value="9.076869" calcext:value-type="float">
            <text:p>9.076869</text:p>
          </table:table-cell>
          <table:table-cell table:formula="of:=[.C229]+[.A230]" office:value-type="float" office:value="6.797291567" calcext:value-type="float">
            <text:p>6.7972915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389944" calcext:value-type="float">
            <text:p>0.027389944</text:p>
          </table:table-cell>
          <table:table-cell office:value-type="float" office:value="9.127438" calcext:value-type="float">
            <text:p>9.127438</text:p>
          </table:table-cell>
          <table:table-cell table:formula="of:=[.C230]+[.A231]" office:value-type="float" office:value="6.824681511" calcext:value-type="float">
            <text:p>6.8246815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947433" calcext:value-type="float">
            <text:p>0.026947433</text:p>
          </table:table-cell>
          <table:table-cell office:value-type="float" office:value="9.277321" calcext:value-type="float">
            <text:p>9.277321</text:p>
          </table:table-cell>
          <table:table-cell table:formula="of:=[.C231]+[.A232]" office:value-type="float" office:value="6.851628944" calcext:value-type="float">
            <text:p>6.8516289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222095" calcext:value-type="float">
            <text:p>0.027222095</text:p>
          </table:table-cell>
          <table:table-cell office:value-type="float" office:value="9.183717" calcext:value-type="float">
            <text:p>9.183717</text:p>
          </table:table-cell>
          <table:table-cell table:formula="of:=[.C232]+[.A233]" office:value-type="float" office:value="6.878851039" calcext:value-type="float">
            <text:p>6.8788510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252613" calcext:value-type="float">
            <text:p>0.027252613</text:p>
          </table:table-cell>
          <table:table-cell office:value-type="float" office:value="9.173432" calcext:value-type="float">
            <text:p>9.173432</text:p>
          </table:table-cell>
          <table:table-cell table:formula="of:=[.C233]+[.A234]" office:value-type="float" office:value="6.906103652" calcext:value-type="float">
            <text:p>6.9061036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054247" calcext:value-type="float">
            <text:p>0.027054247</text:p>
          </table:table-cell>
          <table:table-cell office:value-type="float" office:value="9.240694" calcext:value-type="float">
            <text:p>9.240694</text:p>
          </table:table-cell>
          <table:table-cell table:formula="of:=[.C234]+[.A235]" office:value-type="float" office:value="6.933157899" calcext:value-type="float">
            <text:p>6.9331578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68803" calcext:value-type="float">
            <text:p>0.02668803</text:p>
          </table:table-cell>
          <table:table-cell office:value-type="float" office:value="9.367496" calcext:value-type="float">
            <text:p>9.367496</text:p>
          </table:table-cell>
          <table:table-cell table:formula="of:=[.C235]+[.A236]" office:value-type="float" office:value="6.959845929" calcext:value-type="float">
            <text:p>6.9598459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99321" calcext:value-type="float">
            <text:p>0.02699321</text:p>
          </table:table-cell>
          <table:table-cell office:value-type="float" office:value="9.261588" calcext:value-type="float">
            <text:p>9.261588</text:p>
          </table:table-cell>
          <table:table-cell table:formula="of:=[.C236]+[.A237]" office:value-type="float" office:value="6.986839139" calcext:value-type="float">
            <text:p>6.9868391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008468" calcext:value-type="float">
            <text:p>0.027008468</text:p>
          </table:table-cell>
          <table:table-cell office:value-type="float" office:value="9.256356" calcext:value-type="float">
            <text:p>9.256356</text:p>
          </table:table-cell>
          <table:table-cell table:formula="of:=[.C237]+[.A238]" office:value-type="float" office:value="7.013847607" calcext:value-type="float">
            <text:p>7.0138476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855879" calcext:value-type="float">
            <text:p>0.026855879</text:p>
          </table:table-cell>
          <table:table-cell office:value-type="float" office:value="9.3089485" calcext:value-type="float">
            <text:p>9.3089485</text:p>
          </table:table-cell>
          <table:table-cell table:formula="of:=[.C238]+[.A239]" office:value-type="float" office:value="7.040703486" calcext:value-type="float">
            <text:p>7.0407034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59144" calcext:value-type="float">
            <text:p>0.026459144</text:p>
          </table:table-cell>
          <table:table-cell office:value-type="float" office:value="9.448529" calcext:value-type="float">
            <text:p>9.448529</text:p>
          </table:table-cell>
          <table:table-cell table:formula="of:=[.C239]+[.A240]" office:value-type="float" office:value="7.06716263" calcext:value-type="float">
            <text:p>7.067162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79583" calcext:value-type="float">
            <text:p>0.026779583</text:p>
          </table:table-cell>
          <table:table-cell office:value-type="float" office:value="9.33547" calcext:value-type="float">
            <text:p>9.33547</text:p>
          </table:table-cell>
          <table:table-cell table:formula="of:=[.C240]+[.A241]" office:value-type="float" office:value="7.093942213" calcext:value-type="float">
            <text:p>7.0939422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64324" calcext:value-type="float">
            <text:p>0.026764324</text:p>
          </table:table-cell>
          <table:table-cell office:value-type="float" office:value="9.340793" calcext:value-type="float">
            <text:p>9.340793</text:p>
          </table:table-cell>
          <table:table-cell table:formula="of:=[.C241]+[.A242]" office:value-type="float" office:value="7.120706537" calcext:value-type="float">
            <text:p>7.1207065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611734" calcext:value-type="float">
            <text:p>0.026611734</text:p>
          </table:table-cell>
          <table:table-cell office:value-type="float" office:value="9.394352" calcext:value-type="float">
            <text:p>9.394352</text:p>
          </table:table-cell>
          <table:table-cell table:formula="of:=[.C242]+[.A243]" office:value-type="float" office:value="7.147318271" calcext:value-type="float">
            <text:p>7.1473182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45518" calcext:value-type="float">
            <text:p>0.026245518</text:p>
          </table:table-cell>
          <table:table-cell office:value-type="float" office:value="9.525436" calcext:value-type="float">
            <text:p>9.525436</text:p>
          </table:table-cell>
          <table:table-cell table:formula="of:=[.C243]+[.A244]" office:value-type="float" office:value="7.173563789" calcext:value-type="float">
            <text:p>7.1735637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596475" calcext:value-type="float">
            <text:p>0.026596475</text:p>
          </table:table-cell>
          <table:table-cell office:value-type="float" office:value="9.399741" calcext:value-type="float">
            <text:p>9.399741</text:p>
          </table:table-cell>
          <table:table-cell table:formula="of:=[.C244]+[.A245]" office:value-type="float" office:value="7.200160264" calcext:value-type="float">
            <text:p>7.2001602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565958" calcext:value-type="float">
            <text:p>0.026565958</text:p>
          </table:table-cell>
          <table:table-cell office:value-type="float" office:value="9.41054" calcext:value-type="float">
            <text:p>9.41054</text:p>
          </table:table-cell>
          <table:table-cell table:formula="of:=[.C245]+[.A246]" office:value-type="float" office:value="7.226726222" calcext:value-type="float">
            <text:p>7.2267262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59144" calcext:value-type="float">
            <text:p>0.026459144</text:p>
          </table:table-cell>
          <table:table-cell office:value-type="float" office:value="9.448529" calcext:value-type="float">
            <text:p>9.448529</text:p>
          </table:table-cell>
          <table:table-cell table:formula="of:=[.C246]+[.A247]" office:value-type="float" office:value="7.253185366" calcext:value-type="float">
            <text:p>7.2531853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247]+[.A248]" office:value-type="float" office:value="7.279278294" calcext:value-type="float">
            <text:p>7.2792782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13366" calcext:value-type="float">
            <text:p>0.026413366</text:p>
          </table:table-cell>
          <table:table-cell office:value-type="float" office:value="9.464905" calcext:value-type="float">
            <text:p>9.464905</text:p>
          </table:table-cell>
          <table:table-cell table:formula="of:=[.C248]+[.A249]" office:value-type="float" office:value="7.30569166" calcext:value-type="float">
            <text:p>7.305691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43886" calcext:value-type="float">
            <text:p>0.026443886</text:p>
          </table:table-cell>
          <table:table-cell office:value-type="float" office:value="9.453981" calcext:value-type="float">
            <text:p>9.453981</text:p>
          </table:table-cell>
          <table:table-cell table:formula="of:=[.C249]+[.A250]" office:value-type="float" office:value="7.332135546" calcext:value-type="float">
            <text:p>7.3321355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21813" calcext:value-type="float">
            <text:p>0.026321813</text:p>
          </table:table-cell>
          <table:table-cell office:value-type="float" office:value="9.497826" calcext:value-type="float">
            <text:p>9.497826</text:p>
          </table:table-cell>
          <table:table-cell table:formula="of:=[.C250]+[.A251]" office:value-type="float" office:value="7.358457359" calcext:value-type="float">
            <text:p>7.3584573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251]+[.A252]" office:value-type="float" office:value="7.384412956" calcext:value-type="float">
            <text:p>7.3844129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91294" calcext:value-type="float">
            <text:p>0.026291294</text:p>
          </table:table-cell>
          <table:table-cell office:value-type="float" office:value="9.508851" calcext:value-type="float">
            <text:p>9.508851</text:p>
          </table:table-cell>
          <table:table-cell table:formula="of:=[.C252]+[.A253]" office:value-type="float" office:value="7.41070425" calcext:value-type="float">
            <text:p>7.410704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91294" calcext:value-type="float">
            <text:p>0.026291294</text:p>
          </table:table-cell>
          <table:table-cell office:value-type="float" office:value="9.508851" calcext:value-type="float">
            <text:p>9.508851</text:p>
          </table:table-cell>
          <table:table-cell table:formula="of:=[.C253]+[.A254]" office:value-type="float" office:value="7.436995544" calcext:value-type="float">
            <text:p>7.4369955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99741" calcext:value-type="float">
            <text:p>0.026199741</text:p>
          </table:table-cell>
          <table:table-cell office:value-type="float" office:value="9.542079" calcext:value-type="float">
            <text:p>9.542079</text:p>
          </table:table-cell>
          <table:table-cell table:formula="of:=[.C254]+[.A255]" office:value-type="float" office:value="7.463195285" calcext:value-type="float">
            <text:p>7.463195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255]+[.A256]" office:value-type="float" office:value="7.489044069" calcext:value-type="float">
            <text:p>7.4890440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84482" calcext:value-type="float">
            <text:p>0.026184482</text:p>
          </table:table-cell>
          <table:table-cell office:value-type="float" office:value="9.54764" calcext:value-type="float">
            <text:p>9.54764</text:p>
          </table:table-cell>
          <table:table-cell table:formula="of:=[.C256]+[.A257]" office:value-type="float" office:value="7.515228551" calcext:value-type="float">
            <text:p>7.5152285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99741" calcext:value-type="float">
            <text:p>0.026199741</text:p>
          </table:table-cell>
          <table:table-cell office:value-type="float" office:value="9.542079" calcext:value-type="float">
            <text:p>9.542079</text:p>
          </table:table-cell>
          <table:table-cell table:formula="of:=[.C257]+[.A258]" office:value-type="float" office:value="7.541428292" calcext:value-type="float">
            <text:p>7.5414282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08187" calcext:value-type="float">
            <text:p>0.026108187</text:p>
          </table:table-cell>
          <table:table-cell office:value-type="float" office:value="9.575541" calcext:value-type="float">
            <text:p>9.575541</text:p>
          </table:table-cell>
          <table:table-cell table:formula="of:=[.C258]+[.A259]" office:value-type="float" office:value="7.567536479" calcext:value-type="float">
            <text:p>7.5675364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87747" calcext:value-type="float">
            <text:p>0.025787747</text:p>
          </table:table-cell>
          <table:table-cell office:value-type="float" office:value="9.694527" calcext:value-type="float">
            <text:p>9.694527</text:p>
          </table:table-cell>
          <table:table-cell table:formula="of:=[.C259]+[.A260]" office:value-type="float" office:value="7.593324226" calcext:value-type="float">
            <text:p>7.5933242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260]+[.A261]" office:value-type="float" office:value="7.619417154" calcext:value-type="float">
            <text:p>7.6194171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08187" calcext:value-type="float">
            <text:p>0.026108187</text:p>
          </table:table-cell>
          <table:table-cell office:value-type="float" office:value="9.575541" calcext:value-type="float">
            <text:p>9.575541</text:p>
          </table:table-cell>
          <table:table-cell table:formula="of:=[.C261]+[.A262]" office:value-type="float" office:value="7.645525341" calcext:value-type="float">
            <text:p>7.6455253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16632" calcext:value-type="float">
            <text:p>0.026016632</text:p>
          </table:table-cell>
          <table:table-cell office:value-type="float" office:value="9.609238" calcext:value-type="float">
            <text:p>9.609238</text:p>
          </table:table-cell>
          <table:table-cell table:formula="of:=[.C262]+[.A263]" office:value-type="float" office:value="7.671541973" calcext:value-type="float">
            <text:p>7.6715419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263]+[.A264]" office:value-type="float" office:value="7.697238167" calcext:value-type="float">
            <text:p>7.6972381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01373" calcext:value-type="float">
            <text:p>0.026001373</text:p>
          </table:table-cell>
          <table:table-cell office:value-type="float" office:value="9.614877" calcext:value-type="float">
            <text:p>9.614877</text:p>
          </table:table-cell>
          <table:table-cell table:formula="of:=[.C264]+[.A265]" office:value-type="float" office:value="7.72323954" calcext:value-type="float">
            <text:p>7.723239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16632" calcext:value-type="float">
            <text:p>0.026016632</text:p>
          </table:table-cell>
          <table:table-cell office:value-type="float" office:value="9.609238" calcext:value-type="float">
            <text:p>9.609238</text:p>
          </table:table-cell>
          <table:table-cell table:formula="of:=[.C265]+[.A266]" office:value-type="float" office:value="7.749256172" calcext:value-type="float">
            <text:p>7.7492561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25077" calcext:value-type="float">
            <text:p>0.025925077</text:p>
          </table:table-cell>
          <table:table-cell office:value-type="float" office:value="9.643172" calcext:value-type="float">
            <text:p>9.643172</text:p>
          </table:table-cell>
          <table:table-cell table:formula="of:=[.C266]+[.A267]" office:value-type="float" office:value="7.775181249" calcext:value-type="float">
            <text:p>7.7751812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74122" calcext:value-type="float">
            <text:p>0.025574122</text:p>
          </table:table-cell>
          <table:table-cell office:value-type="float" office:value="9.775506" calcext:value-type="float">
            <text:p>9.775506</text:p>
          </table:table-cell>
          <table:table-cell table:formula="of:=[.C267]+[.A268]" office:value-type="float" office:value="7.800755371" calcext:value-type="float">
            <text:p>7.8007553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268]+[.A269]" office:value-type="float" office:value="7.82666519" calcext:value-type="float">
            <text:p>7.826665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269]+[.A270]" office:value-type="float" office:value="7.852605528" calcext:value-type="float">
            <text:p>7.8526055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18266" calcext:value-type="float">
            <text:p>0.025818266</text:p>
          </table:table-cell>
          <table:table-cell office:value-type="float" office:value="9.683067" calcext:value-type="float">
            <text:p>9.683067</text:p>
          </table:table-cell>
          <table:table-cell table:formula="of:=[.C270]+[.A271]" office:value-type="float" office:value="7.878423794" calcext:value-type="float">
            <text:p>7.8784237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13085" calcext:value-type="float">
            <text:p>0.025513085</text:p>
          </table:table-cell>
          <table:table-cell office:value-type="float" office:value="9.798893" calcext:value-type="float">
            <text:p>9.798893</text:p>
          </table:table-cell>
          <table:table-cell table:formula="of:=[.C271]+[.A272]" office:value-type="float" office:value="7.903936879" calcext:value-type="float">
            <text:p>7.903936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03005" calcext:value-type="float">
            <text:p>0.025803005</text:p>
          </table:table-cell>
          <table:table-cell office:value-type="float" office:value="9.688794" calcext:value-type="float">
            <text:p>9.688794</text:p>
          </table:table-cell>
          <table:table-cell table:formula="of:=[.C272]+[.A273]" office:value-type="float" office:value="7.929739884" calcext:value-type="float">
            <text:p>7.9297398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273]+[.A274]" office:value-type="float" office:value="7.955588668" calcext:value-type="float">
            <text:p>7.9555886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4197" calcext:value-type="float">
            <text:p>0.02574197</text:p>
          </table:table-cell>
          <table:table-cell office:value-type="float" office:value="9.711766" calcext:value-type="float">
            <text:p>9.711766</text:p>
          </table:table-cell>
          <table:table-cell table:formula="of:=[.C274]+[.A275]" office:value-type="float" office:value="7.981330638" calcext:value-type="float">
            <text:p>7.9813306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06271" calcext:value-type="float">
            <text:p>0.025406271</text:p>
          </table:table-cell>
          <table:table-cell office:value-type="float" office:value="9.84009" calcext:value-type="float">
            <text:p>9.84009</text:p>
          </table:table-cell>
          <table:table-cell table:formula="of:=[.C275]+[.A276]" office:value-type="float" office:value="8.006736909" calcext:value-type="float">
            <text:p>8.0067369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4197" calcext:value-type="float">
            <text:p>0.02574197</text:p>
          </table:table-cell>
          <table:table-cell office:value-type="float" office:value="9.711766" calcext:value-type="float">
            <text:p>9.711766</text:p>
          </table:table-cell>
          <table:table-cell table:formula="of:=[.C276]+[.A277]" office:value-type="float" office:value="8.032478879" calcext:value-type="float">
            <text:p>8.032478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72488" calcext:value-type="float">
            <text:p>0.025772488</text:p>
          </table:table-cell>
          <table:table-cell office:value-type="float" office:value="9.700267" calcext:value-type="float">
            <text:p>9.700267</text:p>
          </table:table-cell>
          <table:table-cell table:formula="of:=[.C277]+[.A278]" office:value-type="float" office:value="8.058251367" calcext:value-type="float">
            <text:p>8.0582513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278]+[.A279]" office:value-type="float" office:value="8.083886524" calcext:value-type="float">
            <text:p>8.0838865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99458" calcext:value-type="float">
            <text:p>0.025299458</text:p>
          </table:table-cell>
          <table:table-cell office:value-type="float" office:value="9.881635" calcext:value-type="float">
            <text:p>9.881635</text:p>
          </table:table-cell>
          <table:table-cell table:formula="of:=[.C279]+[.A280]" office:value-type="float" office:value="8.109185982" calcext:value-type="float">
            <text:p>8.1091859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50416" calcext:value-type="float">
            <text:p>0.025650416</text:p>
          </table:table-cell>
          <table:table-cell office:value-type="float" office:value="9.74643" calcext:value-type="float">
            <text:p>9.74643</text:p>
          </table:table-cell>
          <table:table-cell table:formula="of:=[.C280]+[.A281]" office:value-type="float" office:value="8.134836398" calcext:value-type="float">
            <text:p>8.1348363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281]+[.A282]" office:value-type="float" office:value="8.160517331" calcext:value-type="float">
            <text:p>8.1605173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74122" calcext:value-type="float">
            <text:p>0.025574122</text:p>
          </table:table-cell>
          <table:table-cell office:value-type="float" office:value="9.775506" calcext:value-type="float">
            <text:p>9.775506</text:p>
          </table:table-cell>
          <table:table-cell table:formula="of:=[.C282]+[.A283]" office:value-type="float" office:value="8.186091453" calcext:value-type="float">
            <text:p>8.1860914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84199" calcext:value-type="float">
            <text:p>0.025284199</text:p>
          </table:table-cell>
          <table:table-cell office:value-type="float" office:value="9.887598" calcext:value-type="float">
            <text:p>9.887598</text:p>
          </table:table-cell>
          <table:table-cell table:formula="of:=[.C283]+[.A284]" office:value-type="float" office:value="8.211375652" calcext:value-type="float">
            <text:p>8.2113756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284]+[.A285]" office:value-type="float" office:value="8.23699555" calcext:value-type="float">
            <text:p>8.236995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285]+[.A286]" office:value-type="float" office:value="8.262661224" calcext:value-type="float">
            <text:p>8.2626612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286]+[.A287]" office:value-type="float" office:value="8.288265864" calcext:value-type="float">
            <text:p>8.2882658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53681" calcext:value-type="float">
            <text:p>0.025253681</text:p>
          </table:table-cell>
          <table:table-cell office:value-type="float" office:value="9.899547" calcext:value-type="float">
            <text:p>9.899547</text:p>
          </table:table-cell>
          <table:table-cell table:formula="of:=[.C287]+[.A288]" office:value-type="float" office:value="8.313519545" calcext:value-type="float">
            <text:p>8.3135195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288]+[.A289]" office:value-type="float" office:value="8.339154702" calcext:value-type="float">
            <text:p>8.3391547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289]+[.A290]" office:value-type="float" office:value="8.364820376" calcext:value-type="float">
            <text:p>8.3648203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74122" calcext:value-type="float">
            <text:p>0.025574122</text:p>
          </table:table-cell>
          <table:table-cell office:value-type="float" office:value="9.775506" calcext:value-type="float">
            <text:p>9.775506</text:p>
          </table:table-cell>
          <table:table-cell table:formula="of:=[.C290]+[.A291]" office:value-type="float" office:value="8.390394498" calcext:value-type="float">
            <text:p>8.3903944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84199" calcext:value-type="float">
            <text:p>0.025284199</text:p>
          </table:table-cell>
          <table:table-cell office:value-type="float" office:value="9.887598" calcext:value-type="float">
            <text:p>9.887598</text:p>
          </table:table-cell>
          <table:table-cell table:formula="of:=[.C291]+[.A292]" office:value-type="float" office:value="8.415678697" calcext:value-type="float">
            <text:p>8.4156786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292]+[.A293]" office:value-type="float" office:value="8.441313854" calcext:value-type="float">
            <text:p>8.4413138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293]+[.A294]" office:value-type="float" office:value="8.466979528" calcext:value-type="float">
            <text:p>8.4669795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74122" calcext:value-type="float">
            <text:p>0.025574122</text:p>
          </table:table-cell>
          <table:table-cell office:value-type="float" office:value="9.775506" calcext:value-type="float">
            <text:p>9.775506</text:p>
          </table:table-cell>
          <table:table-cell table:formula="of:=[.C294]+[.A295]" office:value-type="float" office:value="8.49255365" calcext:value-type="float">
            <text:p>8.492553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99458" calcext:value-type="float">
            <text:p>0.025299458</text:p>
          </table:table-cell>
          <table:table-cell office:value-type="float" office:value="9.881635" calcext:value-type="float">
            <text:p>9.881635</text:p>
          </table:table-cell>
          <table:table-cell table:formula="of:=[.C295]+[.A296]" office:value-type="float" office:value="8.517853108" calcext:value-type="float">
            <text:p>8.5178531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296]+[.A297]" office:value-type="float" office:value="8.543473006" calcext:value-type="float">
            <text:p>8.5434730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297]+[.A298]" office:value-type="float" office:value="8.5691692" calcext:value-type="float">
            <text:p>8.56916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74122" calcext:value-type="float">
            <text:p>0.025574122</text:p>
          </table:table-cell>
          <table:table-cell office:value-type="float" office:value="9.775506" calcext:value-type="float">
            <text:p>9.775506</text:p>
          </table:table-cell>
          <table:table-cell table:formula="of:=[.C298]+[.A299]" office:value-type="float" office:value="8.594743322" calcext:value-type="float">
            <text:p>8.5947433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99458" calcext:value-type="float">
            <text:p>0.025299458</text:p>
          </table:table-cell>
          <table:table-cell office:value-type="float" office:value="9.881635" calcext:value-type="float">
            <text:p>9.881635</text:p>
          </table:table-cell>
          <table:table-cell table:formula="of:=[.C299]+[.A300]" office:value-type="float" office:value="8.62004278" calcext:value-type="float">
            <text:p>8.620042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300]+[.A301]" office:value-type="float" office:value="8.64564742" calcext:value-type="float">
            <text:p>8.645647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301]+[.A302]" office:value-type="float" office:value="8.671313094" calcext:value-type="float">
            <text:p>8.6713130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302]+[.A303]" office:value-type="float" office:value="8.696932992" calcext:value-type="float">
            <text:p>8.6969329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314717" calcext:value-type="float">
            <text:p>0.025314717</text:p>
          </table:table-cell>
          <table:table-cell office:value-type="float" office:value="9.875679" calcext:value-type="float">
            <text:p>9.875679</text:p>
          </table:table-cell>
          <table:table-cell table:formula="of:=[.C303]+[.A304]" office:value-type="float" office:value="8.722247709" calcext:value-type="float">
            <text:p>8.7222477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304]+[.A305]" office:value-type="float" office:value="8.747882866" calcext:value-type="float">
            <text:p>8.7478828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11453" calcext:value-type="float">
            <text:p>0.025711453</text:p>
          </table:table-cell>
          <table:table-cell office:value-type="float" office:value="9.723293" calcext:value-type="float">
            <text:p>9.723293</text:p>
          </table:table-cell>
          <table:table-cell table:formula="of:=[.C305]+[.A306]" office:value-type="float" office:value="8.773594319" calcext:value-type="float">
            <text:p>8.7735943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306]+[.A307]" office:value-type="float" office:value="8.799229476" calcext:value-type="float">
            <text:p>8.7992294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375754" calcext:value-type="float">
            <text:p>0.025375754</text:p>
          </table:table-cell>
          <table:table-cell office:value-type="float" office:value="9.851924" calcext:value-type="float">
            <text:p>9.851924</text:p>
          </table:table-cell>
          <table:table-cell table:formula="of:=[.C307]+[.A308]" office:value-type="float" office:value="8.82460523" calcext:value-type="float">
            <text:p>8.824605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11453" calcext:value-type="float">
            <text:p>0.025711453</text:p>
          </table:table-cell>
          <table:table-cell office:value-type="float" office:value="9.723293" calcext:value-type="float">
            <text:p>9.723293</text:p>
          </table:table-cell>
          <table:table-cell table:formula="of:=[.C308]+[.A309]" office:value-type="float" office:value="8.850316683" calcext:value-type="float">
            <text:p>8.8503166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72488" calcext:value-type="float">
            <text:p>0.025772488</text:p>
          </table:table-cell>
          <table:table-cell office:value-type="float" office:value="9.700267" calcext:value-type="float">
            <text:p>9.700267</text:p>
          </table:table-cell>
          <table:table-cell table:formula="of:=[.C309]+[.A310]" office:value-type="float" office:value="8.876089171" calcext:value-type="float">
            <text:p>8.8760891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310]+[.A311]" office:value-type="float" office:value="8.901785365" calcext:value-type="float">
            <text:p>8.9017853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36789" calcext:value-type="float">
            <text:p>0.025436789</text:p>
          </table:table-cell>
          <table:table-cell office:value-type="float" office:value="9.828284" calcext:value-type="float">
            <text:p>9.828284</text:p>
          </table:table-cell>
          <table:table-cell table:formula="of:=[.C311]+[.A312]" office:value-type="float" office:value="8.927222154" calcext:value-type="float">
            <text:p>8.9272221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72488" calcext:value-type="float">
            <text:p>0.025772488</text:p>
          </table:table-cell>
          <table:table-cell office:value-type="float" office:value="9.700267" calcext:value-type="float">
            <text:p>9.700267</text:p>
          </table:table-cell>
          <table:table-cell table:formula="of:=[.C312]+[.A313]" office:value-type="float" office:value="8.952994642" calcext:value-type="float">
            <text:p>8.9529946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313]+[.A314]" office:value-type="float" office:value="8.978843426" calcext:value-type="float">
            <text:p>8.9788434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87747" calcext:value-type="float">
            <text:p>0.025787747</text:p>
          </table:table-cell>
          <table:table-cell office:value-type="float" office:value="9.694527" calcext:value-type="float">
            <text:p>9.694527</text:p>
          </table:table-cell>
          <table:table-cell table:formula="of:=[.C314]+[.A315]" office:value-type="float" office:value="9.004631173" calcext:value-type="float">
            <text:p>9.0046311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82567" calcext:value-type="float">
            <text:p>0.025482567</text:p>
          </table:table-cell>
          <table:table-cell office:value-type="float" office:value="9.810628" calcext:value-type="float">
            <text:p>9.810628</text:p>
          </table:table-cell>
          <table:table-cell table:formula="of:=[.C315]+[.A316]" office:value-type="float" office:value="9.03011374" calcext:value-type="float">
            <text:p>9.030113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64042" calcext:value-type="float">
            <text:p>0.025864042</text:p>
          </table:table-cell>
          <table:table-cell office:value-type="float" office:value="9.665929" calcext:value-type="float">
            <text:p>9.665929</text:p>
          </table:table-cell>
          <table:table-cell table:formula="of:=[.C316]+[.A317]" office:value-type="float" office:value="9.055977782" calcext:value-type="float">
            <text:p>9.0559777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25077" calcext:value-type="float">
            <text:p>0.025925077</text:p>
          </table:table-cell>
          <table:table-cell office:value-type="float" office:value="9.643172" calcext:value-type="float">
            <text:p>9.643172</text:p>
          </table:table-cell>
          <table:table-cell table:formula="of:=[.C317]+[.A318]" office:value-type="float" office:value="9.081902859" calcext:value-type="float">
            <text:p>9.0819028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18266" calcext:value-type="float">
            <text:p>0.025818266</text:p>
          </table:table-cell>
          <table:table-cell office:value-type="float" office:value="9.683067" calcext:value-type="float">
            <text:p>9.683067</text:p>
          </table:table-cell>
          <table:table-cell table:formula="of:=[.C318]+[.A319]" office:value-type="float" office:value="9.107721125" calcext:value-type="float">
            <text:p>9.1077211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43602" calcext:value-type="float">
            <text:p>0.025543602</text:p>
          </table:table-cell>
          <table:table-cell office:value-type="float" office:value="9.787187" calcext:value-type="float">
            <text:p>9.787187</text:p>
          </table:table-cell>
          <table:table-cell table:formula="of:=[.C319]+[.A320]" office:value-type="float" office:value="9.133264727" calcext:value-type="float">
            <text:p>9.1332647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320]+[.A321]" office:value-type="float" office:value="9.159174546" calcext:value-type="float">
            <text:p>9.1591745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01373" calcext:value-type="float">
            <text:p>0.026001373</text:p>
          </table:table-cell>
          <table:table-cell office:value-type="float" office:value="9.614877" calcext:value-type="float">
            <text:p>9.614877</text:p>
          </table:table-cell>
          <table:table-cell table:formula="of:=[.C321]+[.A322]" office:value-type="float" office:value="9.185175919" calcext:value-type="float">
            <text:p>9.1851759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322]+[.A323]" office:value-type="float" office:value="9.211085738" calcext:value-type="float">
            <text:p>9.2110857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323]+[.A324]" office:value-type="float" office:value="9.236720895" calcext:value-type="float">
            <text:p>9.2367208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324]+[.A325]" office:value-type="float" office:value="9.26270701" calcext:value-type="float">
            <text:p>9.262707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325]+[.A326]" office:value-type="float" office:value="9.28876942" calcext:value-type="float">
            <text:p>9.288769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70856" calcext:value-type="float">
            <text:p>0.025970856</text:p>
          </table:table-cell>
          <table:table-cell office:value-type="float" office:value="9.626175" calcext:value-type="float">
            <text:p>9.626175</text:p>
          </table:table-cell>
          <table:table-cell table:formula="of:=[.C326]+[.A327]" office:value-type="float" office:value="9.314740276" calcext:value-type="float">
            <text:p>9.3147402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11453" calcext:value-type="float">
            <text:p>0.025711453</text:p>
          </table:table-cell>
          <table:table-cell office:value-type="float" office:value="9.723293" calcext:value-type="float">
            <text:p>9.723293</text:p>
          </table:table-cell>
          <table:table-cell table:formula="of:=[.C327]+[.A328]" office:value-type="float" office:value="9.340451729" calcext:value-type="float">
            <text:p>9.3404517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7767" calcext:value-type="float">
            <text:p>0.02607767</text:p>
          </table:table-cell>
          <table:table-cell office:value-type="float" office:value="9.586747" calcext:value-type="float">
            <text:p>9.586747</text:p>
          </table:table-cell>
          <table:table-cell table:formula="of:=[.C328]+[.A329]" office:value-type="float" office:value="9.366529399" calcext:value-type="float">
            <text:p>9.3665293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84482" calcext:value-type="float">
            <text:p>0.026184482</text:p>
          </table:table-cell>
          <table:table-cell office:value-type="float" office:value="9.54764" calcext:value-type="float">
            <text:p>9.54764</text:p>
          </table:table-cell>
          <table:table-cell table:formula="of:=[.C329]+[.A330]" office:value-type="float" office:value="9.392713881" calcext:value-type="float">
            <text:p>9.3927138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23445" calcext:value-type="float">
            <text:p>0.026123445</text:p>
          </table:table-cell>
          <table:table-cell office:value-type="float" office:value="9.569948" calcext:value-type="float">
            <text:p>9.569948</text:p>
          </table:table-cell>
          <table:table-cell table:formula="of:=[.C330]+[.A331]" office:value-type="float" office:value="9.418837326" calcext:value-type="float">
            <text:p>9.4188373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18266" calcext:value-type="float">
            <text:p>0.025818266</text:p>
          </table:table-cell>
          <table:table-cell office:value-type="float" office:value="9.683067" calcext:value-type="float">
            <text:p>9.683067</text:p>
          </table:table-cell>
          <table:table-cell table:formula="of:=[.C331]+[.A332]" office:value-type="float" office:value="9.444655592" calcext:value-type="float">
            <text:p>9.4446555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15" calcext:value-type="float">
            <text:p>0.026215</text:p>
          </table:table-cell>
          <table:table-cell office:value-type="float" office:value="9.536525" calcext:value-type="float">
            <text:p>9.536525</text:p>
          </table:table-cell>
          <table:table-cell table:formula="of:=[.C332]+[.A333]" office:value-type="float" office:value="9.470870592" calcext:value-type="float">
            <text:p>9.4708705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21813" calcext:value-type="float">
            <text:p>0.026321813</text:p>
          </table:table-cell>
          <table:table-cell office:value-type="float" office:value="9.497826" calcext:value-type="float">
            <text:p>9.497826</text:p>
          </table:table-cell>
          <table:table-cell table:formula="of:=[.C333]+[.A334]" office:value-type="float" office:value="9.497192405" calcext:value-type="float">
            <text:p>9.4971924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334]+[.A335]" office:value-type="float" office:value="9.52346844" calcext:value-type="float">
            <text:p>9.523468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01373" calcext:value-type="float">
            <text:p>0.026001373</text:p>
          </table:table-cell>
          <table:table-cell office:value-type="float" office:value="9.614877" calcext:value-type="float">
            <text:p>9.614877</text:p>
          </table:table-cell>
          <table:table-cell table:formula="of:=[.C335]+[.A336]" office:value-type="float" office:value="9.549469813" calcext:value-type="float">
            <text:p>9.5494698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13366" calcext:value-type="float">
            <text:p>0.026413366</text:p>
          </table:table-cell>
          <table:table-cell office:value-type="float" office:value="9.464905" calcext:value-type="float">
            <text:p>9.464905</text:p>
          </table:table-cell>
          <table:table-cell table:formula="of:=[.C336]+[.A337]" office:value-type="float" office:value="9.575883179" calcext:value-type="float">
            <text:p>9.5758831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50492" calcext:value-type="float">
            <text:p>0.02650492</text:p>
          </table:table-cell>
          <table:table-cell office:value-type="float" office:value="9.432211" calcext:value-type="float">
            <text:p>9.432211</text:p>
          </table:table-cell>
          <table:table-cell table:formula="of:=[.C337]+[.A338]" office:value-type="float" office:value="9.602388099" calcext:value-type="float">
            <text:p>9.6023880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59144" calcext:value-type="float">
            <text:p>0.026459144</text:p>
          </table:table-cell>
          <table:table-cell office:value-type="float" office:value="9.448529" calcext:value-type="float">
            <text:p>9.448529</text:p>
          </table:table-cell>
          <table:table-cell table:formula="of:=[.C338]+[.A339]" office:value-type="float" office:value="9.628847243" calcext:value-type="float">
            <text:p>9.6288472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99741" calcext:value-type="float">
            <text:p>0.026199741</text:p>
          </table:table-cell>
          <table:table-cell office:value-type="float" office:value="9.542079" calcext:value-type="float">
            <text:p>9.542079</text:p>
          </table:table-cell>
          <table:table-cell table:formula="of:=[.C339]+[.A340]" office:value-type="float" office:value="9.655046984" calcext:value-type="float">
            <text:p>9.6550469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596475" calcext:value-type="float">
            <text:p>0.026596475</text:p>
          </table:table-cell>
          <table:table-cell office:value-type="float" office:value="9.399741" calcext:value-type="float">
            <text:p>9.399741</text:p>
          </table:table-cell>
          <table:table-cell table:formula="of:=[.C340]+[.A341]" office:value-type="float" office:value="9.681643459" calcext:value-type="float">
            <text:p>9.6816434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33806" calcext:value-type="float">
            <text:p>0.026733806</text:p>
          </table:table-cell>
          <table:table-cell office:value-type="float" office:value="9.351456" calcext:value-type="float">
            <text:p>9.351456</text:p>
          </table:table-cell>
          <table:table-cell table:formula="of:=[.C341]+[.A342]" office:value-type="float" office:value="9.708377265" calcext:value-type="float">
            <text:p>9.7083772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68803" calcext:value-type="float">
            <text:p>0.02668803</text:p>
          </table:table-cell>
          <table:table-cell office:value-type="float" office:value="9.367496" calcext:value-type="float">
            <text:p>9.367496</text:p>
          </table:table-cell>
          <table:table-cell table:formula="of:=[.C342]+[.A343]" office:value-type="float" office:value="9.735065295" calcext:value-type="float">
            <text:p>9.7350652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52331" calcext:value-type="float">
            <text:p>0.026352331</text:p>
          </table:table-cell>
          <table:table-cell office:value-type="float" office:value="9.486827" calcext:value-type="float">
            <text:p>9.486827</text:p>
          </table:table-cell>
          <table:table-cell table:formula="of:=[.C343]+[.A344]" office:value-type="float" office:value="9.761417626" calcext:value-type="float">
            <text:p>9.7614176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810102" calcext:value-type="float">
            <text:p>0.026810102</text:p>
          </table:table-cell>
          <table:table-cell office:value-type="float" office:value="9.324843" calcext:value-type="float">
            <text:p>9.324843</text:p>
          </table:table-cell>
          <table:table-cell table:formula="of:=[.C344]+[.A345]" office:value-type="float" office:value="9.788227728" calcext:value-type="float">
            <text:p>9.7882277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947433" calcext:value-type="float">
            <text:p>0.026947433</text:p>
          </table:table-cell>
          <table:table-cell office:value-type="float" office:value="9.277321" calcext:value-type="float">
            <text:p>9.277321</text:p>
          </table:table-cell>
          <table:table-cell table:formula="of:=[.C345]+[.A346]" office:value-type="float" office:value="9.815175161" calcext:value-type="float">
            <text:p>9.8151751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886396" calcext:value-type="float">
            <text:p>0.026886396</text:p>
          </table:table-cell>
          <table:table-cell office:value-type="float" office:value="9.298383" calcext:value-type="float">
            <text:p>9.298383</text:p>
          </table:table-cell>
          <table:table-cell table:formula="of:=[.C346]+[.A347]" office:value-type="float" office:value="9.842061557" calcext:value-type="float">
            <text:p>9.8420615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65751" calcext:value-type="float">
            <text:p>0.02665751</text:p>
          </table:table-cell>
          <table:table-cell office:value-type="float" office:value="9.37822" calcext:value-type="float">
            <text:p>9.37822</text:p>
          </table:table-cell>
          <table:table-cell table:formula="of:=[.C347]+[.A348]" office:value-type="float" office:value="9.868719067" calcext:value-type="float">
            <text:p>9.8687190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054247" calcext:value-type="float">
            <text:p>0.027054247</text:p>
          </table:table-cell>
          <table:table-cell office:value-type="float" office:value="9.240694" calcext:value-type="float">
            <text:p>9.240694</text:p>
          </table:table-cell>
          <table:table-cell table:formula="of:=[.C348]+[.A349]" office:value-type="float" office:value="9.895773314" calcext:value-type="float">
            <text:p>9.8957733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16106" calcext:value-type="float">
            <text:p>0.02716106</text:p>
          </table:table-cell>
          <table:table-cell office:value-type="float" office:value="9.204354" calcext:value-type="float">
            <text:p>9.204354</text:p>
          </table:table-cell>
          <table:table-cell table:formula="of:=[.C349]+[.A350]" office:value-type="float" office:value="9.922934374" calcext:value-type="float">
            <text:p>9.9229343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13054" calcext:value-type="float">
            <text:p>0.02713054</text:p>
          </table:table-cell>
          <table:table-cell office:value-type="float" office:value="9.214708" calcext:value-type="float">
            <text:p>9.214708</text:p>
          </table:table-cell>
          <table:table-cell table:formula="of:=[.C350]+[.A351]" office:value-type="float" office:value="9.950064914" calcext:value-type="float">
            <text:p>9.9500649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901655" calcext:value-type="float">
            <text:p>0.026901655</text:p>
          </table:table-cell>
          <table:table-cell office:value-type="float" office:value="9.293109" calcext:value-type="float">
            <text:p>9.293109</text:p>
          </table:table-cell>
          <table:table-cell table:formula="of:=[.C351]+[.A352]" office:value-type="float" office:value="9.976966569" calcext:value-type="float">
            <text:p>9.9769665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31365" calcext:value-type="float">
            <text:p>0.02731365</text:p>
          </table:table-cell>
          <table:table-cell office:value-type="float" office:value="9.152933" calcext:value-type="float">
            <text:p>9.152933</text:p>
          </table:table-cell>
          <table:table-cell table:formula="of:=[.C352]+[.A353]" office:value-type="float" office:value="10.004280219" calcext:value-type="float">
            <text:p>10.0042802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435722" calcext:value-type="float">
            <text:p>0.027435722</text:p>
          </table:table-cell>
          <table:table-cell office:value-type="float" office:value="9.112207" calcext:value-type="float">
            <text:p>9.112207</text:p>
          </table:table-cell>
          <table:table-cell table:formula="of:=[.C353]+[.A354]" office:value-type="float" office:value="10.031715941" calcext:value-type="float">
            <text:p>10.0317159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389944" calcext:value-type="float">
            <text:p>0.027389944</text:p>
          </table:table-cell>
          <table:table-cell office:value-type="float" office:value="9.127438" calcext:value-type="float">
            <text:p>9.127438</text:p>
          </table:table-cell>
          <table:table-cell table:formula="of:=[.C354]+[.A355]" office:value-type="float" office:value="10.059105885" calcext:value-type="float">
            <text:p>10.0591058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1458" calcext:value-type="float">
            <text:p>0.0271458</text:p>
          </table:table-cell>
          <table:table-cell office:value-type="float" office:value="9.209529" calcext:value-type="float">
            <text:p>9.209529</text:p>
          </table:table-cell>
          <table:table-cell table:formula="of:=[.C355]+[.A356]" office:value-type="float" office:value="10.086251685" calcext:value-type="float">
            <text:p>10.0862516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573053" calcext:value-type="float">
            <text:p>0.027573053</text:p>
          </table:table-cell>
          <table:table-cell office:value-type="float" office:value="9.066823" calcext:value-type="float">
            <text:p>9.066823</text:p>
          </table:table-cell>
          <table:table-cell table:formula="of:=[.C356]+[.A357]" office:value-type="float" office:value="10.113824738" calcext:value-type="float">
            <text:p>10.1138247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695125" calcext:value-type="float">
            <text:p>0.027695125</text:p>
          </table:table-cell>
          <table:table-cell office:value-type="float" office:value="9.026859" calcext:value-type="float">
            <text:p>9.026859</text:p>
          </table:table-cell>
          <table:table-cell table:formula="of:=[.C357]+[.A358]" office:value-type="float" office:value="10.141519863" calcext:value-type="float">
            <text:p>10.1415198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664607" calcext:value-type="float">
            <text:p>0.027664607</text:p>
          </table:table-cell>
          <table:table-cell office:value-type="float" office:value="9.036818" calcext:value-type="float">
            <text:p>9.036818</text:p>
          </table:table-cell>
          <table:table-cell table:formula="of:=[.C358]+[.A359]" office:value-type="float" office:value="10.16918447" calcext:value-type="float">
            <text:p>10.169184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389944" calcext:value-type="float">
            <text:p>0.027389944</text:p>
          </table:table-cell>
          <table:table-cell office:value-type="float" office:value="9.127438" calcext:value-type="float">
            <text:p>9.127438</text:p>
          </table:table-cell>
          <table:table-cell table:formula="of:=[.C359]+[.A360]" office:value-type="float" office:value="10.196574414" calcext:value-type="float">
            <text:p>10.1965744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862974" calcext:value-type="float">
            <text:p>0.027862974</text:p>
          </table:table-cell>
          <table:table-cell office:value-type="float" office:value="8.972481" calcext:value-type="float">
            <text:p>8.972481</text:p>
          </table:table-cell>
          <table:table-cell table:formula="of:=[.C360]+[.A361]" office:value-type="float" office:value="10.224437388" calcext:value-type="float">
            <text:p>10.2244373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969787" calcext:value-type="float">
            <text:p>0.027969787</text:p>
          </table:table-cell>
          <table:table-cell office:value-type="float" office:value="8.938216" calcext:value-type="float">
            <text:p>8.938216</text:p>
          </table:table-cell>
          <table:table-cell table:formula="of:=[.C361]+[.A362]" office:value-type="float" office:value="10.252407175" calcext:value-type="float">
            <text:p>10.2524071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969787" calcext:value-type="float">
            <text:p>0.027969787</text:p>
          </table:table-cell>
          <table:table-cell office:value-type="float" office:value="8.938216" calcext:value-type="float">
            <text:p>8.938216</text:p>
          </table:table-cell>
          <table:table-cell table:formula="of:=[.C362]+[.A363]" office:value-type="float" office:value="10.280376962" calcext:value-type="float">
            <text:p>10.2803769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710384" calcext:value-type="float">
            <text:p>0.027710384</text:p>
          </table:table-cell>
          <table:table-cell office:value-type="float" office:value="9.021889" calcext:value-type="float">
            <text:p>9.021889</text:p>
          </table:table-cell>
          <table:table-cell table:formula="of:=[.C363]+[.A364]" office:value-type="float" office:value="10.308087346" calcext:value-type="float">
            <text:p>10.3080873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137637" calcext:value-type="float">
            <text:p>0.028137637</text:p>
          </table:table-cell>
          <table:table-cell office:value-type="float" office:value="8.884897" calcext:value-type="float">
            <text:p>8.884897</text:p>
          </table:table-cell>
          <table:table-cell table:formula="of:=[.C364]+[.A365]" office:value-type="float" office:value="10.336224983" calcext:value-type="float">
            <text:p>10.3362249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274968" calcext:value-type="float">
            <text:p>0.028274968</text:p>
          </table:table-cell>
          <table:table-cell office:value-type="float" office:value="8.8417425" calcext:value-type="float">
            <text:p>8.8417425</text:p>
          </table:table-cell>
          <table:table-cell table:formula="of:=[.C365]+[.A366]" office:value-type="float" office:value="10.364499951" calcext:value-type="float">
            <text:p>10.3644999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25971" calcext:value-type="float">
            <text:p>0.02825971</text:p>
          </table:table-cell>
          <table:table-cell office:value-type="float" office:value="8.846517" calcext:value-type="float">
            <text:p>8.846517</text:p>
          </table:table-cell>
          <table:table-cell table:formula="of:=[.C366]+[.A367]" office:value-type="float" office:value="10.392759661" calcext:value-type="float">
            <text:p>10.3927596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954528" calcext:value-type="float">
            <text:p>0.027954528</text:p>
          </table:table-cell>
          <table:table-cell office:value-type="float" office:value="8.943095" calcext:value-type="float">
            <text:p>8.943095</text:p>
          </table:table-cell>
          <table:table-cell table:formula="of:=[.C367]+[.A368]" office:value-type="float" office:value="10.420714189" calcext:value-type="float">
            <text:p>10.4207141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427558" calcext:value-type="float">
            <text:p>0.028427558</text:p>
          </table:table-cell>
          <table:table-cell office:value-type="float" office:value="8.794283" calcext:value-type="float">
            <text:p>8.794283</text:p>
          </table:table-cell>
          <table:table-cell table:formula="of:=[.C368]+[.A369]" office:value-type="float" office:value="10.449141747" calcext:value-type="float">
            <text:p>10.4491417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580148" calcext:value-type="float">
            <text:p>0.028580148</text:p>
          </table:table-cell>
          <table:table-cell office:value-type="float" office:value="8.74733" calcext:value-type="float">
            <text:p>8.74733</text:p>
          </table:table-cell>
          <table:table-cell table:formula="of:=[.C369]+[.A370]" office:value-type="float" office:value="10.477721895" calcext:value-type="float">
            <text:p>10.4777218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564889" calcext:value-type="float">
            <text:p>0.028564889</text:p>
          </table:table-cell>
          <table:table-cell office:value-type="float" office:value="8.752003" calcext:value-type="float">
            <text:p>8.752003</text:p>
          </table:table-cell>
          <table:table-cell table:formula="of:=[.C370]+[.A371]" office:value-type="float" office:value="10.506286784" calcext:value-type="float">
            <text:p>10.5062867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305486" calcext:value-type="float">
            <text:p>0.028305486</text:p>
          </table:table-cell>
          <table:table-cell office:value-type="float" office:value="8.832211" calcext:value-type="float">
            <text:p>8.832211</text:p>
          </table:table-cell>
          <table:table-cell table:formula="of:=[.C371]+[.A372]" office:value-type="float" office:value="10.53459227" calcext:value-type="float">
            <text:p>10.534592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747998" calcext:value-type="float">
            <text:p>0.028747998</text:p>
          </table:table-cell>
          <table:table-cell office:value-type="float" office:value="8.696258" calcext:value-type="float">
            <text:p>8.696258</text:p>
          </table:table-cell>
          <table:table-cell table:formula="of:=[.C372]+[.A373]" office:value-type="float" office:value="10.563340268" calcext:value-type="float">
            <text:p>10.5633402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88533" calcext:value-type="float">
            <text:p>0.02888533</text:p>
          </table:table-cell>
          <table:table-cell office:value-type="float" office:value="8.654912" calcext:value-type="float">
            <text:p>8.654912</text:p>
          </table:table-cell>
          <table:table-cell table:formula="of:=[.C373]+[.A374]" office:value-type="float" office:value="10.592225598" calcext:value-type="float">
            <text:p>10.5922255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87007" calcext:value-type="float">
            <text:p>0.02887007</text:p>
          </table:table-cell>
          <table:table-cell office:value-type="float" office:value="8.659487" calcext:value-type="float">
            <text:p>8.659487</text:p>
          </table:table-cell>
          <table:table-cell table:formula="of:=[.C374]+[.A375]" office:value-type="float" office:value="10.621095668" calcext:value-type="float">
            <text:p>10.6210956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610665" calcext:value-type="float">
            <text:p>0.028610665</text:p>
          </table:table-cell>
          <table:table-cell office:value-type="float" office:value="8.738" calcext:value-type="float">
            <text:p>8.738</text:p>
          </table:table-cell>
          <table:table-cell table:formula="of:=[.C375]+[.A376]" office:value-type="float" office:value="10.649706333" calcext:value-type="float">
            <text:p>10.6497063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083695" calcext:value-type="float">
            <text:p>0.029083695</text:p>
          </table:table-cell>
          <table:table-cell office:value-type="float" office:value="8.595881" calcext:value-type="float">
            <text:p>8.595881</text:p>
          </table:table-cell>
          <table:table-cell table:formula="of:=[.C376]+[.A377]" office:value-type="float" office:value="10.678790028" calcext:value-type="float">
            <text:p>10.67879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221026" calcext:value-type="float">
            <text:p>0.029221026</text:p>
          </table:table-cell>
          <table:table-cell office:value-type="float" office:value="8.555484" calcext:value-type="float">
            <text:p>8.555484</text:p>
          </table:table-cell>
          <table:table-cell table:formula="of:=[.C377]+[.A378]" office:value-type="float" office:value="10.708011054" calcext:value-type="float">
            <text:p>10.7080110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205767" calcext:value-type="float">
            <text:p>0.029205767</text:p>
          </table:table-cell>
          <table:table-cell office:value-type="float" office:value="8.559954" calcext:value-type="float">
            <text:p>8.559954</text:p>
          </table:table-cell>
          <table:table-cell table:formula="of:=[.C378]+[.A379]" office:value-type="float" office:value="10.737216821" calcext:value-type="float">
            <text:p>10.7372168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961623" calcext:value-type="float">
            <text:p>0.028961623</text:p>
          </table:table-cell>
          <table:table-cell office:value-type="float" office:value="8.6321125" calcext:value-type="float">
            <text:p>8.6321125</text:p>
          </table:table-cell>
          <table:table-cell table:formula="of:=[.C379]+[.A380]" office:value-type="float" office:value="10.766178444" calcext:value-type="float">
            <text:p>10.7661784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419394" calcext:value-type="float">
            <text:p>0.029419394</text:p>
          </table:table-cell>
          <table:table-cell office:value-type="float" office:value="8.497795" calcext:value-type="float">
            <text:p>8.497795</text:p>
          </table:table-cell>
          <table:table-cell table:formula="of:=[.C380]+[.A381]" office:value-type="float" office:value="10.795597838" calcext:value-type="float">
            <text:p>10.7955978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571984" calcext:value-type="float">
            <text:p>0.029571984</text:p>
          </table:table-cell>
          <table:table-cell office:value-type="float" office:value="8.453947" calcext:value-type="float">
            <text:p>8.453947</text:p>
          </table:table-cell>
          <table:table-cell table:formula="of:=[.C381]+[.A382]" office:value-type="float" office:value="10.825169822" calcext:value-type="float">
            <text:p>10.8251698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526208" calcext:value-type="float">
            <text:p>0.029526208</text:p>
          </table:table-cell>
          <table:table-cell office:value-type="float" office:value="8.467053" calcext:value-type="float">
            <text:p>8.467053</text:p>
          </table:table-cell>
          <table:table-cell table:formula="of:=[.C382]+[.A383]" office:value-type="float" office:value="10.85469603" calcext:value-type="float">
            <text:p>10.854696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266804" calcext:value-type="float">
            <text:p>0.029266804</text:p>
          </table:table-cell>
          <table:table-cell office:value-type="float" office:value="8.542101" calcext:value-type="float">
            <text:p>8.542101</text:p>
          </table:table-cell>
          <table:table-cell table:formula="of:=[.C383]+[.A384]" office:value-type="float" office:value="10.883962834" calcext:value-type="float">
            <text:p>10.8839628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755093" calcext:value-type="float">
            <text:p>0.029755093</text:p>
          </table:table-cell>
          <table:table-cell office:value-type="float" office:value="8.401923" calcext:value-type="float">
            <text:p>8.401923</text:p>
          </table:table-cell>
          <table:table-cell table:formula="of:=[.C384]+[.A385]" office:value-type="float" office:value="10.913717927" calcext:value-type="float">
            <text:p>10.9137179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385]+[.A386]" office:value-type="float" office:value="10.943640869" calcext:value-type="float">
            <text:p>10.9436408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877165" calcext:value-type="float">
            <text:p>0.029877165</text:p>
          </table:table-cell>
          <table:table-cell office:value-type="float" office:value="8.367594" calcext:value-type="float">
            <text:p>8.367594</text:p>
          </table:table-cell>
          <table:table-cell table:formula="of:=[.C386]+[.A387]" office:value-type="float" office:value="10.973518034" calcext:value-type="float">
            <text:p>10.9735180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587243" calcext:value-type="float">
            <text:p>0.029587243</text:p>
          </table:table-cell>
          <table:table-cell office:value-type="float" office:value="8.449587" calcext:value-type="float">
            <text:p>8.449587</text:p>
          </table:table-cell>
          <table:table-cell table:formula="of:=[.C387]+[.A388]" office:value-type="float" office:value="11.003105277" calcext:value-type="float">
            <text:p>11.0031052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090792" calcext:value-type="float">
            <text:p>0.030090792</text:p>
          </table:table-cell>
          <table:table-cell office:value-type="float" office:value="8.308189" calcext:value-type="float">
            <text:p>8.308189</text:p>
          </table:table-cell>
          <table:table-cell table:formula="of:=[.C388]+[.A389]" office:value-type="float" office:value="11.033196069" calcext:value-type="float">
            <text:p>11.0331960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228123" calcext:value-type="float">
            <text:p>0.030228123</text:p>
          </table:table-cell>
          <table:table-cell office:value-type="float" office:value="8.270444" calcext:value-type="float">
            <text:p>8.270444</text:p>
          </table:table-cell>
          <table:table-cell table:formula="of:=[.C389]+[.A390]" office:value-type="float" office:value="11.063424192" calcext:value-type="float">
            <text:p>11.0634241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228123" calcext:value-type="float">
            <text:p>0.030228123</text:p>
          </table:table-cell>
          <table:table-cell office:value-type="float" office:value="8.270444" calcext:value-type="float">
            <text:p>8.270444</text:p>
          </table:table-cell>
          <table:table-cell table:formula="of:=[.C390]+[.A391]" office:value-type="float" office:value="11.093652315" calcext:value-type="float">
            <text:p>11.0936523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95346" calcext:value-type="float">
            <text:p>0.02995346</text:p>
          </table:table-cell>
          <table:table-cell office:value-type="float" office:value="8.346281" calcext:value-type="float">
            <text:p>8.346281</text:p>
          </table:table-cell>
          <table:table-cell table:formula="of:=[.C391]+[.A392]" office:value-type="float" office:value="11.123605775" calcext:value-type="float">
            <text:p>11.1236057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42649" calcext:value-type="float">
            <text:p>0.03042649</text:p>
          </table:table-cell>
          <table:table-cell office:value-type="float" office:value="8.216524" calcext:value-type="float">
            <text:p>8.216524</text:p>
          </table:table-cell>
          <table:table-cell table:formula="of:=[.C392]+[.A393]" office:value-type="float" office:value="11.154032265" calcext:value-type="float">
            <text:p>11.1540322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56382" calcext:value-type="float">
            <text:p>0.03056382</text:p>
          </table:table-cell>
          <table:table-cell office:value-type="float" office:value="8.1796055" calcext:value-type="float">
            <text:p>8.1796055</text:p>
          </table:table-cell>
          <table:table-cell table:formula="of:=[.C393]+[.A394]" office:value-type="float" office:value="11.184596085" calcext:value-type="float">
            <text:p>11.1845960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533303" calcext:value-type="float">
            <text:p>0.030533303</text:p>
          </table:table-cell>
          <table:table-cell office:value-type="float" office:value="8.18778" calcext:value-type="float">
            <text:p>8.18778</text:p>
          </table:table-cell>
          <table:table-cell table:formula="of:=[.C394]+[.A395]" office:value-type="float" office:value="11.215129388" calcext:value-type="float">
            <text:p>11.2151293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243382" calcext:value-type="float">
            <text:p>0.030243382</text:p>
          </table:table-cell>
          <table:table-cell office:value-type="float" office:value="8.266272" calcext:value-type="float">
            <text:p>8.266272</text:p>
          </table:table-cell>
          <table:table-cell table:formula="of:=[.C395]+[.A396]" office:value-type="float" office:value="11.24537277" calcext:value-type="float">
            <text:p>11.245372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701153" calcext:value-type="float">
            <text:p>0.030701153</text:p>
          </table:table-cell>
          <table:table-cell office:value-type="float" office:value="8.143017" calcext:value-type="float">
            <text:p>8.143017</text:p>
          </table:table-cell>
          <table:table-cell table:formula="of:=[.C396]+[.A397]" office:value-type="float" office:value="11.276073923" calcext:value-type="float">
            <text:p>11.2760739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823225" calcext:value-type="float">
            <text:p>0.030823225</text:p>
          </table:table-cell>
          <table:table-cell office:value-type="float" office:value="8.110767" calcext:value-type="float">
            <text:p>8.110767</text:p>
          </table:table-cell>
          <table:table-cell table:formula="of:=[.C397]+[.A398]" office:value-type="float" office:value="11.306897148" calcext:value-type="float">
            <text:p>11.3068971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716412" calcext:value-type="float">
            <text:p>0.030716412</text:p>
          </table:table-cell>
          <table:table-cell office:value-type="float" office:value="8.138971" calcext:value-type="float">
            <text:p>8.138971</text:p>
          </table:table-cell>
          <table:table-cell table:formula="of:=[.C398]+[.A399]" office:value-type="float" office:value="11.33761356" calcext:value-type="float">
            <text:p>11.337613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441748" calcext:value-type="float">
            <text:p>0.030441748</text:p>
          </table:table-cell>
          <table:table-cell office:value-type="float" office:value="8.212406" calcext:value-type="float">
            <text:p>8.212406</text:p>
          </table:table-cell>
          <table:table-cell table:formula="of:=[.C399]+[.A400]" office:value-type="float" office:value="11.368055308" calcext:value-type="float">
            <text:p>11.3680553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914778" calcext:value-type="float">
            <text:p>0.030914778</text:p>
          </table:table-cell>
          <table:table-cell office:value-type="float" office:value="8.086747" calcext:value-type="float">
            <text:p>8.086747</text:p>
          </table:table-cell>
          <table:table-cell table:formula="of:=[.C400]+[.A401]" office:value-type="float" office:value="11.398970086" calcext:value-type="float">
            <text:p>11.398970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006332" calcext:value-type="float">
            <text:p>0.031006332</text:p>
          </table:table-cell>
          <table:table-cell office:value-type="float" office:value="8.062869" calcext:value-type="float">
            <text:p>8.062869</text:p>
          </table:table-cell>
          <table:table-cell table:formula="of:=[.C401]+[.A402]" office:value-type="float" office:value="11.429976418" calcext:value-type="float">
            <text:p>11.4299764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960556" calcext:value-type="float">
            <text:p>0.030960556</text:p>
          </table:table-cell>
          <table:table-cell office:value-type="float" office:value="8.074791" calcext:value-type="float">
            <text:p>8.074791</text:p>
          </table:table-cell>
          <table:table-cell table:formula="of:=[.C402]+[.A403]" office:value-type="float" office:value="11.460936974" calcext:value-type="float">
            <text:p>11.4609369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609598" calcext:value-type="float">
            <text:p>0.030609598</text:p>
          </table:table-cell>
          <table:table-cell office:value-type="float" office:value="8.167373" calcext:value-type="float">
            <text:p>8.167373</text:p>
          </table:table-cell>
          <table:table-cell table:formula="of:=[.C403]+[.A404]" office:value-type="float" office:value="11.491546572" calcext:value-type="float">
            <text:p>11.4915465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06737" calcext:value-type="float">
            <text:p>0.03106737</text:p>
          </table:table-cell>
          <table:table-cell office:value-type="float" office:value="8.047029" calcext:value-type="float">
            <text:p>8.047029</text:p>
          </table:table-cell>
          <table:table-cell table:formula="of:=[.C404]+[.A405]" office:value-type="float" office:value="11.522613942" calcext:value-type="float">
            <text:p>11.5226139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174181" calcext:value-type="float">
            <text:p>0.031174181</text:p>
          </table:table-cell>
          <table:table-cell office:value-type="float" office:value="8.019457" calcext:value-type="float">
            <text:p>8.019457</text:p>
          </table:table-cell>
          <table:table-cell table:formula="of:=[.C405]+[.A406]" office:value-type="float" office:value="11.553788123" calcext:value-type="float">
            <text:p>11.5537881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06737" calcext:value-type="float">
            <text:p>0.03106737</text:p>
          </table:table-cell>
          <table:table-cell office:value-type="float" office:value="8.047029" calcext:value-type="float">
            <text:p>8.047029</text:p>
          </table:table-cell>
          <table:table-cell table:formula="of:=[.C406]+[.A407]" office:value-type="float" office:value="11.584855493" calcext:value-type="float">
            <text:p>11.5848554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74693" calcext:value-type="float">
            <text:p>0.03074693</text:p>
          </table:table-cell>
          <table:table-cell office:value-type="float" office:value="8.130894" calcext:value-type="float">
            <text:p>8.130894</text:p>
          </table:table-cell>
          <table:table-cell table:formula="of:=[.C407]+[.A408]" office:value-type="float" office:value="11.615602423" calcext:value-type="float">
            <text:p>11.6156024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143663" calcext:value-type="float">
            <text:p>0.031143663</text:p>
          </table:table-cell>
          <table:table-cell office:value-type="float" office:value="8.027315" calcext:value-type="float">
            <text:p>8.027315</text:p>
          </table:table-cell>
          <table:table-cell table:formula="of:=[.C408]+[.A409]" office:value-type="float" office:value="11.646746086" calcext:value-type="float">
            <text:p>11.646746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21996" calcext:value-type="float">
            <text:p>0.03121996</text:p>
          </table:table-cell>
          <table:table-cell office:value-type="float" office:value="8.007698" calcext:value-type="float">
            <text:p>8.007698</text:p>
          </table:table-cell>
          <table:table-cell table:formula="of:=[.C409]+[.A410]" office:value-type="float" office:value="11.677966046" calcext:value-type="float">
            <text:p>11.6779660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143663" calcext:value-type="float">
            <text:p>0.031143663</text:p>
          </table:table-cell>
          <table:table-cell office:value-type="float" office:value="8.027315" calcext:value-type="float">
            <text:p>8.027315</text:p>
          </table:table-cell>
          <table:table-cell table:formula="of:=[.C410]+[.A411]" office:value-type="float" office:value="11.709109709" calcext:value-type="float">
            <text:p>11.7091097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762188" calcext:value-type="float">
            <text:p>0.030762188</text:p>
          </table:table-cell>
          <table:table-cell office:value-type="float" office:value="8.12686" calcext:value-type="float">
            <text:p>8.12686</text:p>
          </table:table-cell>
          <table:table-cell table:formula="of:=[.C411]+[.A412]" office:value-type="float" office:value="11.739871897" calcext:value-type="float">
            <text:p>11.7398718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21996" calcext:value-type="float">
            <text:p>0.03121996</text:p>
          </table:table-cell>
          <table:table-cell office:value-type="float" office:value="8.007698" calcext:value-type="float">
            <text:p>8.007698</text:p>
          </table:table-cell>
          <table:table-cell table:formula="of:=[.C412]+[.A413]" office:value-type="float" office:value="11.771091857" calcext:value-type="float">
            <text:p>11.7710918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280994" calcext:value-type="float">
            <text:p>0.031280994</text:p>
          </table:table-cell>
          <table:table-cell office:value-type="float" office:value="7.992073" calcext:value-type="float">
            <text:p>7.992073</text:p>
          </table:table-cell>
          <table:table-cell table:formula="of:=[.C413]+[.A414]" office:value-type="float" office:value="11.802372851" calcext:value-type="float">
            <text:p>11.8023728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2047" calcext:value-type="float">
            <text:p>0.0312047</text:p>
          </table:table-cell>
          <table:table-cell office:value-type="float" office:value="8.011614" calcext:value-type="float">
            <text:p>8.011614</text:p>
          </table:table-cell>
          <table:table-cell table:formula="of:=[.C414]+[.A415]" office:value-type="float" office:value="11.833577551" calcext:value-type="float">
            <text:p>11.8335775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823225" calcext:value-type="float">
            <text:p>0.030823225</text:p>
          </table:table-cell>
          <table:table-cell office:value-type="float" office:value="8.110767" calcext:value-type="float">
            <text:p>8.110767</text:p>
          </table:table-cell>
          <table:table-cell table:formula="of:=[.C415]+[.A416]" office:value-type="float" office:value="11.864400776" calcext:value-type="float">
            <text:p>11.8644007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2047" calcext:value-type="float">
            <text:p>0.0312047</text:p>
          </table:table-cell>
          <table:table-cell office:value-type="float" office:value="8.011614" calcext:value-type="float">
            <text:p>8.011614</text:p>
          </table:table-cell>
          <table:table-cell table:formula="of:=[.C416]+[.A417]" office:value-type="float" office:value="11.895605476" calcext:value-type="float">
            <text:p>11.8956054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280994" calcext:value-type="float">
            <text:p>0.031280994</text:p>
          </table:table-cell>
          <table:table-cell office:value-type="float" office:value="7.992073" calcext:value-type="float">
            <text:p>7.992073</text:p>
          </table:table-cell>
          <table:table-cell table:formula="of:=[.C417]+[.A418]" office:value-type="float" office:value="11.92688647" calcext:value-type="float">
            <text:p>11.926886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143663" calcext:value-type="float">
            <text:p>0.031143663</text:p>
          </table:table-cell>
          <table:table-cell office:value-type="float" office:value="8.027315" calcext:value-type="float">
            <text:p>8.027315</text:p>
          </table:table-cell>
          <table:table-cell table:formula="of:=[.C418]+[.A419]" office:value-type="float" office:value="11.958030133" calcext:value-type="float">
            <text:p>11.9580301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716412" calcext:value-type="float">
            <text:p>0.030716412</text:p>
          </table:table-cell>
          <table:table-cell office:value-type="float" office:value="8.138971" calcext:value-type="float">
            <text:p>8.138971</text:p>
          </table:table-cell>
          <table:table-cell table:formula="of:=[.C419]+[.A420]" office:value-type="float" office:value="11.988746545" calcext:value-type="float">
            <text:p>11.9887465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03685" calcext:value-type="float">
            <text:p>0.03103685</text:p>
          </table:table-cell>
          <table:table-cell office:value-type="float" office:value="8.054941" calcext:value-type="float">
            <text:p>8.054941</text:p>
          </table:table-cell>
          <table:table-cell table:formula="of:=[.C420]+[.A421]" office:value-type="float" office:value="12.019783395" calcext:value-type="float">
            <text:p>12.0197833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06737" calcext:value-type="float">
            <text:p>0.03106737</text:p>
          </table:table-cell>
          <table:table-cell office:value-type="float" office:value="8.047029" calcext:value-type="float">
            <text:p>8.047029</text:p>
          </table:table-cell>
          <table:table-cell table:formula="of:=[.C421]+[.A422]" office:value-type="float" office:value="12.050850765" calcext:value-type="float">
            <text:p>12.0508507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869002" calcext:value-type="float">
            <text:p>0.030869002</text:p>
          </table:table-cell>
          <table:table-cell office:value-type="float" office:value="8.09874" calcext:value-type="float">
            <text:p>8.09874</text:p>
          </table:table-cell>
          <table:table-cell table:formula="of:=[.C422]+[.A423]" office:value-type="float" office:value="12.081719767" calcext:value-type="float">
            <text:p>12.0817197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350195" calcext:value-type="float">
            <text:p>0.030350195</text:p>
          </table:table-cell>
          <table:table-cell office:value-type="float" office:value="8.237179" calcext:value-type="float">
            <text:p>8.237179</text:p>
          </table:table-cell>
          <table:table-cell table:formula="of:=[.C423]+[.A424]" office:value-type="float" office:value="12.112069962" calcext:value-type="float">
            <text:p>12.1120699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655375" calcext:value-type="float">
            <text:p>0.030655375</text:p>
          </table:table-cell>
          <table:table-cell office:value-type="float" office:value="8.155177" calcext:value-type="float">
            <text:p>8.155177</text:p>
          </table:table-cell>
          <table:table-cell table:formula="of:=[.C424]+[.A425]" office:value-type="float" office:value="12.142725337" calcext:value-type="float">
            <text:p>12.1427253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624857" calcext:value-type="float">
            <text:p>0.030624857</text:p>
          </table:table-cell>
          <table:table-cell office:value-type="float" office:value="8.163303" calcext:value-type="float">
            <text:p>8.163303</text:p>
          </table:table-cell>
          <table:table-cell table:formula="of:=[.C425]+[.A426]" office:value-type="float" office:value="12.173350194" calcext:value-type="float">
            <text:p>12.1733501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380713" calcext:value-type="float">
            <text:p>0.030380713</text:p>
          </table:table-cell>
          <table:table-cell office:value-type="float" office:value="8.228905" calcext:value-type="float">
            <text:p>8.228905</text:p>
          </table:table-cell>
          <table:table-cell table:formula="of:=[.C426]+[.A427]" office:value-type="float" office:value="12.203730907" calcext:value-type="float">
            <text:p>12.2037309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892424" calcext:value-type="float">
            <text:p>0.029892424</text:p>
          </table:table-cell>
          <table:table-cell office:value-type="float" office:value="8.363323" calcext:value-type="float">
            <text:p>8.363323</text:p>
          </table:table-cell>
          <table:table-cell table:formula="of:=[.C427]+[.A428]" office:value-type="float" office:value="12.233623331" calcext:value-type="float">
            <text:p>12.2336233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212864" calcext:value-type="float">
            <text:p>0.030212864</text:p>
          </table:table-cell>
          <table:table-cell office:value-type="float" office:value="8.274621" calcext:value-type="float">
            <text:p>8.274621</text:p>
          </table:table-cell>
          <table:table-cell table:formula="of:=[.C428]+[.A429]" office:value-type="float" office:value="12.263836195" calcext:value-type="float">
            <text:p>12.2638361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167086" calcext:value-type="float">
            <text:p>0.030167086</text:p>
          </table:table-cell>
          <table:table-cell office:value-type="float" office:value="8.287178" calcext:value-type="float">
            <text:p>8.287178</text:p>
          </table:table-cell>
          <table:table-cell table:formula="of:=[.C429]+[.A430]" office:value-type="float" office:value="12.294003281" calcext:value-type="float">
            <text:p>12.2940032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96872" calcext:value-type="float">
            <text:p>0.02996872</text:p>
          </table:table-cell>
          <table:table-cell office:value-type="float" office:value="8.3420315" calcext:value-type="float">
            <text:p>8.3420315</text:p>
          </table:table-cell>
          <table:table-cell table:formula="of:=[.C430]+[.A431]" office:value-type="float" office:value="12.323972001" calcext:value-type="float">
            <text:p>12.323972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510949" calcext:value-type="float">
            <text:p>0.029510949</text:p>
          </table:table-cell>
          <table:table-cell office:value-type="float" office:value="8.471432" calcext:value-type="float">
            <text:p>8.471432</text:p>
          </table:table-cell>
          <table:table-cell table:formula="of:=[.C431]+[.A432]" office:value-type="float" office:value="12.35348295" calcext:value-type="float">
            <text:p>12.353482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831387" calcext:value-type="float">
            <text:p>0.029831387</text:p>
          </table:table-cell>
          <table:table-cell office:value-type="float" office:value="8.380435" calcext:value-type="float">
            <text:p>8.380435</text:p>
          </table:table-cell>
          <table:table-cell table:formula="of:=[.C432]+[.A433]" office:value-type="float" office:value="12.383314337" calcext:value-type="float">
            <text:p>12.3833143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816128" calcext:value-type="float">
            <text:p>0.029816128</text:p>
          </table:table-cell>
          <table:table-cell office:value-type="float" office:value="8.384724" calcext:value-type="float">
            <text:p>8.384724</text:p>
          </table:table-cell>
          <table:table-cell table:formula="of:=[.C433]+[.A434]" office:value-type="float" office:value="12.413130465" calcext:value-type="float">
            <text:p>12.4131304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678797" calcext:value-type="float">
            <text:p>0.029678797</text:p>
          </table:table-cell>
          <table:table-cell office:value-type="float" office:value="8.423522" calcext:value-type="float">
            <text:p>8.423522</text:p>
          </table:table-cell>
          <table:table-cell table:formula="of:=[.C434]+[.A435]" office:value-type="float" office:value="12.442809262" calcext:value-type="float">
            <text:p>12.4428092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266804" calcext:value-type="float">
            <text:p>0.029266804</text:p>
          </table:table-cell>
          <table:table-cell office:value-type="float" office:value="8.542101" calcext:value-type="float">
            <text:p>8.542101</text:p>
          </table:table-cell>
          <table:table-cell table:formula="of:=[.C435]+[.A436]" office:value-type="float" office:value="12.472076066" calcext:value-type="float">
            <text:p>12.4720760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602503" calcext:value-type="float">
            <text:p>0.029602503</text:p>
          </table:table-cell>
          <table:table-cell office:value-type="float" office:value="8.445231" calcext:value-type="float">
            <text:p>8.445231</text:p>
          </table:table-cell>
          <table:table-cell table:formula="of:=[.C436]+[.A437]" office:value-type="float" office:value="12.501678569" calcext:value-type="float">
            <text:p>12.5016785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587243" calcext:value-type="float">
            <text:p>0.029587243</text:p>
          </table:table-cell>
          <table:table-cell office:value-type="float" office:value="8.449587" calcext:value-type="float">
            <text:p>8.449587</text:p>
          </table:table-cell>
          <table:table-cell table:formula="of:=[.C437]+[.A438]" office:value-type="float" office:value="12.531265812" calcext:value-type="float">
            <text:p>12.5312658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434653" calcext:value-type="float">
            <text:p>0.029434653</text:p>
          </table:table-cell>
          <table:table-cell office:value-type="float" office:value="8.49339" calcext:value-type="float">
            <text:p>8.49339</text:p>
          </table:table-cell>
          <table:table-cell table:formula="of:=[.C438]+[.A439]" office:value-type="float" office:value="12.560700465" calcext:value-type="float">
            <text:p>12.5607004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961623" calcext:value-type="float">
            <text:p>0.028961623</text:p>
          </table:table-cell>
          <table:table-cell office:value-type="float" office:value="8.6321125" calcext:value-type="float">
            <text:p>8.6321125</text:p>
          </table:table-cell>
          <table:table-cell table:formula="of:=[.C439]+[.A440]" office:value-type="float" office:value="12.589662088" calcext:value-type="float">
            <text:p>12.5896620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282063" calcext:value-type="float">
            <text:p>0.029282063</text:p>
          </table:table-cell>
          <table:table-cell office:value-type="float" office:value="8.53765" calcext:value-type="float">
            <text:p>8.53765</text:p>
          </table:table-cell>
          <table:table-cell table:formula="of:=[.C440]+[.A441]" office:value-type="float" office:value="12.618944151" calcext:value-type="float">
            <text:p>12.6189441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236287" calcext:value-type="float">
            <text:p>0.029236287</text:p>
          </table:table-cell>
          <table:table-cell office:value-type="float" office:value="8.551018" calcext:value-type="float">
            <text:p>8.551018</text:p>
          </table:table-cell>
          <table:table-cell table:formula="of:=[.C441]+[.A442]" office:value-type="float" office:value="12.648180438" calcext:value-type="float">
            <text:p>12.6481804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037919" calcext:value-type="float">
            <text:p>0.029037919</text:p>
          </table:table-cell>
          <table:table-cell office:value-type="float" office:value="8.609433" calcext:value-type="float">
            <text:p>8.609433</text:p>
          </table:table-cell>
          <table:table-cell table:formula="of:=[.C442]+[.A443]" office:value-type="float" office:value="12.677218357" calcext:value-type="float">
            <text:p>12.6772183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610665" calcext:value-type="float">
            <text:p>0.028610665</text:p>
          </table:table-cell>
          <table:table-cell office:value-type="float" office:value="8.738" calcext:value-type="float">
            <text:p>8.738</text:p>
          </table:table-cell>
          <table:table-cell table:formula="of:=[.C443]+[.A444]" office:value-type="float" office:value="12.705829022" calcext:value-type="float">
            <text:p>12.7058290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900588" calcext:value-type="float">
            <text:p>0.028900588</text:p>
          </table:table-cell>
          <table:table-cell office:value-type="float" office:value="8.650343" calcext:value-type="float">
            <text:p>8.650343</text:p>
          </table:table-cell>
          <table:table-cell table:formula="of:=[.C444]+[.A445]" office:value-type="float" office:value="12.73472961" calcext:value-type="float">
            <text:p>12.734729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85481" calcext:value-type="float">
            <text:p>0.02885481</text:p>
          </table:table-cell>
          <table:table-cell office:value-type="float" office:value="8.664067" calcext:value-type="float">
            <text:p>8.664067</text:p>
          </table:table-cell>
          <table:table-cell table:formula="of:=[.C445]+[.A446]" office:value-type="float" office:value="12.76358442" calcext:value-type="float">
            <text:p>12.763584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641185" calcext:value-type="float">
            <text:p>0.028641185</text:p>
          </table:table-cell>
          <table:table-cell office:value-type="float" office:value="8.728689" calcext:value-type="float">
            <text:p>8.728689</text:p>
          </table:table-cell>
          <table:table-cell table:formula="of:=[.C446]+[.A447]" office:value-type="float" office:value="12.792225605" calcext:value-type="float">
            <text:p>12.7922256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183414" calcext:value-type="float">
            <text:p>0.028183414</text:p>
          </table:table-cell>
          <table:table-cell office:value-type="float" office:value="8.870465" calcext:value-type="float">
            <text:p>8.870465</text:p>
          </table:table-cell>
          <table:table-cell table:formula="of:=[.C447]+[.A448]" office:value-type="float" office:value="12.820409019" calcext:value-type="float">
            <text:p>12.820409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473334" calcext:value-type="float">
            <text:p>0.028473334</text:p>
          </table:table-cell>
          <table:table-cell office:value-type="float" office:value="8.780145" calcext:value-type="float">
            <text:p>8.780145</text:p>
          </table:table-cell>
          <table:table-cell table:formula="of:=[.C448]+[.A449]" office:value-type="float" office:value="12.848882353" calcext:value-type="float">
            <text:p>12.8488823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427558" calcext:value-type="float">
            <text:p>0.028427558</text:p>
          </table:table-cell>
          <table:table-cell office:value-type="float" office:value="8.794283" calcext:value-type="float">
            <text:p>8.794283</text:p>
          </table:table-cell>
          <table:table-cell table:formula="of:=[.C449]+[.A450]" office:value-type="float" office:value="12.877309911" calcext:value-type="float">
            <text:p>12.8773099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22919" calcext:value-type="float">
            <text:p>0.02822919</text:p>
          </table:table-cell>
          <table:table-cell office:value-type="float" office:value="8.856081" calcext:value-type="float">
            <text:p>8.856081</text:p>
          </table:table-cell>
          <table:table-cell table:formula="of:=[.C450]+[.A451]" office:value-type="float" office:value="12.905539101" calcext:value-type="float">
            <text:p>12.905539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78668" calcext:value-type="float">
            <text:p>0.02778668</text:p>
          </table:table-cell>
          <table:table-cell office:value-type="float" office:value="8.997117" calcext:value-type="float">
            <text:p>8.997117</text:p>
          </table:table-cell>
          <table:table-cell table:formula="of:=[.C451]+[.A452]" office:value-type="float" office:value="12.933325781" calcext:value-type="float">
            <text:p>12.9333257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0766" calcext:value-type="float">
            <text:p>0.0280766</text:p>
          </table:table-cell>
          <table:table-cell office:value-type="float" office:value="8.904212" calcext:value-type="float">
            <text:p>8.904212</text:p>
          </table:table-cell>
          <table:table-cell table:formula="of:=[.C452]+[.A453]" office:value-type="float" office:value="12.961402381" calcext:value-type="float">
            <text:p>12.9614023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046083" calcext:value-type="float">
            <text:p>0.028046083</text:p>
          </table:table-cell>
          <table:table-cell office:value-type="float" office:value="8.913901" calcext:value-type="float">
            <text:p>8.913901</text:p>
          </table:table-cell>
          <table:table-cell table:formula="of:=[.C453]+[.A454]" office:value-type="float" office:value="12.989448464" calcext:value-type="float">
            <text:p>12.9894484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847715" calcext:value-type="float">
            <text:p>0.027847715</text:p>
          </table:table-cell>
          <table:table-cell office:value-type="float" office:value="8.977397" calcext:value-type="float">
            <text:p>8.977397</text:p>
          </table:table-cell>
          <table:table-cell table:formula="of:=[.C454]+[.A455]" office:value-type="float" office:value="13.017296179" calcext:value-type="float">
            <text:p>13.0172961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46624" calcext:value-type="float">
            <text:p>0.02746624</text:p>
          </table:table-cell>
          <table:table-cell office:value-type="float" office:value="9.102083" calcext:value-type="float">
            <text:p>9.102083</text:p>
          </table:table-cell>
          <table:table-cell table:formula="of:=[.C455]+[.A456]" office:value-type="float" office:value="13.044762419" calcext:value-type="float">
            <text:p>13.0447624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77142" calcext:value-type="float">
            <text:p>0.02777142</text:p>
          </table:table-cell>
          <table:table-cell office:value-type="float" office:value="9.00206" calcext:value-type="float">
            <text:p>9.00206</text:p>
          </table:table-cell>
          <table:table-cell table:formula="of:=[.C456]+[.A457]" office:value-type="float" office:value="13.072533839" calcext:value-type="float">
            <text:p>13.0725338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740901" calcext:value-type="float">
            <text:p>0.027740901</text:p>
          </table:table-cell>
          <table:table-cell office:value-type="float" office:value="9.011964" calcext:value-type="float">
            <text:p>9.011964</text:p>
          </table:table-cell>
          <table:table-cell table:formula="of:=[.C457]+[.A458]" office:value-type="float" office:value="13.10027474" calcext:value-type="float">
            <text:p>13.100274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573053" calcext:value-type="float">
            <text:p>0.027573053</text:p>
          </table:table-cell>
          <table:table-cell office:value-type="float" office:value="9.066823" calcext:value-type="float">
            <text:p>9.066823</text:p>
          </table:table-cell>
          <table:table-cell table:formula="of:=[.C458]+[.A459]" office:value-type="float" office:value="13.127847793" calcext:value-type="float">
            <text:p>13.1278477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176319" calcext:value-type="float">
            <text:p>0.027176319</text:p>
          </table:table-cell>
          <table:table-cell office:value-type="float" office:value="9.199185" calcext:value-type="float">
            <text:p>9.199185</text:p>
          </table:table-cell>
          <table:table-cell table:formula="of:=[.C459]+[.A460]" office:value-type="float" office:value="13.155024112" calcext:value-type="float">
            <text:p>13.1550241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481498" calcext:value-type="float">
            <text:p>0.027481498</text:p>
          </table:table-cell>
          <table:table-cell office:value-type="float" office:value="9.09703" calcext:value-type="float">
            <text:p>9.09703</text:p>
          </table:table-cell>
          <table:table-cell table:formula="of:=[.C460]+[.A461]" office:value-type="float" office:value="13.18250561" calcext:value-type="float">
            <text:p>13.182505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45098" calcext:value-type="float">
            <text:p>0.02745098</text:p>
          </table:table-cell>
          <table:table-cell office:value-type="float" office:value="9.107142" calcext:value-type="float">
            <text:p>9.107142</text:p>
          </table:table-cell>
          <table:table-cell table:formula="of:=[.C461]+[.A462]" office:value-type="float" office:value="13.20995659" calcext:value-type="float">
            <text:p>13.209956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283132" calcext:value-type="float">
            <text:p>0.027283132</text:p>
          </table:table-cell>
          <table:table-cell office:value-type="float" office:value="9.163171" calcext:value-type="float">
            <text:p>9.163171</text:p>
          </table:table-cell>
          <table:table-cell table:formula="of:=[.C462]+[.A463]" office:value-type="float" office:value="13.237239722" calcext:value-type="float">
            <text:p>13.2372397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886396" calcext:value-type="float">
            <text:p>0.026886396</text:p>
          </table:table-cell>
          <table:table-cell office:value-type="float" office:value="9.298383" calcext:value-type="float">
            <text:p>9.298383</text:p>
          </table:table-cell>
          <table:table-cell table:formula="of:=[.C463]+[.A464]" office:value-type="float" office:value="13.264126118" calcext:value-type="float">
            <text:p>13.2641261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16106" calcext:value-type="float">
            <text:p>0.02716106</text:p>
          </table:table-cell>
          <table:table-cell office:value-type="float" office:value="9.204354" calcext:value-type="float">
            <text:p>9.204354</text:p>
          </table:table-cell>
          <table:table-cell table:formula="of:=[.C464]+[.A465]" office:value-type="float" office:value="13.291287178" calcext:value-type="float">
            <text:p>13.2912871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115282" calcext:value-type="float">
            <text:p>0.027115282</text:p>
          </table:table-cell>
          <table:table-cell office:value-type="float" office:value="9.219893" calcext:value-type="float">
            <text:p>9.219893</text:p>
          </table:table-cell>
          <table:table-cell table:formula="of:=[.C465]+[.A466]" office:value-type="float" office:value="13.31840246" calcext:value-type="float">
            <text:p>13.318402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99321" calcext:value-type="float">
            <text:p>0.02699321</text:p>
          </table:table-cell>
          <table:table-cell office:value-type="float" office:value="9.261588" calcext:value-type="float">
            <text:p>9.261588</text:p>
          </table:table-cell>
          <table:table-cell table:formula="of:=[.C466]+[.A467]" office:value-type="float" office:value="13.34539567" calcext:value-type="float">
            <text:p>13.345395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626993" calcext:value-type="float">
            <text:p>0.026626993</text:p>
          </table:table-cell>
          <table:table-cell office:value-type="float" office:value="9.388968" calcext:value-type="float">
            <text:p>9.388968</text:p>
          </table:table-cell>
          <table:table-cell table:formula="of:=[.C467]+[.A468]" office:value-type="float" office:value="13.372022663" calcext:value-type="float">
            <text:p>13.3720226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932174" calcext:value-type="float">
            <text:p>0.026932174</text:p>
          </table:table-cell>
          <table:table-cell office:value-type="float" office:value="9.2825775" calcext:value-type="float">
            <text:p>9.2825775</text:p>
          </table:table-cell>
          <table:table-cell table:formula="of:=[.C468]+[.A469]" office:value-type="float" office:value="13.398954837" calcext:value-type="float">
            <text:p>13.3989548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886396" calcext:value-type="float">
            <text:p>0.026886396</text:p>
          </table:table-cell>
          <table:table-cell office:value-type="float" office:value="9.298383" calcext:value-type="float">
            <text:p>9.298383</text:p>
          </table:table-cell>
          <table:table-cell table:formula="of:=[.C469]+[.A470]" office:value-type="float" office:value="13.425841233" calcext:value-type="float">
            <text:p>13.4258412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79583" calcext:value-type="float">
            <text:p>0.026779583</text:p>
          </table:table-cell>
          <table:table-cell office:value-type="float" office:value="9.33547" calcext:value-type="float">
            <text:p>9.33547</text:p>
          </table:table-cell>
          <table:table-cell table:formula="of:=[.C470]+[.A471]" office:value-type="float" office:value="13.452620816" calcext:value-type="float">
            <text:p>13.4526208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98107" calcext:value-type="float">
            <text:p>0.026398107</text:p>
          </table:table-cell>
          <table:table-cell office:value-type="float" office:value="9.470376" calcext:value-type="float">
            <text:p>9.470376</text:p>
          </table:table-cell>
          <table:table-cell table:formula="of:=[.C471]+[.A472]" office:value-type="float" office:value="13.479018923" calcext:value-type="float">
            <text:p>13.4790189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65751" calcext:value-type="float">
            <text:p>0.02665751</text:p>
          </table:table-cell>
          <table:table-cell office:value-type="float" office:value="9.37822" calcext:value-type="float">
            <text:p>9.37822</text:p>
          </table:table-cell>
          <table:table-cell table:formula="of:=[.C472]+[.A473]" office:value-type="float" office:value="13.505676433" calcext:value-type="float">
            <text:p>13.5056764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68803" calcext:value-type="float">
            <text:p>0.02668803</text:p>
          </table:table-cell>
          <table:table-cell office:value-type="float" office:value="9.367496" calcext:value-type="float">
            <text:p>9.367496</text:p>
          </table:table-cell>
          <table:table-cell table:formula="of:=[.C473]+[.A474]" office:value-type="float" office:value="13.532364463" calcext:value-type="float">
            <text:p>13.532364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550699" calcext:value-type="float">
            <text:p>0.026550699</text:p>
          </table:table-cell>
          <table:table-cell office:value-type="float" office:value="9.415948" calcext:value-type="float">
            <text:p>9.415948</text:p>
          </table:table-cell>
          <table:table-cell table:formula="of:=[.C474]+[.A475]" office:value-type="float" office:value="13.558915162" calcext:value-type="float">
            <text:p>13.5589151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99741" calcext:value-type="float">
            <text:p>0.026199741</text:p>
          </table:table-cell>
          <table:table-cell office:value-type="float" office:value="9.542079" calcext:value-type="float">
            <text:p>9.542079</text:p>
          </table:table-cell>
          <table:table-cell table:formula="of:=[.C475]+[.A476]" office:value-type="float" office:value="13.585114903" calcext:value-type="float">
            <text:p>13.5851149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52018" calcext:value-type="float">
            <text:p>0.02652018</text:p>
          </table:table-cell>
          <table:table-cell office:value-type="float" office:value="9.426784" calcext:value-type="float">
            <text:p>9.426784</text:p>
          </table:table-cell>
          <table:table-cell table:formula="of:=[.C476]+[.A477]" office:value-type="float" office:value="13.611635083" calcext:value-type="float">
            <text:p>13.6116350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535438" calcext:value-type="float">
            <text:p>0.026535438</text:p>
          </table:table-cell>
          <table:table-cell office:value-type="float" office:value="9.421363" calcext:value-type="float">
            <text:p>9.421363</text:p>
          </table:table-cell>
          <table:table-cell table:formula="of:=[.C477]+[.A478]" office:value-type="float" office:value="13.638170521" calcext:value-type="float">
            <text:p>13.6381705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13366" calcext:value-type="float">
            <text:p>0.026413366</text:p>
          </table:table-cell>
          <table:table-cell office:value-type="float" office:value="9.464905" calcext:value-type="float">
            <text:p>9.464905</text:p>
          </table:table-cell>
          <table:table-cell table:formula="of:=[.C478]+[.A479]" office:value-type="float" office:value="13.664583887" calcext:value-type="float">
            <text:p>13.6645838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4715" calcext:value-type="float">
            <text:p>0.02604715</text:p>
          </table:table-cell>
          <table:table-cell office:value-type="float" office:value="9.597979" calcext:value-type="float">
            <text:p>9.597979</text:p>
          </table:table-cell>
          <table:table-cell table:formula="of:=[.C479]+[.A480]" office:value-type="float" office:value="13.690631037" calcext:value-type="float">
            <text:p>13.6906310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6759" calcext:value-type="float">
            <text:p>0.02636759</text:p>
          </table:table-cell>
          <table:table-cell office:value-type="float" office:value="9.481337" calcext:value-type="float">
            <text:p>9.481337</text:p>
          </table:table-cell>
          <table:table-cell table:formula="of:=[.C480]+[.A481]" office:value-type="float" office:value="13.716998627" calcext:value-type="float">
            <text:p>13.7169986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6759" calcext:value-type="float">
            <text:p>0.02636759</text:p>
          </table:table-cell>
          <table:table-cell office:value-type="float" office:value="9.481337" calcext:value-type="float">
            <text:p>9.481337</text:p>
          </table:table-cell>
          <table:table-cell table:formula="of:=[.C481]+[.A482]" office:value-type="float" office:value="13.743366217" calcext:value-type="float">
            <text:p>13.7433662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60776" calcext:value-type="float">
            <text:p>0.026260776</text:p>
          </table:table-cell>
          <table:table-cell office:value-type="float" office:value="9.519901" calcext:value-type="float">
            <text:p>9.519901</text:p>
          </table:table-cell>
          <table:table-cell table:formula="of:=[.C482]+[.A483]" office:value-type="float" office:value="13.769626993" calcext:value-type="float">
            <text:p>13.7696269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79301" calcext:value-type="float">
            <text:p>0.025879301</text:p>
          </table:table-cell>
          <table:table-cell office:value-type="float" office:value="9.66023" calcext:value-type="float">
            <text:p>9.66023</text:p>
          </table:table-cell>
          <table:table-cell table:formula="of:=[.C483]+[.A484]" office:value-type="float" office:value="13.795506294" calcext:value-type="float">
            <text:p>13.7955062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15" calcext:value-type="float">
            <text:p>0.026215</text:p>
          </table:table-cell>
          <table:table-cell office:value-type="float" office:value="9.536525" calcext:value-type="float">
            <text:p>9.536525</text:p>
          </table:table-cell>
          <table:table-cell table:formula="of:=[.C484]+[.A485]" office:value-type="float" office:value="13.821721294" calcext:value-type="float">
            <text:p>13.8217212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60776" calcext:value-type="float">
            <text:p>0.026260776</text:p>
          </table:table-cell>
          <table:table-cell office:value-type="float" office:value="9.519901" calcext:value-type="float">
            <text:p>9.519901</text:p>
          </table:table-cell>
          <table:table-cell table:formula="of:=[.C485]+[.A486]" office:value-type="float" office:value="13.84798207" calcext:value-type="float">
            <text:p>13.847982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38704" calcext:value-type="float">
            <text:p>0.026138704</text:p>
          </table:table-cell>
          <table:table-cell office:value-type="float" office:value="9.564362" calcext:value-type="float">
            <text:p>9.564362</text:p>
          </table:table-cell>
          <table:table-cell table:formula="of:=[.C486]+[.A487]" office:value-type="float" office:value="13.874120774" calcext:value-type="float">
            <text:p>13.8741207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18266" calcext:value-type="float">
            <text:p>0.025818266</text:p>
          </table:table-cell>
          <table:table-cell office:value-type="float" office:value="9.683067" calcext:value-type="float">
            <text:p>9.683067</text:p>
          </table:table-cell>
          <table:table-cell table:formula="of:=[.C487]+[.A488]" office:value-type="float" office:value="13.89993904" calcext:value-type="float">
            <text:p>13.899939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53963" calcext:value-type="float">
            <text:p>0.026153963</text:p>
          </table:table-cell>
          <table:table-cell office:value-type="float" office:value="9.558782" calcext:value-type="float">
            <text:p>9.558782</text:p>
          </table:table-cell>
          <table:table-cell table:formula="of:=[.C488]+[.A489]" office:value-type="float" office:value="13.926093003" calcext:value-type="float">
            <text:p>13.9260930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84482" calcext:value-type="float">
            <text:p>0.026184482</text:p>
          </table:table-cell>
          <table:table-cell office:value-type="float" office:value="9.54764" calcext:value-type="float">
            <text:p>9.54764</text:p>
          </table:table-cell>
          <table:table-cell table:formula="of:=[.C489]+[.A490]" office:value-type="float" office:value="13.952277485" calcext:value-type="float">
            <text:p>13.9522774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490]+[.A491]" office:value-type="float" office:value="13.978370413" calcext:value-type="float">
            <text:p>13.9783704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57229" calcext:value-type="float">
            <text:p>0.025757229</text:p>
          </table:table-cell>
          <table:table-cell office:value-type="float" office:value="9.706014" calcext:value-type="float">
            <text:p>9.706014</text:p>
          </table:table-cell>
          <table:table-cell table:formula="of:=[.C491]+[.A492]" office:value-type="float" office:value="14.004127642" calcext:value-type="float">
            <text:p>14.0041276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23445" calcext:value-type="float">
            <text:p>0.026123445</text:p>
          </table:table-cell>
          <table:table-cell office:value-type="float" office:value="9.569948" calcext:value-type="float">
            <text:p>9.569948</text:p>
          </table:table-cell>
          <table:table-cell table:formula="of:=[.C492]+[.A493]" office:value-type="float" office:value="14.030251087" calcext:value-type="float">
            <text:p>14.0302510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69222" calcext:value-type="float">
            <text:p>0.026169222</text:p>
          </table:table-cell>
          <table:table-cell office:value-type="float" office:value="9.553207" calcext:value-type="float">
            <text:p>9.553207</text:p>
          </table:table-cell>
          <table:table-cell table:formula="of:=[.C493]+[.A494]" office:value-type="float" office:value="14.056420309" calcext:value-type="float">
            <text:p>14.0564203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4715" calcext:value-type="float">
            <text:p>0.02604715</text:p>
          </table:table-cell>
          <table:table-cell office:value-type="float" office:value="9.597979" calcext:value-type="float">
            <text:p>9.597979</text:p>
          </table:table-cell>
          <table:table-cell table:formula="of:=[.C494]+[.A495]" office:value-type="float" office:value="14.082467459" calcext:value-type="float">
            <text:p>14.0824674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87747" calcext:value-type="float">
            <text:p>0.025787747</text:p>
          </table:table-cell>
          <table:table-cell office:value-type="float" office:value="9.694527" calcext:value-type="float">
            <text:p>9.694527</text:p>
          </table:table-cell>
          <table:table-cell table:formula="of:=[.C495]+[.A496]" office:value-type="float" office:value="14.108255206" calcext:value-type="float">
            <text:p>14.1082552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23445" calcext:value-type="float">
            <text:p>0.026123445</text:p>
          </table:table-cell>
          <table:table-cell office:value-type="float" office:value="9.569948" calcext:value-type="float">
            <text:p>9.569948</text:p>
          </table:table-cell>
          <table:table-cell table:formula="of:=[.C496]+[.A497]" office:value-type="float" office:value="14.134378651" calcext:value-type="float">
            <text:p>14.1343786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84482" calcext:value-type="float">
            <text:p>0.026184482</text:p>
          </table:table-cell>
          <table:table-cell office:value-type="float" office:value="9.54764" calcext:value-type="float">
            <text:p>9.54764</text:p>
          </table:table-cell>
          <table:table-cell table:formula="of:=[.C497]+[.A498]" office:value-type="float" office:value="14.160563133" calcext:value-type="float">
            <text:p>14.1605631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08187" calcext:value-type="float">
            <text:p>0.026108187</text:p>
          </table:table-cell>
          <table:table-cell office:value-type="float" office:value="9.575541" calcext:value-type="float">
            <text:p>9.575541</text:p>
          </table:table-cell>
          <table:table-cell table:formula="of:=[.C498]+[.A499]" office:value-type="float" office:value="14.18667132" calcext:value-type="float">
            <text:p>14.186671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18266" calcext:value-type="float">
            <text:p>0.025818266</text:p>
          </table:table-cell>
          <table:table-cell office:value-type="float" office:value="9.683067" calcext:value-type="float">
            <text:p>9.683067</text:p>
          </table:table-cell>
          <table:table-cell table:formula="of:=[.C499]+[.A500]" office:value-type="float" office:value="14.212489586" calcext:value-type="float">
            <text:p>14.2124895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69222" calcext:value-type="float">
            <text:p>0.026169222</text:p>
          </table:table-cell>
          <table:table-cell office:value-type="float" office:value="9.553207" calcext:value-type="float">
            <text:p>9.553207</text:p>
          </table:table-cell>
          <table:table-cell table:formula="of:=[.C500]+[.A501]" office:value-type="float" office:value="14.238658808" calcext:value-type="float">
            <text:p>14.2386588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60776" calcext:value-type="float">
            <text:p>0.026260776</text:p>
          </table:table-cell>
          <table:table-cell office:value-type="float" office:value="9.519901" calcext:value-type="float">
            <text:p>9.519901</text:p>
          </table:table-cell>
          <table:table-cell table:formula="of:=[.C501]+[.A502]" office:value-type="float" office:value="14.264919584" calcext:value-type="float">
            <text:p>14.2649195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53963" calcext:value-type="float">
            <text:p>0.026153963</text:p>
          </table:table-cell>
          <table:table-cell office:value-type="float" office:value="9.558782" calcext:value-type="float">
            <text:p>9.558782</text:p>
          </table:table-cell>
          <table:table-cell table:formula="of:=[.C502]+[.A503]" office:value-type="float" office:value="14.291073547" calcext:value-type="float">
            <text:p>14.2910735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79301" calcext:value-type="float">
            <text:p>0.025879301</text:p>
          </table:table-cell>
          <table:table-cell office:value-type="float" office:value="9.66023" calcext:value-type="float">
            <text:p>9.66023</text:p>
          </table:table-cell>
          <table:table-cell table:formula="of:=[.C503]+[.A504]" office:value-type="float" office:value="14.316952848" calcext:value-type="float">
            <text:p>14.3169528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30259" calcext:value-type="float">
            <text:p>0.026230259</text:p>
          </table:table-cell>
          <table:table-cell office:value-type="float" office:value="9.530977" calcext:value-type="float">
            <text:p>9.530977</text:p>
          </table:table-cell>
          <table:table-cell table:formula="of:=[.C504]+[.A505]" office:value-type="float" office:value="14.343183107" calcext:value-type="float">
            <text:p>14.3431831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91294" calcext:value-type="float">
            <text:p>0.026291294</text:p>
          </table:table-cell>
          <table:table-cell office:value-type="float" office:value="9.508851" calcext:value-type="float">
            <text:p>9.508851</text:p>
          </table:table-cell>
          <table:table-cell table:formula="of:=[.C505]+[.A506]" office:value-type="float" office:value="14.369474401" calcext:value-type="float">
            <text:p>14.3694744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506]+[.A507]" office:value-type="float" office:value="14.395750436" calcext:value-type="float">
            <text:p>14.3957504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507]+[.A508]" office:value-type="float" office:value="14.421706033" calcext:value-type="float">
            <text:p>14.4217060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37072" calcext:value-type="float">
            <text:p>0.026337072</text:p>
          </table:table-cell>
          <table:table-cell office:value-type="float" office:value="9.492323" calcext:value-type="float">
            <text:p>9.492323</text:p>
          </table:table-cell>
          <table:table-cell table:formula="of:=[.C508]+[.A509]" office:value-type="float" office:value="14.448043105" calcext:value-type="float">
            <text:p>14.4480431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28627" calcext:value-type="float">
            <text:p>0.026428627</text:p>
          </table:table-cell>
          <table:table-cell office:value-type="float" office:value="9.459439" calcext:value-type="float">
            <text:p>9.459439</text:p>
          </table:table-cell>
          <table:table-cell table:formula="of:=[.C509]+[.A510]" office:value-type="float" office:value="14.474471732" calcext:value-type="float">
            <text:p>14.4744717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37072" calcext:value-type="float">
            <text:p>0.026337072</text:p>
          </table:table-cell>
          <table:table-cell office:value-type="float" office:value="9.492323" calcext:value-type="float">
            <text:p>9.492323</text:p>
          </table:table-cell>
          <table:table-cell table:formula="of:=[.C510]+[.A511]" office:value-type="float" office:value="14.500808804" calcext:value-type="float">
            <text:p>14.5008088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511]+[.A512]" office:value-type="float" office:value="14.526871214" calcext:value-type="float">
            <text:p>14.5268712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59144" calcext:value-type="float">
            <text:p>0.026459144</text:p>
          </table:table-cell>
          <table:table-cell office:value-type="float" office:value="9.448529" calcext:value-type="float">
            <text:p>9.448529</text:p>
          </table:table-cell>
          <table:table-cell table:formula="of:=[.C512]+[.A513]" office:value-type="float" office:value="14.553330358" calcext:value-type="float">
            <text:p>14.5533303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535438" calcext:value-type="float">
            <text:p>0.026535438</text:p>
          </table:table-cell>
          <table:table-cell office:value-type="float" office:value="9.421363" calcext:value-type="float">
            <text:p>9.421363</text:p>
          </table:table-cell>
          <table:table-cell table:formula="of:=[.C513]+[.A514]" office:value-type="float" office:value="14.579865796" calcext:value-type="float">
            <text:p>14.5798657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43886" calcext:value-type="float">
            <text:p>0.026443886</text:p>
          </table:table-cell>
          <table:table-cell office:value-type="float" office:value="9.453981" calcext:value-type="float">
            <text:p>9.453981</text:p>
          </table:table-cell>
          <table:table-cell table:formula="of:=[.C514]+[.A515]" office:value-type="float" office:value="14.606309682" calcext:value-type="float">
            <text:p>14.6063096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84482" calcext:value-type="float">
            <text:p>0.026184482</text:p>
          </table:table-cell>
          <table:table-cell office:value-type="float" office:value="9.54764" calcext:value-type="float">
            <text:p>9.54764</text:p>
          </table:table-cell>
          <table:table-cell table:formula="of:=[.C515]+[.A516]" office:value-type="float" office:value="14.632494164" calcext:value-type="float">
            <text:p>14.6324941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52018" calcext:value-type="float">
            <text:p>0.02652018</text:p>
          </table:table-cell>
          <table:table-cell office:value-type="float" office:value="9.426784" calcext:value-type="float">
            <text:p>9.426784</text:p>
          </table:table-cell>
          <table:table-cell table:formula="of:=[.C516]+[.A517]" office:value-type="float" office:value="14.659014344" calcext:value-type="float">
            <text:p>14.6590143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642252" calcext:value-type="float">
            <text:p>0.026642252</text:p>
          </table:table-cell>
          <table:table-cell office:value-type="float" office:value="9.383591" calcext:value-type="float">
            <text:p>9.383591</text:p>
          </table:table-cell>
          <table:table-cell table:formula="of:=[.C517]+[.A518]" office:value-type="float" office:value="14.685656596" calcext:value-type="float">
            <text:p>14.6856565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596475" calcext:value-type="float">
            <text:p>0.026596475</text:p>
          </table:table-cell>
          <table:table-cell office:value-type="float" office:value="9.399741" calcext:value-type="float">
            <text:p>9.399741</text:p>
          </table:table-cell>
          <table:table-cell table:formula="of:=[.C518]+[.A519]" office:value-type="float" office:value="14.712253071" calcext:value-type="float">
            <text:p>14.7122530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91294" calcext:value-type="float">
            <text:p>0.026291294</text:p>
          </table:table-cell>
          <table:table-cell office:value-type="float" office:value="9.508851" calcext:value-type="float">
            <text:p>9.508851</text:p>
          </table:table-cell>
          <table:table-cell table:formula="of:=[.C519]+[.A520]" office:value-type="float" office:value="14.738544365" calcext:value-type="float">
            <text:p>14.7385443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68803" calcext:value-type="float">
            <text:p>0.02668803</text:p>
          </table:table-cell>
          <table:table-cell office:value-type="float" office:value="9.367496" calcext:value-type="float">
            <text:p>9.367496</text:p>
          </table:table-cell>
          <table:table-cell table:formula="of:=[.C520]+[.A521]" office:value-type="float" office:value="14.765232395" calcext:value-type="float">
            <text:p>14.7652323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64324" calcext:value-type="float">
            <text:p>0.026764324</text:p>
          </table:table-cell>
          <table:table-cell office:value-type="float" office:value="9.340793" calcext:value-type="float">
            <text:p>9.340793</text:p>
          </table:table-cell>
          <table:table-cell table:formula="of:=[.C521]+[.A522]" office:value-type="float" office:value="14.791996719" calcext:value-type="float">
            <text:p>14.7919967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68803" calcext:value-type="float">
            <text:p>0.02668803</text:p>
          </table:table-cell>
          <table:table-cell office:value-type="float" office:value="9.367496" calcext:value-type="float">
            <text:p>9.367496</text:p>
          </table:table-cell>
          <table:table-cell table:formula="of:=[.C522]+[.A523]" office:value-type="float" office:value="14.818684749" calcext:value-type="float">
            <text:p>14.8186847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82849" calcext:value-type="float">
            <text:p>0.026382849</text:p>
          </table:table-cell>
          <table:table-cell office:value-type="float" office:value="9.475853" calcext:value-type="float">
            <text:p>9.475853</text:p>
          </table:table-cell>
          <table:table-cell table:formula="of:=[.C523]+[.A524]" office:value-type="float" office:value="14.845067598" calcext:value-type="float">
            <text:p>14.8450675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33806" calcext:value-type="float">
            <text:p>0.026733806</text:p>
          </table:table-cell>
          <table:table-cell office:value-type="float" office:value="9.351456" calcext:value-type="float">
            <text:p>9.351456</text:p>
          </table:table-cell>
          <table:table-cell table:formula="of:=[.C524]+[.A525]" office:value-type="float" office:value="14.871801404" calcext:value-type="float">
            <text:p>14.8718014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810102" calcext:value-type="float">
            <text:p>0.026810102</text:p>
          </table:table-cell>
          <table:table-cell office:value-type="float" office:value="9.324843" calcext:value-type="float">
            <text:p>9.324843</text:p>
          </table:table-cell>
          <table:table-cell table:formula="of:=[.C525]+[.A526]" office:value-type="float" office:value="14.898611506" calcext:value-type="float">
            <text:p>14.8986115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33806" calcext:value-type="float">
            <text:p>0.026733806</text:p>
          </table:table-cell>
          <table:table-cell office:value-type="float" office:value="9.351456" calcext:value-type="float">
            <text:p>9.351456</text:p>
          </table:table-cell>
          <table:table-cell table:formula="of:=[.C526]+[.A527]" office:value-type="float" office:value="14.925345312" calcext:value-type="float">
            <text:p>14.9253453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13366" calcext:value-type="float">
            <text:p>0.026413366</text:p>
          </table:table-cell>
          <table:table-cell office:value-type="float" office:value="9.464905" calcext:value-type="float">
            <text:p>9.464905</text:p>
          </table:table-cell>
          <table:table-cell table:formula="of:=[.C527]+[.A528]" office:value-type="float" office:value="14.951758678" calcext:value-type="float">
            <text:p>14.9517586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64324" calcext:value-type="float">
            <text:p>0.026764324</text:p>
          </table:table-cell>
          <table:table-cell office:value-type="float" office:value="9.340793" calcext:value-type="float">
            <text:p>9.340793</text:p>
          </table:table-cell>
          <table:table-cell table:formula="of:=[.C528]+[.A529]" office:value-type="float" office:value="14.978523002" calcext:value-type="float">
            <text:p>14.9785230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94843" calcext:value-type="float">
            <text:p>0.026794843</text:p>
          </table:table-cell>
          <table:table-cell office:value-type="float" office:value="9.330153" calcext:value-type="float">
            <text:p>9.330153</text:p>
          </table:table-cell>
          <table:table-cell table:formula="of:=[.C529]+[.A530]" office:value-type="float" office:value="15.005317845" calcext:value-type="float">
            <text:p>15.0053178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49065" calcext:value-type="float">
            <text:p>0.026749065</text:p>
          </table:table-cell>
          <table:table-cell office:value-type="float" office:value="9.346121" calcext:value-type="float">
            <text:p>9.346121</text:p>
          </table:table-cell>
          <table:table-cell table:formula="of:=[.C530]+[.A531]" office:value-type="float" office:value="15.03206691" calcext:value-type="float">
            <text:p>15.032066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43886" calcext:value-type="float">
            <text:p>0.026443886</text:p>
          </table:table-cell>
          <table:table-cell office:value-type="float" office:value="9.453981" calcext:value-type="float">
            <text:p>9.453981</text:p>
          </table:table-cell>
          <table:table-cell table:formula="of:=[.C531]+[.A532]" office:value-type="float" office:value="15.058510796" calcext:value-type="float">
            <text:p>15.0585107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79583" calcext:value-type="float">
            <text:p>0.026779583</text:p>
          </table:table-cell>
          <table:table-cell office:value-type="float" office:value="9.33547" calcext:value-type="float">
            <text:p>9.33547</text:p>
          </table:table-cell>
          <table:table-cell table:formula="of:=[.C532]+[.A533]" office:value-type="float" office:value="15.085290379" calcext:value-type="float">
            <text:p>15.0852903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871137" calcext:value-type="float">
            <text:p>0.026871137</text:p>
          </table:table-cell>
          <table:table-cell office:value-type="float" office:value="9.303662" calcext:value-type="float">
            <text:p>9.303662</text:p>
          </table:table-cell>
          <table:table-cell table:formula="of:=[.C533]+[.A534]" office:value-type="float" office:value="15.112161516" calcext:value-type="float">
            <text:p>15.1121615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33806" calcext:value-type="float">
            <text:p>0.026733806</text:p>
          </table:table-cell>
          <table:table-cell office:value-type="float" office:value="9.351456" calcext:value-type="float">
            <text:p>9.351456</text:p>
          </table:table-cell>
          <table:table-cell table:formula="of:=[.C534]+[.A535]" office:value-type="float" office:value="15.138895322" calcext:value-type="float">
            <text:p>15.1388953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43886" calcext:value-type="float">
            <text:p>0.026443886</text:p>
          </table:table-cell>
          <table:table-cell office:value-type="float" office:value="9.453981" calcext:value-type="float">
            <text:p>9.453981</text:p>
          </table:table-cell>
          <table:table-cell table:formula="of:=[.C535]+[.A536]" office:value-type="float" office:value="15.165339208" calcext:value-type="float">
            <text:p>15.1653392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49065" calcext:value-type="float">
            <text:p>0.026749065</text:p>
          </table:table-cell>
          <table:table-cell office:value-type="float" office:value="9.346121" calcext:value-type="float">
            <text:p>9.346121</text:p>
          </table:table-cell>
          <table:table-cell table:formula="of:=[.C536]+[.A537]" office:value-type="float" office:value="15.192088273" calcext:value-type="float">
            <text:p>15.1920882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810102" calcext:value-type="float">
            <text:p>0.026810102</text:p>
          </table:table-cell>
          <table:table-cell office:value-type="float" office:value="9.324843" calcext:value-type="float">
            <text:p>9.324843</text:p>
          </table:table-cell>
          <table:table-cell table:formula="of:=[.C537]+[.A538]" office:value-type="float" office:value="15.218898375" calcext:value-type="float">
            <text:p>15.2188983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49065" calcext:value-type="float">
            <text:p>0.026749065</text:p>
          </table:table-cell>
          <table:table-cell office:value-type="float" office:value="9.346121" calcext:value-type="float">
            <text:p>9.346121</text:p>
          </table:table-cell>
          <table:table-cell table:formula="of:=[.C538]+[.A539]" office:value-type="float" office:value="15.24564744" calcext:value-type="float">
            <text:p>15.245647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28627" calcext:value-type="float">
            <text:p>0.026428627</text:p>
          </table:table-cell>
          <table:table-cell office:value-type="float" office:value="9.459439" calcext:value-type="float">
            <text:p>9.459439</text:p>
          </table:table-cell>
          <table:table-cell table:formula="of:=[.C539]+[.A540]" office:value-type="float" office:value="15.272076067" calcext:value-type="float">
            <text:p>15.2720760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79583" calcext:value-type="float">
            <text:p>0.026779583</text:p>
          </table:table-cell>
          <table:table-cell office:value-type="float" office:value="9.33547" calcext:value-type="float">
            <text:p>9.33547</text:p>
          </table:table-cell>
          <table:table-cell table:formula="of:=[.C540]+[.A541]" office:value-type="float" office:value="15.29885565" calcext:value-type="float">
            <text:p>15.298855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825361" calcext:value-type="float">
            <text:p>0.026825361</text:p>
          </table:table-cell>
          <table:table-cell office:value-type="float" office:value="9.319539" calcext:value-type="float">
            <text:p>9.319539</text:p>
          </table:table-cell>
          <table:table-cell table:formula="of:=[.C541]+[.A542]" office:value-type="float" office:value="15.325681011" calcext:value-type="float">
            <text:p>15.3256810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64324" calcext:value-type="float">
            <text:p>0.026764324</text:p>
          </table:table-cell>
          <table:table-cell office:value-type="float" office:value="9.340793" calcext:value-type="float">
            <text:p>9.340793</text:p>
          </table:table-cell>
          <table:table-cell table:formula="of:=[.C542]+[.A543]" office:value-type="float" office:value="15.352445335" calcext:value-type="float">
            <text:p>15.3524453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28627" calcext:value-type="float">
            <text:p>0.026428627</text:p>
          </table:table-cell>
          <table:table-cell office:value-type="float" office:value="9.459439" calcext:value-type="float">
            <text:p>9.459439</text:p>
          </table:table-cell>
          <table:table-cell table:formula="of:=[.C543]+[.A544]" office:value-type="float" office:value="15.378873962" calcext:value-type="float">
            <text:p>15.3788739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79583" calcext:value-type="float">
            <text:p>0.026779583</text:p>
          </table:table-cell>
          <table:table-cell office:value-type="float" office:value="9.33547" calcext:value-type="float">
            <text:p>9.33547</text:p>
          </table:table-cell>
          <table:table-cell table:formula="of:=[.C544]+[.A545]" office:value-type="float" office:value="15.405653545" calcext:value-type="float">
            <text:p>15.4056535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855879" calcext:value-type="float">
            <text:p>0.026855879</text:p>
          </table:table-cell>
          <table:table-cell office:value-type="float" office:value="9.3089485" calcext:value-type="float">
            <text:p>9.3089485</text:p>
          </table:table-cell>
          <table:table-cell table:formula="of:=[.C545]+[.A546]" office:value-type="float" office:value="15.432509424" calcext:value-type="float">
            <text:p>15.4325094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64324" calcext:value-type="float">
            <text:p>0.026764324</text:p>
          </table:table-cell>
          <table:table-cell office:value-type="float" office:value="9.340793" calcext:value-type="float">
            <text:p>9.340793</text:p>
          </table:table-cell>
          <table:table-cell table:formula="of:=[.C546]+[.A547]" office:value-type="float" office:value="15.459273748" calcext:value-type="float">
            <text:p>15.4592737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43886" calcext:value-type="float">
            <text:p>0.026443886</text:p>
          </table:table-cell>
          <table:table-cell office:value-type="float" office:value="9.453981" calcext:value-type="float">
            <text:p>9.453981</text:p>
          </table:table-cell>
          <table:table-cell table:formula="of:=[.C547]+[.A548]" office:value-type="float" office:value="15.485717634" calcext:value-type="float">
            <text:p>15.4857176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810102" calcext:value-type="float">
            <text:p>0.026810102</text:p>
          </table:table-cell>
          <table:table-cell office:value-type="float" office:value="9.324843" calcext:value-type="float">
            <text:p>9.324843</text:p>
          </table:table-cell>
          <table:table-cell table:formula="of:=[.C548]+[.A549]" office:value-type="float" office:value="15.512527736" calcext:value-type="float">
            <text:p>15.5125277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810102" calcext:value-type="float">
            <text:p>0.026810102</text:p>
          </table:table-cell>
          <table:table-cell office:value-type="float" office:value="9.324843" calcext:value-type="float">
            <text:p>9.324843</text:p>
          </table:table-cell>
          <table:table-cell table:formula="of:=[.C549]+[.A550]" office:value-type="float" office:value="15.539337838" calcext:value-type="float">
            <text:p>15.5393378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49065" calcext:value-type="float">
            <text:p>0.026749065</text:p>
          </table:table-cell>
          <table:table-cell office:value-type="float" office:value="9.346121" calcext:value-type="float">
            <text:p>9.346121</text:p>
          </table:table-cell>
          <table:table-cell table:formula="of:=[.C550]+[.A551]" office:value-type="float" office:value="15.566086903" calcext:value-type="float">
            <text:p>15.5660869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43886" calcext:value-type="float">
            <text:p>0.026443886</text:p>
          </table:table-cell>
          <table:table-cell office:value-type="float" office:value="9.453981" calcext:value-type="float">
            <text:p>9.453981</text:p>
          </table:table-cell>
          <table:table-cell table:formula="of:=[.C551]+[.A552]" office:value-type="float" office:value="15.592530789" calcext:value-type="float">
            <text:p>15.5925307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79583" calcext:value-type="float">
            <text:p>0.026779583</text:p>
          </table:table-cell>
          <table:table-cell office:value-type="float" office:value="9.33547" calcext:value-type="float">
            <text:p>9.33547</text:p>
          </table:table-cell>
          <table:table-cell table:formula="of:=[.C552]+[.A553]" office:value-type="float" office:value="15.619310372" calcext:value-type="float">
            <text:p>15.6193103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825361" calcext:value-type="float">
            <text:p>0.026825361</text:p>
          </table:table-cell>
          <table:table-cell office:value-type="float" office:value="9.319539" calcext:value-type="float">
            <text:p>9.319539</text:p>
          </table:table-cell>
          <table:table-cell table:formula="of:=[.C553]+[.A554]" office:value-type="float" office:value="15.646135733" calcext:value-type="float">
            <text:p>15.6461357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64324" calcext:value-type="float">
            <text:p>0.026764324</text:p>
          </table:table-cell>
          <table:table-cell office:value-type="float" office:value="9.340793" calcext:value-type="float">
            <text:p>9.340793</text:p>
          </table:table-cell>
          <table:table-cell table:formula="of:=[.C554]+[.A555]" office:value-type="float" office:value="15.672900057" calcext:value-type="float">
            <text:p>15.6729000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59144" calcext:value-type="float">
            <text:p>0.026459144</text:p>
          </table:table-cell>
          <table:table-cell office:value-type="float" office:value="9.448529" calcext:value-type="float">
            <text:p>9.448529</text:p>
          </table:table-cell>
          <table:table-cell table:formula="of:=[.C555]+[.A556]" office:value-type="float" office:value="15.699359201" calcext:value-type="float">
            <text:p>15.6993592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94843" calcext:value-type="float">
            <text:p>0.026794843</text:p>
          </table:table-cell>
          <table:table-cell office:value-type="float" office:value="9.330153" calcext:value-type="float">
            <text:p>9.330153</text:p>
          </table:table-cell>
          <table:table-cell table:formula="of:=[.C556]+[.A557]" office:value-type="float" office:value="15.726154044" calcext:value-type="float">
            <text:p>15.7261540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855879" calcext:value-type="float">
            <text:p>0.026855879</text:p>
          </table:table-cell>
          <table:table-cell office:value-type="float" office:value="9.3089485" calcext:value-type="float">
            <text:p>9.3089485</text:p>
          </table:table-cell>
          <table:table-cell table:formula="of:=[.C557]+[.A558]" office:value-type="float" office:value="15.753009923" calcext:value-type="float">
            <text:p>15.7530099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64324" calcext:value-type="float">
            <text:p>0.026764324</text:p>
          </table:table-cell>
          <table:table-cell office:value-type="float" office:value="9.340793" calcext:value-type="float">
            <text:p>9.340793</text:p>
          </table:table-cell>
          <table:table-cell table:formula="of:=[.C558]+[.A559]" office:value-type="float" office:value="15.779774247" calcext:value-type="float">
            <text:p>15.7797742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28627" calcext:value-type="float">
            <text:p>0.026428627</text:p>
          </table:table-cell>
          <table:table-cell office:value-type="float" office:value="9.459439" calcext:value-type="float">
            <text:p>9.459439</text:p>
          </table:table-cell>
          <table:table-cell table:formula="of:=[.C559]+[.A560]" office:value-type="float" office:value="15.806202874" calcext:value-type="float">
            <text:p>15.8062028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79583" calcext:value-type="float">
            <text:p>0.026779583</text:p>
          </table:table-cell>
          <table:table-cell office:value-type="float" office:value="9.33547" calcext:value-type="float">
            <text:p>9.33547</text:p>
          </table:table-cell>
          <table:table-cell table:formula="of:=[.C560]+[.A561]" office:value-type="float" office:value="15.832982457" calcext:value-type="float">
            <text:p>15.8329824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810102" calcext:value-type="float">
            <text:p>0.026810102</text:p>
          </table:table-cell>
          <table:table-cell office:value-type="float" office:value="9.324843" calcext:value-type="float">
            <text:p>9.324843</text:p>
          </table:table-cell>
          <table:table-cell table:formula="of:=[.C561]+[.A562]" office:value-type="float" office:value="15.859792559" calcext:value-type="float">
            <text:p>15.8597925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33806" calcext:value-type="float">
            <text:p>0.026733806</text:p>
          </table:table-cell>
          <table:table-cell office:value-type="float" office:value="9.351456" calcext:value-type="float">
            <text:p>9.351456</text:p>
          </table:table-cell>
          <table:table-cell table:formula="of:=[.C562]+[.A563]" office:value-type="float" office:value="15.886526365" calcext:value-type="float">
            <text:p>15.8865263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82849" calcext:value-type="float">
            <text:p>0.026382849</text:p>
          </table:table-cell>
          <table:table-cell office:value-type="float" office:value="9.475853" calcext:value-type="float">
            <text:p>9.475853</text:p>
          </table:table-cell>
          <table:table-cell table:formula="of:=[.C563]+[.A564]" office:value-type="float" office:value="15.912909214" calcext:value-type="float">
            <text:p>15.9129092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18548" calcext:value-type="float">
            <text:p>0.026718548</text:p>
          </table:table-cell>
          <table:table-cell office:value-type="float" office:value="9.356796" calcext:value-type="float">
            <text:p>9.356796</text:p>
          </table:table-cell>
          <table:table-cell table:formula="of:=[.C564]+[.A565]" office:value-type="float" office:value="15.939627762" calcext:value-type="float">
            <text:p>15.9396277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18548" calcext:value-type="float">
            <text:p>0.026718548</text:p>
          </table:table-cell>
          <table:table-cell office:value-type="float" office:value="9.356796" calcext:value-type="float">
            <text:p>9.356796</text:p>
          </table:table-cell>
          <table:table-cell table:formula="of:=[.C565]+[.A566]" office:value-type="float" office:value="15.96634631" calcext:value-type="float">
            <text:p>15.966346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65751" calcext:value-type="float">
            <text:p>0.02665751</text:p>
          </table:table-cell>
          <table:table-cell office:value-type="float" office:value="9.37822" calcext:value-type="float">
            <text:p>9.37822</text:p>
          </table:table-cell>
          <table:table-cell table:formula="of:=[.C566]+[.A567]" office:value-type="float" office:value="15.99300382" calcext:value-type="float">
            <text:p>15.993003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21813" calcext:value-type="float">
            <text:p>0.026321813</text:p>
          </table:table-cell>
          <table:table-cell office:value-type="float" office:value="9.497826" calcext:value-type="float">
            <text:p>9.497826</text:p>
          </table:table-cell>
          <table:table-cell table:formula="of:=[.C567]+[.A568]" office:value-type="float" office:value="16.019325633" calcext:value-type="float">
            <text:p>16.0193256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672771" calcext:value-type="float">
            <text:p>0.026672771</text:p>
          </table:table-cell>
          <table:table-cell office:value-type="float" office:value="9.372854" calcext:value-type="float">
            <text:p>9.372854</text:p>
          </table:table-cell>
          <table:table-cell table:formula="of:=[.C568]+[.A569]" office:value-type="float" office:value="16.045998404" calcext:value-type="float">
            <text:p>16.0459984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18548" calcext:value-type="float">
            <text:p>0.026718548</text:p>
          </table:table-cell>
          <table:table-cell office:value-type="float" office:value="9.356796" calcext:value-type="float">
            <text:p>9.356796</text:p>
          </table:table-cell>
          <table:table-cell table:formula="of:=[.C569]+[.A570]" office:value-type="float" office:value="16.072716952" calcext:value-type="float">
            <text:p>16.0727169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596475" calcext:value-type="float">
            <text:p>0.026596475</text:p>
          </table:table-cell>
          <table:table-cell office:value-type="float" office:value="9.399741" calcext:value-type="float">
            <text:p>9.399741</text:p>
          </table:table-cell>
          <table:table-cell table:formula="of:=[.C570]+[.A571]" office:value-type="float" office:value="16.099313427" calcext:value-type="float">
            <text:p>16.0993134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571]+[.A572]" office:value-type="float" office:value="16.125589462" calcext:value-type="float">
            <text:p>16.1255894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581217" calcext:value-type="float">
            <text:p>0.026581217</text:p>
          </table:table-cell>
          <table:table-cell office:value-type="float" office:value="9.405137" calcext:value-type="float">
            <text:p>9.405137</text:p>
          </table:table-cell>
          <table:table-cell table:formula="of:=[.C572]+[.A573]" office:value-type="float" office:value="16.152170679" calcext:value-type="float">
            <text:p>16.1521706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596475" calcext:value-type="float">
            <text:p>0.026596475</text:p>
          </table:table-cell>
          <table:table-cell office:value-type="float" office:value="9.399741" calcext:value-type="float">
            <text:p>9.399741</text:p>
          </table:table-cell>
          <table:table-cell table:formula="of:=[.C573]+[.A574]" office:value-type="float" office:value="16.178767154" calcext:value-type="float">
            <text:p>16.1787671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535438" calcext:value-type="float">
            <text:p>0.026535438</text:p>
          </table:table-cell>
          <table:table-cell office:value-type="float" office:value="9.421363" calcext:value-type="float">
            <text:p>9.421363</text:p>
          </table:table-cell>
          <table:table-cell table:formula="of:=[.C574]+[.A575]" office:value-type="float" office:value="16.205302592" calcext:value-type="float">
            <text:p>16.2053025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15" calcext:value-type="float">
            <text:p>0.026215</text:p>
          </table:table-cell>
          <table:table-cell office:value-type="float" office:value="9.536525" calcext:value-type="float">
            <text:p>9.536525</text:p>
          </table:table-cell>
          <table:table-cell table:formula="of:=[.C575]+[.A576]" office:value-type="float" office:value="16.231517592" calcext:value-type="float">
            <text:p>16.2315175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535438" calcext:value-type="float">
            <text:p>0.026535438</text:p>
          </table:table-cell>
          <table:table-cell office:value-type="float" office:value="9.421363" calcext:value-type="float">
            <text:p>9.421363</text:p>
          </table:table-cell>
          <table:table-cell table:formula="of:=[.C576]+[.A577]" office:value-type="float" office:value="16.25805303" calcext:value-type="float">
            <text:p>16.258053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535438" calcext:value-type="float">
            <text:p>0.026535438</text:p>
          </table:table-cell>
          <table:table-cell office:value-type="float" office:value="9.421363" calcext:value-type="float">
            <text:p>9.421363</text:p>
          </table:table-cell>
          <table:table-cell table:formula="of:=[.C577]+[.A578]" office:value-type="float" office:value="16.284588468" calcext:value-type="float">
            <text:p>16.2845884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13366" calcext:value-type="float">
            <text:p>0.026413366</text:p>
          </table:table-cell>
          <table:table-cell office:value-type="float" office:value="9.464905" calcext:value-type="float">
            <text:p>9.464905</text:p>
          </table:table-cell>
          <table:table-cell table:formula="of:=[.C578]+[.A579]" office:value-type="float" office:value="16.311001834" calcext:value-type="float">
            <text:p>16.3110018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579]+[.A580]" office:value-type="float" office:value="16.337064244" calcext:value-type="float">
            <text:p>16.3370642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82849" calcext:value-type="float">
            <text:p>0.026382849</text:p>
          </table:table-cell>
          <table:table-cell office:value-type="float" office:value="9.475853" calcext:value-type="float">
            <text:p>9.475853</text:p>
          </table:table-cell>
          <table:table-cell table:formula="of:=[.C580]+[.A581]" office:value-type="float" office:value="16.363447093" calcext:value-type="float">
            <text:p>16.3634470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98107" calcext:value-type="float">
            <text:p>0.026398107</text:p>
          </table:table-cell>
          <table:table-cell office:value-type="float" office:value="9.470376" calcext:value-type="float">
            <text:p>9.470376</text:p>
          </table:table-cell>
          <table:table-cell table:formula="of:=[.C581]+[.A582]" office:value-type="float" office:value="16.3898452" calcext:value-type="float">
            <text:p>16.38984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06555" calcext:value-type="float">
            <text:p>0.026306555</text:p>
          </table:table-cell>
          <table:table-cell office:value-type="float" office:value="9.503335" calcext:value-type="float">
            <text:p>9.503335</text:p>
          </table:table-cell>
          <table:table-cell table:formula="of:=[.C582]+[.A583]" office:value-type="float" office:value="16.416151755" calcext:value-type="float">
            <text:p>16.4161517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583]+[.A584]" office:value-type="float" office:value="16.442107352" calcext:value-type="float">
            <text:p>16.4421073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06555" calcext:value-type="float">
            <text:p>0.026306555</text:p>
          </table:table-cell>
          <table:table-cell office:value-type="float" office:value="9.503335" calcext:value-type="float">
            <text:p>9.503335</text:p>
          </table:table-cell>
          <table:table-cell table:formula="of:=[.C584]+[.A585]" office:value-type="float" office:value="16.468413907" calcext:value-type="float">
            <text:p>16.4684139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37072" calcext:value-type="float">
            <text:p>0.026337072</text:p>
          </table:table-cell>
          <table:table-cell office:value-type="float" office:value="9.492323" calcext:value-type="float">
            <text:p>9.492323</text:p>
          </table:table-cell>
          <table:table-cell table:formula="of:=[.C585]+[.A586]" office:value-type="float" office:value="16.494750979" calcext:value-type="float">
            <text:p>16.4947509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15" calcext:value-type="float">
            <text:p>0.026215</text:p>
          </table:table-cell>
          <table:table-cell office:value-type="float" office:value="9.536525" calcext:value-type="float">
            <text:p>9.536525</text:p>
          </table:table-cell>
          <table:table-cell table:formula="of:=[.C586]+[.A587]" office:value-type="float" office:value="16.520965979" calcext:value-type="float">
            <text:p>16.5209659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79301" calcext:value-type="float">
            <text:p>0.025879301</text:p>
          </table:table-cell>
          <table:table-cell office:value-type="float" office:value="9.66023" calcext:value-type="float">
            <text:p>9.66023</text:p>
          </table:table-cell>
          <table:table-cell table:formula="of:=[.C587]+[.A588]" office:value-type="float" office:value="16.54684528" calcext:value-type="float">
            <text:p>16.546845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53963" calcext:value-type="float">
            <text:p>0.026153963</text:p>
          </table:table-cell>
          <table:table-cell office:value-type="float" office:value="9.558782" calcext:value-type="float">
            <text:p>9.558782</text:p>
          </table:table-cell>
          <table:table-cell table:formula="of:=[.C588]+[.A589]" office:value-type="float" office:value="16.572999243" calcext:value-type="float">
            <text:p>16.5729992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99741" calcext:value-type="float">
            <text:p>0.026199741</text:p>
          </table:table-cell>
          <table:table-cell office:value-type="float" office:value="9.542079" calcext:value-type="float">
            <text:p>9.542079</text:p>
          </table:table-cell>
          <table:table-cell table:formula="of:=[.C589]+[.A590]" office:value-type="float" office:value="16.599198984" calcext:value-type="float">
            <text:p>16.5991989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590]+[.A591]" office:value-type="float" office:value="16.625261394" calcext:value-type="float">
            <text:p>16.6252613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591]+[.A592]" office:value-type="float" office:value="16.650988105" calcext:value-type="float">
            <text:p>16.6509881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7767" calcext:value-type="float">
            <text:p>0.02607767</text:p>
          </table:table-cell>
          <table:table-cell office:value-type="float" office:value="9.586747" calcext:value-type="float">
            <text:p>9.586747</text:p>
          </table:table-cell>
          <table:table-cell table:formula="of:=[.C592]+[.A593]" office:value-type="float" office:value="16.677065775" calcext:value-type="float">
            <text:p>16.6770657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593]+[.A594]" office:value-type="float" office:value="16.703158703" calcext:value-type="float">
            <text:p>16.7031587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594]+[.A595]" office:value-type="float" office:value="16.729144818" calcext:value-type="float">
            <text:p>16.7291448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595]+[.A596]" office:value-type="float" office:value="16.754779975" calcext:value-type="float">
            <text:p>16.7547799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596]+[.A597]" office:value-type="float" office:value="16.780735572" calcext:value-type="float">
            <text:p>16.7807355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597]+[.A598]" office:value-type="float" office:value="16.806721687" calcext:value-type="float">
            <text:p>16.8067216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64042" calcext:value-type="float">
            <text:p>0.025864042</text:p>
          </table:table-cell>
          <table:table-cell office:value-type="float" office:value="9.665929" calcext:value-type="float">
            <text:p>9.665929</text:p>
          </table:table-cell>
          <table:table-cell table:formula="of:=[.C598]+[.A599]" office:value-type="float" office:value="16.832585729" calcext:value-type="float">
            <text:p>16.8325857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28343" calcext:value-type="float">
            <text:p>0.025528343</text:p>
          </table:table-cell>
          <table:table-cell office:value-type="float" office:value="9.793036" calcext:value-type="float">
            <text:p>9.793036</text:p>
          </table:table-cell>
          <table:table-cell table:formula="of:=[.C599]+[.A600]" office:value-type="float" office:value="16.858114072" calcext:value-type="float">
            <text:p>16.8581140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600]+[.A601]" office:value-type="float" office:value="16.884008632" calcext:value-type="float">
            <text:p>16.8840086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601]+[.A602]" office:value-type="float" office:value="16.909918451" calcext:value-type="float">
            <text:p>16.9099184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87747" calcext:value-type="float">
            <text:p>0.025787747</text:p>
          </table:table-cell>
          <table:table-cell office:value-type="float" office:value="9.694527" calcext:value-type="float">
            <text:p>9.694527</text:p>
          </table:table-cell>
          <table:table-cell table:formula="of:=[.C602]+[.A603]" office:value-type="float" office:value="16.935706198" calcext:value-type="float">
            <text:p>16.9357061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67308" calcext:value-type="float">
            <text:p>0.025467308</text:p>
          </table:table-cell>
          <table:table-cell office:value-type="float" office:value="9.816506" calcext:value-type="float">
            <text:p>9.816506</text:p>
          </table:table-cell>
          <table:table-cell table:formula="of:=[.C603]+[.A604]" office:value-type="float" office:value="16.961173506" calcext:value-type="float">
            <text:p>16.9611735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72488" calcext:value-type="float">
            <text:p>0.025772488</text:p>
          </table:table-cell>
          <table:table-cell office:value-type="float" office:value="9.700267" calcext:value-type="float">
            <text:p>9.700267</text:p>
          </table:table-cell>
          <table:table-cell table:formula="of:=[.C604]+[.A605]" office:value-type="float" office:value="16.986945994" calcext:value-type="float">
            <text:p>16.9869459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64042" calcext:value-type="float">
            <text:p>0.025864042</text:p>
          </table:table-cell>
          <table:table-cell office:value-type="float" office:value="9.665929" calcext:value-type="float">
            <text:p>9.665929</text:p>
          </table:table-cell>
          <table:table-cell table:formula="of:=[.C605]+[.A606]" office:value-type="float" office:value="17.012810036" calcext:value-type="float">
            <text:p>17.012810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4197" calcext:value-type="float">
            <text:p>0.02574197</text:p>
          </table:table-cell>
          <table:table-cell office:value-type="float" office:value="9.711766" calcext:value-type="float">
            <text:p>9.711766</text:p>
          </table:table-cell>
          <table:table-cell table:formula="of:=[.C606]+[.A607]" office:value-type="float" office:value="17.038552006" calcext:value-type="float">
            <text:p>17.0385520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36789" calcext:value-type="float">
            <text:p>0.025436789</text:p>
          </table:table-cell>
          <table:table-cell office:value-type="float" office:value="9.828284" calcext:value-type="float">
            <text:p>9.828284</text:p>
          </table:table-cell>
          <table:table-cell table:formula="of:=[.C607]+[.A608]" office:value-type="float" office:value="17.063988795" calcext:value-type="float">
            <text:p>17.0639887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87747" calcext:value-type="float">
            <text:p>0.025787747</text:p>
          </table:table-cell>
          <table:table-cell office:value-type="float" office:value="9.694527" calcext:value-type="float">
            <text:p>9.694527</text:p>
          </table:table-cell>
          <table:table-cell table:formula="of:=[.C608]+[.A609]" office:value-type="float" office:value="17.089776542" calcext:value-type="float">
            <text:p>17.0897765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18266" calcext:value-type="float">
            <text:p>0.025818266</text:p>
          </table:table-cell>
          <table:table-cell office:value-type="float" office:value="9.683067" calcext:value-type="float">
            <text:p>9.683067</text:p>
          </table:table-cell>
          <table:table-cell table:formula="of:=[.C609]+[.A610]" office:value-type="float" office:value="17.115594808" calcext:value-type="float">
            <text:p>17.1155948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610]+[.A611]" office:value-type="float" office:value="17.141321519" calcext:value-type="float">
            <text:p>17.1413215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06271" calcext:value-type="float">
            <text:p>0.025406271</text:p>
          </table:table-cell>
          <table:table-cell office:value-type="float" office:value="9.84009" calcext:value-type="float">
            <text:p>9.84009</text:p>
          </table:table-cell>
          <table:table-cell table:formula="of:=[.C611]+[.A612]" office:value-type="float" office:value="17.16672779" calcext:value-type="float">
            <text:p>17.166727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57229" calcext:value-type="float">
            <text:p>0.025757229</text:p>
          </table:table-cell>
          <table:table-cell office:value-type="float" office:value="9.706014" calcext:value-type="float">
            <text:p>9.706014</text:p>
          </table:table-cell>
          <table:table-cell table:formula="of:=[.C612]+[.A613]" office:value-type="float" office:value="17.192485019" calcext:value-type="float">
            <text:p>17.192485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18266" calcext:value-type="float">
            <text:p>0.025818266</text:p>
          </table:table-cell>
          <table:table-cell office:value-type="float" office:value="9.683067" calcext:value-type="float">
            <text:p>9.683067</text:p>
          </table:table-cell>
          <table:table-cell table:formula="of:=[.C613]+[.A614]" office:value-type="float" office:value="17.218303285" calcext:value-type="float">
            <text:p>17.218303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4197" calcext:value-type="float">
            <text:p>0.02574197</text:p>
          </table:table-cell>
          <table:table-cell office:value-type="float" office:value="9.711766" calcext:value-type="float">
            <text:p>9.711766</text:p>
          </table:table-cell>
          <table:table-cell table:formula="of:=[.C614]+[.A615]" office:value-type="float" office:value="17.244045255" calcext:value-type="float">
            <text:p>17.2440452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36789" calcext:value-type="float">
            <text:p>0.025436789</text:p>
          </table:table-cell>
          <table:table-cell office:value-type="float" office:value="9.828284" calcext:value-type="float">
            <text:p>9.828284</text:p>
          </table:table-cell>
          <table:table-cell table:formula="of:=[.C615]+[.A616]" office:value-type="float" office:value="17.269482044" calcext:value-type="float">
            <text:p>17.2694820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87747" calcext:value-type="float">
            <text:p>0.025787747</text:p>
          </table:table-cell>
          <table:table-cell office:value-type="float" office:value="9.694527" calcext:value-type="float">
            <text:p>9.694527</text:p>
          </table:table-cell>
          <table:table-cell table:formula="of:=[.C616]+[.A617]" office:value-type="float" office:value="17.295269791" calcext:value-type="float">
            <text:p>17.2952697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33525" calcext:value-type="float">
            <text:p>0.025833525</text:p>
          </table:table-cell>
          <table:table-cell office:value-type="float" office:value="9.677347" calcext:value-type="float">
            <text:p>9.677347</text:p>
          </table:table-cell>
          <table:table-cell table:formula="of:=[.C617]+[.A618]" office:value-type="float" office:value="17.321103316" calcext:value-type="float">
            <text:p>17.3211033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57229" calcext:value-type="float">
            <text:p>0.025757229</text:p>
          </table:table-cell>
          <table:table-cell office:value-type="float" office:value="9.706014" calcext:value-type="float">
            <text:p>9.706014</text:p>
          </table:table-cell>
          <table:table-cell table:formula="of:=[.C618]+[.A619]" office:value-type="float" office:value="17.346860545" calcext:value-type="float">
            <text:p>17.3468605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5205" calcext:value-type="float">
            <text:p>0.02545205</text:p>
          </table:table-cell>
          <table:table-cell office:value-type="float" office:value="9.8223915" calcext:value-type="float">
            <text:p>9.8223915</text:p>
          </table:table-cell>
          <table:table-cell table:formula="of:=[.C619]+[.A620]" office:value-type="float" office:value="17.372312595" calcext:value-type="float">
            <text:p>17.3723125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03005" calcext:value-type="float">
            <text:p>0.025803005</text:p>
          </table:table-cell>
          <table:table-cell office:value-type="float" office:value="9.688794" calcext:value-type="float">
            <text:p>9.688794</text:p>
          </table:table-cell>
          <table:table-cell table:formula="of:=[.C620]+[.A621]" office:value-type="float" office:value="17.3981156" calcext:value-type="float">
            <text:p>17.39811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33525" calcext:value-type="float">
            <text:p>0.025833525</text:p>
          </table:table-cell>
          <table:table-cell office:value-type="float" office:value="9.677347" calcext:value-type="float">
            <text:p>9.677347</text:p>
          </table:table-cell>
          <table:table-cell table:formula="of:=[.C621]+[.A622]" office:value-type="float" office:value="17.423949125" calcext:value-type="float">
            <text:p>17.4239491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72488" calcext:value-type="float">
            <text:p>0.025772488</text:p>
          </table:table-cell>
          <table:table-cell office:value-type="float" office:value="9.700267" calcext:value-type="float">
            <text:p>9.700267</text:p>
          </table:table-cell>
          <table:table-cell table:formula="of:=[.C622]+[.A623]" office:value-type="float" office:value="17.449721613" calcext:value-type="float">
            <text:p>17.4497216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82567" calcext:value-type="float">
            <text:p>0.025482567</text:p>
          </table:table-cell>
          <table:table-cell office:value-type="float" office:value="9.810628" calcext:value-type="float">
            <text:p>9.810628</text:p>
          </table:table-cell>
          <table:table-cell table:formula="of:=[.C623]+[.A624]" office:value-type="float" office:value="17.47520418" calcext:value-type="float">
            <text:p>17.475204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33525" calcext:value-type="float">
            <text:p>0.025833525</text:p>
          </table:table-cell>
          <table:table-cell office:value-type="float" office:value="9.677347" calcext:value-type="float">
            <text:p>9.677347</text:p>
          </table:table-cell>
          <table:table-cell table:formula="of:=[.C624]+[.A625]" office:value-type="float" office:value="17.501037705" calcext:value-type="float">
            <text:p>17.5010377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79301" calcext:value-type="float">
            <text:p>0.025879301</text:p>
          </table:table-cell>
          <table:table-cell office:value-type="float" office:value="9.66023" calcext:value-type="float">
            <text:p>9.66023</text:p>
          </table:table-cell>
          <table:table-cell table:formula="of:=[.C625]+[.A626]" office:value-type="float" office:value="17.526917006" calcext:value-type="float">
            <text:p>17.5269170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03005" calcext:value-type="float">
            <text:p>0.025803005</text:p>
          </table:table-cell>
          <table:table-cell office:value-type="float" office:value="9.688794" calcext:value-type="float">
            <text:p>9.688794</text:p>
          </table:table-cell>
          <table:table-cell table:formula="of:=[.C626]+[.A627]" office:value-type="float" office:value="17.552720011" calcext:value-type="float">
            <text:p>17.5527200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28343" calcext:value-type="float">
            <text:p>0.025528343</text:p>
          </table:table-cell>
          <table:table-cell office:value-type="float" office:value="9.793036" calcext:value-type="float">
            <text:p>9.793036</text:p>
          </table:table-cell>
          <table:table-cell table:formula="of:=[.C627]+[.A628]" office:value-type="float" office:value="17.578248354" calcext:value-type="float">
            <text:p>17.5782483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79301" calcext:value-type="float">
            <text:p>0.025879301</text:p>
          </table:table-cell>
          <table:table-cell office:value-type="float" office:value="9.66023" calcext:value-type="float">
            <text:p>9.66023</text:p>
          </table:table-cell>
          <table:table-cell table:formula="of:=[.C628]+[.A629]" office:value-type="float" office:value="17.604127655" calcext:value-type="float">
            <text:p>17.6041276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629]+[.A630]" office:value-type="float" office:value="17.630083252" calcext:value-type="float">
            <text:p>17.6300832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64042" calcext:value-type="float">
            <text:p>0.025864042</text:p>
          </table:table-cell>
          <table:table-cell office:value-type="float" office:value="9.665929" calcext:value-type="float">
            <text:p>9.665929</text:p>
          </table:table-cell>
          <table:table-cell table:formula="of:=[.C630]+[.A631]" office:value-type="float" office:value="17.655947294" calcext:value-type="float">
            <text:p>17.6559472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8938" calcext:value-type="float">
            <text:p>0.02558938</text:p>
          </table:table-cell>
          <table:table-cell office:value-type="float" office:value="9.769677" calcext:value-type="float">
            <text:p>9.769677</text:p>
          </table:table-cell>
          <table:table-cell table:formula="of:=[.C631]+[.A632]" office:value-type="float" office:value="17.681536674" calcext:value-type="float">
            <text:p>17.6815366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632]+[.A633]" office:value-type="float" office:value="17.707477012" calcext:value-type="float">
            <text:p>17.7074770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16632" calcext:value-type="float">
            <text:p>0.026016632</text:p>
          </table:table-cell>
          <table:table-cell office:value-type="float" office:value="9.609238" calcext:value-type="float">
            <text:p>9.609238</text:p>
          </table:table-cell>
          <table:table-cell table:formula="of:=[.C633]+[.A634]" office:value-type="float" office:value="17.733493644" calcext:value-type="float">
            <text:p>17.7334936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634]+[.A635]" office:value-type="float" office:value="17.759449241" calcext:value-type="float">
            <text:p>17.7594492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50416" calcext:value-type="float">
            <text:p>0.025650416</text:p>
          </table:table-cell>
          <table:table-cell office:value-type="float" office:value="9.74643" calcext:value-type="float">
            <text:p>9.74643</text:p>
          </table:table-cell>
          <table:table-cell table:formula="of:=[.C635]+[.A636]" office:value-type="float" office:value="17.785099657" calcext:value-type="float">
            <text:p>17.7850996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636]+[.A637]" office:value-type="float" office:value="17.811131547" calcext:value-type="float">
            <text:p>17.8111315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637]+[.A638]" office:value-type="float" office:value="17.837224475" calcext:value-type="float">
            <text:p>17.8372244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638]+[.A639]" office:value-type="float" office:value="17.863256365" calcext:value-type="float">
            <text:p>17.8632563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11453" calcext:value-type="float">
            <text:p>0.025711453</text:p>
          </table:table-cell>
          <table:table-cell office:value-type="float" office:value="9.723293" calcext:value-type="float">
            <text:p>9.723293</text:p>
          </table:table-cell>
          <table:table-cell table:formula="of:=[.C639]+[.A640]" office:value-type="float" office:value="17.888967818" calcext:value-type="float">
            <text:p>17.8889678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640]+[.A641]" office:value-type="float" office:value="17.915060746" calcext:value-type="float">
            <text:p>17.9150607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23445" calcext:value-type="float">
            <text:p>0.026123445</text:p>
          </table:table-cell>
          <table:table-cell office:value-type="float" office:value="9.569948" calcext:value-type="float">
            <text:p>9.569948</text:p>
          </table:table-cell>
          <table:table-cell table:formula="of:=[.C641]+[.A642]" office:value-type="float" office:value="17.941184191" calcext:value-type="float">
            <text:p>17.9411841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642]+[.A643]" office:value-type="float" office:value="17.967216081" calcext:value-type="float">
            <text:p>17.9672160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4197" calcext:value-type="float">
            <text:p>0.02574197</text:p>
          </table:table-cell>
          <table:table-cell office:value-type="float" office:value="9.711766" calcext:value-type="float">
            <text:p>9.711766</text:p>
          </table:table-cell>
          <table:table-cell table:formula="of:=[.C643]+[.A644]" office:value-type="float" office:value="17.992958051" calcext:value-type="float">
            <text:p>17.9929580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7767" calcext:value-type="float">
            <text:p>0.02607767</text:p>
          </table:table-cell>
          <table:table-cell office:value-type="float" office:value="9.586747" calcext:value-type="float">
            <text:p>9.586747</text:p>
          </table:table-cell>
          <table:table-cell table:formula="of:=[.C644]+[.A645]" office:value-type="float" office:value="18.019035721" calcext:value-type="float">
            <text:p>18.0190357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23445" calcext:value-type="float">
            <text:p>0.026123445</text:p>
          </table:table-cell>
          <table:table-cell office:value-type="float" office:value="9.569948" calcext:value-type="float">
            <text:p>9.569948</text:p>
          </table:table-cell>
          <table:table-cell table:formula="of:=[.C645]+[.A646]" office:value-type="float" office:value="18.045159166" calcext:value-type="float">
            <text:p>18.0451591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4715" calcext:value-type="float">
            <text:p>0.02604715</text:p>
          </table:table-cell>
          <table:table-cell office:value-type="float" office:value="9.597979" calcext:value-type="float">
            <text:p>9.597979</text:p>
          </table:table-cell>
          <table:table-cell table:formula="of:=[.C646]+[.A647]" office:value-type="float" office:value="18.071206316" calcext:value-type="float">
            <text:p>18.0712063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647]+[.A648]" office:value-type="float" office:value="18.096933027" calcext:value-type="float">
            <text:p>18.0969330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648]+[.A649]" office:value-type="float" office:value="18.122995437" calcext:value-type="float">
            <text:p>18.1229954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649]+[.A650]" office:value-type="float" office:value="18.149088365" calcext:value-type="float">
            <text:p>18.1490883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70856" calcext:value-type="float">
            <text:p>0.025970856</text:p>
          </table:table-cell>
          <table:table-cell office:value-type="float" office:value="9.626175" calcext:value-type="float">
            <text:p>9.626175</text:p>
          </table:table-cell>
          <table:table-cell table:formula="of:=[.C650]+[.A651]" office:value-type="float" office:value="18.175059221" calcext:value-type="float">
            <text:p>18.1750592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50416" calcext:value-type="float">
            <text:p>0.025650416</text:p>
          </table:table-cell>
          <table:table-cell office:value-type="float" office:value="9.74643" calcext:value-type="float">
            <text:p>9.74643</text:p>
          </table:table-cell>
          <table:table-cell table:formula="of:=[.C651]+[.A652]" office:value-type="float" office:value="18.200709637" calcext:value-type="float">
            <text:p>18.2007096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16632" calcext:value-type="float">
            <text:p>0.026016632</text:p>
          </table:table-cell>
          <table:table-cell office:value-type="float" office:value="9.609238" calcext:value-type="float">
            <text:p>9.609238</text:p>
          </table:table-cell>
          <table:table-cell table:formula="of:=[.C652]+[.A653]" office:value-type="float" office:value="18.226726269" calcext:value-type="float">
            <text:p>18.2267262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653]+[.A654]" office:value-type="float" office:value="18.252788679" calcext:value-type="float">
            <text:p>18.2527886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654]+[.A655]" office:value-type="float" office:value="18.278744276" calcext:value-type="float">
            <text:p>18.2787442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655]+[.A656]" office:value-type="float" office:value="18.304348916" calcext:value-type="float">
            <text:p>18.3043489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70856" calcext:value-type="float">
            <text:p>0.025970856</text:p>
          </table:table-cell>
          <table:table-cell office:value-type="float" office:value="9.626175" calcext:value-type="float">
            <text:p>9.626175</text:p>
          </table:table-cell>
          <table:table-cell table:formula="of:=[.C656]+[.A657]" office:value-type="float" office:value="18.330319772" calcext:value-type="float">
            <text:p>18.3303197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70856" calcext:value-type="float">
            <text:p>0.025970856</text:p>
          </table:table-cell>
          <table:table-cell office:value-type="float" office:value="9.626175" calcext:value-type="float">
            <text:p>9.626175</text:p>
          </table:table-cell>
          <table:table-cell table:formula="of:=[.C657]+[.A658]" office:value-type="float" office:value="18.356290628" calcext:value-type="float">
            <text:p>18.3562906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658]+[.A659]" office:value-type="float" office:value="18.382185188" calcext:value-type="float">
            <text:p>18.3821851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58861" calcext:value-type="float">
            <text:p>0.025558861</text:p>
          </table:table-cell>
          <table:table-cell office:value-type="float" office:value="9.781343" calcext:value-type="float">
            <text:p>9.781343</text:p>
          </table:table-cell>
          <table:table-cell table:formula="of:=[.C659]+[.A660]" office:value-type="float" office:value="18.407744049" calcext:value-type="float">
            <text:p>18.4077440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79301" calcext:value-type="float">
            <text:p>0.025879301</text:p>
          </table:table-cell>
          <table:table-cell office:value-type="float" office:value="9.66023" calcext:value-type="float">
            <text:p>9.66023</text:p>
          </table:table-cell>
          <table:table-cell table:formula="of:=[.C660]+[.A661]" office:value-type="float" office:value="18.43362335" calcext:value-type="float">
            <text:p>18.433623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661]+[.A662]" office:value-type="float" office:value="18.459533169" calcext:value-type="float">
            <text:p>18.4595331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18266" calcext:value-type="float">
            <text:p>0.025818266</text:p>
          </table:table-cell>
          <table:table-cell office:value-type="float" office:value="9.683067" calcext:value-type="float">
            <text:p>9.683067</text:p>
          </table:table-cell>
          <table:table-cell table:formula="of:=[.C662]+[.A663]" office:value-type="float" office:value="18.485351435" calcext:value-type="float">
            <text:p>18.4853514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67308" calcext:value-type="float">
            <text:p>0.025467308</text:p>
          </table:table-cell>
          <table:table-cell office:value-type="float" office:value="9.816506" calcext:value-type="float">
            <text:p>9.816506</text:p>
          </table:table-cell>
          <table:table-cell table:formula="of:=[.C663]+[.A664]" office:value-type="float" office:value="18.510818743" calcext:value-type="float">
            <text:p>18.5108187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87747" calcext:value-type="float">
            <text:p>0.025787747</text:p>
          </table:table-cell>
          <table:table-cell office:value-type="float" office:value="9.694527" calcext:value-type="float">
            <text:p>9.694527</text:p>
          </table:table-cell>
          <table:table-cell table:formula="of:=[.C664]+[.A665]" office:value-type="float" office:value="18.53660649" calcext:value-type="float">
            <text:p>18.536606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18266" calcext:value-type="float">
            <text:p>0.025818266</text:p>
          </table:table-cell>
          <table:table-cell office:value-type="float" office:value="9.683067" calcext:value-type="float">
            <text:p>9.683067</text:p>
          </table:table-cell>
          <table:table-cell table:formula="of:=[.C665]+[.A666]" office:value-type="float" office:value="18.562424756" calcext:value-type="float">
            <text:p>18.5624247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4197" calcext:value-type="float">
            <text:p>0.02574197</text:p>
          </table:table-cell>
          <table:table-cell office:value-type="float" office:value="9.711766" calcext:value-type="float">
            <text:p>9.711766</text:p>
          </table:table-cell>
          <table:table-cell table:formula="of:=[.C666]+[.A667]" office:value-type="float" office:value="18.588166726" calcext:value-type="float">
            <text:p>18.5881667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2153" calcext:value-type="float">
            <text:p>0.02542153</text:p>
          </table:table-cell>
          <table:table-cell office:value-type="float" office:value="9.834184" calcext:value-type="float">
            <text:p>9.834184</text:p>
          </table:table-cell>
          <table:table-cell table:formula="of:=[.C667]+[.A668]" office:value-type="float" office:value="18.613588256" calcext:value-type="float">
            <text:p>18.6135882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57229" calcext:value-type="float">
            <text:p>0.025757229</text:p>
          </table:table-cell>
          <table:table-cell office:value-type="float" office:value="9.706014" calcext:value-type="float">
            <text:p>9.706014</text:p>
          </table:table-cell>
          <table:table-cell table:formula="of:=[.C668]+[.A669]" office:value-type="float" office:value="18.639345485" calcext:value-type="float">
            <text:p>18.6393454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03005" calcext:value-type="float">
            <text:p>0.025803005</text:p>
          </table:table-cell>
          <table:table-cell office:value-type="float" office:value="9.688794" calcext:value-type="float">
            <text:p>9.688794</text:p>
          </table:table-cell>
          <table:table-cell table:formula="of:=[.C669]+[.A670]" office:value-type="float" office:value="18.66514849" calcext:value-type="float">
            <text:p>18.665148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11453" calcext:value-type="float">
            <text:p>0.025711453</text:p>
          </table:table-cell>
          <table:table-cell office:value-type="float" office:value="9.723293" calcext:value-type="float">
            <text:p>9.723293</text:p>
          </table:table-cell>
          <table:table-cell table:formula="of:=[.C670]+[.A671]" office:value-type="float" office:value="18.690859943" calcext:value-type="float">
            <text:p>18.6908599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06271" calcext:value-type="float">
            <text:p>0.025406271</text:p>
          </table:table-cell>
          <table:table-cell office:value-type="float" office:value="9.84009" calcext:value-type="float">
            <text:p>9.84009</text:p>
          </table:table-cell>
          <table:table-cell table:formula="of:=[.C671]+[.A672]" office:value-type="float" office:value="18.716266214" calcext:value-type="float">
            <text:p>18.7162662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57229" calcext:value-type="float">
            <text:p>0.025757229</text:p>
          </table:table-cell>
          <table:table-cell office:value-type="float" office:value="9.706014" calcext:value-type="float">
            <text:p>9.706014</text:p>
          </table:table-cell>
          <table:table-cell table:formula="of:=[.C672]+[.A673]" office:value-type="float" office:value="18.742023443" calcext:value-type="float">
            <text:p>18.7420234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33525" calcext:value-type="float">
            <text:p>0.025833525</text:p>
          </table:table-cell>
          <table:table-cell office:value-type="float" office:value="9.677347" calcext:value-type="float">
            <text:p>9.677347</text:p>
          </table:table-cell>
          <table:table-cell table:formula="of:=[.C673]+[.A674]" office:value-type="float" office:value="18.767856968" calcext:value-type="float">
            <text:p>18.7678569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72488" calcext:value-type="float">
            <text:p>0.025772488</text:p>
          </table:table-cell>
          <table:table-cell office:value-type="float" office:value="9.700267" calcext:value-type="float">
            <text:p>9.700267</text:p>
          </table:table-cell>
          <table:table-cell table:formula="of:=[.C674]+[.A675]" office:value-type="float" office:value="18.793629456" calcext:value-type="float">
            <text:p>18.7936294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5205" calcext:value-type="float">
            <text:p>0.02545205</text:p>
          </table:table-cell>
          <table:table-cell office:value-type="float" office:value="9.8223915" calcext:value-type="float">
            <text:p>9.8223915</text:p>
          </table:table-cell>
          <table:table-cell table:formula="of:=[.C675]+[.A676]" office:value-type="float" office:value="18.819081506" calcext:value-type="float">
            <text:p>18.8190815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03005" calcext:value-type="float">
            <text:p>0.025803005</text:p>
          </table:table-cell>
          <table:table-cell office:value-type="float" office:value="9.688794" calcext:value-type="float">
            <text:p>9.688794</text:p>
          </table:table-cell>
          <table:table-cell table:formula="of:=[.C676]+[.A677]" office:value-type="float" office:value="18.844884511" calcext:value-type="float">
            <text:p>18.8448845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79301" calcext:value-type="float">
            <text:p>0.025879301</text:p>
          </table:table-cell>
          <table:table-cell office:value-type="float" office:value="9.66023" calcext:value-type="float">
            <text:p>9.66023</text:p>
          </table:table-cell>
          <table:table-cell table:formula="of:=[.C677]+[.A678]" office:value-type="float" office:value="18.870763812" calcext:value-type="float">
            <text:p>18.8707638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87747" calcext:value-type="float">
            <text:p>0.025787747</text:p>
          </table:table-cell>
          <table:table-cell office:value-type="float" office:value="9.694527" calcext:value-type="float">
            <text:p>9.694527</text:p>
          </table:table-cell>
          <table:table-cell table:formula="of:=[.C678]+[.A679]" office:value-type="float" office:value="18.896551559" calcext:value-type="float">
            <text:p>18.8965515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43602" calcext:value-type="float">
            <text:p>0.025543602</text:p>
          </table:table-cell>
          <table:table-cell office:value-type="float" office:value="9.787187" calcext:value-type="float">
            <text:p>9.787187</text:p>
          </table:table-cell>
          <table:table-cell table:formula="of:=[.C679]+[.A680]" office:value-type="float" office:value="18.922095161" calcext:value-type="float">
            <text:p>18.9220951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64042" calcext:value-type="float">
            <text:p>0.025864042</text:p>
          </table:table-cell>
          <table:table-cell office:value-type="float" office:value="9.665929" calcext:value-type="float">
            <text:p>9.665929</text:p>
          </table:table-cell>
          <table:table-cell table:formula="of:=[.C680]+[.A681]" office:value-type="float" office:value="18.947959203" calcext:value-type="float">
            <text:p>18.9479592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01373" calcext:value-type="float">
            <text:p>0.026001373</text:p>
          </table:table-cell>
          <table:table-cell office:value-type="float" office:value="9.614877" calcext:value-type="float">
            <text:p>9.614877</text:p>
          </table:table-cell>
          <table:table-cell table:formula="of:=[.C681]+[.A682]" office:value-type="float" office:value="18.973960576" calcext:value-type="float">
            <text:p>18.973960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682]+[.A683]" office:value-type="float" office:value="18.999855136" calcext:value-type="float">
            <text:p>18.9998551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683]+[.A684]" office:value-type="float" office:value="19.025490293" calcext:value-type="float">
            <text:p>19.0254902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01373" calcext:value-type="float">
            <text:p>0.026001373</text:p>
          </table:table-cell>
          <table:table-cell office:value-type="float" office:value="9.614877" calcext:value-type="float">
            <text:p>9.614877</text:p>
          </table:table-cell>
          <table:table-cell table:formula="of:=[.C684]+[.A685]" office:value-type="float" office:value="19.051491666" calcext:value-type="float">
            <text:p>19.0514916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08187" calcext:value-type="float">
            <text:p>0.026108187</text:p>
          </table:table-cell>
          <table:table-cell office:value-type="float" office:value="9.575541" calcext:value-type="float">
            <text:p>9.575541</text:p>
          </table:table-cell>
          <table:table-cell table:formula="of:=[.C685]+[.A686]" office:value-type="float" office:value="19.077599853" calcext:value-type="float">
            <text:p>19.0775998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686]+[.A687]" office:value-type="float" office:value="19.103662263" calcext:value-type="float">
            <text:p>19.1036622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72488" calcext:value-type="float">
            <text:p>0.025772488</text:p>
          </table:table-cell>
          <table:table-cell office:value-type="float" office:value="9.700267" calcext:value-type="float">
            <text:p>9.700267</text:p>
          </table:table-cell>
          <table:table-cell table:formula="of:=[.C687]+[.A688]" office:value-type="float" office:value="19.129434751" calcext:value-type="float">
            <text:p>19.1294347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53963" calcext:value-type="float">
            <text:p>0.026153963</text:p>
          </table:table-cell>
          <table:table-cell office:value-type="float" office:value="9.558782" calcext:value-type="float">
            <text:p>9.558782</text:p>
          </table:table-cell>
          <table:table-cell table:formula="of:=[.C688]+[.A689]" office:value-type="float" office:value="19.155588714" calcext:value-type="float">
            <text:p>19.1555887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45518" calcext:value-type="float">
            <text:p>0.026245518</text:p>
          </table:table-cell>
          <table:table-cell office:value-type="float" office:value="9.525436" calcext:value-type="float">
            <text:p>9.525436</text:p>
          </table:table-cell>
          <table:table-cell table:formula="of:=[.C689]+[.A690]" office:value-type="float" office:value="19.181834232" calcext:value-type="float">
            <text:p>19.181834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99741" calcext:value-type="float">
            <text:p>0.026199741</text:p>
          </table:table-cell>
          <table:table-cell office:value-type="float" office:value="9.542079" calcext:value-type="float">
            <text:p>9.542079</text:p>
          </table:table-cell>
          <table:table-cell table:formula="of:=[.C690]+[.A691]" office:value-type="float" office:value="19.208033973" calcext:value-type="float">
            <text:p>19.2080339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691]+[.A692]" office:value-type="float" office:value="19.233943792" calcext:value-type="float">
            <text:p>19.233943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37072" calcext:value-type="float">
            <text:p>0.026337072</text:p>
          </table:table-cell>
          <table:table-cell office:value-type="float" office:value="9.492323" calcext:value-type="float">
            <text:p>9.492323</text:p>
          </table:table-cell>
          <table:table-cell table:formula="of:=[.C692]+[.A693]" office:value-type="float" office:value="19.260280864" calcext:value-type="float">
            <text:p>19.2602808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13366" calcext:value-type="float">
            <text:p>0.026413366</text:p>
          </table:table-cell>
          <table:table-cell office:value-type="float" office:value="9.464905" calcext:value-type="float">
            <text:p>9.464905</text:p>
          </table:table-cell>
          <table:table-cell table:formula="of:=[.C693]+[.A694]" office:value-type="float" office:value="19.28669423" calcext:value-type="float">
            <text:p>19.286694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52331" calcext:value-type="float">
            <text:p>0.026352331</text:p>
          </table:table-cell>
          <table:table-cell office:value-type="float" office:value="9.486827" calcext:value-type="float">
            <text:p>9.486827</text:p>
          </table:table-cell>
          <table:table-cell table:formula="of:=[.C694]+[.A695]" office:value-type="float" office:value="19.313046561" calcext:value-type="float">
            <text:p>19.3130465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7767" calcext:value-type="float">
            <text:p>0.02607767</text:p>
          </table:table-cell>
          <table:table-cell office:value-type="float" office:value="9.586747" calcext:value-type="float">
            <text:p>9.586747</text:p>
          </table:table-cell>
          <table:table-cell table:formula="of:=[.C695]+[.A696]" office:value-type="float" office:value="19.339124231" calcext:value-type="float">
            <text:p>19.3391242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74403" calcext:value-type="float">
            <text:p>0.026474403</text:p>
          </table:table-cell>
          <table:table-cell office:value-type="float" office:value="9.443083" calcext:value-type="float">
            <text:p>9.443083</text:p>
          </table:table-cell>
          <table:table-cell table:formula="of:=[.C696]+[.A697]" office:value-type="float" office:value="19.365598634" calcext:value-type="float">
            <text:p>19.3655986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550699" calcext:value-type="float">
            <text:p>0.026550699</text:p>
          </table:table-cell>
          <table:table-cell office:value-type="float" office:value="9.415948" calcext:value-type="float">
            <text:p>9.415948</text:p>
          </table:table-cell>
          <table:table-cell table:formula="of:=[.C697]+[.A698]" office:value-type="float" office:value="19.392149333" calcext:value-type="float">
            <text:p>19.3921493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535438" calcext:value-type="float">
            <text:p>0.026535438</text:p>
          </table:table-cell>
          <table:table-cell office:value-type="float" office:value="9.421363" calcext:value-type="float">
            <text:p>9.421363</text:p>
          </table:table-cell>
          <table:table-cell table:formula="of:=[.C698]+[.A699]" office:value-type="float" office:value="19.418684771" calcext:value-type="float">
            <text:p>19.4186847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699]+[.A700]" office:value-type="float" office:value="19.444960806" calcext:value-type="float">
            <text:p>19.4449608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68803" calcext:value-type="float">
            <text:p>0.02668803</text:p>
          </table:table-cell>
          <table:table-cell office:value-type="float" office:value="9.367496" calcext:value-type="float">
            <text:p>9.367496</text:p>
          </table:table-cell>
          <table:table-cell table:formula="of:=[.C700]+[.A701]" office:value-type="float" office:value="19.471648836" calcext:value-type="float">
            <text:p>19.4716488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810102" calcext:value-type="float">
            <text:p>0.026810102</text:p>
          </table:table-cell>
          <table:table-cell office:value-type="float" office:value="9.324843" calcext:value-type="float">
            <text:p>9.324843</text:p>
          </table:table-cell>
          <table:table-cell table:formula="of:=[.C701]+[.A702]" office:value-type="float" office:value="19.498458938" calcext:value-type="float">
            <text:p>19.4984589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49065" calcext:value-type="float">
            <text:p>0.026749065</text:p>
          </table:table-cell>
          <table:table-cell office:value-type="float" office:value="9.346121" calcext:value-type="float">
            <text:p>9.346121</text:p>
          </table:table-cell>
          <table:table-cell table:formula="of:=[.C702]+[.A703]" office:value-type="float" office:value="19.525208003" calcext:value-type="float">
            <text:p>19.5252080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59144" calcext:value-type="float">
            <text:p>0.026459144</text:p>
          </table:table-cell>
          <table:table-cell office:value-type="float" office:value="9.448529" calcext:value-type="float">
            <text:p>9.448529</text:p>
          </table:table-cell>
          <table:table-cell table:formula="of:=[.C703]+[.A704]" office:value-type="float" office:value="19.551667147" calcext:value-type="float">
            <text:p>19.5516671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901655" calcext:value-type="float">
            <text:p>0.026901655</text:p>
          </table:table-cell>
          <table:table-cell office:value-type="float" office:value="9.293109" calcext:value-type="float">
            <text:p>9.293109</text:p>
          </table:table-cell>
          <table:table-cell table:formula="of:=[.C704]+[.A705]" office:value-type="float" office:value="19.578568802" calcext:value-type="float">
            <text:p>19.5785688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038988" calcext:value-type="float">
            <text:p>0.027038988</text:p>
          </table:table-cell>
          <table:table-cell office:value-type="float" office:value="9.245909" calcext:value-type="float">
            <text:p>9.245909</text:p>
          </table:table-cell>
          <table:table-cell table:formula="of:=[.C705]+[.A706]" office:value-type="float" office:value="19.60560779" calcext:value-type="float">
            <text:p>19.605607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962692" calcext:value-type="float">
            <text:p>0.026962692</text:p>
          </table:table-cell>
          <table:table-cell office:value-type="float" office:value="9.272071" calcext:value-type="float">
            <text:p>9.272071</text:p>
          </table:table-cell>
          <table:table-cell table:formula="of:=[.C706]+[.A707]" office:value-type="float" office:value="19.632570482" calcext:value-type="float">
            <text:p>19.6325704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18548" calcext:value-type="float">
            <text:p>0.026718548</text:p>
          </table:table-cell>
          <table:table-cell office:value-type="float" office:value="9.356796" calcext:value-type="float">
            <text:p>9.356796</text:p>
          </table:table-cell>
          <table:table-cell table:formula="of:=[.C707]+[.A708]" office:value-type="float" office:value="19.65928903" calcext:value-type="float">
            <text:p>19.659289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1458" calcext:value-type="float">
            <text:p>0.0271458</text:p>
          </table:table-cell>
          <table:table-cell office:value-type="float" office:value="9.209529" calcext:value-type="float">
            <text:p>9.209529</text:p>
          </table:table-cell>
          <table:table-cell table:formula="of:=[.C708]+[.A709]" office:value-type="float" office:value="19.68643483" calcext:value-type="float">
            <text:p>19.686434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237354" calcext:value-type="float">
            <text:p>0.027237354</text:p>
          </table:table-cell>
          <table:table-cell office:value-type="float" office:value="9.178572" calcext:value-type="float">
            <text:p>9.178572</text:p>
          </table:table-cell>
          <table:table-cell table:formula="of:=[.C709]+[.A710]" office:value-type="float" office:value="19.713672184" calcext:value-type="float">
            <text:p>19.7136721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237354" calcext:value-type="float">
            <text:p>0.027237354</text:p>
          </table:table-cell>
          <table:table-cell office:value-type="float" office:value="9.178572" calcext:value-type="float">
            <text:p>9.178572</text:p>
          </table:table-cell>
          <table:table-cell table:formula="of:=[.C710]+[.A711]" office:value-type="float" office:value="19.740909538" calcext:value-type="float">
            <text:p>19.7409095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947433" calcext:value-type="float">
            <text:p>0.026947433</text:p>
          </table:table-cell>
          <table:table-cell office:value-type="float" office:value="9.277321" calcext:value-type="float">
            <text:p>9.277321</text:p>
          </table:table-cell>
          <table:table-cell table:formula="of:=[.C711]+[.A712]" office:value-type="float" office:value="19.767856971" calcext:value-type="float">
            <text:p>19.7678569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405204" calcext:value-type="float">
            <text:p>0.027405204</text:p>
          </table:table-cell>
          <table:table-cell office:value-type="float" office:value="9.1223545" calcext:value-type="float">
            <text:p>9.1223545</text:p>
          </table:table-cell>
          <table:table-cell table:formula="of:=[.C712]+[.A713]" office:value-type="float" office:value="19.795262175" calcext:value-type="float">
            <text:p>19.7952621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496757" calcext:value-type="float">
            <text:p>0.027496757</text:p>
          </table:table-cell>
          <table:table-cell office:value-type="float" office:value="9.091981" calcext:value-type="float">
            <text:p>9.091981</text:p>
          </table:table-cell>
          <table:table-cell table:formula="of:=[.C713]+[.A714]" office:value-type="float" office:value="19.822758932" calcext:value-type="float">
            <text:p>19.822758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481498" calcext:value-type="float">
            <text:p>0.027481498</text:p>
          </table:table-cell>
          <table:table-cell office:value-type="float" office:value="9.09703" calcext:value-type="float">
            <text:p>9.09703</text:p>
          </table:table-cell>
          <table:table-cell table:formula="of:=[.C714]+[.A715]" office:value-type="float" office:value="19.85024043" calcext:value-type="float">
            <text:p>19.850240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237354" calcext:value-type="float">
            <text:p>0.027237354</text:p>
          </table:table-cell>
          <table:table-cell office:value-type="float" office:value="9.178572" calcext:value-type="float">
            <text:p>9.178572</text:p>
          </table:table-cell>
          <table:table-cell table:formula="of:=[.C715]+[.A716]" office:value-type="float" office:value="19.877477784" calcext:value-type="float">
            <text:p>19.8774777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679866" calcext:value-type="float">
            <text:p>0.027679866</text:p>
          </table:table-cell>
          <table:table-cell office:value-type="float" office:value="9.031836" calcext:value-type="float">
            <text:p>9.031836</text:p>
          </table:table-cell>
          <table:table-cell table:formula="of:=[.C716]+[.A717]" office:value-type="float" office:value="19.90515765" calcext:value-type="float">
            <text:p>19.905157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78668" calcext:value-type="float">
            <text:p>0.02778668</text:p>
          </table:table-cell>
          <table:table-cell office:value-type="float" office:value="8.997117" calcext:value-type="float">
            <text:p>8.997117</text:p>
          </table:table-cell>
          <table:table-cell table:formula="of:=[.C717]+[.A718]" office:value-type="float" office:value="19.93294433" calcext:value-type="float">
            <text:p>19.932944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75616" calcext:value-type="float">
            <text:p>0.02775616</text:p>
          </table:table-cell>
          <table:table-cell office:value-type="float" office:value="9.0070095" calcext:value-type="float">
            <text:p>9.0070095</text:p>
          </table:table-cell>
          <table:table-cell table:formula="of:=[.C718]+[.A719]" office:value-type="float" office:value="19.96070049" calcext:value-type="float">
            <text:p>19.960700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512016" calcext:value-type="float">
            <text:p>0.027512016</text:p>
          </table:table-cell>
          <table:table-cell office:value-type="float" office:value="9.086939" calcext:value-type="float">
            <text:p>9.086939</text:p>
          </table:table-cell>
          <table:table-cell table:formula="of:=[.C719]+[.A720]" office:value-type="float" office:value="19.988212506" calcext:value-type="float">
            <text:p>19.9882125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93927" calcext:value-type="float">
            <text:p>0.02793927</text:p>
          </table:table-cell>
          <table:table-cell office:value-type="float" office:value="8.947979" calcext:value-type="float">
            <text:p>8.947979</text:p>
          </table:table-cell>
          <table:table-cell table:formula="of:=[.C720]+[.A721]" office:value-type="float" office:value="20.016151776" calcext:value-type="float">
            <text:p>20.0161517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046083" calcext:value-type="float">
            <text:p>0.028046083</text:p>
          </table:table-cell>
          <table:table-cell office:value-type="float" office:value="8.913901" calcext:value-type="float">
            <text:p>8.913901</text:p>
          </table:table-cell>
          <table:table-cell table:formula="of:=[.C721]+[.A722]" office:value-type="float" office:value="20.044197859" calcext:value-type="float">
            <text:p>20.0441978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0766" calcext:value-type="float">
            <text:p>0.0280766</text:p>
          </table:table-cell>
          <table:table-cell office:value-type="float" office:value="8.904212" calcext:value-type="float">
            <text:p>8.904212</text:p>
          </table:table-cell>
          <table:table-cell table:formula="of:=[.C722]+[.A723]" office:value-type="float" office:value="20.072274459" calcext:value-type="float">
            <text:p>20.0722744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801938" calcext:value-type="float">
            <text:p>0.027801938</text:p>
          </table:table-cell>
          <table:table-cell office:value-type="float" office:value="8.992179" calcext:value-type="float">
            <text:p>8.992179</text:p>
          </table:table-cell>
          <table:table-cell table:formula="of:=[.C723]+[.A724]" office:value-type="float" office:value="20.100076397" calcext:value-type="float">
            <text:p>20.1000763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25971" calcext:value-type="float">
            <text:p>0.02825971</text:p>
          </table:table-cell>
          <table:table-cell office:value-type="float" office:value="8.846517" calcext:value-type="float">
            <text:p>8.846517</text:p>
          </table:table-cell>
          <table:table-cell table:formula="of:=[.C724]+[.A725]" office:value-type="float" office:value="20.128336107" calcext:value-type="float">
            <text:p>20.1283361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39704" calcext:value-type="float">
            <text:p>0.02839704</text:p>
          </table:table-cell>
          <table:table-cell office:value-type="float" office:value="8.803734" calcext:value-type="float">
            <text:p>8.803734</text:p>
          </table:table-cell>
          <table:table-cell table:formula="of:=[.C725]+[.A726]" office:value-type="float" office:value="20.156733147" calcext:value-type="float">
            <text:p>20.1567331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320745" calcext:value-type="float">
            <text:p>0.028320745</text:p>
          </table:table-cell>
          <table:table-cell office:value-type="float" office:value="8.827452" calcext:value-type="float">
            <text:p>8.827452</text:p>
          </table:table-cell>
          <table:table-cell table:formula="of:=[.C726]+[.A727]" office:value-type="float" office:value="20.185053892" calcext:value-type="float">
            <text:p>20.1850538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09186" calcext:value-type="float">
            <text:p>0.02809186</text:p>
          </table:table-cell>
          <table:table-cell office:value-type="float" office:value="8.899376" calcext:value-type="float">
            <text:p>8.899376</text:p>
          </table:table-cell>
          <table:table-cell table:formula="of:=[.C727]+[.A728]" office:value-type="float" office:value="20.213145752" calcext:value-type="float">
            <text:p>20.2131457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564889" calcext:value-type="float">
            <text:p>0.028564889</text:p>
          </table:table-cell>
          <table:table-cell office:value-type="float" office:value="8.752003" calcext:value-type="float">
            <text:p>8.752003</text:p>
          </table:table-cell>
          <table:table-cell table:formula="of:=[.C728]+[.A729]" office:value-type="float" office:value="20.241710641" calcext:value-type="float">
            <text:p>20.2417106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686961" calcext:value-type="float">
            <text:p>0.028686961</text:p>
          </table:table-cell>
          <table:table-cell office:value-type="float" office:value="8.714761" calcext:value-type="float">
            <text:p>8.714761</text:p>
          </table:table-cell>
          <table:table-cell table:formula="of:=[.C729]+[.A730]" office:value-type="float" office:value="20.270397602" calcext:value-type="float">
            <text:p>20.2703976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686961" calcext:value-type="float">
            <text:p>0.028686961</text:p>
          </table:table-cell>
          <table:table-cell office:value-type="float" office:value="8.714761" calcext:value-type="float">
            <text:p>8.714761</text:p>
          </table:table-cell>
          <table:table-cell table:formula="of:=[.C730]+[.A731]" office:value-type="float" office:value="20.299084563" calcext:value-type="float">
            <text:p>20.2990845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4123" calcext:value-type="float">
            <text:p>0.0284123</text:p>
          </table:table-cell>
          <table:table-cell office:value-type="float" office:value="8.799006" calcext:value-type="float">
            <text:p>8.799006</text:p>
          </table:table-cell>
          <table:table-cell table:formula="of:=[.C731]+[.A732]" office:value-type="float" office:value="20.327496863" calcext:value-type="float">
            <text:p>20.3274968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83955" calcext:value-type="float">
            <text:p>0.02883955</text:p>
          </table:table-cell>
          <table:table-cell office:value-type="float" office:value="8.668651" calcext:value-type="float">
            <text:p>8.668651</text:p>
          </table:table-cell>
          <table:table-cell table:formula="of:=[.C732]+[.A733]" office:value-type="float" office:value="20.356336413" calcext:value-type="float">
            <text:p>20.3563364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992143" calcext:value-type="float">
            <text:p>0.028992143</text:p>
          </table:table-cell>
          <table:table-cell office:value-type="float" office:value="8.623027" calcext:value-type="float">
            <text:p>8.623027</text:p>
          </table:table-cell>
          <table:table-cell table:formula="of:=[.C733]+[.A734]" office:value-type="float" office:value="20.385328556" calcext:value-type="float">
            <text:p>20.3853285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007401" calcext:value-type="float">
            <text:p>0.029007401</text:p>
          </table:table-cell>
          <table:table-cell office:value-type="float" office:value="8.61849" calcext:value-type="float">
            <text:p>8.61849</text:p>
          </table:table-cell>
          <table:table-cell table:formula="of:=[.C734]+[.A735]" office:value-type="float" office:value="20.414335957" calcext:value-type="float">
            <text:p>20.4143359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717479" calcext:value-type="float">
            <text:p>0.028717479</text:p>
          </table:table-cell>
          <table:table-cell office:value-type="float" office:value="8.7055" calcext:value-type="float">
            <text:p>8.7055</text:p>
          </table:table-cell>
          <table:table-cell table:formula="of:=[.C735]+[.A736]" office:value-type="float" office:value="20.443053436" calcext:value-type="float">
            <text:p>20.4430534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17525" calcext:value-type="float">
            <text:p>0.02917525</text:p>
          </table:table-cell>
          <table:table-cell office:value-type="float" office:value="8.568907" calcext:value-type="float">
            <text:p>8.568907</text:p>
          </table:table-cell>
          <table:table-cell table:formula="of:=[.C736]+[.A737]" office:value-type="float" office:value="20.472228686" calcext:value-type="float">
            <text:p>20.4722286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358359" calcext:value-type="float">
            <text:p>0.029358359</text:p>
          </table:table-cell>
          <table:table-cell office:value-type="float" office:value="8.515462" calcext:value-type="float">
            <text:p>8.515462</text:p>
          </table:table-cell>
          <table:table-cell table:formula="of:=[.C737]+[.A738]" office:value-type="float" office:value="20.501587045" calcext:value-type="float">
            <text:p>20.5015870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32784" calcext:value-type="float">
            <text:p>0.02932784</text:p>
          </table:table-cell>
          <table:table-cell office:value-type="float" office:value="8.524323" calcext:value-type="float">
            <text:p>8.524323</text:p>
          </table:table-cell>
          <table:table-cell table:formula="of:=[.C738]+[.A739]" office:value-type="float" office:value="20.530914885" calcext:value-type="float">
            <text:p>20.5309148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068436" calcext:value-type="float">
            <text:p>0.029068436</text:p>
          </table:table-cell>
          <table:table-cell office:value-type="float" office:value="8.600394" calcext:value-type="float">
            <text:p>8.600394</text:p>
          </table:table-cell>
          <table:table-cell table:formula="of:=[.C739]+[.A740]" office:value-type="float" office:value="20.559983321" calcext:value-type="float">
            <text:p>20.5599833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556725" calcext:value-type="float">
            <text:p>0.029556725</text:p>
          </table:table-cell>
          <table:table-cell office:value-type="float" office:value="8.458311" calcext:value-type="float">
            <text:p>8.458311</text:p>
          </table:table-cell>
          <table:table-cell table:formula="of:=[.C740]+[.A741]" office:value-type="float" office:value="20.589540046" calcext:value-type="float">
            <text:p>20.5895400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694056" calcext:value-type="float">
            <text:p>0.029694056</text:p>
          </table:table-cell>
          <table:table-cell office:value-type="float" office:value="8.419193" calcext:value-type="float">
            <text:p>8.419193</text:p>
          </table:table-cell>
          <table:table-cell table:formula="of:=[.C741]+[.A742]" office:value-type="float" office:value="20.619234102" calcext:value-type="float">
            <text:p>20.6192341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678797" calcext:value-type="float">
            <text:p>0.029678797</text:p>
          </table:table-cell>
          <table:table-cell office:value-type="float" office:value="8.423522" calcext:value-type="float">
            <text:p>8.423522</text:p>
          </table:table-cell>
          <table:table-cell table:formula="of:=[.C742]+[.A743]" office:value-type="float" office:value="20.648912899" calcext:value-type="float">
            <text:p>20.6489128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419394" calcext:value-type="float">
            <text:p>0.029419394</text:p>
          </table:table-cell>
          <table:table-cell office:value-type="float" office:value="8.497795" calcext:value-type="float">
            <text:p>8.497795</text:p>
          </table:table-cell>
          <table:table-cell table:formula="of:=[.C743]+[.A744]" office:value-type="float" office:value="20.678332293" calcext:value-type="float">
            <text:p>20.6783322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892424" calcext:value-type="float">
            <text:p>0.029892424</text:p>
          </table:table-cell>
          <table:table-cell office:value-type="float" office:value="8.363323" calcext:value-type="float">
            <text:p>8.363323</text:p>
          </table:table-cell>
          <table:table-cell table:formula="of:=[.C744]+[.A745]" office:value-type="float" office:value="20.708224717" calcext:value-type="float">
            <text:p>20.7082247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045014" calcext:value-type="float">
            <text:p>0.030045014</text:p>
          </table:table-cell>
          <table:table-cell office:value-type="float" office:value="8.320848" calcext:value-type="float">
            <text:p>8.320848</text:p>
          </table:table-cell>
          <table:table-cell table:formula="of:=[.C745]+[.A746]" office:value-type="float" office:value="20.738269731" calcext:value-type="float">
            <text:p>20.7382697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014496" calcext:value-type="float">
            <text:p>0.030014496</text:p>
          </table:table-cell>
          <table:table-cell office:value-type="float" office:value="8.3293085" calcext:value-type="float">
            <text:p>8.3293085</text:p>
          </table:table-cell>
          <table:table-cell table:formula="of:=[.C746]+[.A747]" office:value-type="float" office:value="20.768284227" calcext:value-type="float">
            <text:p>20.7682842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755093" calcext:value-type="float">
            <text:p>0.029755093</text:p>
          </table:table-cell>
          <table:table-cell office:value-type="float" office:value="8.401923" calcext:value-type="float">
            <text:p>8.401923</text:p>
          </table:table-cell>
          <table:table-cell table:formula="of:=[.C747]+[.A748]" office:value-type="float" office:value="20.79803932" calcext:value-type="float">
            <text:p>20.79803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228123" calcext:value-type="float">
            <text:p>0.030228123</text:p>
          </table:table-cell>
          <table:table-cell office:value-type="float" office:value="8.270444" calcext:value-type="float">
            <text:p>8.270444</text:p>
          </table:table-cell>
          <table:table-cell table:formula="of:=[.C748]+[.A749]" office:value-type="float" office:value="20.828267443" calcext:value-type="float">
            <text:p>20.8282674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350195" calcext:value-type="float">
            <text:p>0.030350195</text:p>
          </table:table-cell>
          <table:table-cell office:value-type="float" office:value="8.237179" calcext:value-type="float">
            <text:p>8.237179</text:p>
          </table:table-cell>
          <table:table-cell table:formula="of:=[.C749]+[.A750]" office:value-type="float" office:value="20.858617638" calcext:value-type="float">
            <text:p>20.8586176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365454" calcext:value-type="float">
            <text:p>0.030365454</text:p>
          </table:table-cell>
          <table:table-cell office:value-type="float" office:value="8.23304" calcext:value-type="float">
            <text:p>8.23304</text:p>
          </table:table-cell>
          <table:table-cell table:formula="of:=[.C750]+[.A751]" office:value-type="float" office:value="20.888983092" calcext:value-type="float">
            <text:p>20.8889830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075531" calcext:value-type="float">
            <text:p>0.030075531</text:p>
          </table:table-cell>
          <table:table-cell office:value-type="float" office:value="8.312406" calcext:value-type="float">
            <text:p>8.312406</text:p>
          </table:table-cell>
          <table:table-cell table:formula="of:=[.C751]+[.A752]" office:value-type="float" office:value="20.919058623" calcext:value-type="float">
            <text:p>20.9190586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548561" calcext:value-type="float">
            <text:p>0.030548561</text:p>
          </table:table-cell>
          <table:table-cell office:value-type="float" office:value="8.183691" calcext:value-type="float">
            <text:p>8.183691</text:p>
          </table:table-cell>
          <table:table-cell table:formula="of:=[.C752]+[.A753]" office:value-type="float" office:value="20.949607184" calcext:value-type="float">
            <text:p>20.9496071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701153" calcext:value-type="float">
            <text:p>0.030701153</text:p>
          </table:table-cell>
          <table:table-cell office:value-type="float" office:value="8.143017" calcext:value-type="float">
            <text:p>8.143017</text:p>
          </table:table-cell>
          <table:table-cell table:formula="of:=[.C753]+[.A754]" office:value-type="float" office:value="20.980308337" calcext:value-type="float">
            <text:p>20.9803083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685892" calcext:value-type="float">
            <text:p>0.030685892</text:p>
          </table:table-cell>
          <table:table-cell office:value-type="float" office:value="8.147066" calcext:value-type="float">
            <text:p>8.147066</text:p>
          </table:table-cell>
          <table:table-cell table:formula="of:=[.C754]+[.A755]" office:value-type="float" office:value="21.010994229" calcext:value-type="float">
            <text:p>21.0109942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42649" calcext:value-type="float">
            <text:p>0.03042649</text:p>
          </table:table-cell>
          <table:table-cell office:value-type="float" office:value="8.216524" calcext:value-type="float">
            <text:p>8.216524</text:p>
          </table:table-cell>
          <table:table-cell table:formula="of:=[.C755]+[.A756]" office:value-type="float" office:value="21.041420719" calcext:value-type="float">
            <text:p>21.0414207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89952" calcext:value-type="float">
            <text:p>0.03089952</text:p>
          </table:table-cell>
          <table:table-cell office:value-type="float" office:value="8.09074" calcext:value-type="float">
            <text:p>8.09074</text:p>
          </table:table-cell>
          <table:table-cell table:formula="of:=[.C756]+[.A757]" office:value-type="float" office:value="21.072320239" calcext:value-type="float">
            <text:p>21.0723202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052109" calcext:value-type="float">
            <text:p>0.031052109</text:p>
          </table:table-cell>
          <table:table-cell office:value-type="float" office:value="8.050983" calcext:value-type="float">
            <text:p>8.050983</text:p>
          </table:table-cell>
          <table:table-cell table:formula="of:=[.C757]+[.A758]" office:value-type="float" office:value="21.103372348" calcext:value-type="float">
            <text:p>21.1033723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03685" calcext:value-type="float">
            <text:p>0.03103685</text:p>
          </table:table-cell>
          <table:table-cell office:value-type="float" office:value="8.054941" calcext:value-type="float">
            <text:p>8.054941</text:p>
          </table:table-cell>
          <table:table-cell table:formula="of:=[.C758]+[.A759]" office:value-type="float" office:value="21.134409198" calcext:value-type="float">
            <text:p>21.1344091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73167" calcext:value-type="float">
            <text:p>0.03073167</text:p>
          </table:table-cell>
          <table:table-cell office:value-type="float" office:value="8.134931" calcext:value-type="float">
            <text:p>8.134931</text:p>
          </table:table-cell>
          <table:table-cell table:formula="of:=[.C759]+[.A760]" office:value-type="float" office:value="21.165140868" calcext:value-type="float">
            <text:p>21.1651408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2047" calcext:value-type="float">
            <text:p>0.0312047</text:p>
          </table:table-cell>
          <table:table-cell office:value-type="float" office:value="8.011614" calcext:value-type="float">
            <text:p>8.011614</text:p>
          </table:table-cell>
          <table:table-cell table:formula="of:=[.C760]+[.A761]" office:value-type="float" office:value="21.196345568" calcext:value-type="float">
            <text:p>21.1963455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37255" calcext:value-type="float">
            <text:p>0.03137255</text:p>
          </table:table-cell>
          <table:table-cell office:value-type="float" office:value="7.968749" calcext:value-type="float">
            <text:p>7.968749</text:p>
          </table:table-cell>
          <table:table-cell table:formula="of:=[.C761]+[.A762]" office:value-type="float" office:value="21.227718118" calcext:value-type="float">
            <text:p>21.2277181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34203" calcext:value-type="float">
            <text:p>0.03134203</text:p>
          </table:table-cell>
          <table:table-cell office:value-type="float" office:value="7.9765096" calcext:value-type="float">
            <text:p>7.9765096</text:p>
          </table:table-cell>
          <table:table-cell table:formula="of:=[.C762]+[.A763]" office:value-type="float" office:value="21.259060148" calcext:value-type="float">
            <text:p>21.2590601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052109" calcext:value-type="float">
            <text:p>0.031052109</text:p>
          </table:table-cell>
          <table:table-cell office:value-type="float" office:value="8.050983" calcext:value-type="float">
            <text:p>8.050983</text:p>
          </table:table-cell>
          <table:table-cell table:formula="of:=[.C763]+[.A764]" office:value-type="float" office:value="21.290112257" calcext:value-type="float">
            <text:p>21.2901122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570915" calcext:value-type="float">
            <text:p>0.031570915</text:p>
          </table:table-cell>
          <table:table-cell office:value-type="float" office:value="7.9186807" calcext:value-type="float">
            <text:p>7.9186807</text:p>
          </table:table-cell>
          <table:table-cell table:formula="of:=[.C764]+[.A765]" office:value-type="float" office:value="21.321683172" calcext:value-type="float">
            <text:p>21.3216831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723507" calcext:value-type="float">
            <text:p>0.031723507</text:p>
          </table:table-cell>
          <table:table-cell office:value-type="float" office:value="7.8805914" calcext:value-type="float">
            <text:p>7.8805914</text:p>
          </table:table-cell>
          <table:table-cell table:formula="of:=[.C765]+[.A766]" office:value-type="float" office:value="21.353406679" calcext:value-type="float">
            <text:p>21.3534066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708248" calcext:value-type="float">
            <text:p>0.031708248</text:p>
          </table:table-cell>
          <table:table-cell office:value-type="float" office:value="7.8843837" calcext:value-type="float">
            <text:p>7.8843837</text:p>
          </table:table-cell>
          <table:table-cell table:formula="of:=[.C766]+[.A767]" office:value-type="float" office:value="21.385114927" calcext:value-type="float">
            <text:p>21.3851149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433586" calcext:value-type="float">
            <text:p>0.031433586</text:p>
          </table:table-cell>
          <table:table-cell office:value-type="float" office:value="7.953276" calcext:value-type="float">
            <text:p>7.953276</text:p>
          </table:table-cell>
          <table:table-cell table:formula="of:=[.C767]+[.A768]" office:value-type="float" office:value="21.416548513" calcext:value-type="float">
            <text:p>21.4165485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952392" calcext:value-type="float">
            <text:p>0.031952392</text:p>
          </table:table-cell>
          <table:table-cell office:value-type="float" office:value="7.8241405" calcext:value-type="float">
            <text:p>7.8241405</text:p>
          </table:table-cell>
          <table:table-cell table:formula="of:=[.C768]+[.A769]" office:value-type="float" office:value="21.448500905" calcext:value-type="float">
            <text:p>21.4485009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2104984" calcext:value-type="float">
            <text:p>0.032104984</text:p>
          </table:table-cell>
          <table:table-cell office:value-type="float" office:value="7.786953" calcext:value-type="float">
            <text:p>7.786953</text:p>
          </table:table-cell>
          <table:table-cell table:formula="of:=[.C769]+[.A770]" office:value-type="float" office:value="21.480605889" calcext:value-type="float">
            <text:p>21.4806058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208972" calcext:value-type="float">
            <text:p>0.03208972</text:p>
          </table:table-cell>
          <table:table-cell office:value-type="float" office:value="7.790657" calcext:value-type="float">
            <text:p>7.790657</text:p>
          </table:table-cell>
          <table:table-cell table:formula="of:=[.C770]+[.A771]" office:value-type="float" office:value="21.512695609" calcext:value-type="float">
            <text:p>21.5126956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7998" calcext:value-type="float">
            <text:p>0.0317998</text:p>
          </table:table-cell>
          <table:table-cell office:value-type="float" office:value="7.8616843" calcext:value-type="float">
            <text:p>7.8616843</text:p>
          </table:table-cell>
          <table:table-cell table:formula="of:=[.C771]+[.A772]" office:value-type="float" office:value="21.544495409" calcext:value-type="float">
            <text:p>21.544495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2318607" calcext:value-type="float">
            <text:p>0.032318607</text:p>
          </table:table-cell>
          <table:table-cell office:value-type="float" office:value="7.7354817" calcext:value-type="float">
            <text:p>7.7354817</text:p>
          </table:table-cell>
          <table:table-cell table:formula="of:=[.C772]+[.A773]" office:value-type="float" office:value="21.576814016" calcext:value-type="float">
            <text:p>21.5768140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24712" calcext:value-type="float">
            <text:p>0.0324712</text:p>
          </table:table-cell>
          <table:table-cell office:value-type="float" office:value="7.6991305" calcext:value-type="float">
            <text:p>7.6991305</text:p>
          </table:table-cell>
          <table:table-cell table:formula="of:=[.C773]+[.A774]" office:value-type="float" office:value="21.609285216" calcext:value-type="float">
            <text:p>21.6092852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2425422" calcext:value-type="float">
            <text:p>0.032425422</text:p>
          </table:table-cell>
          <table:table-cell office:value-type="float" office:value="7.7099996" calcext:value-type="float">
            <text:p>7.7099996</text:p>
          </table:table-cell>
          <table:table-cell table:formula="of:=[.C774]+[.A775]" office:value-type="float" office:value="21.641710638" calcext:value-type="float">
            <text:p>21.6417106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215076" calcext:value-type="float">
            <text:p>0.03215076</text:p>
          </table:table-cell>
          <table:table-cell office:value-type="float" office:value="7.775866" calcext:value-type="float">
            <text:p>7.775866</text:p>
          </table:table-cell>
          <table:table-cell table:formula="of:=[.C775]+[.A776]" office:value-type="float" office:value="21.673861398" calcext:value-type="float">
            <text:p>21.6738613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2700084" calcext:value-type="float">
            <text:p>0.032700084</text:p>
          </table:table-cell>
          <table:table-cell office:value-type="float" office:value="7.6452403" calcext:value-type="float">
            <text:p>7.6452403</text:p>
          </table:table-cell>
          <table:table-cell table:formula="of:=[.C776]+[.A777]" office:value-type="float" office:value="21.706561482" calcext:value-type="float">
            <text:p>21.7065614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2822154" calcext:value-type="float">
            <text:p>0.032822154</text:p>
          </table:table-cell>
          <table:table-cell office:value-type="float" office:value="7.6168065" calcext:value-type="float">
            <text:p>7.6168065</text:p>
          </table:table-cell>
          <table:table-cell table:formula="of:=[.C777]+[.A778]" office:value-type="float" office:value="21.739383636" calcext:value-type="float">
            <text:p>21.7393836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2806896" calcext:value-type="float">
            <text:p>0.032806896</text:p>
          </table:table-cell>
          <table:table-cell office:value-type="float" office:value="7.620349" calcext:value-type="float">
            <text:p>7.620349</text:p>
          </table:table-cell>
          <table:table-cell table:formula="of:=[.C778]+[.A779]" office:value-type="float" office:value="21.772190532" calcext:value-type="float">
            <text:p>21.7721905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2501716" calcext:value-type="float">
            <text:p>0.032501716</text:p>
          </table:table-cell>
          <table:table-cell office:value-type="float" office:value="7.691901" calcext:value-type="float">
            <text:p>7.691901</text:p>
          </table:table-cell>
          <table:table-cell table:formula="of:=[.C779]+[.A780]" office:value-type="float" office:value="21.804692248" calcext:value-type="float">
            <text:p>21.8046922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305104" calcext:value-type="float">
            <text:p>0.03305104</text:p>
          </table:table-cell>
          <table:table-cell office:value-type="float" office:value="7.564059" calcext:value-type="float">
            <text:p>7.564059</text:p>
          </table:table-cell>
          <table:table-cell table:formula="of:=[.C780]+[.A781]" office:value-type="float" office:value="21.837743288" calcext:value-type="float">
            <text:p>21.8377432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323415" calcext:value-type="float">
            <text:p>0.03323415</text:p>
          </table:table-cell>
          <table:table-cell office:value-type="float" office:value="7.522383" calcext:value-type="float">
            <text:p>7.522383</text:p>
          </table:table-cell>
          <table:table-cell table:formula="of:=[.C781]+[.A782]" office:value-type="float" office:value="21.870977438" calcext:value-type="float">
            <text:p>21.8709774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320363" calcext:value-type="float">
            <text:p>0.03320363</text:p>
          </table:table-cell>
          <table:table-cell office:value-type="float" office:value="7.529297" calcext:value-type="float">
            <text:p>7.529297</text:p>
          </table:table-cell>
          <table:table-cell table:formula="of:=[.C782]+[.A783]" office:value-type="float" office:value="21.904181068" calcext:value-type="float">
            <text:p>21.9041810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2883193" calcext:value-type="float">
            <text:p>0.032883193</text:p>
          </table:table-cell>
          <table:table-cell office:value-type="float" office:value="7.6026683" calcext:value-type="float">
            <text:p>7.6026683</text:p>
          </table:table-cell>
          <table:table-cell table:formula="of:=[.C783]+[.A784]" office:value-type="float" office:value="21.937064261" calcext:value-type="float">
            <text:p>21.9370642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3402" calcext:value-type="float">
            <text:p>0.033402</text:p>
          </table:table-cell>
          <table:table-cell office:value-type="float" office:value="7.4845815" calcext:value-type="float">
            <text:p>7.4845815</text:p>
          </table:table-cell>
          <table:table-cell table:formula="of:=[.C784]+[.A785]" office:value-type="float" office:value="21.970466261" calcext:value-type="float">
            <text:p>21.9704662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358511" calcext:value-type="float">
            <text:p>0.03358511</text:p>
          </table:table-cell>
          <table:table-cell office:value-type="float" office:value="7.443775" calcext:value-type="float">
            <text:p>7.443775</text:p>
          </table:table-cell>
          <table:table-cell table:formula="of:=[.C785]+[.A786]" office:value-type="float" office:value="22.004051371" calcext:value-type="float">
            <text:p>22.0040513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3554588" calcext:value-type="float">
            <text:p>0.033554588</text:p>
          </table:table-cell>
          <table:table-cell office:value-type="float" office:value="7.450546" calcext:value-type="float">
            <text:p>7.450546</text:p>
          </table:table-cell>
          <table:table-cell table:formula="of:=[.C786]+[.A787]" office:value-type="float" office:value="22.037605959" calcext:value-type="float">
            <text:p>22.0376059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3264667" calcext:value-type="float">
            <text:p>0.033264667</text:p>
          </table:table-cell>
          <table:table-cell office:value-type="float" office:value="7.515482" calcext:value-type="float">
            <text:p>7.515482</text:p>
          </table:table-cell>
          <table:table-cell table:formula="of:=[.C787]+[.A788]" office:value-type="float" office:value="22.070870626" calcext:value-type="float">
            <text:p>22.0708706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3798732" calcext:value-type="float">
            <text:p>0.033798732</text:p>
          </table:table-cell>
          <table:table-cell office:value-type="float" office:value="7.396727" calcext:value-type="float">
            <text:p>7.396727</text:p>
          </table:table-cell>
          <table:table-cell table:formula="of:=[.C788]+[.A789]" office:value-type="float" office:value="22.104669358" calcext:value-type="float">
            <text:p>22.1046693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3936065" calcext:value-type="float">
            <text:p>0.033936065</text:p>
          </table:table-cell>
          <table:table-cell office:value-type="float" office:value="7.366794" calcext:value-type="float">
            <text:p>7.366794</text:p>
          </table:table-cell>
          <table:table-cell table:formula="of:=[.C789]+[.A790]" office:value-type="float" office:value="22.138605423" calcext:value-type="float">
            <text:p>22.1386054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3936065" calcext:value-type="float">
            <text:p>0.033936065</text:p>
          </table:table-cell>
          <table:table-cell office:value-type="float" office:value="7.366794" calcext:value-type="float">
            <text:p>7.366794</text:p>
          </table:table-cell>
          <table:table-cell table:formula="of:=[.C790]+[.A791]" office:value-type="float" office:value="22.172541488" calcext:value-type="float">
            <text:p>22.1725414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3615626" calcext:value-type="float">
            <text:p>0.033615626</text:p>
          </table:table-cell>
          <table:table-cell office:value-type="float" office:value="7.4370174" calcext:value-type="float">
            <text:p>7.4370174</text:p>
          </table:table-cell>
          <table:table-cell table:formula="of:=[.C791]+[.A792]" office:value-type="float" office:value="22.206157114" calcext:value-type="float">
            <text:p>22.2061571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4225985" calcext:value-type="float">
            <text:p>0.034225985</text:p>
          </table:table-cell>
          <table:table-cell office:value-type="float" office:value="7.3043914" calcext:value-type="float">
            <text:p>7.3043914</text:p>
          </table:table-cell>
          <table:table-cell table:formula="of:=[.C792]+[.A793]" office:value-type="float" office:value="22.240383099" calcext:value-type="float">
            <text:p>22.2403830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434806" calcext:value-type="float">
            <text:p>0.03434806</text:p>
          </table:table-cell>
          <table:table-cell office:value-type="float" office:value="7.2784314" calcext:value-type="float">
            <text:p>7.2784314</text:p>
          </table:table-cell>
          <table:table-cell table:formula="of:=[.C793]+[.A794]" office:value-type="float" office:value="22.274731159" calcext:value-type="float">
            <text:p>22.2747311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43328" calcext:value-type="float">
            <text:p>0.0343328</text:p>
          </table:table-cell>
          <table:table-cell office:value-type="float" office:value="7.2816663" calcext:value-type="float">
            <text:p>7.2816663</text:p>
          </table:table-cell>
          <table:table-cell table:formula="of:=[.C794]+[.A795]" office:value-type="float" office:value="22.309063959" calcext:value-type="float">
            <text:p>22.3090639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4027617" calcext:value-type="float">
            <text:p>0.034027617</text:p>
          </table:table-cell>
          <table:table-cell office:value-type="float" office:value="7.346974" calcext:value-type="float">
            <text:p>7.346974</text:p>
          </table:table-cell>
          <table:table-cell table:formula="of:=[.C795]+[.A796]" office:value-type="float" office:value="22.343091576" calcext:value-type="float">
            <text:p>22.343091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462272" calcext:value-type="float">
            <text:p>0.03462272</text:p>
          </table:table-cell>
          <table:table-cell office:value-type="float" office:value="7.2206917" calcext:value-type="float">
            <text:p>7.2206917</text:p>
          </table:table-cell>
          <table:table-cell table:formula="of:=[.C796]+[.A797]" office:value-type="float" office:value="22.377714296" calcext:value-type="float">
            <text:p>22.3777142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477531" calcext:value-type="float">
            <text:p>0.03477531</text:p>
          </table:table-cell>
          <table:table-cell office:value-type="float" office:value="7.1890087" calcext:value-type="float">
            <text:p>7.1890087</text:p>
          </table:table-cell>
          <table:table-cell table:formula="of:=[.C797]+[.A798]" office:value-type="float" office:value="22.412489606" calcext:value-type="float">
            <text:p>22.4124896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479057" calcext:value-type="float">
            <text:p>0.03479057</text:p>
          </table:table-cell>
          <table:table-cell office:value-type="float" office:value="7.185855" calcext:value-type="float">
            <text:p>7.185855</text:p>
          </table:table-cell>
          <table:table-cell table:formula="of:=[.C798]+[.A799]" office:value-type="float" office:value="22.447280176" calcext:value-type="float">
            <text:p>22.4472801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4439612" calcext:value-type="float">
            <text:p>0.034439612</text:p>
          </table:table-cell>
          <table:table-cell office:value-type="float" office:value="7.259083" calcext:value-type="float">
            <text:p>7.259083</text:p>
          </table:table-cell>
          <table:table-cell table:formula="of:=[.C799]+[.A800]" office:value-type="float" office:value="22.481719788" calcext:value-type="float">
            <text:p>22.4817197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5034716" calcext:value-type="float">
            <text:p>0.035034716</text:p>
          </table:table-cell>
          <table:table-cell office:value-type="float" office:value="7.1357794" calcext:value-type="float">
            <text:p>7.1357794</text:p>
          </table:table-cell>
          <table:table-cell table:formula="of:=[.C800]+[.A801]" office:value-type="float" office:value="22.516754504" calcext:value-type="float">
            <text:p>22.5167545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5202563" calcext:value-type="float">
            <text:p>0.035202563</text:p>
          </table:table-cell>
          <table:table-cell office:value-type="float" office:value="7.1017556" calcext:value-type="float">
            <text:p>7.1017556</text:p>
          </table:table-cell>
          <table:table-cell table:formula="of:=[.C801]+[.A802]" office:value-type="float" office:value="22.551957067" calcext:value-type="float">
            <text:p>22.5519570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5172045" calcext:value-type="float">
            <text:p>0.035172045</text:p>
          </table:table-cell>
          <table:table-cell office:value-type="float" office:value="7.107918" calcext:value-type="float">
            <text:p>7.107918</text:p>
          </table:table-cell>
          <table:table-cell table:formula="of:=[.C802]+[.A803]" office:value-type="float" office:value="22.587129112" calcext:value-type="float">
            <text:p>22.5871291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483635" calcext:value-type="float">
            <text:p>0.03483635</text:p>
          </table:table-cell>
          <table:table-cell office:value-type="float" office:value="7.1764126" calcext:value-type="float">
            <text:p>7.1764126</text:p>
          </table:table-cell>
          <table:table-cell table:formula="of:=[.C803]+[.A804]" office:value-type="float" office:value="22.621965462" calcext:value-type="float">
            <text:p>22.6219654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5370413" calcext:value-type="float">
            <text:p>0.035370413</text:p>
          </table:table-cell>
          <table:table-cell office:value-type="float" office:value="7.068054" calcext:value-type="float">
            <text:p>7.068054</text:p>
          </table:table-cell>
          <table:table-cell table:formula="of:=[.C804]+[.A805]" office:value-type="float" office:value="22.657335875" calcext:value-type="float">
            <text:p>22.6573358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556878" calcext:value-type="float">
            <text:p>0.03556878</text:p>
          </table:table-cell>
          <table:table-cell office:value-type="float" office:value="7.0286355" calcext:value-type="float">
            <text:p>7.0286355</text:p>
          </table:table-cell>
          <table:table-cell table:formula="of:=[.C805]+[.A806]" office:value-type="float" office:value="22.692904655" calcext:value-type="float">
            <text:p>22.6929046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5538264" calcext:value-type="float">
            <text:p>0.035538264</text:p>
          </table:table-cell>
          <table:table-cell office:value-type="float" office:value="7.0346713" calcext:value-type="float">
            <text:p>7.0346713</text:p>
          </table:table-cell>
          <table:table-cell table:formula="of:=[.C806]+[.A807]" office:value-type="float" office:value="22.728442919" calcext:value-type="float">
            <text:p>22.7284429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5202563" calcext:value-type="float">
            <text:p>0.035202563</text:p>
          </table:table-cell>
          <table:table-cell office:value-type="float" office:value="7.1017556" calcext:value-type="float">
            <text:p>7.1017556</text:p>
          </table:table-cell>
          <table:table-cell table:formula="of:=[.C807]+[.A808]" office:value-type="float" office:value="22.763645482" calcext:value-type="float">
            <text:p>22.7636454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576715" calcext:value-type="float">
            <text:p>0.03576715</text:p>
          </table:table-cell>
          <table:table-cell office:value-type="float" office:value="6.9896545" calcext:value-type="float">
            <text:p>6.9896545</text:p>
          </table:table-cell>
          <table:table-cell table:formula="of:=[.C808]+[.A809]" office:value-type="float" office:value="22.799412632" calcext:value-type="float">
            <text:p>22.7994126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590448" calcext:value-type="float">
            <text:p>0.03590448</text:p>
          </table:table-cell>
          <table:table-cell office:value-type="float" office:value="6.96292" calcext:value-type="float">
            <text:p>6.96292</text:p>
          </table:table-cell>
          <table:table-cell table:formula="of:=[.C809]+[.A810]" office:value-type="float" office:value="22.835317112" calcext:value-type="float">
            <text:p>22.8353171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588922" calcext:value-type="float">
            <text:p>0.03588922</text:p>
          </table:table-cell>
          <table:table-cell office:value-type="float" office:value="6.9658804" calcext:value-type="float">
            <text:p>6.9658804</text:p>
          </table:table-cell>
          <table:table-cell table:formula="of:=[.C810]+[.A811]" office:value-type="float" office:value="22.871206332" calcext:value-type="float">
            <text:p>22.8712063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5538264" calcext:value-type="float">
            <text:p>0.035538264</text:p>
          </table:table-cell>
          <table:table-cell office:value-type="float" office:value="7.0346713" calcext:value-type="float">
            <text:p>7.0346713</text:p>
          </table:table-cell>
          <table:table-cell table:formula="of:=[.C811]+[.A812]" office:value-type="float" office:value="22.906744596" calcext:value-type="float">
            <text:p>22.9067445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6102846" calcext:value-type="float">
            <text:p>0.036102846</text:p>
          </table:table-cell>
          <table:table-cell office:value-type="float" office:value="6.9246616" calcext:value-type="float">
            <text:p>6.9246616</text:p>
          </table:table-cell>
          <table:table-cell table:formula="of:=[.C812]+[.A813]" office:value-type="float" office:value="22.942847442" calcext:value-type="float">
            <text:p>22.9428474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6255438" calcext:value-type="float">
            <text:p>0.036255438</text:p>
          </table:table-cell>
          <table:table-cell office:value-type="float" office:value="6.895517" calcext:value-type="float">
            <text:p>6.895517</text:p>
          </table:table-cell>
          <table:table-cell table:formula="of:=[.C813]+[.A814]" office:value-type="float" office:value="22.97910288" calcext:value-type="float">
            <text:p>22.979102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61944" calcext:value-type="float">
            <text:p>0.0361944</text:p>
          </table:table-cell>
          <table:table-cell office:value-type="float" office:value="6.907146" calcext:value-type="float">
            <text:p>6.907146</text:p>
          </table:table-cell>
          <table:table-cell table:formula="of:=[.C814]+[.A815]" office:value-type="float" office:value="23.01529728" calcext:value-type="float">
            <text:p>23.015297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5828184" calcext:value-type="float">
            <text:p>0.035828184</text:p>
          </table:table-cell>
          <table:table-cell office:value-type="float" office:value="6.977747" calcext:value-type="float">
            <text:p>6.977747</text:p>
          </table:table-cell>
          <table:table-cell table:formula="of:=[.C815]+[.A816]" office:value-type="float" office:value="23.051125464" calcext:value-type="float">
            <text:p>23.0511254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636225" calcext:value-type="float">
            <text:p>0.03636225</text:p>
          </table:table-cell>
          <table:table-cell office:value-type="float" office:value="6.875262" calcext:value-type="float">
            <text:p>6.875262</text:p>
          </table:table-cell>
          <table:table-cell table:formula="of:=[.C816]+[.A817]" office:value-type="float" office:value="23.087487714" calcext:value-type="float">
            <text:p>23.0874877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651484" calcext:value-type="float">
            <text:p>0.03651484</text:p>
          </table:table-cell>
          <table:table-cell office:value-type="float" office:value="6.8465314" calcext:value-type="float">
            <text:p>6.8465314</text:p>
          </table:table-cell>
          <table:table-cell table:formula="of:=[.C817]+[.A818]" office:value-type="float" office:value="23.124002554" calcext:value-type="float">
            <text:p>23.1240025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6453802" calcext:value-type="float">
            <text:p>0.036453802</text:p>
          </table:table-cell>
          <table:table-cell office:value-type="float" office:value="6.857995" calcext:value-type="float">
            <text:p>6.857995</text:p>
          </table:table-cell>
          <table:table-cell table:formula="of:=[.C818]+[.A819]" office:value-type="float" office:value="23.160456356" calcext:value-type="float">
            <text:p>23.1604563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6118105" calcext:value-type="float">
            <text:p>0.036118105</text:p>
          </table:table-cell>
          <table:table-cell office:value-type="float" office:value="6.9217362" calcext:value-type="float">
            <text:p>6.9217362</text:p>
          </table:table-cell>
          <table:table-cell table:formula="of:=[.C819]+[.A820]" office:value-type="float" office:value="23.196574461" calcext:value-type="float">
            <text:p>23.1965744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666743" calcext:value-type="float">
            <text:p>0.03666743</text:p>
          </table:table-cell>
          <table:table-cell office:value-type="float" office:value="6.81804" calcext:value-type="float">
            <text:p>6.81804</text:p>
          </table:table-cell>
          <table:table-cell table:formula="of:=[.C820]+[.A821]" office:value-type="float" office:value="23.233241891" calcext:value-type="float">
            <text:p>23.2332418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6774244" calcext:value-type="float">
            <text:p>0.036774244</text:p>
          </table:table-cell>
          <table:table-cell office:value-type="float" office:value="6.7982364" calcext:value-type="float">
            <text:p>6.7982364</text:p>
          </table:table-cell>
          <table:table-cell table:formula="of:=[.C821]+[.A822]" office:value-type="float" office:value="23.270016135" calcext:value-type="float">
            <text:p>23.270016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6743727" calcext:value-type="float">
            <text:p>0.036743727</text:p>
          </table:table-cell>
          <table:table-cell office:value-type="float" office:value="6.8038826" calcext:value-type="float">
            <text:p>6.8038826</text:p>
          </table:table-cell>
          <table:table-cell table:formula="of:=[.C822]+[.A823]" office:value-type="float" office:value="23.306759862" calcext:value-type="float">
            <text:p>23.306759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6408026" calcext:value-type="float">
            <text:p>0.036408026</text:p>
          </table:table-cell>
          <table:table-cell office:value-type="float" office:value="6.8666177" calcext:value-type="float">
            <text:p>6.8666177</text:p>
          </table:table-cell>
          <table:table-cell table:formula="of:=[.C823]+[.A824]" office:value-type="float" office:value="23.343167888" calcext:value-type="float">
            <text:p>23.3431678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695735" calcext:value-type="float">
            <text:p>0.03695735</text:p>
          </table:table-cell>
          <table:table-cell office:value-type="float" office:value="6.7645545" calcext:value-type="float">
            <text:p>6.7645545</text:p>
          </table:table-cell>
          <table:table-cell table:formula="of:=[.C824]+[.A825]" office:value-type="float" office:value="23.380125238" calcext:value-type="float">
            <text:p>23.380125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7094682" calcext:value-type="float">
            <text:p>0.037094682</text:p>
          </table:table-cell>
          <table:table-cell office:value-type="float" office:value="6.7395105" calcext:value-type="float">
            <text:p>6.7395105</text:p>
          </table:table-cell>
          <table:table-cell table:formula="of:=[.C825]+[.A826]" office:value-type="float" office:value="23.41721992" calcext:value-type="float">
            <text:p>23.417219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701839" calcext:value-type="float">
            <text:p>0.03701839</text:p>
          </table:table-cell>
          <table:table-cell office:value-type="float" office:value="6.7534003" calcext:value-type="float">
            <text:p>6.7534003</text:p>
          </table:table-cell>
          <table:table-cell table:formula="of:=[.C826]+[.A827]" office:value-type="float" office:value="23.45423831" calcext:value-type="float">
            <text:p>23.454238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663691" calcext:value-type="float">
            <text:p>0.03663691</text:p>
          </table:table-cell>
          <table:table-cell office:value-type="float" office:value="6.8237195" calcext:value-type="float">
            <text:p>6.8237195</text:p>
          </table:table-cell>
          <table:table-cell table:formula="of:=[.C827]+[.A828]" office:value-type="float" office:value="23.49087522" calcext:value-type="float">
            <text:p>23.490875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7170976" calcext:value-type="float">
            <text:p>0.037170976</text:p>
          </table:table-cell>
          <table:table-cell office:value-type="float" office:value="6.7256775" calcext:value-type="float">
            <text:p>6.7256775</text:p>
          </table:table-cell>
          <table:table-cell table:formula="of:=[.C828]+[.A829]" office:value-type="float" office:value="23.528046196" calcext:value-type="float">
            <text:p>23.5280461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729305" calcext:value-type="float">
            <text:p>0.03729305</text:p>
          </table:table-cell>
          <table:table-cell office:value-type="float" office:value="6.7036614" calcext:value-type="float">
            <text:p>6.7036614</text:p>
          </table:table-cell>
          <table:table-cell table:formula="of:=[.C829]+[.A830]" office:value-type="float" office:value="23.565339246" calcext:value-type="float">
            <text:p>23.5653392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7247274" calcext:value-type="float">
            <text:p>0.037247274</text:p>
          </table:table-cell>
          <table:table-cell office:value-type="float" office:value="6.7119" calcext:value-type="float">
            <text:p>6.7119</text:p>
          </table:table-cell>
          <table:table-cell table:formula="of:=[.C830]+[.A831]" office:value-type="float" office:value="23.60258652" calcext:value-type="float">
            <text:p>23.602586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6865797" calcext:value-type="float">
            <text:p>0.036865797</text:p>
          </table:table-cell>
          <table:table-cell office:value-type="float" office:value="6.7813535" calcext:value-type="float">
            <text:p>6.7813535</text:p>
          </table:table-cell>
          <table:table-cell table:formula="of:=[.C831]+[.A832]" office:value-type="float" office:value="23.639452317" calcext:value-type="float">
            <text:p>23.6394523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7384603" calcext:value-type="float">
            <text:p>0.037384603</text:p>
          </table:table-cell>
          <table:table-cell office:value-type="float" office:value="6.687245" calcext:value-type="float">
            <text:p>6.687245</text:p>
          </table:table-cell>
          <table:table-cell table:formula="of:=[.C832]+[.A833]" office:value-type="float" office:value="23.67683692" calcext:value-type="float">
            <text:p>23.676836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7460897" calcext:value-type="float">
            <text:p>0.037460897</text:p>
          </table:table-cell>
          <table:table-cell office:value-type="float" office:value="6.6736255" calcext:value-type="float">
            <text:p>6.6736255</text:p>
          </table:table-cell>
          <table:table-cell table:formula="of:=[.C833]+[.A834]" office:value-type="float" office:value="23.714297817" calcext:value-type="float">
            <text:p>23.7142978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7323568" calcext:value-type="float">
            <text:p>0.037323568</text:p>
          </table:table-cell>
          <table:table-cell office:value-type="float" office:value="6.69818" calcext:value-type="float">
            <text:p>6.69818</text:p>
          </table:table-cell>
          <table:table-cell table:formula="of:=[.C834]+[.A835]" office:value-type="float" office:value="23.751621385" calcext:value-type="float">
            <text:p>23.7516213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6865797" calcext:value-type="float">
            <text:p>0.036865797</text:p>
          </table:table-cell>
          <table:table-cell office:value-type="float" office:value="6.7813535" calcext:value-type="float">
            <text:p>6.7813535</text:p>
          </table:table-cell>
          <table:table-cell table:formula="of:=[.C835]+[.A836]" office:value-type="float" office:value="23.788487182" calcext:value-type="float">
            <text:p>23.7884871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730831" calcext:value-type="float">
            <text:p>0.03730831</text:p>
          </table:table-cell>
          <table:table-cell office:value-type="float" office:value="6.70092" calcext:value-type="float">
            <text:p>6.70092</text:p>
          </table:table-cell>
          <table:table-cell table:formula="of:=[.C836]+[.A837]" office:value-type="float" office:value="23.825795492" calcext:value-type="float">
            <text:p>23.8257954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730831" calcext:value-type="float">
            <text:p>0.03730831</text:p>
          </table:table-cell>
          <table:table-cell office:value-type="float" office:value="6.70092" calcext:value-type="float">
            <text:p>6.70092</text:p>
          </table:table-cell>
          <table:table-cell table:formula="of:=[.C837]+[.A838]" office:value-type="float" office:value="23.863103802" calcext:value-type="float">
            <text:p>23.8631038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7079424" calcext:value-type="float">
            <text:p>0.037079424</text:p>
          </table:table-cell>
          <table:table-cell office:value-type="float" office:value="6.742284" calcext:value-type="float">
            <text:p>6.742284</text:p>
          </table:table-cell>
          <table:table-cell table:formula="of:=[.C838]+[.A839]" office:value-type="float" office:value="23.900183226" calcext:value-type="float">
            <text:p>23.9001832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65301" calcext:value-type="float">
            <text:p>0.0365301</text:p>
          </table:table-cell>
          <table:table-cell office:value-type="float" office:value="6.8436713" calcext:value-type="float">
            <text:p>6.8436713</text:p>
          </table:table-cell>
          <table:table-cell table:formula="of:=[.C839]+[.A840]" office:value-type="float" office:value="23.936713326" calcext:value-type="float">
            <text:p>23.9367133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6926832" calcext:value-type="float">
            <text:p>0.036926832</text:p>
          </table:table-cell>
          <table:table-cell office:value-type="float" office:value="6.770145" calcext:value-type="float">
            <text:p>6.770145</text:p>
          </table:table-cell>
          <table:table-cell table:formula="of:=[.C840]+[.A841]" office:value-type="float" office:value="23.973640158" calcext:value-type="float">
            <text:p>23.9736401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6850538" calcext:value-type="float">
            <text:p>0.036850538</text:p>
          </table:table-cell>
          <table:table-cell office:value-type="float" office:value="6.7841616" calcext:value-type="float">
            <text:p>6.7841616</text:p>
          </table:table-cell>
          <table:table-cell table:formula="of:=[.C841]+[.A842]" office:value-type="float" office:value="24.010490696" calcext:value-type="float">
            <text:p>24.0104906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6560617" calcext:value-type="float">
            <text:p>0.036560617</text:p>
          </table:table-cell>
          <table:table-cell office:value-type="float" office:value="6.837959" calcext:value-type="float">
            <text:p>6.837959</text:p>
          </table:table-cell>
          <table:table-cell table:formula="of:=[.C842]+[.A843]" office:value-type="float" office:value="24.047051313" calcext:value-type="float">
            <text:p>24.0470513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5980772" calcext:value-type="float">
            <text:p>0.035980772</text:p>
          </table:table-cell>
          <table:table-cell office:value-type="float" office:value="6.948156" calcext:value-type="float">
            <text:p>6.948156</text:p>
          </table:table-cell>
          <table:table-cell table:formula="of:=[.C843]+[.A844]" office:value-type="float" office:value="24.083032085" calcext:value-type="float">
            <text:p>24.0830320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6240175" calcext:value-type="float">
            <text:p>0.036240175</text:p>
          </table:table-cell>
          <table:table-cell office:value-type="float" office:value="6.8984213" calcext:value-type="float">
            <text:p>6.8984213</text:p>
          </table:table-cell>
          <table:table-cell table:formula="of:=[.C844]+[.A845]" office:value-type="float" office:value="24.11927226" calcext:value-type="float">
            <text:p>24.119272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6133364" calcext:value-type="float">
            <text:p>0.036133364</text:p>
          </table:table-cell>
          <table:table-cell office:value-type="float" office:value="6.918813" calcext:value-type="float">
            <text:p>6.918813</text:p>
          </table:table-cell>
          <table:table-cell table:formula="of:=[.C845]+[.A846]" office:value-type="float" office:value="24.155405624" calcext:value-type="float">
            <text:p>24.1554056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5782408" calcext:value-type="float">
            <text:p>0.035782408</text:p>
          </table:table-cell>
          <table:table-cell office:value-type="float" office:value="6.986674" calcext:value-type="float">
            <text:p>6.986674</text:p>
          </table:table-cell>
          <table:table-cell table:formula="of:=[.C846]+[.A847]" office:value-type="float" office:value="24.191188032" calcext:value-type="float">
            <text:p>24.1911880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511101" calcext:value-type="float">
            <text:p>0.03511101</text:p>
          </table:table-cell>
          <table:table-cell office:value-type="float" office:value="7.1202736" calcext:value-type="float">
            <text:p>7.1202736</text:p>
          </table:table-cell>
          <table:table-cell table:formula="of:=[.C847]+[.A848]" office:value-type="float" office:value="24.226299042" calcext:value-type="float">
            <text:p>24.2262990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5355154" calcext:value-type="float">
            <text:p>0.035355154</text:p>
          </table:table-cell>
          <table:table-cell office:value-type="float" office:value="7.0711045" calcext:value-type="float">
            <text:p>7.0711045</text:p>
          </table:table-cell>
          <table:table-cell table:formula="of:=[.C848]+[.A849]" office:value-type="float" office:value="24.261654196" calcext:value-type="float">
            <text:p>24.2616541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5187304" calcext:value-type="float">
            <text:p>0.035187304</text:p>
          </table:table-cell>
          <table:table-cell office:value-type="float" office:value="7.1048355" calcext:value-type="float">
            <text:p>7.1048355</text:p>
          </table:table-cell>
          <table:table-cell table:formula="of:=[.C849]+[.A850]" office:value-type="float" office:value="24.2968415" calcext:value-type="float">
            <text:p>24.29684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483635" calcext:value-type="float">
            <text:p>0.03483635</text:p>
          </table:table-cell>
          <table:table-cell office:value-type="float" office:value="7.1764126" calcext:value-type="float">
            <text:p>7.1764126</text:p>
          </table:table-cell>
          <table:table-cell table:formula="of:=[.C850]+[.A851]" office:value-type="float" office:value="24.33167785" calcext:value-type="float">
            <text:p>24.331677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414969" calcext:value-type="float">
            <text:p>0.03414969</text:p>
          </table:table-cell>
          <table:table-cell office:value-type="float" office:value="7.32071" calcext:value-type="float">
            <text:p>7.32071</text:p>
          </table:table-cell>
          <table:table-cell table:formula="of:=[.C851]+[.A852]" office:value-type="float" office:value="24.36582754" calcext:value-type="float">
            <text:p>24.365827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43328" calcext:value-type="float">
            <text:p>0.0343328</text:p>
          </table:table-cell>
          <table:table-cell office:value-type="float" office:value="7.2816663" calcext:value-type="float">
            <text:p>7.2816663</text:p>
          </table:table-cell>
          <table:table-cell table:formula="of:=[.C852]+[.A853]" office:value-type="float" office:value="24.40016034" calcext:value-type="float">
            <text:p>24.400160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414969" calcext:value-type="float">
            <text:p>0.03414969</text:p>
          </table:table-cell>
          <table:table-cell office:value-type="float" office:value="7.32071" calcext:value-type="float">
            <text:p>7.32071</text:p>
          </table:table-cell>
          <table:table-cell table:formula="of:=[.C853]+[.A854]" office:value-type="float" office:value="24.43431003" calcext:value-type="float">
            <text:p>24.434310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3783473" calcext:value-type="float">
            <text:p>0.033783473</text:p>
          </table:table-cell>
          <table:table-cell office:value-type="float" office:value="7.4000683" calcext:value-type="float">
            <text:p>7.4000683</text:p>
          </table:table-cell>
          <table:table-cell table:formula="of:=[.C854]+[.A855]" office:value-type="float" office:value="24.468093503" calcext:value-type="float">
            <text:p>24.4680935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311208" calcext:value-type="float">
            <text:p>0.03311208</text:p>
          </table:table-cell>
          <table:table-cell office:value-type="float" office:value="7.550115" calcext:value-type="float">
            <text:p>7.550115</text:p>
          </table:table-cell>
          <table:table-cell table:formula="of:=[.C855]+[.A856]" office:value-type="float" office:value="24.501205583" calcext:value-type="float">
            <text:p>24.5012055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3279926" calcext:value-type="float">
            <text:p>0.033279926</text:p>
          </table:table-cell>
          <table:table-cell office:value-type="float" office:value="7.512036" calcext:value-type="float">
            <text:p>7.512036</text:p>
          </table:table-cell>
          <table:table-cell table:formula="of:=[.C856]+[.A857]" office:value-type="float" office:value="24.534485509" calcext:value-type="float">
            <text:p>24.5344855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305104" calcext:value-type="float">
            <text:p>0.03305104</text:p>
          </table:table-cell>
          <table:table-cell office:value-type="float" office:value="7.564059" calcext:value-type="float">
            <text:p>7.564059</text:p>
          </table:table-cell>
          <table:table-cell table:formula="of:=[.C857]+[.A858]" office:value-type="float" office:value="24.567536549" calcext:value-type="float">
            <text:p>24.5675365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2684825" calcext:value-type="float">
            <text:p>0.032684825</text:p>
          </table:table-cell>
          <table:table-cell office:value-type="float" office:value="7.6488094" calcext:value-type="float">
            <text:p>7.6488094</text:p>
          </table:table-cell>
          <table:table-cell table:formula="of:=[.C858]+[.A859]" office:value-type="float" office:value="24.600221374" calcext:value-type="float">
            <text:p>24.6002213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2043945" calcext:value-type="float">
            <text:p>0.032043945</text:p>
          </table:table-cell>
          <table:table-cell office:value-type="float" office:value="7.8017864" calcext:value-type="float">
            <text:p>7.8017864</text:p>
          </table:table-cell>
          <table:table-cell table:formula="of:=[.C859]+[.A860]" office:value-type="float" office:value="24.632265319" calcext:value-type="float">
            <text:p>24.6322653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2242313" calcext:value-type="float">
            <text:p>0.032242313</text:p>
          </table:table-cell>
          <table:table-cell office:value-type="float" office:value="7.753786" calcext:value-type="float">
            <text:p>7.753786</text:p>
          </table:table-cell>
          <table:table-cell table:formula="of:=[.C860]+[.A861]" office:value-type="float" office:value="24.664507632" calcext:value-type="float">
            <text:p>24.6645076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2059204" calcext:value-type="float">
            <text:p>0.032059204</text:p>
          </table:table-cell>
          <table:table-cell office:value-type="float" office:value="7.798073" calcext:value-type="float">
            <text:p>7.798073</text:p>
          </table:table-cell>
          <table:table-cell table:formula="of:=[.C861]+[.A862]" office:value-type="float" office:value="24.696566836" calcext:value-type="float">
            <text:p>24.6965668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769283" calcext:value-type="float">
            <text:p>0.031769283</text:p>
          </table:table-cell>
          <table:table-cell office:value-type="float" office:value="7.8692365" calcext:value-type="float">
            <text:p>7.8692365</text:p>
          </table:table-cell>
          <table:table-cell table:formula="of:=[.C862]+[.A863]" office:value-type="float" office:value="24.728336119" calcext:value-type="float">
            <text:p>24.7283361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143663" calcext:value-type="float">
            <text:p>0.031143663</text:p>
          </table:table-cell>
          <table:table-cell office:value-type="float" office:value="8.027315" calcext:value-type="float">
            <text:p>8.027315</text:p>
          </table:table-cell>
          <table:table-cell table:formula="of:=[.C863]+[.A864]" office:value-type="float" office:value="24.759479782" calcext:value-type="float">
            <text:p>24.7594797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37255" calcext:value-type="float">
            <text:p>0.03137255</text:p>
          </table:table-cell>
          <table:table-cell office:value-type="float" office:value="7.968749" calcext:value-type="float">
            <text:p>7.968749</text:p>
          </table:table-cell>
          <table:table-cell table:formula="of:=[.C864]+[.A865]" office:value-type="float" office:value="24.790852332" calcext:value-type="float">
            <text:p>24.7908523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21996" calcext:value-type="float">
            <text:p>0.03121996</text:p>
          </table:table-cell>
          <table:table-cell office:value-type="float" office:value="8.007698" calcext:value-type="float">
            <text:p>8.007698</text:p>
          </table:table-cell>
          <table:table-cell table:formula="of:=[.C865]+[.A866]" office:value-type="float" office:value="24.822072292" calcext:value-type="float">
            <text:p>24.8220722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88426" calcext:value-type="float">
            <text:p>0.03088426</text:p>
          </table:table-cell>
          <table:table-cell office:value-type="float" office:value="8.094738" calcext:value-type="float">
            <text:p>8.094738</text:p>
          </table:table-cell>
          <table:table-cell table:formula="of:=[.C866]+[.A867]" office:value-type="float" office:value="24.852956552" calcext:value-type="float">
            <text:p>24.8529565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289158" calcext:value-type="float">
            <text:p>0.030289158</text:p>
          </table:table-cell>
          <table:table-cell office:value-type="float" office:value="8.253778" calcext:value-type="float">
            <text:p>8.253778</text:p>
          </table:table-cell>
          <table:table-cell table:formula="of:=[.C867]+[.A868]" office:value-type="float" office:value="24.88324571" calcext:value-type="float">
            <text:p>24.883245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472267" calcext:value-type="float">
            <text:p>0.030472267</text:p>
          </table:table-cell>
          <table:table-cell office:value-type="float" office:value="8.204181" calcext:value-type="float">
            <text:p>8.204181</text:p>
          </table:table-cell>
          <table:table-cell table:formula="of:=[.C868]+[.A869]" office:value-type="float" office:value="24.913717977" calcext:value-type="float">
            <text:p>24.9137179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395972" calcext:value-type="float">
            <text:p>0.030395972</text:p>
          </table:table-cell>
          <table:table-cell office:value-type="float" office:value="8.224774" calcext:value-type="float">
            <text:p>8.224774</text:p>
          </table:table-cell>
          <table:table-cell table:formula="of:=[.C869]+[.A870]" office:value-type="float" office:value="24.944113949" calcext:value-type="float">
            <text:p>24.9441139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075531" calcext:value-type="float">
            <text:p>0.030075531</text:p>
          </table:table-cell>
          <table:table-cell office:value-type="float" office:value="8.312406" calcext:value-type="float">
            <text:p>8.312406</text:p>
          </table:table-cell>
          <table:table-cell table:formula="of:=[.C870]+[.A871]" office:value-type="float" office:value="24.97418948" calcext:value-type="float">
            <text:p>24.974189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541466" calcext:value-type="float">
            <text:p>0.029541466</text:p>
          </table:table-cell>
          <table:table-cell office:value-type="float" office:value="8.462681" calcext:value-type="float">
            <text:p>8.462681</text:p>
          </table:table-cell>
          <table:table-cell table:formula="of:=[.C871]+[.A872]" office:value-type="float" office:value="25.003730946" calcext:value-type="float">
            <text:p>25.0037309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770352" calcext:value-type="float">
            <text:p>0.029770352</text:p>
          </table:table-cell>
          <table:table-cell office:value-type="float" office:value="8.397616" calcext:value-type="float">
            <text:p>8.397616</text:p>
          </table:table-cell>
          <table:table-cell table:formula="of:=[.C872]+[.A873]" office:value-type="float" office:value="25.033501298" calcext:value-type="float">
            <text:p>25.0335012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633021" calcext:value-type="float">
            <text:p>0.029633021</text:p>
          </table:table-cell>
          <table:table-cell office:value-type="float" office:value="8.436535" calcext:value-type="float">
            <text:p>8.436535</text:p>
          </table:table-cell>
          <table:table-cell table:formula="of:=[.C873]+[.A874]" office:value-type="float" office:value="25.063134319" calcext:value-type="float">
            <text:p>25.0631343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358359" calcext:value-type="float">
            <text:p>0.029358359</text:p>
          </table:table-cell>
          <table:table-cell office:value-type="float" office:value="8.515462" calcext:value-type="float">
            <text:p>8.515462</text:p>
          </table:table-cell>
          <table:table-cell table:formula="of:=[.C874]+[.A875]" office:value-type="float" office:value="25.092492678" calcext:value-type="float">
            <text:p>25.0924926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83955" calcext:value-type="float">
            <text:p>0.02883955</text:p>
          </table:table-cell>
          <table:table-cell office:value-type="float" office:value="8.668651" calcext:value-type="float">
            <text:p>8.668651</text:p>
          </table:table-cell>
          <table:table-cell table:formula="of:=[.C875]+[.A876]" office:value-type="float" office:value="25.121332228" calcext:value-type="float">
            <text:p>25.1213322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053178" calcext:value-type="float">
            <text:p>0.029053178</text:p>
          </table:table-cell>
          <table:table-cell office:value-type="float" office:value="8.604911" calcext:value-type="float">
            <text:p>8.604911</text:p>
          </table:table-cell>
          <table:table-cell table:formula="of:=[.C876]+[.A877]" office:value-type="float" office:value="25.150385406" calcext:value-type="float">
            <text:p>25.1503854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992143" calcext:value-type="float">
            <text:p>0.028992143</text:p>
          </table:table-cell>
          <table:table-cell office:value-type="float" office:value="8.623027" calcext:value-type="float">
            <text:p>8.623027</text:p>
          </table:table-cell>
          <table:table-cell table:formula="of:=[.C877]+[.A878]" office:value-type="float" office:value="25.179377549" calcext:value-type="float">
            <text:p>25.1793775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747998" calcext:value-type="float">
            <text:p>0.028747998</text:p>
          </table:table-cell>
          <table:table-cell office:value-type="float" office:value="8.696258" calcext:value-type="float">
            <text:p>8.696258</text:p>
          </table:table-cell>
          <table:table-cell table:formula="of:=[.C878]+[.A879]" office:value-type="float" office:value="25.208125547" calcext:value-type="float">
            <text:p>25.2081255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25971" calcext:value-type="float">
            <text:p>0.02825971</text:p>
          </table:table-cell>
          <table:table-cell office:value-type="float" office:value="8.846517" calcext:value-type="float">
            <text:p>8.846517</text:p>
          </table:table-cell>
          <table:table-cell table:formula="of:=[.C879]+[.A880]" office:value-type="float" office:value="25.236385257" calcext:value-type="float">
            <text:p>25.2363852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519113" calcext:value-type="float">
            <text:p>0.028519113</text:p>
          </table:table-cell>
          <table:table-cell office:value-type="float" office:value="8.76605" calcext:value-type="float">
            <text:p>8.76605</text:p>
          </table:table-cell>
          <table:table-cell table:formula="of:=[.C880]+[.A881]" office:value-type="float" office:value="25.26490437" calcext:value-type="float">
            <text:p>25.264904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442817" calcext:value-type="float">
            <text:p>0.028442817</text:p>
          </table:table-cell>
          <table:table-cell office:value-type="float" office:value="8.789565" calcext:value-type="float">
            <text:p>8.789565</text:p>
          </table:table-cell>
          <table:table-cell table:formula="of:=[.C881]+[.A882]" office:value-type="float" office:value="25.293347187" calcext:value-type="float">
            <text:p>25.2933471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22919" calcext:value-type="float">
            <text:p>0.02822919</text:p>
          </table:table-cell>
          <table:table-cell office:value-type="float" office:value="8.856081" calcext:value-type="float">
            <text:p>8.856081</text:p>
          </table:table-cell>
          <table:table-cell table:formula="of:=[.C882]+[.A883]" office:value-type="float" office:value="25.321576377" calcext:value-type="float">
            <text:p>25.3215763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77142" calcext:value-type="float">
            <text:p>0.02777142</text:p>
          </table:table-cell>
          <table:table-cell office:value-type="float" office:value="9.00206" calcext:value-type="float">
            <text:p>9.00206</text:p>
          </table:table-cell>
          <table:table-cell table:formula="of:=[.C883]+[.A884]" office:value-type="float" office:value="25.349347797" calcext:value-type="float">
            <text:p>25.3493477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061341" calcext:value-type="float">
            <text:p>0.028061341</text:p>
          </table:table-cell>
          <table:table-cell office:value-type="float" office:value="8.909054" calcext:value-type="float">
            <text:p>8.909054</text:p>
          </table:table-cell>
          <table:table-cell table:formula="of:=[.C884]+[.A885]" office:value-type="float" office:value="25.377409138" calcext:value-type="float">
            <text:p>25.377409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000304" calcext:value-type="float">
            <text:p>0.028000304</text:p>
          </table:table-cell>
          <table:table-cell office:value-type="float" office:value="8.928474" calcext:value-type="float">
            <text:p>8.928474</text:p>
          </table:table-cell>
          <table:table-cell table:formula="of:=[.C885]+[.A886]" office:value-type="float" office:value="25.405409442" calcext:value-type="float">
            <text:p>25.4054094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801938" calcext:value-type="float">
            <text:p>0.027801938</text:p>
          </table:table-cell>
          <table:table-cell office:value-type="float" office:value="8.992179" calcext:value-type="float">
            <text:p>8.992179</text:p>
          </table:table-cell>
          <table:table-cell table:formula="of:=[.C886]+[.A887]" office:value-type="float" office:value="25.43321138" calcext:value-type="float">
            <text:p>25.4332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374685" calcext:value-type="float">
            <text:p>0.027374685</text:p>
          </table:table-cell>
          <table:table-cell office:value-type="float" office:value="9.132525" calcext:value-type="float">
            <text:p>9.132525</text:p>
          </table:table-cell>
          <table:table-cell table:formula="of:=[.C887]+[.A888]" office:value-type="float" office:value="25.460586065" calcext:value-type="float">
            <text:p>25.4605860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664607" calcext:value-type="float">
            <text:p>0.027664607</text:p>
          </table:table-cell>
          <table:table-cell office:value-type="float" office:value="9.036818" calcext:value-type="float">
            <text:p>9.036818</text:p>
          </table:table-cell>
          <table:table-cell table:formula="of:=[.C888]+[.A889]" office:value-type="float" office:value="25.488250672" calcext:value-type="float">
            <text:p>25.4882506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634088" calcext:value-type="float">
            <text:p>0.027634088</text:p>
          </table:table-cell>
          <table:table-cell office:value-type="float" office:value="9.046797" calcext:value-type="float">
            <text:p>9.046797</text:p>
          </table:table-cell>
          <table:table-cell table:formula="of:=[.C889]+[.A890]" office:value-type="float" office:value="25.51588476" calcext:value-type="float">
            <text:p>25.515884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45098" calcext:value-type="float">
            <text:p>0.02745098</text:p>
          </table:table-cell>
          <table:table-cell office:value-type="float" office:value="9.107142" calcext:value-type="float">
            <text:p>9.107142</text:p>
          </table:table-cell>
          <table:table-cell table:formula="of:=[.C890]+[.A891]" office:value-type="float" office:value="25.54333574" calcext:value-type="float">
            <text:p>25.543335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038988" calcext:value-type="float">
            <text:p>0.027038988</text:p>
          </table:table-cell>
          <table:table-cell office:value-type="float" office:value="9.245909" calcext:value-type="float">
            <text:p>9.245909</text:p>
          </table:table-cell>
          <table:table-cell table:formula="of:=[.C891]+[.A892]" office:value-type="float" office:value="25.570374728" calcext:value-type="float">
            <text:p>25.5703747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359426" calcext:value-type="float">
            <text:p>0.027359426</text:p>
          </table:table-cell>
          <table:table-cell office:value-type="float" office:value="9.137619" calcext:value-type="float">
            <text:p>9.137619</text:p>
          </table:table-cell>
          <table:table-cell table:formula="of:=[.C892]+[.A893]" office:value-type="float" office:value="25.597734154" calcext:value-type="float">
            <text:p>25.5977341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359426" calcext:value-type="float">
            <text:p>0.027359426</text:p>
          </table:table-cell>
          <table:table-cell office:value-type="float" office:value="9.137619" calcext:value-type="float">
            <text:p>9.137619</text:p>
          </table:table-cell>
          <table:table-cell table:formula="of:=[.C893]+[.A894]" office:value-type="float" office:value="25.62509358" calcext:value-type="float">
            <text:p>25.625093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16106" calcext:value-type="float">
            <text:p>0.02716106</text:p>
          </table:table-cell>
          <table:table-cell office:value-type="float" office:value="9.204354" calcext:value-type="float">
            <text:p>9.204354</text:p>
          </table:table-cell>
          <table:table-cell table:formula="of:=[.C894]+[.A895]" office:value-type="float" office:value="25.65225464" calcext:value-type="float">
            <text:p>25.652254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825361" calcext:value-type="float">
            <text:p>0.026825361</text:p>
          </table:table-cell>
          <table:table-cell office:value-type="float" office:value="9.319539" calcext:value-type="float">
            <text:p>9.319539</text:p>
          </table:table-cell>
          <table:table-cell table:formula="of:=[.C895]+[.A896]" office:value-type="float" office:value="25.679080001" calcext:value-type="float">
            <text:p>25.67908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16106" calcext:value-type="float">
            <text:p>0.02716106</text:p>
          </table:table-cell>
          <table:table-cell office:value-type="float" office:value="9.204354" calcext:value-type="float">
            <text:p>9.204354</text:p>
          </table:table-cell>
          <table:table-cell table:formula="of:=[.C896]+[.A897]" office:value-type="float" office:value="25.706241061" calcext:value-type="float">
            <text:p>25.7062410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176319" calcext:value-type="float">
            <text:p>0.027176319</text:p>
          </table:table-cell>
          <table:table-cell office:value-type="float" office:value="9.199185" calcext:value-type="float">
            <text:p>9.199185</text:p>
          </table:table-cell>
          <table:table-cell table:formula="of:=[.C897]+[.A898]" office:value-type="float" office:value="25.73341738" calcext:value-type="float">
            <text:p>25.733417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023727" calcext:value-type="float">
            <text:p>0.027023727</text:p>
          </table:table-cell>
          <table:table-cell office:value-type="float" office:value="9.251129" calcext:value-type="float">
            <text:p>9.251129</text:p>
          </table:table-cell>
          <table:table-cell table:formula="of:=[.C898]+[.A899]" office:value-type="float" office:value="25.760441107" calcext:value-type="float">
            <text:p>25.7604411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65751" calcext:value-type="float">
            <text:p>0.02665751</text:p>
          </table:table-cell>
          <table:table-cell office:value-type="float" office:value="9.37822" calcext:value-type="float">
            <text:p>9.37822</text:p>
          </table:table-cell>
          <table:table-cell table:formula="of:=[.C899]+[.A900]" office:value-type="float" office:value="25.787098617" calcext:value-type="float">
            <text:p>25.7870986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962692" calcext:value-type="float">
            <text:p>0.026962692</text:p>
          </table:table-cell>
          <table:table-cell office:value-type="float" office:value="9.272071" calcext:value-type="float">
            <text:p>9.272071</text:p>
          </table:table-cell>
          <table:table-cell table:formula="of:=[.C900]+[.A901]" office:value-type="float" office:value="25.814061309" calcext:value-type="float">
            <text:p>25.8140613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962692" calcext:value-type="float">
            <text:p>0.026962692</text:p>
          </table:table-cell>
          <table:table-cell office:value-type="float" office:value="9.272071" calcext:value-type="float">
            <text:p>9.272071</text:p>
          </table:table-cell>
          <table:table-cell table:formula="of:=[.C901]+[.A902]" office:value-type="float" office:value="25.841024001" calcext:value-type="float">
            <text:p>25.841024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94843" calcext:value-type="float">
            <text:p>0.026794843</text:p>
          </table:table-cell>
          <table:table-cell office:value-type="float" office:value="9.330153" calcext:value-type="float">
            <text:p>9.330153</text:p>
          </table:table-cell>
          <table:table-cell table:formula="of:=[.C902]+[.A903]" office:value-type="float" office:value="25.867818844" calcext:value-type="float">
            <text:p>25.8678188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43886" calcext:value-type="float">
            <text:p>0.026443886</text:p>
          </table:table-cell>
          <table:table-cell office:value-type="float" office:value="9.453981" calcext:value-type="float">
            <text:p>9.453981</text:p>
          </table:table-cell>
          <table:table-cell table:formula="of:=[.C903]+[.A904]" office:value-type="float" office:value="25.89426273" calcext:value-type="float">
            <text:p>25.894262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18548" calcext:value-type="float">
            <text:p>0.026718548</text:p>
          </table:table-cell>
          <table:table-cell office:value-type="float" office:value="9.356796" calcext:value-type="float">
            <text:p>9.356796</text:p>
          </table:table-cell>
          <table:table-cell table:formula="of:=[.C904]+[.A905]" office:value-type="float" office:value="25.920981278" calcext:value-type="float">
            <text:p>25.9209812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49065" calcext:value-type="float">
            <text:p>0.026749065</text:p>
          </table:table-cell>
          <table:table-cell office:value-type="float" office:value="9.346121" calcext:value-type="float">
            <text:p>9.346121</text:p>
          </table:table-cell>
          <table:table-cell table:formula="of:=[.C905]+[.A906]" office:value-type="float" office:value="25.947730343" calcext:value-type="float">
            <text:p>25.9477303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626993" calcext:value-type="float">
            <text:p>0.026626993</text:p>
          </table:table-cell>
          <table:table-cell office:value-type="float" office:value="9.388968" calcext:value-type="float">
            <text:p>9.388968</text:p>
          </table:table-cell>
          <table:table-cell table:formula="of:=[.C906]+[.A907]" office:value-type="float" office:value="25.974357336" calcext:value-type="float">
            <text:p>25.9743573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45518" calcext:value-type="float">
            <text:p>0.026245518</text:p>
          </table:table-cell>
          <table:table-cell office:value-type="float" office:value="9.525436" calcext:value-type="float">
            <text:p>9.525436</text:p>
          </table:table-cell>
          <table:table-cell table:formula="of:=[.C907]+[.A908]" office:value-type="float" office:value="26.000602854" calcext:value-type="float">
            <text:p>26.0006028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535438" calcext:value-type="float">
            <text:p>0.026535438</text:p>
          </table:table-cell>
          <table:table-cell office:value-type="float" office:value="9.421363" calcext:value-type="float">
            <text:p>9.421363</text:p>
          </table:table-cell>
          <table:table-cell table:formula="of:=[.C908]+[.A909]" office:value-type="float" office:value="26.027138292" calcext:value-type="float">
            <text:p>26.0271382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565958" calcext:value-type="float">
            <text:p>0.026565958</text:p>
          </table:table-cell>
          <table:table-cell office:value-type="float" office:value="9.41054" calcext:value-type="float">
            <text:p>9.41054</text:p>
          </table:table-cell>
          <table:table-cell table:formula="of:=[.C909]+[.A910]" office:value-type="float" office:value="26.05370425" calcext:value-type="float">
            <text:p>26.053704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43886" calcext:value-type="float">
            <text:p>0.026443886</text:p>
          </table:table-cell>
          <table:table-cell office:value-type="float" office:value="9.453981" calcext:value-type="float">
            <text:p>9.453981</text:p>
          </table:table-cell>
          <table:table-cell table:formula="of:=[.C910]+[.A911]" office:value-type="float" office:value="26.080148136" calcext:value-type="float">
            <text:p>26.0801481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7767" calcext:value-type="float">
            <text:p>0.02607767</text:p>
          </table:table-cell>
          <table:table-cell office:value-type="float" office:value="9.586747" calcext:value-type="float">
            <text:p>9.586747</text:p>
          </table:table-cell>
          <table:table-cell table:formula="of:=[.C911]+[.A912]" office:value-type="float" office:value="26.106225806" calcext:value-type="float">
            <text:p>26.1062258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98107" calcext:value-type="float">
            <text:p>0.026398107</text:p>
          </table:table-cell>
          <table:table-cell office:value-type="float" office:value="9.470376" calcext:value-type="float">
            <text:p>9.470376</text:p>
          </table:table-cell>
          <table:table-cell table:formula="of:=[.C912]+[.A913]" office:value-type="float" office:value="26.132623913" calcext:value-type="float">
            <text:p>26.1326239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59144" calcext:value-type="float">
            <text:p>0.026459144</text:p>
          </table:table-cell>
          <table:table-cell office:value-type="float" office:value="9.448529" calcext:value-type="float">
            <text:p>9.448529</text:p>
          </table:table-cell>
          <table:table-cell table:formula="of:=[.C913]+[.A914]" office:value-type="float" office:value="26.159083057" calcext:value-type="float">
            <text:p>26.1590830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37072" calcext:value-type="float">
            <text:p>0.026337072</text:p>
          </table:table-cell>
          <table:table-cell office:value-type="float" office:value="9.492323" calcext:value-type="float">
            <text:p>9.492323</text:p>
          </table:table-cell>
          <table:table-cell table:formula="of:=[.C914]+[.A915]" office:value-type="float" office:value="26.185420129" calcext:value-type="float">
            <text:p>26.1854201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915]+[.A916]" office:value-type="float" office:value="26.211406244" calcext:value-type="float">
            <text:p>26.2114062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6759" calcext:value-type="float">
            <text:p>0.02636759</text:p>
          </table:table-cell>
          <table:table-cell office:value-type="float" office:value="9.481337" calcext:value-type="float">
            <text:p>9.481337</text:p>
          </table:table-cell>
          <table:table-cell table:formula="of:=[.C916]+[.A917]" office:value-type="float" office:value="26.237773834" calcext:value-type="float">
            <text:p>26.2377738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82849" calcext:value-type="float">
            <text:p>0.026382849</text:p>
          </table:table-cell>
          <table:table-cell office:value-type="float" office:value="9.475853" calcext:value-type="float">
            <text:p>9.475853</text:p>
          </table:table-cell>
          <table:table-cell table:formula="of:=[.C917]+[.A918]" office:value-type="float" office:value="26.264156683" calcext:value-type="float">
            <text:p>26.2641566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06555" calcext:value-type="float">
            <text:p>0.026306555</text:p>
          </table:table-cell>
          <table:table-cell office:value-type="float" office:value="9.503335" calcext:value-type="float">
            <text:p>9.503335</text:p>
          </table:table-cell>
          <table:table-cell table:formula="of:=[.C918]+[.A919]" office:value-type="float" office:value="26.290463238" calcext:value-type="float">
            <text:p>26.290463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919]+[.A920]" office:value-type="float" office:value="26.316449353" calcext:value-type="float">
            <text:p>26.3164493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52331" calcext:value-type="float">
            <text:p>0.026352331</text:p>
          </table:table-cell>
          <table:table-cell office:value-type="float" office:value="9.486827" calcext:value-type="float">
            <text:p>9.486827</text:p>
          </table:table-cell>
          <table:table-cell table:formula="of:=[.C920]+[.A921]" office:value-type="float" office:value="26.342801684" calcext:value-type="float">
            <text:p>26.3428016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13366" calcext:value-type="float">
            <text:p>0.026413366</text:p>
          </table:table-cell>
          <table:table-cell office:value-type="float" office:value="9.464905" calcext:value-type="float">
            <text:p>9.464905</text:p>
          </table:table-cell>
          <table:table-cell table:formula="of:=[.C921]+[.A922]" office:value-type="float" office:value="26.36921505" calcext:value-type="float">
            <text:p>26.369215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06555" calcext:value-type="float">
            <text:p>0.026306555</text:p>
          </table:table-cell>
          <table:table-cell office:value-type="float" office:value="9.503335" calcext:value-type="float">
            <text:p>9.503335</text:p>
          </table:table-cell>
          <table:table-cell table:formula="of:=[.C922]+[.A923]" office:value-type="float" office:value="26.395521605" calcext:value-type="float">
            <text:p>26.3955216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4715" calcext:value-type="float">
            <text:p>0.02604715</text:p>
          </table:table-cell>
          <table:table-cell office:value-type="float" office:value="9.597979" calcext:value-type="float">
            <text:p>9.597979</text:p>
          </table:table-cell>
          <table:table-cell table:formula="of:=[.C923]+[.A924]" office:value-type="float" office:value="26.421568755" calcext:value-type="float">
            <text:p>26.4215687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82849" calcext:value-type="float">
            <text:p>0.026382849</text:p>
          </table:table-cell>
          <table:table-cell office:value-type="float" office:value="9.475853" calcext:value-type="float">
            <text:p>9.475853</text:p>
          </table:table-cell>
          <table:table-cell table:formula="of:=[.C924]+[.A925]" office:value-type="float" office:value="26.447951604" calcext:value-type="float">
            <text:p>26.4479516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74403" calcext:value-type="float">
            <text:p>0.026474403</text:p>
          </table:table-cell>
          <table:table-cell office:value-type="float" office:value="9.443083" calcext:value-type="float">
            <text:p>9.443083</text:p>
          </table:table-cell>
          <table:table-cell table:formula="of:=[.C925]+[.A926]" office:value-type="float" office:value="26.474426007" calcext:value-type="float">
            <text:p>26.474426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52331" calcext:value-type="float">
            <text:p>0.026352331</text:p>
          </table:table-cell>
          <table:table-cell office:value-type="float" office:value="9.486827" calcext:value-type="float">
            <text:p>9.486827</text:p>
          </table:table-cell>
          <table:table-cell table:formula="of:=[.C926]+[.A927]" office:value-type="float" office:value="26.500778338" calcext:value-type="float">
            <text:p>26.5007783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08187" calcext:value-type="float">
            <text:p>0.026108187</text:p>
          </table:table-cell>
          <table:table-cell office:value-type="float" office:value="9.575541" calcext:value-type="float">
            <text:p>9.575541</text:p>
          </table:table-cell>
          <table:table-cell table:formula="of:=[.C927]+[.A928]" office:value-type="float" office:value="26.526886525" calcext:value-type="float">
            <text:p>26.5268865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74403" calcext:value-type="float">
            <text:p>0.026474403</text:p>
          </table:table-cell>
          <table:table-cell office:value-type="float" office:value="9.443083" calcext:value-type="float">
            <text:p>9.443083</text:p>
          </table:table-cell>
          <table:table-cell table:formula="of:=[.C928]+[.A929]" office:value-type="float" office:value="26.553360928" calcext:value-type="float">
            <text:p>26.5533609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550699" calcext:value-type="float">
            <text:p>0.026550699</text:p>
          </table:table-cell>
          <table:table-cell office:value-type="float" office:value="9.415948" calcext:value-type="float">
            <text:p>9.415948</text:p>
          </table:table-cell>
          <table:table-cell table:formula="of:=[.C929]+[.A930]" office:value-type="float" office:value="26.579911627" calcext:value-type="float">
            <text:p>26.5799116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89662" calcext:value-type="float">
            <text:p>0.026489662</text:p>
          </table:table-cell>
          <table:table-cell office:value-type="float" office:value="9.437644" calcext:value-type="float">
            <text:p>9.437644</text:p>
          </table:table-cell>
          <table:table-cell table:formula="of:=[.C930]+[.A931]" office:value-type="float" office:value="26.606401289" calcext:value-type="float">
            <text:p>26.6064012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15" calcext:value-type="float">
            <text:p>0.026215</text:p>
          </table:table-cell>
          <table:table-cell office:value-type="float" office:value="9.536525" calcext:value-type="float">
            <text:p>9.536525</text:p>
          </table:table-cell>
          <table:table-cell table:formula="of:=[.C931]+[.A932]" office:value-type="float" office:value="26.632616289" calcext:value-type="float">
            <text:p>26.6326162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611734" calcext:value-type="float">
            <text:p>0.026611734</text:p>
          </table:table-cell>
          <table:table-cell office:value-type="float" office:value="9.394352" calcext:value-type="float">
            <text:p>9.394352</text:p>
          </table:table-cell>
          <table:table-cell table:formula="of:=[.C932]+[.A933]" office:value-type="float" office:value="26.659228023" calcext:value-type="float">
            <text:p>26.6592280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18548" calcext:value-type="float">
            <text:p>0.026718548</text:p>
          </table:table-cell>
          <table:table-cell office:value-type="float" office:value="9.356796" calcext:value-type="float">
            <text:p>9.356796</text:p>
          </table:table-cell>
          <table:table-cell table:formula="of:=[.C933]+[.A934]" office:value-type="float" office:value="26.685946571" calcext:value-type="float">
            <text:p>26.6859465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65751" calcext:value-type="float">
            <text:p>0.02665751</text:p>
          </table:table-cell>
          <table:table-cell office:value-type="float" office:value="9.37822" calcext:value-type="float">
            <text:p>9.37822</text:p>
          </table:table-cell>
          <table:table-cell table:formula="of:=[.C934]+[.A935]" office:value-type="float" office:value="26.712604081" calcext:value-type="float">
            <text:p>26.7126040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98107" calcext:value-type="float">
            <text:p>0.026398107</text:p>
          </table:table-cell>
          <table:table-cell office:value-type="float" office:value="9.470376" calcext:value-type="float">
            <text:p>9.470376</text:p>
          </table:table-cell>
          <table:table-cell table:formula="of:=[.C935]+[.A936]" office:value-type="float" office:value="26.739002188" calcext:value-type="float">
            <text:p>26.7390021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79583" calcext:value-type="float">
            <text:p>0.026779583</text:p>
          </table:table-cell>
          <table:table-cell office:value-type="float" office:value="9.33547" calcext:value-type="float">
            <text:p>9.33547</text:p>
          </table:table-cell>
          <table:table-cell table:formula="of:=[.C936]+[.A937]" office:value-type="float" office:value="26.765781771" calcext:value-type="float">
            <text:p>26.7657817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871137" calcext:value-type="float">
            <text:p>0.026871137</text:p>
          </table:table-cell>
          <table:table-cell office:value-type="float" office:value="9.303662" calcext:value-type="float">
            <text:p>9.303662</text:p>
          </table:table-cell>
          <table:table-cell table:formula="of:=[.C937]+[.A938]" office:value-type="float" office:value="26.792652908" calcext:value-type="float">
            <text:p>26.7926529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825361" calcext:value-type="float">
            <text:p>0.026825361</text:p>
          </table:table-cell>
          <table:table-cell office:value-type="float" office:value="9.319539" calcext:value-type="float">
            <text:p>9.319539</text:p>
          </table:table-cell>
          <table:table-cell table:formula="of:=[.C938]+[.A939]" office:value-type="float" office:value="26.819478269" calcext:value-type="float">
            <text:p>26.8194782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535438" calcext:value-type="float">
            <text:p>0.026535438</text:p>
          </table:table-cell>
          <table:table-cell office:value-type="float" office:value="9.421363" calcext:value-type="float">
            <text:p>9.421363</text:p>
          </table:table-cell>
          <table:table-cell table:formula="of:=[.C939]+[.A940]" office:value-type="float" office:value="26.846013707" calcext:value-type="float">
            <text:p>26.8460137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99321" calcext:value-type="float">
            <text:p>0.02699321</text:p>
          </table:table-cell>
          <table:table-cell office:value-type="float" office:value="9.261588" calcext:value-type="float">
            <text:p>9.261588</text:p>
          </table:table-cell>
          <table:table-cell table:formula="of:=[.C940]+[.A941]" office:value-type="float" office:value="26.873006917" calcext:value-type="float">
            <text:p>26.8730069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115282" calcext:value-type="float">
            <text:p>0.027115282</text:p>
          </table:table-cell>
          <table:table-cell office:value-type="float" office:value="9.219893" calcext:value-type="float">
            <text:p>9.219893</text:p>
          </table:table-cell>
          <table:table-cell table:formula="of:=[.C941]+[.A942]" office:value-type="float" office:value="26.900122199" calcext:value-type="float">
            <text:p>26.9001221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069505" calcext:value-type="float">
            <text:p>0.027069505</text:p>
          </table:table-cell>
          <table:table-cell office:value-type="float" office:value="9.235485" calcext:value-type="float">
            <text:p>9.235485</text:p>
          </table:table-cell>
          <table:table-cell table:formula="of:=[.C942]+[.A943]" office:value-type="float" office:value="26.927191704" calcext:value-type="float">
            <text:p>26.9271917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825361" calcext:value-type="float">
            <text:p>0.026825361</text:p>
          </table:table-cell>
          <table:table-cell office:value-type="float" office:value="9.319539" calcext:value-type="float">
            <text:p>9.319539</text:p>
          </table:table-cell>
          <table:table-cell table:formula="of:=[.C943]+[.A944]" office:value-type="float" office:value="26.954017065" calcext:value-type="float">
            <text:p>26.9540170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222095" calcext:value-type="float">
            <text:p>0.027222095</text:p>
          </table:table-cell>
          <table:table-cell office:value-type="float" office:value="9.183717" calcext:value-type="float">
            <text:p>9.183717</text:p>
          </table:table-cell>
          <table:table-cell table:formula="of:=[.C944]+[.A945]" office:value-type="float" office:value="26.98123916" calcext:value-type="float">
            <text:p>26.981239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374685" calcext:value-type="float">
            <text:p>0.027374685</text:p>
          </table:table-cell>
          <table:table-cell office:value-type="float" office:value="9.132525" calcext:value-type="float">
            <text:p>9.132525</text:p>
          </table:table-cell>
          <table:table-cell table:formula="of:=[.C945]+[.A946]" office:value-type="float" office:value="27.008613845" calcext:value-type="float">
            <text:p>27.0086138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328908" calcext:value-type="float">
            <text:p>0.027328908</text:p>
          </table:table-cell>
          <table:table-cell office:value-type="float" office:value="9.147822" calcext:value-type="float">
            <text:p>9.147822</text:p>
          </table:table-cell>
          <table:table-cell table:formula="of:=[.C946]+[.A947]" office:value-type="float" office:value="27.035942753" calcext:value-type="float">
            <text:p>27.035942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054247" calcext:value-type="float">
            <text:p>0.027054247</text:p>
          </table:table-cell>
          <table:table-cell office:value-type="float" office:value="9.240694" calcext:value-type="float">
            <text:p>9.240694</text:p>
          </table:table-cell>
          <table:table-cell table:formula="of:=[.C947]+[.A948]" office:value-type="float" office:value="27.062997" calcext:value-type="float">
            <text:p>27.0629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496757" calcext:value-type="float">
            <text:p>0.027496757</text:p>
          </table:table-cell>
          <table:table-cell office:value-type="float" office:value="9.091981" calcext:value-type="float">
            <text:p>9.091981</text:p>
          </table:table-cell>
          <table:table-cell table:formula="of:=[.C948]+[.A949]" office:value-type="float" office:value="27.090493757" calcext:value-type="float">
            <text:p>27.0904937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61883" calcext:value-type="float">
            <text:p>0.02761883</text:p>
          </table:table-cell>
          <table:table-cell office:value-type="float" office:value="9.051795" calcext:value-type="float">
            <text:p>9.051795</text:p>
          </table:table-cell>
          <table:table-cell table:formula="of:=[.C949]+[.A950]" office:value-type="float" office:value="27.118112587" calcext:value-type="float">
            <text:p>27.1181125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588312" calcext:value-type="float">
            <text:p>0.027588312</text:p>
          </table:table-cell>
          <table:table-cell office:value-type="float" office:value="9.061809" calcext:value-type="float">
            <text:p>9.061809</text:p>
          </table:table-cell>
          <table:table-cell table:formula="of:=[.C950]+[.A951]" office:value-type="float" office:value="27.145700899" calcext:value-type="float">
            <text:p>27.1457008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344167" calcext:value-type="float">
            <text:p>0.027344167</text:p>
          </table:table-cell>
          <table:table-cell office:value-type="float" office:value="9.142717" calcext:value-type="float">
            <text:p>9.142717</text:p>
          </table:table-cell>
          <table:table-cell table:formula="of:=[.C951]+[.A952]" office:value-type="float" office:value="27.173045066" calcext:value-type="float">
            <text:p>27.1730450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801938" calcext:value-type="float">
            <text:p>0.027801938</text:p>
          </table:table-cell>
          <table:table-cell office:value-type="float" office:value="8.992179" calcext:value-type="float">
            <text:p>8.992179</text:p>
          </table:table-cell>
          <table:table-cell table:formula="of:=[.C952]+[.A953]" office:value-type="float" office:value="27.200847004" calcext:value-type="float">
            <text:p>27.2008470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92401" calcext:value-type="float">
            <text:p>0.02792401</text:p>
          </table:table-cell>
          <table:table-cell office:value-type="float" office:value="8.952868" calcext:value-type="float">
            <text:p>8.952868</text:p>
          </table:table-cell>
          <table:table-cell table:formula="of:=[.C953]+[.A954]" office:value-type="float" office:value="27.228771014" calcext:value-type="float">
            <text:p>27.2287710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893493" calcext:value-type="float">
            <text:p>0.027893493</text:p>
          </table:table-cell>
          <table:table-cell office:value-type="float" office:value="8.962664" calcext:value-type="float">
            <text:p>8.962664</text:p>
          </table:table-cell>
          <table:table-cell table:formula="of:=[.C954]+[.A955]" office:value-type="float" office:value="27.256664507" calcext:value-type="float">
            <text:p>27.2566645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649349" calcext:value-type="float">
            <text:p>0.027649349</text:p>
          </table:table-cell>
          <table:table-cell office:value-type="float" office:value="9.041804" calcext:value-type="float">
            <text:p>9.041804</text:p>
          </table:table-cell>
          <table:table-cell table:formula="of:=[.C955]+[.A956]" office:value-type="float" office:value="27.284313856" calcext:value-type="float">
            <text:p>27.2843138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09186" calcext:value-type="float">
            <text:p>0.02809186</text:p>
          </table:table-cell>
          <table:table-cell office:value-type="float" office:value="8.899376" calcext:value-type="float">
            <text:p>8.899376</text:p>
          </table:table-cell>
          <table:table-cell table:formula="of:=[.C956]+[.A957]" office:value-type="float" office:value="27.312405716" calcext:value-type="float">
            <text:p>27.3124057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213931" calcext:value-type="float">
            <text:p>0.028213931</text:p>
          </table:table-cell>
          <table:table-cell office:value-type="float" office:value="8.860871" calcext:value-type="float">
            <text:p>8.860871</text:p>
          </table:table-cell>
          <table:table-cell table:formula="of:=[.C957]+[.A958]" office:value-type="float" office:value="27.340619647" calcext:value-type="float">
            <text:p>27.3406196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198672" calcext:value-type="float">
            <text:p>0.028198672</text:p>
          </table:table-cell>
          <table:table-cell office:value-type="float" office:value="8.865665" calcext:value-type="float">
            <text:p>8.865665</text:p>
          </table:table-cell>
          <table:table-cell table:formula="of:=[.C958]+[.A959]" office:value-type="float" office:value="27.368818319" calcext:value-type="float">
            <text:p>27.3688183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908752" calcext:value-type="float">
            <text:p>0.027908752</text:p>
          </table:table-cell>
          <table:table-cell office:value-type="float" office:value="8.957764" calcext:value-type="float">
            <text:p>8.957764</text:p>
          </table:table-cell>
          <table:table-cell table:formula="of:=[.C959]+[.A960]" office:value-type="float" office:value="27.396727071" calcext:value-type="float">
            <text:p>27.3967270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39704" calcext:value-type="float">
            <text:p>0.02839704</text:p>
          </table:table-cell>
          <table:table-cell office:value-type="float" office:value="8.803734" calcext:value-type="float">
            <text:p>8.803734</text:p>
          </table:table-cell>
          <table:table-cell table:formula="of:=[.C960]+[.A961]" office:value-type="float" office:value="27.425124111" calcext:value-type="float">
            <text:p>27.4251241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519113" calcext:value-type="float">
            <text:p>0.028519113</text:p>
          </table:table-cell>
          <table:table-cell office:value-type="float" office:value="8.76605" calcext:value-type="float">
            <text:p>8.76605</text:p>
          </table:table-cell>
          <table:table-cell table:formula="of:=[.C961]+[.A962]" office:value-type="float" office:value="27.453643224" calcext:value-type="float">
            <text:p>27.4536432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503854" calcext:value-type="float">
            <text:p>0.028503854</text:p>
          </table:table-cell>
          <table:table-cell office:value-type="float" office:value="8.770743" calcext:value-type="float">
            <text:p>8.770743</text:p>
          </table:table-cell>
          <table:table-cell table:formula="of:=[.C962]+[.A963]" office:value-type="float" office:value="27.482147078" calcext:value-type="float">
            <text:p>27.4821470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244449" calcext:value-type="float">
            <text:p>0.028244449</text:p>
          </table:table-cell>
          <table:table-cell office:value-type="float" office:value="8.851297" calcext:value-type="float">
            <text:p>8.851297</text:p>
          </table:table-cell>
          <table:table-cell table:formula="of:=[.C963]+[.A964]" office:value-type="float" office:value="27.510391527" calcext:value-type="float">
            <text:p>27.5103915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717479" calcext:value-type="float">
            <text:p>0.028717479</text:p>
          </table:table-cell>
          <table:table-cell office:value-type="float" office:value="8.7055" calcext:value-type="float">
            <text:p>8.7055</text:p>
          </table:table-cell>
          <table:table-cell table:formula="of:=[.C964]+[.A965]" office:value-type="float" office:value="27.539109006" calcext:value-type="float">
            <text:p>27.5391090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83955" calcext:value-type="float">
            <text:p>0.02883955</text:p>
          </table:table-cell>
          <table:table-cell office:value-type="float" office:value="8.668651" calcext:value-type="float">
            <text:p>8.668651</text:p>
          </table:table-cell>
          <table:table-cell table:formula="of:=[.C965]+[.A966]" office:value-type="float" office:value="27.567948556" calcext:value-type="float">
            <text:p>27.5679485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824292" calcext:value-type="float">
            <text:p>0.028824292</text:p>
          </table:table-cell>
          <table:table-cell office:value-type="float" office:value="8.67324" calcext:value-type="float">
            <text:p>8.67324</text:p>
          </table:table-cell>
          <table:table-cell table:formula="of:=[.C966]+[.A967]" office:value-type="float" office:value="27.596772848" calcext:value-type="float">
            <text:p>27.5967728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580148" calcext:value-type="float">
            <text:p>0.028580148</text:p>
          </table:table-cell>
          <table:table-cell office:value-type="float" office:value="8.74733" calcext:value-type="float">
            <text:p>8.74733</text:p>
          </table:table-cell>
          <table:table-cell table:formula="of:=[.C967]+[.A968]" office:value-type="float" office:value="27.625352996" calcext:value-type="float">
            <text:p>27.6253529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02266" calcext:value-type="float">
            <text:p>0.02902266</text:p>
          </table:table-cell>
          <table:table-cell office:value-type="float" office:value="8.613959" calcext:value-type="float">
            <text:p>8.613959</text:p>
          </table:table-cell>
          <table:table-cell table:formula="of:=[.C968]+[.A969]" office:value-type="float" office:value="27.654375656" calcext:value-type="float">
            <text:p>27.6543756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159991" calcext:value-type="float">
            <text:p>0.029159991</text:p>
          </table:table-cell>
          <table:table-cell office:value-type="float" office:value="8.573391" calcext:value-type="float">
            <text:p>8.573391</text:p>
          </table:table-cell>
          <table:table-cell table:formula="of:=[.C969]+[.A970]" office:value-type="float" office:value="27.683535647" calcext:value-type="float">
            <text:p>27.6835356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144732" calcext:value-type="float">
            <text:p>0.029144732</text:p>
          </table:table-cell>
          <table:table-cell office:value-type="float" office:value="8.57788" calcext:value-type="float">
            <text:p>8.57788</text:p>
          </table:table-cell>
          <table:table-cell table:formula="of:=[.C970]+[.A971]" office:value-type="float" office:value="27.712680379" calcext:value-type="float">
            <text:p>27.7126803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900588" calcext:value-type="float">
            <text:p>0.028900588</text:p>
          </table:table-cell>
          <table:table-cell office:value-type="float" office:value="8.650343" calcext:value-type="float">
            <text:p>8.650343</text:p>
          </table:table-cell>
          <table:table-cell table:formula="of:=[.C971]+[.A972]" office:value-type="float" office:value="27.741580967" calcext:value-type="float">
            <text:p>27.7415809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358359" calcext:value-type="float">
            <text:p>0.029358359</text:p>
          </table:table-cell>
          <table:table-cell office:value-type="float" office:value="8.515462" calcext:value-type="float">
            <text:p>8.515462</text:p>
          </table:table-cell>
          <table:table-cell table:formula="of:=[.C972]+[.A973]" office:value-type="float" office:value="27.770939326" calcext:value-type="float">
            <text:p>27.7709393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510949" calcext:value-type="float">
            <text:p>0.029510949</text:p>
          </table:table-cell>
          <table:table-cell office:value-type="float" office:value="8.471432" calcext:value-type="float">
            <text:p>8.471432</text:p>
          </table:table-cell>
          <table:table-cell table:formula="of:=[.C973]+[.A974]" office:value-type="float" office:value="27.800450275" calcext:value-type="float">
            <text:p>27.8004502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46517" calcext:value-type="float">
            <text:p>0.02946517</text:p>
          </table:table-cell>
          <table:table-cell office:value-type="float" office:value="8.484593" calcext:value-type="float">
            <text:p>8.484593</text:p>
          </table:table-cell>
          <table:table-cell table:formula="of:=[.C974]+[.A975]" office:value-type="float" office:value="27.829915445" calcext:value-type="float">
            <text:p>27.8299154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205767" calcext:value-type="float">
            <text:p>0.029205767</text:p>
          </table:table-cell>
          <table:table-cell office:value-type="float" office:value="8.559954" calcext:value-type="float">
            <text:p>8.559954</text:p>
          </table:table-cell>
          <table:table-cell table:formula="of:=[.C975]+[.A976]" office:value-type="float" office:value="27.859121212" calcext:value-type="float">
            <text:p>27.8591212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64828" calcext:value-type="float">
            <text:p>0.02964828</text:p>
          </table:table-cell>
          <table:table-cell office:value-type="float" office:value="8.432193" calcext:value-type="float">
            <text:p>8.432193</text:p>
          </table:table-cell>
          <table:table-cell table:formula="of:=[.C976]+[.A977]" office:value-type="float" office:value="27.888769492" calcext:value-type="float">
            <text:p>27.8887694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80087" calcext:value-type="float">
            <text:p>0.02980087</text:p>
          </table:table-cell>
          <table:table-cell office:value-type="float" office:value="8.389017" calcext:value-type="float">
            <text:p>8.389017</text:p>
          </table:table-cell>
          <table:table-cell table:formula="of:=[.C977]+[.A978]" office:value-type="float" office:value="27.918570362" calcext:value-type="float">
            <text:p>27.9185703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80087" calcext:value-type="float">
            <text:p>0.02980087</text:p>
          </table:table-cell>
          <table:table-cell office:value-type="float" office:value="8.389017" calcext:value-type="float">
            <text:p>8.389017</text:p>
          </table:table-cell>
          <table:table-cell table:formula="of:=[.C978]+[.A979]" office:value-type="float" office:value="27.948371232" calcext:value-type="float">
            <text:p>27.948371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480431" calcext:value-type="float">
            <text:p>0.029480431</text:p>
          </table:table-cell>
          <table:table-cell office:value-type="float" office:value="8.480201" calcext:value-type="float">
            <text:p>8.480201</text:p>
          </table:table-cell>
          <table:table-cell table:formula="of:=[.C979]+[.A980]" office:value-type="float" office:value="27.977851663" calcext:value-type="float">
            <text:p>27.9778516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96872" calcext:value-type="float">
            <text:p>0.02996872</text:p>
          </table:table-cell>
          <table:table-cell office:value-type="float" office:value="8.3420315" calcext:value-type="float">
            <text:p>8.3420315</text:p>
          </table:table-cell>
          <table:table-cell table:formula="of:=[.C980]+[.A981]" office:value-type="float" office:value="28.007820383" calcext:value-type="float">
            <text:p>28.0078203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136568" calcext:value-type="float">
            <text:p>0.030136568</text:p>
          </table:table-cell>
          <table:table-cell office:value-type="float" office:value="8.295569" calcext:value-type="float">
            <text:p>8.295569</text:p>
          </table:table-cell>
          <table:table-cell table:formula="of:=[.C981]+[.A982]" office:value-type="float" office:value="28.037956951" calcext:value-type="float">
            <text:p>28.0379569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090792" calcext:value-type="float">
            <text:p>0.030090792</text:p>
          </table:table-cell>
          <table:table-cell office:value-type="float" office:value="8.308189" calcext:value-type="float">
            <text:p>8.308189</text:p>
          </table:table-cell>
          <table:table-cell table:formula="of:=[.C982]+[.A983]" office:value-type="float" office:value="28.068047743" calcext:value-type="float">
            <text:p>28.0680477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831387" calcext:value-type="float">
            <text:p>0.029831387</text:p>
          </table:table-cell>
          <table:table-cell office:value-type="float" office:value="8.380435" calcext:value-type="float">
            <text:p>8.380435</text:p>
          </table:table-cell>
          <table:table-cell table:formula="of:=[.C983]+[.A984]" office:value-type="float" office:value="28.09787913" calcext:value-type="float">
            <text:p>28.097879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319676" calcext:value-type="float">
            <text:p>0.030319676</text:p>
          </table:table-cell>
          <table:table-cell office:value-type="float" office:value="8.245471" calcext:value-type="float">
            <text:p>8.245471</text:p>
          </table:table-cell>
          <table:table-cell table:formula="of:=[.C984]+[.A985]" office:value-type="float" office:value="28.128198806" calcext:value-type="float">
            <text:p>28.1281988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441748" calcext:value-type="float">
            <text:p>0.030441748</text:p>
          </table:table-cell>
          <table:table-cell office:value-type="float" office:value="8.212406" calcext:value-type="float">
            <text:p>8.212406</text:p>
          </table:table-cell>
          <table:table-cell table:formula="of:=[.C985]+[.A986]" office:value-type="float" office:value="28.158640554" calcext:value-type="float">
            <text:p>28.1586405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441748" calcext:value-type="float">
            <text:p>0.030441748</text:p>
          </table:table-cell>
          <table:table-cell office:value-type="float" office:value="8.212406" calcext:value-type="float">
            <text:p>8.212406</text:p>
          </table:table-cell>
          <table:table-cell table:formula="of:=[.C986]+[.A987]" office:value-type="float" office:value="28.189082302" calcext:value-type="float">
            <text:p>28.1890823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167086" calcext:value-type="float">
            <text:p>0.030167086</text:p>
          </table:table-cell>
          <table:table-cell office:value-type="float" office:value="8.287178" calcext:value-type="float">
            <text:p>8.287178</text:p>
          </table:table-cell>
          <table:table-cell table:formula="of:=[.C987]+[.A988]" office:value-type="float" office:value="28.219249388" calcext:value-type="float">
            <text:p>28.2192493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640116" calcext:value-type="float">
            <text:p>0.030640116</text:p>
          </table:table-cell>
          <table:table-cell office:value-type="float" office:value="8.159238" calcext:value-type="float">
            <text:p>8.159238</text:p>
          </table:table-cell>
          <table:table-cell table:formula="of:=[.C988]+[.A989]" office:value-type="float" office:value="28.249889504" calcext:value-type="float">
            <text:p>28.2498895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762188" calcext:value-type="float">
            <text:p>0.030762188</text:p>
          </table:table-cell>
          <table:table-cell office:value-type="float" office:value="8.12686" calcext:value-type="float">
            <text:p>8.12686</text:p>
          </table:table-cell>
          <table:table-cell table:formula="of:=[.C989]+[.A990]" office:value-type="float" office:value="28.280651692" calcext:value-type="float">
            <text:p>28.2806516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762188" calcext:value-type="float">
            <text:p>0.030762188</text:p>
          </table:table-cell>
          <table:table-cell office:value-type="float" office:value="8.12686" calcext:value-type="float">
            <text:p>8.12686</text:p>
          </table:table-cell>
          <table:table-cell table:formula="of:=[.C990]+[.A991]" office:value-type="float" office:value="28.31141388" calcext:value-type="float">
            <text:p>28.311413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472267" calcext:value-type="float">
            <text:p>0.030472267</text:p>
          </table:table-cell>
          <table:table-cell office:value-type="float" office:value="8.204181" calcext:value-type="float">
            <text:p>8.204181</text:p>
          </table:table-cell>
          <table:table-cell table:formula="of:=[.C991]+[.A992]" office:value-type="float" office:value="28.341886147" calcext:value-type="float">
            <text:p>28.3418861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991074" calcext:value-type="float">
            <text:p>0.030991074</text:p>
          </table:table-cell>
          <table:table-cell office:value-type="float" office:value="8.066839" calcext:value-type="float">
            <text:p>8.066839</text:p>
          </table:table-cell>
          <table:table-cell table:formula="of:=[.C992]+[.A993]" office:value-type="float" office:value="28.372877221" calcext:value-type="float">
            <text:p>28.3728772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113146" calcext:value-type="float">
            <text:p>0.031113146</text:p>
          </table:table-cell>
          <table:table-cell office:value-type="float" office:value="8.035189" calcext:value-type="float">
            <text:p>8.035189</text:p>
          </table:table-cell>
          <table:table-cell table:formula="of:=[.C993]+[.A994]" office:value-type="float" office:value="28.403990367" calcext:value-type="float">
            <text:p>28.4039903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113146" calcext:value-type="float">
            <text:p>0.031113146</text:p>
          </table:table-cell>
          <table:table-cell office:value-type="float" office:value="8.035189" calcext:value-type="float">
            <text:p>8.035189</text:p>
          </table:table-cell>
          <table:table-cell table:formula="of:=[.C994]+[.A995]" office:value-type="float" office:value="28.435103513" calcext:value-type="float">
            <text:p>28.4351035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823225" calcext:value-type="float">
            <text:p>0.030823225</text:p>
          </table:table-cell>
          <table:table-cell office:value-type="float" office:value="8.110767" calcext:value-type="float">
            <text:p>8.110767</text:p>
          </table:table-cell>
          <table:table-cell table:formula="of:=[.C995]+[.A996]" office:value-type="float" office:value="28.465926738" calcext:value-type="float">
            <text:p>28.4659267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32677" calcext:value-type="float">
            <text:p>0.03132677</text:p>
          </table:table-cell>
          <table:table-cell office:value-type="float" office:value="7.980395" calcext:value-type="float">
            <text:p>7.980395</text:p>
          </table:table-cell>
          <table:table-cell table:formula="of:=[.C996]+[.A997]" office:value-type="float" office:value="28.497253508" calcext:value-type="float">
            <text:p>28.4972535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479362" calcext:value-type="float">
            <text:p>0.031479362</text:p>
          </table:table-cell>
          <table:table-cell office:value-type="float" office:value="7.941711" calcext:value-type="float">
            <text:p>7.941711</text:p>
          </table:table-cell>
          <table:table-cell table:formula="of:=[.C997]+[.A998]" office:value-type="float" office:value="28.52873287" calcext:value-type="float">
            <text:p>28.528732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448845" calcext:value-type="float">
            <text:p>0.031448845</text:p>
          </table:table-cell>
          <table:table-cell office:value-type="float" office:value="7.949417" calcext:value-type="float">
            <text:p>7.949417</text:p>
          </table:table-cell>
          <table:table-cell table:formula="of:=[.C998]+[.A999]" office:value-type="float" office:value="28.560181715" calcext:value-type="float">
            <text:p>28.5601817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128405" calcext:value-type="float">
            <text:p>0.031128405</text:p>
          </table:table-cell>
          <table:table-cell office:value-type="float" office:value="8.03125" calcext:value-type="float">
            <text:p>8.03125</text:p>
          </table:table-cell>
          <table:table-cell table:formula="of:=[.C999]+[.A1000]" office:value-type="float" office:value="28.59131012" calcext:value-type="float">
            <text:p>28.59131012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1.2$Linux_X86_64 LibreOffice_project/30$Build-2</meta:generator>
    <dc:date>2020-03-20T14:15:02.336200120</dc:date>
    <meta:editing-duration>PT20H15M21S</meta:editing-duration>
    <meta:editing-cycles>2</meta:editing-cycles>
    <meta:document-statistic meta:table-count="1" meta:cell-count="4000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0" chart:maximum="1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2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8.586cm" xlink:href=".." xlink:type="simple" chart:class="chart:scatter" chart:column-mapping="1 0" chart:style-name="ch1">
        <chart:title svg:x="4.798cm" svg:y="0.307cm" chart:style-name="ch2">
          <text:p>Open Loop 60% Duty Cycle</text:p>
        </chart:title>
        <chart:plot-area chart:style-name="ch3" table:cell-range-address="'data-open-0.6'.B1:'data-open-0.6'.C1000" svg:x="1.315cm" svg:y="1.257cm" svg:width="13.622cm" svg:height="6.177cm">
          <chartooo:coordinate-region svg:x="1.751cm" svg:y="1.456cm" svg:width="12.814cm" svg:height="5.331cm"/>
          <chart:axis chart:dimension="x" chart:name="primary-x" chart:style-name="ch4">
            <chart:title svg:x="6.957cm" svg:y="7.605cm" chart:style-name="ch5">
              <text:p>Time (seconds)</text:p>
            </chart:title>
          </chart:axis>
          <chart:axis chart:dimension="y" chart:name="primary-y" chart:style-name="ch6">
            <chart:title svg:x="0.451cm" svg:y="6.664cm" chart:style-name="ch7">
              <text:p>Speed (revolutions per second)</text:p>
            </chart:title>
            <chart:grid chart:style-name="ch8" chart:class="major"/>
          </chart:axis>
          <chart:series chart:style-name="ch9" chart:values-cell-range-address="'data-open-0.6'.B1:'data-open-0.6'.B1000" chart:class="chart:scatter">
            <chart:domain table:cell-range-address="'data-open-0.6'.C1:'data-open-0.6'.C1000"/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003624">
                <text:p>-1.003624</text:p>
                <draw:g>
                  <svg:desc>'data-open-0.6'.C1:'data-open-0.6'.C1000</svg:desc>
                </draw:g>
              </table:table-cell>
              <table:table-cell office:value-type="float" office:value="0.19284528">
                <text:p>0.19284528</text:p>
                <draw:g>
                  <svg:desc>'data-open-0.6'.B1:'data-open-0.6'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64038298">
                <text:p>-0.64038298</text:p>
              </table:table-cell>
              <table:table-cell office:value-type="float" office:value="0.6882482">
                <text:p>0.68824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91371">
                <text:p>-0.191371</text:p>
              </table:table-cell>
              <table:table-cell office:value-type="float" office:value="0.556778">
                <text:p>0.556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688941999999979">
                <text:p>-0.00688941999999979</text:p>
              </table:table-cell>
              <table:table-cell office:value-type="float" office:value="1.3551488">
                <text:p>1.35514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722746">
                <text:p>0.11722746</text:p>
              </table:table-cell>
              <table:table-cell office:value-type="float" office:value="2.0142305">
                <text:p>2.0142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526668">
                <text:p>0.21526668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848938">
                <text:p>0.29848938</text:p>
              </table:table-cell>
              <table:table-cell office:value-type="float" office:value="3.003988">
                <text:p>3.0039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147328">
                <text:p>0.37147328</text:p>
              </table:table-cell>
              <table:table-cell office:value-type="float" office:value="3.425413">
                <text:p>3.4254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383078">
                <text:p>0.4383078</text:p>
              </table:table-cell>
              <table:table-cell office:value-type="float" office:value="3.740582">
                <text:p>3.7405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865723">
                <text:p>0.49865723</text:p>
              </table:table-cell>
              <table:table-cell office:value-type="float" office:value="4.1425414">
                <text:p>4.14254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5355919">
                <text:p>0.55355919</text:p>
              </table:table-cell>
              <table:table-cell office:value-type="float" office:value="4.553571">
                <text:p>4.553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04127588">
                <text:p>0.604127588</text:p>
              </table:table-cell>
              <table:table-cell office:value-type="float" office:value="4.943799">
                <text:p>4.9437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2559722">
                <text:p>0.652559722</text:p>
              </table:table-cell>
              <table:table-cell office:value-type="float" office:value="5.1618624">
                <text:p>5.16186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98779298">
                <text:p>0.698779298</text:p>
              </table:table-cell>
              <table:table-cell office:value-type="float" office:value="5.408963">
                <text:p>5.4089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42969425">
                <text:p>0.742969425</text:p>
              </table:table-cell>
              <table:table-cell office:value-type="float" office:value="5.657372">
                <text:p>5.6573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85114845">
                <text:p>0.785114845</text:p>
              </table:table-cell>
              <table:table-cell office:value-type="float" office:value="5.9318423">
                <text:p>5.93184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26451535">
                <text:p>0.826451535</text:p>
              </table:table-cell>
              <table:table-cell office:value-type="float" office:value="6.047896">
                <text:p>6.0478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66735353">
                <text:p>0.866735353</text:p>
              </table:table-cell>
              <table:table-cell office:value-type="float" office:value="6.2059655">
                <text:p>6.20596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05905261">
                <text:p>0.905905261</text:p>
              </table:table-cell>
              <table:table-cell office:value-type="float" office:value="6.3824506">
                <text:p>6.38245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43717118">
                <text:p>0.943717118</text:p>
              </table:table-cell>
              <table:table-cell office:value-type="float" office:value="6.611683">
                <text:p>6.6116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1269572">
                <text:p>0.981269572</text:p>
              </table:table-cell>
              <table:table-cell office:value-type="float" office:value="6.657355">
                <text:p>6.6573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18211662">
                <text:p>1.018211662</text:p>
              </table:table-cell>
              <table:table-cell office:value-type="float" office:value="6.767349">
                <text:p>6.7673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54360285">
                <text:p>1.054360285</text:p>
              </table:table-cell>
              <table:table-cell office:value-type="float" office:value="6.9158926">
                <text:p>6.91589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89471295">
                <text:p>1.089471295</text:p>
              </table:table-cell>
              <table:table-cell office:value-type="float" office:value="7.1202736">
                <text:p>7.12027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24460231">
                <text:p>1.124460231</text:p>
              </table:table-cell>
              <table:table-cell office:value-type="float" office:value="7.145116">
                <text:p>7.1451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58945621">
                <text:p>1.158945621</text:p>
              </table:table-cell>
              <table:table-cell office:value-type="float" office:value="7.249447">
                <text:p>7.2494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92744353">
                <text:p>1.192744353</text:p>
              </table:table-cell>
              <table:table-cell office:value-type="float" office:value="7.396727">
                <text:p>7.3967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25673323">
                <text:p>1.225673323</text:p>
              </table:table-cell>
              <table:table-cell office:value-type="float" office:value="7.592099">
                <text:p>7.5920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58617553">
                <text:p>1.258617553</text:p>
              </table:table-cell>
              <table:table-cell office:value-type="float" office:value="7.588583">
                <text:p>7.5885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91210826">
                <text:p>1.291210826</text:p>
              </table:table-cell>
              <table:table-cell office:value-type="float" office:value="7.6702943">
                <text:p>7.67029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23346326">
                <text:p>1.323346326</text:p>
              </table:table-cell>
              <table:table-cell office:value-type="float" office:value="7.779558">
                <text:p>7.7795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54734136">
                <text:p>1.354734136</text:p>
              </table:table-cell>
              <table:table-cell office:value-type="float" office:value="7.964875">
                <text:p>7.964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8619824">
                <text:p>1.38619824</text:p>
              </table:table-cell>
              <table:table-cell office:value-type="float" office:value="7.9455624">
                <text:p>7.94556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417463976">
                <text:p>1.417463976</text:p>
              </table:table-cell>
              <table:table-cell office:value-type="float" office:value="7.9959736">
                <text:p>7.99597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48378754">
                <text:p>1.448378754</text:p>
              </table:table-cell>
              <table:table-cell office:value-type="float" office:value="8.086747">
                <text:p>8.0867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78683171">
                <text:p>1.478683171</text:p>
              </table:table-cell>
              <table:table-cell office:value-type="float" office:value="8.249622">
                <text:p>8.2496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09124919">
                <text:p>1.509124919</text:p>
              </table:table-cell>
              <table:table-cell office:value-type="float" office:value="8.212406">
                <text:p>8.2124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39383559">
                <text:p>1.539383559</text:p>
              </table:table-cell>
              <table:table-cell office:value-type="float" office:value="8.262103">
                <text:p>8.2621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69337019">
                <text:p>1.569337019</text:p>
              </table:table-cell>
              <table:table-cell office:value-type="float" office:value="8.346281">
                <text:p>8.3462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98741154">
                <text:p>1.598741154</text:p>
              </table:table-cell>
              <table:table-cell office:value-type="float" office:value="8.502205">
                <text:p>8.5022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28389434">
                <text:p>1.628389434</text:p>
              </table:table-cell>
              <table:table-cell office:value-type="float" office:value="8.432193">
                <text:p>8.4321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57885124">
                <text:p>1.657885124</text:p>
              </table:table-cell>
              <table:table-cell office:value-type="float" office:value="8.475814">
                <text:p>8.4758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87151928">
                <text:p>1.687151928</text:p>
              </table:table-cell>
              <table:table-cell office:value-type="float" office:value="8.542101">
                <text:p>8.5421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15899926">
                <text:p>1.715899926</text:p>
              </table:table-cell>
              <table:table-cell office:value-type="float" office:value="8.696258">
                <text:p>8.6962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44907327">
                <text:p>1.744907327</text:p>
              </table:table-cell>
              <table:table-cell office:value-type="float" office:value="8.61849">
                <text:p>8.618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773823174">
                <text:p>1.773823174</text:p>
              </table:table-cell>
              <table:table-cell office:value-type="float" office:value="8.645778">
                <text:p>8.6457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02540653">
                <text:p>1.802540653</text:p>
              </table:table-cell>
              <table:table-cell office:value-type="float" office:value="8.7055">
                <text:p>8.70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30785102">
                <text:p>1.830785102</text:p>
              </table:table-cell>
              <table:table-cell office:value-type="float" office:value="8.851297">
                <text:p>8.8512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59319473">
                <text:p>1.859319473</text:p>
              </table:table-cell>
              <table:table-cell office:value-type="float" office:value="8.761363">
                <text:p>8.7613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87792807">
                <text:p>1.887792807</text:p>
              </table:table-cell>
              <table:table-cell office:value-type="float" office:value="8.780145">
                <text:p>8.7801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916113552">
                <text:p>1.916113552</text:p>
              </table:table-cell>
              <table:table-cell office:value-type="float" office:value="8.827452">
                <text:p>8.8274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44052822">
                <text:p>1.944052822</text:p>
              </table:table-cell>
              <table:table-cell office:value-type="float" office:value="8.947979">
                <text:p>8.9479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72282012">
                <text:p>1.972282012</text:p>
              </table:table-cell>
              <table:table-cell office:value-type="float" office:value="8.856081">
                <text:p>8.8560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000480684">
                <text:p>2.000480684</text:p>
              </table:table-cell>
              <table:table-cell office:value-type="float" office:value="8.865665">
                <text:p>8.8656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028480988">
                <text:p>2.028480988</text:p>
              </table:table-cell>
              <table:table-cell office:value-type="float" office:value="8.928474">
                <text:p>8.9284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056084558">
                <text:p>2.056084558</text:p>
              </table:table-cell>
              <table:table-cell office:value-type="float" office:value="9.056799">
                <text:p>9.0567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08399331">
                <text:p>2.08399331</text:p>
              </table:table-cell>
              <table:table-cell office:value-type="float" office:value="8.957764">
                <text:p>8.9577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111871542">
                <text:p>2.111871542</text:p>
              </table:table-cell>
              <table:table-cell office:value-type="float" office:value="8.96757">
                <text:p>8.967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139566667">
                <text:p>2.139566667</text:p>
              </table:table-cell>
              <table:table-cell office:value-type="float" office:value="9.026859">
                <text:p>9.0268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166849799">
                <text:p>2.166849799</text:p>
              </table:table-cell>
              <table:table-cell office:value-type="float" office:value="9.163171">
                <text:p>9.1631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194407593">
                <text:p>2.194407593</text:p>
              </table:table-cell>
              <table:table-cell office:value-type="float" office:value="9.071843">
                <text:p>9.0718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22190435">
                <text:p>2.22190435</text:p>
              </table:table-cell>
              <table:table-cell office:value-type="float" office:value="9.091981">
                <text:p>9.0919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49248517">
                <text:p>2.249248517</text:p>
              </table:table-cell>
              <table:table-cell office:value-type="float" office:value="9.142717">
                <text:p>9.1427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276180691">
                <text:p>2.276180691</text:p>
              </table:table-cell>
              <table:table-cell office:value-type="float" office:value="9.2825775">
                <text:p>9.28257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303402786">
                <text:p>2.303402786</text:p>
              </table:table-cell>
              <table:table-cell office:value-type="float" office:value="9.183717">
                <text:p>9.1837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33064014">
                <text:p>2.33064014</text:p>
              </table:table-cell>
              <table:table-cell office:value-type="float" office:value="9.178572">
                <text:p>9.1785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35777068">
                <text:p>2.35777068</text:p>
              </table:table-cell>
              <table:table-cell office:value-type="float" office:value="9.214708">
                <text:p>9.2147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384504486">
                <text:p>2.384504486</text:p>
              </table:table-cell>
              <table:table-cell office:value-type="float" office:value="9.351456">
                <text:p>9.3514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411543474">
                <text:p>2.411543474</text:p>
              </table:table-cell>
              <table:table-cell office:value-type="float" office:value="9.245909">
                <text:p>9.2459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438567201">
                <text:p>2.438567201</text:p>
              </table:table-cell>
              <table:table-cell office:value-type="float" office:value="9.251129">
                <text:p>9.2511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465468856">
                <text:p>2.465468856</text:p>
              </table:table-cell>
              <table:table-cell office:value-type="float" office:value="9.293109">
                <text:p>9.2931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491973776">
                <text:p>2.491973776</text:p>
              </table:table-cell>
              <table:table-cell office:value-type="float" office:value="9.432211">
                <text:p>9.4322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518783878">
                <text:p>2.518783878</text:p>
              </table:table-cell>
              <table:table-cell office:value-type="float" office:value="9.324843">
                <text:p>9.3248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545578721">
                <text:p>2.545578721</text:p>
              </table:table-cell>
              <table:table-cell office:value-type="float" office:value="9.330153">
                <text:p>9.3301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572251492">
                <text:p>2.572251492</text:p>
              </table:table-cell>
              <table:table-cell office:value-type="float" office:value="9.372854">
                <text:p>9.3728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98558047">
                <text:p>2.598558047</text:p>
              </table:table-cell>
              <table:table-cell office:value-type="float" office:value="9.503335">
                <text:p>9.5033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25169781">
                <text:p>2.625169781</text:p>
              </table:table-cell>
              <table:table-cell office:value-type="float" office:value="9.394352">
                <text:p>9.3943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51796774">
                <text:p>2.651796774</text:p>
              </table:table-cell>
              <table:table-cell office:value-type="float" office:value="9.388968">
                <text:p>9.3889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678301694">
                <text:p>2.678301694</text:p>
              </table:table-cell>
              <table:table-cell office:value-type="float" office:value="9.432211">
                <text:p>9.4322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704455657">
                <text:p>2.704455657</text:p>
              </table:table-cell>
              <table:table-cell office:value-type="float" office:value="9.558782">
                <text:p>9.5587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730899543">
                <text:p>2.730899543</text:p>
              </table:table-cell>
              <table:table-cell office:value-type="float" office:value="9.453981">
                <text:p>9.4539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57358687">
                <text:p>2.757358687</text:p>
              </table:table-cell>
              <table:table-cell office:value-type="float" office:value="9.448529">
                <text:p>9.4485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83711018">
                <text:p>2.783711018</text:p>
              </table:table-cell>
              <table:table-cell office:value-type="float" office:value="9.486827">
                <text:p>9.4868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809712391">
                <text:p>2.809712391</text:p>
              </table:table-cell>
              <table:table-cell office:value-type="float" office:value="9.614877">
                <text:p>9.6148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836049463">
                <text:p>2.836049463</text:p>
              </table:table-cell>
              <table:table-cell office:value-type="float" office:value="9.492323">
                <text:p>9.4923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862417053">
                <text:p>2.862417053</text:p>
              </table:table-cell>
              <table:table-cell office:value-type="float" office:value="9.481337">
                <text:p>9.4813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888662571">
                <text:p>2.888662571</text:p>
              </table:table-cell>
              <table:table-cell office:value-type="float" office:value="9.525436">
                <text:p>9.5254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914587648">
                <text:p>2.914587648</text:p>
              </table:table-cell>
              <table:table-cell office:value-type="float" office:value="9.643172">
                <text:p>9.6431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940878942">
                <text:p>2.940878942</text:p>
              </table:table-cell>
              <table:table-cell office:value-type="float" office:value="9.508851">
                <text:p>9.5088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967200755">
                <text:p>2.967200755</text:p>
              </table:table-cell>
              <table:table-cell office:value-type="float" office:value="9.497826">
                <text:p>9.4978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993446273">
                <text:p>2.993446273</text:p>
              </table:table-cell>
              <table:table-cell office:value-type="float" office:value="9.525436">
                <text:p>9.5254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1937135">
                <text:p>3.01937135</text:p>
              </table:table-cell>
              <table:table-cell office:value-type="float" office:value="9.643172">
                <text:p>9.6431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045647385">
                <text:p>3.045647385</text:p>
              </table:table-cell>
              <table:table-cell office:value-type="float" office:value="9.514373">
                <text:p>9.5143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071938679">
                <text:p>3.071938679</text:p>
              </table:table-cell>
              <table:table-cell office:value-type="float" office:value="9.508851">
                <text:p>9.5088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098168938">
                <text:p>3.098168938</text:p>
              </table:table-cell>
              <table:table-cell office:value-type="float" office:value="9.530977">
                <text:p>9.5309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124063498">
                <text:p>3.124063498</text:p>
              </table:table-cell>
              <table:table-cell office:value-type="float" office:value="9.654537">
                <text:p>9.6545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150324274">
                <text:p>3.150324274</text:p>
              </table:table-cell>
              <table:table-cell office:value-type="float" office:value="9.519901">
                <text:p>9.5199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176676605">
                <text:p>3.176676605</text:p>
              </table:table-cell>
              <table:table-cell office:value-type="float" office:value="9.486827">
                <text:p>9.4868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202891605">
                <text:p>3.202891605</text:p>
              </table:table-cell>
              <table:table-cell office:value-type="float" office:value="9.536525">
                <text:p>9.5365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228816682">
                <text:p>3.228816682</text:p>
              </table:table-cell>
              <table:table-cell office:value-type="float" office:value="9.643172">
                <text:p>9.6431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255107976">
                <text:p>3.255107976</text:p>
              </table:table-cell>
              <table:table-cell office:value-type="float" office:value="9.508851">
                <text:p>9.5088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281460307">
                <text:p>3.281460307</text:p>
              </table:table-cell>
              <table:table-cell office:value-type="float" office:value="9.486827">
                <text:p>9.4868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307751601">
                <text:p>3.307751601</text:p>
              </table:table-cell>
              <table:table-cell office:value-type="float" office:value="9.508851">
                <text:p>9.5088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333737716">
                <text:p>3.333737716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360090047">
                <text:p>3.360090047</text:p>
              </table:table-cell>
              <table:table-cell office:value-type="float" office:value="9.486827">
                <text:p>9.4868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386518674">
                <text:p>3.386518674</text:p>
              </table:table-cell>
              <table:table-cell office:value-type="float" office:value="9.459439">
                <text:p>9.4594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412871005">
                <text:p>3.412871005</text:p>
              </table:table-cell>
              <table:table-cell office:value-type="float" office:value="9.486827">
                <text:p>9.4868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438902895">
                <text:p>3.438902895</text:p>
              </table:table-cell>
              <table:table-cell office:value-type="float" office:value="9.603605">
                <text:p>9.6036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465285744">
                <text:p>3.465285744</text:p>
              </table:table-cell>
              <table:table-cell office:value-type="float" office:value="9.475853">
                <text:p>9.4758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491744888">
                <text:p>3.491744888</text:p>
              </table:table-cell>
              <table:table-cell office:value-type="float" office:value="9.448529">
                <text:p>9.4485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518112478">
                <text:p>3.518112478</text:p>
              </table:table-cell>
              <table:table-cell office:value-type="float" office:value="9.481337">
                <text:p>9.4813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544159628">
                <text:p>3.544159628</text:p>
              </table:table-cell>
              <table:table-cell office:value-type="float" office:value="9.597979">
                <text:p>9.5979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570588255">
                <text:p>3.570588255</text:p>
              </table:table-cell>
              <table:table-cell office:value-type="float" office:value="9.459439">
                <text:p>9.4594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597062658">
                <text:p>3.597062658</text:p>
              </table:table-cell>
              <table:table-cell office:value-type="float" office:value="9.443083">
                <text:p>9.4430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623445507">
                <text:p>3.623445507</text:p>
              </table:table-cell>
              <table:table-cell office:value-type="float" office:value="9.475853">
                <text:p>9.4758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649492657">
                <text:p>3.649492657</text:p>
              </table:table-cell>
              <table:table-cell office:value-type="float" office:value="9.597979">
                <text:p>9.5979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675860247">
                <text:p>3.675860247</text:p>
              </table:table-cell>
              <table:table-cell office:value-type="float" office:value="9.481337">
                <text:p>9.4813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702304133">
                <text:p>3.702304133</text:p>
              </table:table-cell>
              <table:table-cell office:value-type="float" office:value="9.453981">
                <text:p>9.4539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728656464">
                <text:p>3.728656464</text:p>
              </table:table-cell>
              <table:table-cell office:value-type="float" office:value="9.486827">
                <text:p>9.4868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754688354">
                <text:p>3.754688354</text:p>
              </table:table-cell>
              <table:table-cell office:value-type="float" office:value="9.603605">
                <text:p>9.6036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781055944">
                <text:p>3.781055944</text:p>
              </table:table-cell>
              <table:table-cell office:value-type="float" office:value="9.481337">
                <text:p>9.4813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80749983">
                <text:p>3.80749983</text:p>
              </table:table-cell>
              <table:table-cell office:value-type="float" office:value="9.453981">
                <text:p>9.4539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83386742">
                <text:p>3.83386742</text:p>
              </table:table-cell>
              <table:table-cell office:value-type="float" office:value="9.481337">
                <text:p>9.4813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85992983">
                <text:p>3.85992983</text:p>
              </table:table-cell>
              <table:table-cell office:value-type="float" office:value="9.59236">
                <text:p>9.592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886327937">
                <text:p>3.886327937</text:p>
              </table:table-cell>
              <table:table-cell office:value-type="float" office:value="9.470376">
                <text:p>9.4703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912817599">
                <text:p>3.912817599</text:p>
              </table:table-cell>
              <table:table-cell office:value-type="float" office:value="9.437644">
                <text:p>9.4376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939246226">
                <text:p>3.939246226</text:p>
              </table:table-cell>
              <table:table-cell office:value-type="float" office:value="9.459439">
                <text:p>9.4594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965323896">
                <text:p>3.965323896</text:p>
              </table:table-cell>
              <table:table-cell office:value-type="float" office:value="9.586747">
                <text:p>9.5867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991828816">
                <text:p>3.991828816</text:p>
              </table:table-cell>
              <table:table-cell office:value-type="float" office:value="9.432211">
                <text:p>9.4322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018394774">
                <text:p>4.018394774</text:p>
              </table:table-cell>
              <table:table-cell office:value-type="float" office:value="9.41054">
                <text:p>9.410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044884436">
                <text:p>4.044884436</text:p>
              </table:table-cell>
              <table:table-cell office:value-type="float" office:value="9.437644">
                <text:p>9.4376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071068918">
                <text:p>4.071068918</text:p>
              </table:table-cell>
              <table:table-cell office:value-type="float" office:value="9.54764">
                <text:p>9.547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097634876">
                <text:p>4.097634876</text:p>
              </table:table-cell>
              <table:table-cell office:value-type="float" office:value="9.41054">
                <text:p>9.410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124261869">
                <text:p>4.124261869</text:p>
              </table:table-cell>
              <table:table-cell office:value-type="float" office:value="9.388968">
                <text:p>9.3889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150827827">
                <text:p>4.150827827</text:p>
              </table:table-cell>
              <table:table-cell office:value-type="float" office:value="9.41054">
                <text:p>9.410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177088603">
                <text:p>4.177088603</text:p>
              </table:table-cell>
              <table:table-cell office:value-type="float" office:value="9.519901">
                <text:p>9.5199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203730855">
                <text:p>4.203730855</text:p>
              </table:table-cell>
              <table:table-cell office:value-type="float" office:value="9.383591">
                <text:p>9.3835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230434144">
                <text:p>4.230434144</text:p>
              </table:table-cell>
              <table:table-cell office:value-type="float" office:value="9.362143">
                <text:p>9.3621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257091654">
                <text:p>4.257091654</text:p>
              </table:table-cell>
              <table:table-cell office:value-type="float" office:value="9.37822">
                <text:p>9.378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283474503">
                <text:p>4.283474503</text:p>
              </table:table-cell>
              <table:table-cell office:value-type="float" office:value="9.475853">
                <text:p>9.4758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310238827">
                <text:p>4.310238827</text:p>
              </table:table-cell>
              <table:table-cell office:value-type="float" office:value="9.340793">
                <text:p>9.3407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337094706">
                <text:p>4.337094706</text:p>
              </table:table-cell>
              <table:table-cell office:value-type="float" office:value="9.3089485">
                <text:p>9.30894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363904808">
                <text:p>4.363904808</text:p>
              </table:table-cell>
              <table:table-cell office:value-type="float" office:value="9.324843">
                <text:p>9.3248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390409728">
                <text:p>4.390409728</text:p>
              </table:table-cell>
              <table:table-cell office:value-type="float" office:value="9.432211">
                <text:p>9.4322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417341902">
                <text:p>4.417341902</text:p>
              </table:table-cell>
              <table:table-cell office:value-type="float" office:value="9.2825775">
                <text:p>9.28257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444365629">
                <text:p>4.444365629</text:p>
              </table:table-cell>
              <table:table-cell office:value-type="float" office:value="9.251129">
                <text:p>9.2511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471343579">
                <text:p>4.471343579</text:p>
              </table:table-cell>
              <table:table-cell office:value-type="float" office:value="9.266827">
                <text:p>9.2668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49801635">
                <text:p>4.49801635</text:p>
              </table:table-cell>
              <table:table-cell office:value-type="float" office:value="9.372854">
                <text:p>9.3728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525101114">
                <text:p>4.525101114</text:p>
              </table:table-cell>
              <table:table-cell office:value-type="float" office:value="9.230282">
                <text:p>9.2302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552262174">
                <text:p>4.552262174</text:p>
              </table:table-cell>
              <table:table-cell office:value-type="float" office:value="9.204354">
                <text:p>9.2043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579362197">
                <text:p>4.579362197</text:p>
              </table:table-cell>
              <table:table-cell office:value-type="float" office:value="9.225085">
                <text:p>9.2250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606187558">
                <text:p>4.606187558</text:p>
              </table:table-cell>
              <table:table-cell office:value-type="float" office:value="9.319539">
                <text:p>9.3195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633424912">
                <text:p>4.633424912</text:p>
              </table:table-cell>
              <table:table-cell office:value-type="float" office:value="9.178572">
                <text:p>9.1785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660723302">
                <text:p>4.660723302</text:p>
              </table:table-cell>
              <table:table-cell office:value-type="float" office:value="9.158049">
                <text:p>9.1580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688021692">
                <text:p>4.688021692</text:p>
              </table:table-cell>
              <table:table-cell office:value-type="float" office:value="9.158049">
                <text:p>9.1580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715014902">
                <text:p>4.715014902</text:p>
              </table:table-cell>
              <table:table-cell office:value-type="float" office:value="9.261588">
                <text:p>9.2615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742420106">
                <text:p>4.742420106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769947382">
                <text:p>4.769947382</text:p>
              </table:table-cell>
              <table:table-cell office:value-type="float" office:value="9.081901">
                <text:p>9.0819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797413622">
                <text:p>4.797413622</text:p>
              </table:table-cell>
              <table:table-cell office:value-type="float" office:value="9.102083">
                <text:p>9.1020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824605199">
                <text:p>4.824605199</text:p>
              </table:table-cell>
              <table:table-cell office:value-type="float" office:value="9.194024">
                <text:p>9.1940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852208769">
                <text:p>4.852208769</text:p>
              </table:table-cell>
              <table:table-cell office:value-type="float" office:value="9.056799">
                <text:p>9.0567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879903894">
                <text:p>4.879903894</text:p>
              </table:table-cell>
              <table:table-cell office:value-type="float" office:value="9.026859">
                <text:p>9.0268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907553243">
                <text:p>4.907553243</text:p>
              </table:table-cell>
              <table:table-cell office:value-type="float" office:value="9.041804">
                <text:p>9.0418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934912669">
                <text:p>4.934912669</text:p>
              </table:table-cell>
              <table:table-cell office:value-type="float" office:value="9.137619">
                <text:p>9.1376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962714607">
                <text:p>4.962714607</text:p>
              </table:table-cell>
              <table:table-cell office:value-type="float" office:value="8.992179">
                <text:p>8.9921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9906081">
                <text:p>4.9906081</text:p>
              </table:table-cell>
              <table:table-cell office:value-type="float" office:value="8.962664">
                <text:p>8.9626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01837952">
                <text:p>5.01837952</text:p>
              </table:table-cell>
              <table:table-cell office:value-type="float" office:value="9.00206">
                <text:p>9.002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045937314">
                <text:p>5.045937314</text:p>
              </table:table-cell>
              <table:table-cell office:value-type="float" office:value="9.071843">
                <text:p>9.0718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073891842">
                <text:p>5.073891842</text:p>
              </table:table-cell>
              <table:table-cell office:value-type="float" office:value="8.943095">
                <text:p>8.9430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101937925">
                <text:p>5.101937925</text:p>
              </table:table-cell>
              <table:table-cell office:value-type="float" office:value="8.913901">
                <text:p>8.9139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12995349">
                <text:p>5.12995349</text:p>
              </table:table-cell>
              <table:table-cell office:value-type="float" office:value="8.923612">
                <text:p>8.9236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157648615">
                <text:p>5.157648615</text:p>
              </table:table-cell>
              <table:table-cell office:value-type="float" office:value="9.026859">
                <text:p>9.0268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185740475">
                <text:p>5.185740475</text:p>
              </table:table-cell>
              <table:table-cell office:value-type="float" office:value="8.899376">
                <text:p>8.8993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213954406">
                <text:p>5.213954406</text:p>
              </table:table-cell>
              <table:table-cell office:value-type="float" office:value="8.860871">
                <text:p>8.8608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242122561">
                <text:p>5.242122561</text:p>
              </table:table-cell>
              <table:table-cell office:value-type="float" office:value="8.875271">
                <text:p>8.8752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269985535">
                <text:p>5.269985535</text:p>
              </table:table-cell>
              <table:table-cell office:value-type="float" office:value="8.972481">
                <text:p>8.9724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298260503">
                <text:p>5.298260503</text:p>
              </table:table-cell>
              <table:table-cell office:value-type="float" office:value="8.8417425">
                <text:p>8.84174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326627024">
                <text:p>5.326627024</text:p>
              </table:table-cell>
              <table:table-cell office:value-type="float" office:value="8.813207">
                <text:p>8.8132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35493251">
                <text:p>5.35493251</text:p>
              </table:table-cell>
              <table:table-cell office:value-type="float" office:value="8.832211">
                <text:p>8.8322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382887038">
                <text:p>5.382887038</text:p>
              </table:table-cell>
              <table:table-cell office:value-type="float" office:value="8.943095">
                <text:p>8.9430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.411253559">
                <text:p>5.411253559</text:p>
              </table:table-cell>
              <table:table-cell office:value-type="float" office:value="8.813207">
                <text:p>8.8132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.439711635">
                <text:p>5.439711635</text:p>
              </table:table-cell>
              <table:table-cell office:value-type="float" office:value="8.784852">
                <text:p>8.7848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468108675">
                <text:p>5.468108675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.496185275">
                <text:p>5.496185275</text:p>
              </table:table-cell>
              <table:table-cell office:value-type="float" office:value="8.904212">
                <text:p>8.9042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.524673868">
                <text:p>5.524673868</text:p>
              </table:table-cell>
              <table:table-cell office:value-type="float" office:value="8.775442">
                <text:p>8.7754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553208239">
                <text:p>5.553208239</text:p>
              </table:table-cell>
              <table:table-cell office:value-type="float" office:value="8.761363">
                <text:p>8.7613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581666315">
                <text:p>5.581666315</text:p>
              </table:table-cell>
              <table:table-cell office:value-type="float" office:value="8.784852">
                <text:p>8.7848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609758175">
                <text:p>5.609758175</text:p>
              </table:table-cell>
              <table:table-cell office:value-type="float" office:value="8.899376">
                <text:p>8.8993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638277288">
                <text:p>5.638277288</text:p>
              </table:table-cell>
              <table:table-cell office:value-type="float" office:value="8.76605">
                <text:p>8.766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666842177">
                <text:p>5.666842177</text:p>
              </table:table-cell>
              <table:table-cell office:value-type="float" office:value="8.752003">
                <text:p>8.7520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.69533077">
                <text:p>5.69533077</text:p>
              </table:table-cell>
              <table:table-cell office:value-type="float" office:value="8.775442">
                <text:p>8.7754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723453147">
                <text:p>5.723453147</text:p>
              </table:table-cell>
              <table:table-cell office:value-type="float" office:value="8.889718">
                <text:p>8.8897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75197226">
                <text:p>5.75197226</text:p>
              </table:table-cell>
              <table:table-cell office:value-type="float" office:value="8.76605">
                <text:p>8.766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780552408">
                <text:p>5.780552408</text:p>
              </table:table-cell>
              <table:table-cell office:value-type="float" office:value="8.74733">
                <text:p>8.747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809010484">
                <text:p>5.809010484</text:p>
              </table:table-cell>
              <table:table-cell office:value-type="float" office:value="8.784852">
                <text:p>8.7848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.837102344">
                <text:p>5.837102344</text:p>
              </table:table-cell>
              <table:table-cell office:value-type="float" office:value="8.899376">
                <text:p>8.8993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.865606198">
                <text:p>5.865606198</text:p>
              </table:table-cell>
              <table:table-cell office:value-type="float" office:value="8.770743">
                <text:p>8.7707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894155828">
                <text:p>5.894155828</text:p>
              </table:table-cell>
              <table:table-cell office:value-type="float" office:value="8.7566805">
                <text:p>8.75668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922629162">
                <text:p>5.922629162</text:p>
              </table:table-cell>
              <table:table-cell office:value-type="float" office:value="8.780145">
                <text:p>8.7801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.95073628">
                <text:p>5.95073628</text:p>
              </table:table-cell>
              <table:table-cell office:value-type="float" office:value="8.894545">
                <text:p>8.8945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.979255393">
                <text:p>5.979255393</text:p>
              </table:table-cell>
              <table:table-cell office:value-type="float" office:value="8.76605">
                <text:p>8.766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.007805023">
                <text:p>6.007805023</text:p>
              </table:table-cell>
              <table:table-cell office:value-type="float" office:value="8.7566805">
                <text:p>8.75668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.03624784">
                <text:p>6.03624784</text:p>
              </table:table-cell>
              <table:table-cell office:value-type="float" office:value="8.789565">
                <text:p>8.7895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064400736">
                <text:p>6.064400736</text:p>
              </table:table-cell>
              <table:table-cell office:value-type="float" office:value="8.880081">
                <text:p>8.8800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.09290459">
                <text:p>6.09290459</text:p>
              </table:table-cell>
              <table:table-cell office:value-type="float" office:value="8.770743">
                <text:p>8.7707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12145422">
                <text:p>6.12145422</text:p>
              </table:table-cell>
              <table:table-cell office:value-type="float" office:value="8.7566805">
                <text:p>8.75668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149942813">
                <text:p>6.149942813</text:p>
              </table:table-cell>
              <table:table-cell office:value-type="float" office:value="8.775442">
                <text:p>8.7754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178110968">
                <text:p>6.178110968</text:p>
              </table:table-cell>
              <table:table-cell office:value-type="float" office:value="8.875271">
                <text:p>8.8752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206645339">
                <text:p>6.206645339</text:p>
              </table:table-cell>
              <table:table-cell office:value-type="float" office:value="8.761363">
                <text:p>8.7613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.235271265">
                <text:p>6.235271265</text:p>
              </table:table-cell>
              <table:table-cell office:value-type="float" office:value="8.733342">
                <text:p>8.7333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.263775119">
                <text:p>6.263775119</text:p>
              </table:table-cell>
              <table:table-cell office:value-type="float" office:value="8.770743">
                <text:p>8.7707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.291958533">
                <text:p>6.291958533</text:p>
              </table:table-cell>
              <table:table-cell office:value-type="float" office:value="8.870465">
                <text:p>8.8704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.320477646">
                <text:p>6.320477646</text:p>
              </table:table-cell>
              <table:table-cell office:value-type="float" office:value="8.76605">
                <text:p>8.766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.349073053">
                <text:p>6.349073053</text:p>
              </table:table-cell>
              <table:table-cell office:value-type="float" office:value="8.742662">
                <text:p>8.7426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.377561646">
                <text:p>6.377561646</text:p>
              </table:table-cell>
              <table:table-cell office:value-type="float" office:value="8.775442">
                <text:p>8.7754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.405714542">
                <text:p>6.405714542</text:p>
              </table:table-cell>
              <table:table-cell office:value-type="float" office:value="8.880081">
                <text:p>8.8800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.434218396">
                <text:p>6.434218396</text:p>
              </table:table-cell>
              <table:table-cell office:value-type="float" office:value="8.770743">
                <text:p>8.7707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.462737509">
                <text:p>6.462737509</text:p>
              </table:table-cell>
              <table:table-cell office:value-type="float" office:value="8.76605">
                <text:p>8.766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.49110403">
                <text:p>6.49110403</text:p>
              </table:table-cell>
              <table:table-cell office:value-type="float" office:value="8.813207">
                <text:p>8.8132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.519058558">
                <text:p>6.519058558</text:p>
              </table:table-cell>
              <table:table-cell office:value-type="float" office:value="8.943095">
                <text:p>8.9430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.547364044">
                <text:p>6.547364044</text:p>
              </table:table-cell>
              <table:table-cell office:value-type="float" office:value="8.832211">
                <text:p>8.8322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.575654271">
                <text:p>6.575654271</text:p>
              </table:table-cell>
              <table:table-cell office:value-type="float" office:value="8.836974">
                <text:p>8.8369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.603715612">
                <text:p>6.603715612</text:p>
              </table:table-cell>
              <table:table-cell office:value-type="float" office:value="8.909054">
                <text:p>8.9090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.631364961">
                <text:p>6.631364961</text:p>
              </table:table-cell>
              <table:table-cell office:value-type="float" office:value="9.041804">
                <text:p>9.0418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.659304231">
                <text:p>6.659304231</text:p>
              </table:table-cell>
              <table:table-cell office:value-type="float" office:value="8.947979">
                <text:p>8.9479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.687197724">
                <text:p>6.687197724</text:p>
              </table:table-cell>
              <table:table-cell office:value-type="float" office:value="8.962664">
                <text:p>8.9626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.714908108">
                <text:p>6.714908108</text:p>
              </table:table-cell>
              <table:table-cell office:value-type="float" office:value="9.021889">
                <text:p>9.0218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.742175979">
                <text:p>6.742175979</text:p>
              </table:table-cell>
              <table:table-cell office:value-type="float" office:value="9.1683">
                <text:p>9.16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.769749032">
                <text:p>6.769749032</text:p>
              </table:table-cell>
              <table:table-cell office:value-type="float" office:value="9.066823">
                <text:p>9.0668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.797291567">
                <text:p>6.797291567</text:p>
              </table:table-cell>
              <table:table-cell office:value-type="float" office:value="9.076869">
                <text:p>9.0768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.824681511">
                <text:p>6.824681511</text:p>
              </table:table-cell>
              <table:table-cell office:value-type="float" office:value="9.127438">
                <text:p>9.1274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.851628944">
                <text:p>6.851628944</text:p>
              </table:table-cell>
              <table:table-cell office:value-type="float" office:value="9.277321">
                <text:p>9.2773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.878851039">
                <text:p>6.878851039</text:p>
              </table:table-cell>
              <table:table-cell office:value-type="float" office:value="9.183717">
                <text:p>9.1837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906103652">
                <text:p>6.906103652</text:p>
              </table:table-cell>
              <table:table-cell office:value-type="float" office:value="9.173432">
                <text:p>9.1734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.933157899">
                <text:p>6.933157899</text:p>
              </table:table-cell>
              <table:table-cell office:value-type="float" office:value="9.240694">
                <text:p>9.2406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.959845929">
                <text:p>6.959845929</text:p>
              </table:table-cell>
              <table:table-cell office:value-type="float" office:value="9.367496">
                <text:p>9.3674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.986839139">
                <text:p>6.986839139</text:p>
              </table:table-cell>
              <table:table-cell office:value-type="float" office:value="9.261588">
                <text:p>9.2615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013847607">
                <text:p>7.013847607</text:p>
              </table:table-cell>
              <table:table-cell office:value-type="float" office:value="9.256356">
                <text:p>9.2563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040703486">
                <text:p>7.040703486</text:p>
              </table:table-cell>
              <table:table-cell office:value-type="float" office:value="9.3089485">
                <text:p>9.30894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.06716263">
                <text:p>7.06716263</text:p>
              </table:table-cell>
              <table:table-cell office:value-type="float" office:value="9.448529">
                <text:p>9.44852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.093942213">
                <text:p>7.093942213</text:p>
              </table:table-cell>
              <table:table-cell office:value-type="float" office:value="9.33547">
                <text:p>9.335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.120706537">
                <text:p>7.120706537</text:p>
              </table:table-cell>
              <table:table-cell office:value-type="float" office:value="9.340793">
                <text:p>9.34079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.147318271">
                <text:p>7.147318271</text:p>
              </table:table-cell>
              <table:table-cell office:value-type="float" office:value="9.394352">
                <text:p>9.3943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.173563789">
                <text:p>7.173563789</text:p>
              </table:table-cell>
              <table:table-cell office:value-type="float" office:value="9.525436">
                <text:p>9.5254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.200160264">
                <text:p>7.200160264</text:p>
              </table:table-cell>
              <table:table-cell office:value-type="float" office:value="9.399741">
                <text:p>9.3997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226726222">
                <text:p>7.226726222</text:p>
              </table:table-cell>
              <table:table-cell office:value-type="float" office:value="9.41054">
                <text:p>9.410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.253185366">
                <text:p>7.253185366</text:p>
              </table:table-cell>
              <table:table-cell office:value-type="float" office:value="9.448529">
                <text:p>9.44852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279278294">
                <text:p>7.279278294</text:p>
              </table:table-cell>
              <table:table-cell office:value-type="float" office:value="9.5811405">
                <text:p>9.58114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.30569166">
                <text:p>7.30569166</text:p>
              </table:table-cell>
              <table:table-cell office:value-type="float" office:value="9.464905">
                <text:p>9.4649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.332135546">
                <text:p>7.332135546</text:p>
              </table:table-cell>
              <table:table-cell office:value-type="float" office:value="9.453981">
                <text:p>9.45398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.358457359">
                <text:p>7.358457359</text:p>
              </table:table-cell>
              <table:table-cell office:value-type="float" office:value="9.497826">
                <text:p>9.4978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.384412956">
                <text:p>7.384412956</text:p>
              </table:table-cell>
              <table:table-cell office:value-type="float" office:value="9.631834">
                <text:p>9.6318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.41070425">
                <text:p>7.41070425</text:p>
              </table:table-cell>
              <table:table-cell office:value-type="float" office:value="9.508851">
                <text:p>9.5088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.436995544">
                <text:p>7.436995544</text:p>
              </table:table-cell>
              <table:table-cell office:value-type="float" office:value="9.508851">
                <text:p>9.5088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.463195285">
                <text:p>7.463195285</text:p>
              </table:table-cell>
              <table:table-cell office:value-type="float" office:value="9.542079">
                <text:p>9.54207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.489044069">
                <text:p>7.489044069</text:p>
              </table:table-cell>
              <table:table-cell office:value-type="float" office:value="9.671635">
                <text:p>9.6716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.515228551">
                <text:p>7.515228551</text:p>
              </table:table-cell>
              <table:table-cell office:value-type="float" office:value="9.54764">
                <text:p>9.547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.541428292">
                <text:p>7.541428292</text:p>
              </table:table-cell>
              <table:table-cell office:value-type="float" office:value="9.542079">
                <text:p>9.54207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.567536479">
                <text:p>7.567536479</text:p>
              </table:table-cell>
              <table:table-cell office:value-type="float" office:value="9.575541">
                <text:p>9.57554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.593324226">
                <text:p>7.593324226</text:p>
              </table:table-cell>
              <table:table-cell office:value-type="float" office:value="9.694527">
                <text:p>9.6945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.619417154">
                <text:p>7.619417154</text:p>
              </table:table-cell>
              <table:table-cell office:value-type="float" office:value="9.5811405">
                <text:p>9.58114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.645525341">
                <text:p>7.645525341</text:p>
              </table:table-cell>
              <table:table-cell office:value-type="float" office:value="9.575541">
                <text:p>9.57554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.671541973">
                <text:p>7.671541973</text:p>
              </table:table-cell>
              <table:table-cell office:value-type="float" office:value="9.609238">
                <text:p>9.6092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697238167">
                <text:p>7.697238167</text:p>
              </table:table-cell>
              <table:table-cell office:value-type="float" office:value="9.729068">
                <text:p>9.7290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72323954">
                <text:p>7.72323954</text:p>
              </table:table-cell>
              <table:table-cell office:value-type="float" office:value="9.614877">
                <text:p>9.6148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.749256172">
                <text:p>7.749256172</text:p>
              </table:table-cell>
              <table:table-cell office:value-type="float" office:value="9.609238">
                <text:p>9.6092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.775181249">
                <text:p>7.775181249</text:p>
              </table:table-cell>
              <table:table-cell office:value-type="float" office:value="9.643172">
                <text:p>9.6431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.800755371">
                <text:p>7.800755371</text:p>
              </table:table-cell>
              <table:table-cell office:value-type="float" office:value="9.775506">
                <text:p>9.7755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82666519">
                <text:p>7.82666519</text:p>
              </table:table-cell>
              <table:table-cell office:value-type="float" office:value="9.648851">
                <text:p>9.6488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.852605528">
                <text:p>7.852605528</text:p>
              </table:table-cell>
              <table:table-cell office:value-type="float" office:value="9.6375">
                <text:p>9.63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.878423794">
                <text:p>7.878423794</text:p>
              </table:table-cell>
              <table:table-cell office:value-type="float" office:value="9.683067">
                <text:p>9.6830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903936879">
                <text:p>7.903936879</text:p>
              </table:table-cell>
              <table:table-cell office:value-type="float" office:value="9.798893">
                <text:p>9.7988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929739884">
                <text:p>7.929739884</text:p>
              </table:table-cell>
              <table:table-cell office:value-type="float" office:value="9.688794">
                <text:p>9.6887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955588668">
                <text:p>7.955588668</text:p>
              </table:table-cell>
              <table:table-cell office:value-type="float" office:value="9.671635">
                <text:p>9.67163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981330638">
                <text:p>7.981330638</text:p>
              </table:table-cell>
              <table:table-cell office:value-type="float" office:value="9.711766">
                <text:p>9.71176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.006736909">
                <text:p>8.006736909</text:p>
              </table:table-cell>
              <table:table-cell office:value-type="float" office:value="9.84009">
                <text:p>9.8400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.032478879">
                <text:p>8.032478879</text:p>
              </table:table-cell>
              <table:table-cell office:value-type="float" office:value="9.711766">
                <text:p>9.7117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.058251367">
                <text:p>8.058251367</text:p>
              </table:table-cell>
              <table:table-cell office:value-type="float" office:value="9.700267">
                <text:p>9.7002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.083886524">
                <text:p>8.083886524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.109185982">
                <text:p>8.109185982</text:p>
              </table:table-cell>
              <table:table-cell office:value-type="float" office:value="9.881635">
                <text:p>9.88163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.134836398">
                <text:p>8.134836398</text:p>
              </table:table-cell>
              <table:table-cell office:value-type="float" office:value="9.74643">
                <text:p>9.7464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.160517331">
                <text:p>8.160517331</text:p>
              </table:table-cell>
              <table:table-cell office:value-type="float" office:value="9.734848">
                <text:p>9.73484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.186091453">
                <text:p>8.186091453</text:p>
              </table:table-cell>
              <table:table-cell office:value-type="float" office:value="9.775506">
                <text:p>9.77550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.211375652">
                <text:p>8.211375652</text:p>
              </table:table-cell>
              <table:table-cell office:value-type="float" office:value="9.887598">
                <text:p>9.8875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.23699555">
                <text:p>8.23699555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.262661224">
                <text:p>8.262661224</text:p>
              </table:table-cell>
              <table:table-cell office:value-type="float" office:value="9.740636">
                <text:p>9.7406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.288265864">
                <text:p>8.288265864</text:p>
              </table:table-cell>
              <table:table-cell office:value-type="float" office:value="9.763855">
                <text:p>9.7638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.313519545">
                <text:p>8.313519545</text:p>
              </table:table-cell>
              <table:table-cell office:value-type="float" office:value="9.899547">
                <text:p>9.8995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.339154702">
                <text:p>8.339154702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.364820376">
                <text:p>8.364820376</text:p>
              </table:table-cell>
              <table:table-cell office:value-type="float" office:value="9.740636">
                <text:p>9.74063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.390394498">
                <text:p>8.390394498</text:p>
              </table:table-cell>
              <table:table-cell office:value-type="float" office:value="9.775506">
                <text:p>9.7755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.415678697">
                <text:p>8.415678697</text:p>
              </table:table-cell>
              <table:table-cell office:value-type="float" office:value="9.887598">
                <text:p>9.8875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.441313854">
                <text:p>8.441313854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.466979528">
                <text:p>8.466979528</text:p>
              </table:table-cell>
              <table:table-cell office:value-type="float" office:value="9.740636">
                <text:p>9.7406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.49255365">
                <text:p>8.49255365</text:p>
              </table:table-cell>
              <table:table-cell office:value-type="float" office:value="9.775506">
                <text:p>9.7755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.517853108">
                <text:p>8.517853108</text:p>
              </table:table-cell>
              <table:table-cell office:value-type="float" office:value="9.881635">
                <text:p>9.8816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.543473006">
                <text:p>8.543473006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.5691692">
                <text:p>8.5691692</text:p>
              </table:table-cell>
              <table:table-cell office:value-type="float" office:value="9.729068">
                <text:p>9.7290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.594743322">
                <text:p>8.594743322</text:p>
              </table:table-cell>
              <table:table-cell office:value-type="float" office:value="9.775506">
                <text:p>9.7755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.62004278">
                <text:p>8.62004278</text:p>
              </table:table-cell>
              <table:table-cell office:value-type="float" office:value="9.881635">
                <text:p>9.88163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.64564742">
                <text:p>8.64564742</text:p>
              </table:table-cell>
              <table:table-cell office:value-type="float" office:value="9.763855">
                <text:p>9.76385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.671313094">
                <text:p>8.671313094</text:p>
              </table:table-cell>
              <table:table-cell office:value-type="float" office:value="9.740636">
                <text:p>9.7406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.696932992">
                <text:p>8.696932992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.722247709">
                <text:p>8.722247709</text:p>
              </table:table-cell>
              <table:table-cell office:value-type="float" office:value="9.875679">
                <text:p>9.87567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.747882866">
                <text:p>8.747882866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.773594319">
                <text:p>8.773594319</text:p>
              </table:table-cell>
              <table:table-cell office:value-type="float" office:value="9.723293">
                <text:p>9.72329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.799229476">
                <text:p>8.799229476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.82460523">
                <text:p>8.82460523</text:p>
              </table:table-cell>
              <table:table-cell office:value-type="float" office:value="9.851924">
                <text:p>9.85192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.850316683">
                <text:p>8.850316683</text:p>
              </table:table-cell>
              <table:table-cell office:value-type="float" office:value="9.723293">
                <text:p>9.7232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.876089171">
                <text:p>8.876089171</text:p>
              </table:table-cell>
              <table:table-cell office:value-type="float" office:value="9.700267">
                <text:p>9.7002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.901785365">
                <text:p>8.901785365</text:p>
              </table:table-cell>
              <table:table-cell office:value-type="float" office:value="9.729068">
                <text:p>9.7290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.927222154">
                <text:p>8.927222154</text:p>
              </table:table-cell>
              <table:table-cell office:value-type="float" office:value="9.828284">
                <text:p>9.8282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.952994642">
                <text:p>8.952994642</text:p>
              </table:table-cell>
              <table:table-cell office:value-type="float" office:value="9.700267">
                <text:p>9.7002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.978843426">
                <text:p>8.978843426</text:p>
              </table:table-cell>
              <table:table-cell office:value-type="float" office:value="9.671635">
                <text:p>9.67163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.004631173">
                <text:p>9.004631173</text:p>
              </table:table-cell>
              <table:table-cell office:value-type="float" office:value="9.694527">
                <text:p>9.6945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.03011374">
                <text:p>9.03011374</text:p>
              </table:table-cell>
              <table:table-cell office:value-type="float" office:value="9.810628">
                <text:p>9.8106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.055977782">
                <text:p>9.055977782</text:p>
              </table:table-cell>
              <table:table-cell office:value-type="float" office:value="9.665929">
                <text:p>9.66592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.081902859">
                <text:p>9.081902859</text:p>
              </table:table-cell>
              <table:table-cell office:value-type="float" office:value="9.643172">
                <text:p>9.64317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.107721125">
                <text:p>9.107721125</text:p>
              </table:table-cell>
              <table:table-cell office:value-type="float" office:value="9.683067">
                <text:p>9.6830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.133264727">
                <text:p>9.133264727</text:p>
              </table:table-cell>
              <table:table-cell office:value-type="float" office:value="9.787187">
                <text:p>9.78718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.159174546">
                <text:p>9.159174546</text:p>
              </table:table-cell>
              <table:table-cell office:value-type="float" office:value="9.648851">
                <text:p>9.6488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.185175919">
                <text:p>9.185175919</text:p>
              </table:table-cell>
              <table:table-cell office:value-type="float" office:value="9.614877">
                <text:p>9.61487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.211085738">
                <text:p>9.211085738</text:p>
              </table:table-cell>
              <table:table-cell office:value-type="float" office:value="9.648851">
                <text:p>9.64885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.236720895">
                <text:p>9.236720895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.26270701">
                <text:p>9.26270701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.28876942">
                <text:p>9.28876942</text:p>
              </table:table-cell>
              <table:table-cell office:value-type="float" office:value="9.59236">
                <text:p>9.592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.314740276">
                <text:p>9.314740276</text:p>
              </table:table-cell>
              <table:table-cell office:value-type="float" office:value="9.626175">
                <text:p>9.6261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.340451729">
                <text:p>9.340451729</text:p>
              </table:table-cell>
              <table:table-cell office:value-type="float" office:value="9.723293">
                <text:p>9.72329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.366529399">
                <text:p>9.366529399</text:p>
              </table:table-cell>
              <table:table-cell office:value-type="float" office:value="9.586747">
                <text:p>9.58674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.392713881">
                <text:p>9.392713881</text:p>
              </table:table-cell>
              <table:table-cell office:value-type="float" office:value="9.54764">
                <text:p>9.547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.418837326">
                <text:p>9.418837326</text:p>
              </table:table-cell>
              <table:table-cell office:value-type="float" office:value="9.569948">
                <text:p>9.5699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.444655592">
                <text:p>9.444655592</text:p>
              </table:table-cell>
              <table:table-cell office:value-type="float" office:value="9.683067">
                <text:p>9.6830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.470870592">
                <text:p>9.470870592</text:p>
              </table:table-cell>
              <table:table-cell office:value-type="float" office:value="9.536525">
                <text:p>9.5365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.497192405">
                <text:p>9.497192405</text:p>
              </table:table-cell>
              <table:table-cell office:value-type="float" office:value="9.497826">
                <text:p>9.49782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.52346844">
                <text:p>9.52346844</text:p>
              </table:table-cell>
              <table:table-cell office:value-type="float" office:value="9.514373">
                <text:p>9.51437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.549469813">
                <text:p>9.549469813</text:p>
              </table:table-cell>
              <table:table-cell office:value-type="float" office:value="9.614877">
                <text:p>9.6148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.575883179">
                <text:p>9.575883179</text:p>
              </table:table-cell>
              <table:table-cell office:value-type="float" office:value="9.464905">
                <text:p>9.46490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.602388099">
                <text:p>9.602388099</text:p>
              </table:table-cell>
              <table:table-cell office:value-type="float" office:value="9.432211">
                <text:p>9.4322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.628847243">
                <text:p>9.628847243</text:p>
              </table:table-cell>
              <table:table-cell office:value-type="float" office:value="9.448529">
                <text:p>9.44852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.655046984">
                <text:p>9.655046984</text:p>
              </table:table-cell>
              <table:table-cell office:value-type="float" office:value="9.542079">
                <text:p>9.54207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.681643459">
                <text:p>9.681643459</text:p>
              </table:table-cell>
              <table:table-cell office:value-type="float" office:value="9.399741">
                <text:p>9.39974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.708377265">
                <text:p>9.708377265</text:p>
              </table:table-cell>
              <table:table-cell office:value-type="float" office:value="9.351456">
                <text:p>9.3514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.735065295">
                <text:p>9.735065295</text:p>
              </table:table-cell>
              <table:table-cell office:value-type="float" office:value="9.367496">
                <text:p>9.36749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.761417626">
                <text:p>9.761417626</text:p>
              </table:table-cell>
              <table:table-cell office:value-type="float" office:value="9.486827">
                <text:p>9.48682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.788227728">
                <text:p>9.788227728</text:p>
              </table:table-cell>
              <table:table-cell office:value-type="float" office:value="9.324843">
                <text:p>9.32484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.815175161">
                <text:p>9.815175161</text:p>
              </table:table-cell>
              <table:table-cell office:value-type="float" office:value="9.277321">
                <text:p>9.27732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.842061557">
                <text:p>9.842061557</text:p>
              </table:table-cell>
              <table:table-cell office:value-type="float" office:value="9.298383">
                <text:p>9.29838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.868719067">
                <text:p>9.868719067</text:p>
              </table:table-cell>
              <table:table-cell office:value-type="float" office:value="9.37822">
                <text:p>9.3782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.895773314">
                <text:p>9.895773314</text:p>
              </table:table-cell>
              <table:table-cell office:value-type="float" office:value="9.240694">
                <text:p>9.2406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.922934374">
                <text:p>9.922934374</text:p>
              </table:table-cell>
              <table:table-cell office:value-type="float" office:value="9.204354">
                <text:p>9.20435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.950064914">
                <text:p>9.950064914</text:p>
              </table:table-cell>
              <table:table-cell office:value-type="float" office:value="9.214708">
                <text:p>9.2147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.976966569">
                <text:p>9.976966569</text:p>
              </table:table-cell>
              <table:table-cell office:value-type="float" office:value="9.293109">
                <text:p>9.29310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.004280219">
                <text:p>10.004280219</text:p>
              </table:table-cell>
              <table:table-cell office:value-type="float" office:value="9.152933">
                <text:p>9.1529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.031715941">
                <text:p>10.031715941</text:p>
              </table:table-cell>
              <table:table-cell office:value-type="float" office:value="9.112207">
                <text:p>9.1122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.059105885">
                <text:p>10.059105885</text:p>
              </table:table-cell>
              <table:table-cell office:value-type="float" office:value="9.127438">
                <text:p>9.12743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.086251685">
                <text:p>10.086251685</text:p>
              </table:table-cell>
              <table:table-cell office:value-type="float" office:value="9.209529">
                <text:p>9.20952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.113824738">
                <text:p>10.113824738</text:p>
              </table:table-cell>
              <table:table-cell office:value-type="float" office:value="9.066823">
                <text:p>9.06682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.141519863">
                <text:p>10.141519863</text:p>
              </table:table-cell>
              <table:table-cell office:value-type="float" office:value="9.026859">
                <text:p>9.02685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.16918447">
                <text:p>10.16918447</text:p>
              </table:table-cell>
              <table:table-cell office:value-type="float" office:value="9.036818">
                <text:p>9.0368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.196574414">
                <text:p>10.196574414</text:p>
              </table:table-cell>
              <table:table-cell office:value-type="float" office:value="9.127438">
                <text:p>9.1274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.224437388">
                <text:p>10.224437388</text:p>
              </table:table-cell>
              <table:table-cell office:value-type="float" office:value="8.972481">
                <text:p>8.97248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.252407175">
                <text:p>10.252407175</text:p>
              </table:table-cell>
              <table:table-cell office:value-type="float" office:value="8.938216">
                <text:p>8.9382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.280376962">
                <text:p>10.280376962</text:p>
              </table:table-cell>
              <table:table-cell office:value-type="float" office:value="8.938216">
                <text:p>8.9382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.308087346">
                <text:p>10.308087346</text:p>
              </table:table-cell>
              <table:table-cell office:value-type="float" office:value="9.021889">
                <text:p>9.0218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.336224983">
                <text:p>10.336224983</text:p>
              </table:table-cell>
              <table:table-cell office:value-type="float" office:value="8.884897">
                <text:p>8.88489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.364499951">
                <text:p>10.364499951</text:p>
              </table:table-cell>
              <table:table-cell office:value-type="float" office:value="8.8417425">
                <text:p>8.84174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.392759661">
                <text:p>10.392759661</text:p>
              </table:table-cell>
              <table:table-cell office:value-type="float" office:value="8.846517">
                <text:p>8.84651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.420714189">
                <text:p>10.420714189</text:p>
              </table:table-cell>
              <table:table-cell office:value-type="float" office:value="8.943095">
                <text:p>8.9430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.449141747">
                <text:p>10.449141747</text:p>
              </table:table-cell>
              <table:table-cell office:value-type="float" office:value="8.794283">
                <text:p>8.79428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.477721895">
                <text:p>10.477721895</text:p>
              </table:table-cell>
              <table:table-cell office:value-type="float" office:value="8.74733">
                <text:p>8.747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.506286784">
                <text:p>10.506286784</text:p>
              </table:table-cell>
              <table:table-cell office:value-type="float" office:value="8.752003">
                <text:p>8.75200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.53459227">
                <text:p>10.53459227</text:p>
              </table:table-cell>
              <table:table-cell office:value-type="float" office:value="8.832211">
                <text:p>8.83221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.563340268">
                <text:p>10.563340268</text:p>
              </table:table-cell>
              <table:table-cell office:value-type="float" office:value="8.696258">
                <text:p>8.69625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.592225598">
                <text:p>10.592225598</text:p>
              </table:table-cell>
              <table:table-cell office:value-type="float" office:value="8.654912">
                <text:p>8.6549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.621095668">
                <text:p>10.621095668</text:p>
              </table:table-cell>
              <table:table-cell office:value-type="float" office:value="8.659487">
                <text:p>8.65948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.649706333">
                <text:p>10.649706333</text:p>
              </table:table-cell>
              <table:table-cell office:value-type="float" office:value="8.738">
                <text:p>8.73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.678790028">
                <text:p>10.678790028</text:p>
              </table:table-cell>
              <table:table-cell office:value-type="float" office:value="8.595881">
                <text:p>8.59588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.708011054">
                <text:p>10.708011054</text:p>
              </table:table-cell>
              <table:table-cell office:value-type="float" office:value="8.555484">
                <text:p>8.55548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.737216821">
                <text:p>10.737216821</text:p>
              </table:table-cell>
              <table:table-cell office:value-type="float" office:value="8.559954">
                <text:p>8.55995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.766178444">
                <text:p>10.766178444</text:p>
              </table:table-cell>
              <table:table-cell office:value-type="float" office:value="8.6321125">
                <text:p>8.63211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.795597838">
                <text:p>10.795597838</text:p>
              </table:table-cell>
              <table:table-cell office:value-type="float" office:value="8.497795">
                <text:p>8.49779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.825169822">
                <text:p>10.825169822</text:p>
              </table:table-cell>
              <table:table-cell office:value-type="float" office:value="8.453947">
                <text:p>8.45394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.85469603">
                <text:p>10.85469603</text:p>
              </table:table-cell>
              <table:table-cell office:value-type="float" office:value="8.467053">
                <text:p>8.46705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.883962834">
                <text:p>10.883962834</text:p>
              </table:table-cell>
              <table:table-cell office:value-type="float" office:value="8.542101">
                <text:p>8.5421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.913717927">
                <text:p>10.913717927</text:p>
              </table:table-cell>
              <table:table-cell office:value-type="float" office:value="8.401923">
                <text:p>8.40192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.943640869">
                <text:p>10.943640869</text:p>
              </table:table-cell>
              <table:table-cell office:value-type="float" office:value="8.354794">
                <text:p>8.35479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.973518034">
                <text:p>10.973518034</text:p>
              </table:table-cell>
              <table:table-cell office:value-type="float" office:value="8.367594">
                <text:p>8.36759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.003105277">
                <text:p>11.003105277</text:p>
              </table:table-cell>
              <table:table-cell office:value-type="float" office:value="8.449587">
                <text:p>8.44958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.033196069">
                <text:p>11.033196069</text:p>
              </table:table-cell>
              <table:table-cell office:value-type="float" office:value="8.308189">
                <text:p>8.30818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.063424192">
                <text:p>11.063424192</text:p>
              </table:table-cell>
              <table:table-cell office:value-type="float" office:value="8.270444">
                <text:p>8.2704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.093652315">
                <text:p>11.093652315</text:p>
              </table:table-cell>
              <table:table-cell office:value-type="float" office:value="8.270444">
                <text:p>8.27044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.123605775">
                <text:p>11.123605775</text:p>
              </table:table-cell>
              <table:table-cell office:value-type="float" office:value="8.346281">
                <text:p>8.34628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.154032265">
                <text:p>11.154032265</text:p>
              </table:table-cell>
              <table:table-cell office:value-type="float" office:value="8.216524">
                <text:p>8.2165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.184596085">
                <text:p>11.184596085</text:p>
              </table:table-cell>
              <table:table-cell office:value-type="float" office:value="8.1796055">
                <text:p>8.179605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.215129388">
                <text:p>11.215129388</text:p>
              </table:table-cell>
              <table:table-cell office:value-type="float" office:value="8.18778">
                <text:p>8.1877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.24537277">
                <text:p>11.24537277</text:p>
              </table:table-cell>
              <table:table-cell office:value-type="float" office:value="8.266272">
                <text:p>8.26627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.276073923">
                <text:p>11.276073923</text:p>
              </table:table-cell>
              <table:table-cell office:value-type="float" office:value="8.143017">
                <text:p>8.14301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.306897148">
                <text:p>11.306897148</text:p>
              </table:table-cell>
              <table:table-cell office:value-type="float" office:value="8.110767">
                <text:p>8.11076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.33761356">
                <text:p>11.33761356</text:p>
              </table:table-cell>
              <table:table-cell office:value-type="float" office:value="8.138971">
                <text:p>8.13897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.368055308">
                <text:p>11.368055308</text:p>
              </table:table-cell>
              <table:table-cell office:value-type="float" office:value="8.212406">
                <text:p>8.21240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.398970086">
                <text:p>11.398970086</text:p>
              </table:table-cell>
              <table:table-cell office:value-type="float" office:value="8.086747">
                <text:p>8.08674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.429976418">
                <text:p>11.429976418</text:p>
              </table:table-cell>
              <table:table-cell office:value-type="float" office:value="8.062869">
                <text:p>8.06286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.460936974">
                <text:p>11.460936974</text:p>
              </table:table-cell>
              <table:table-cell office:value-type="float" office:value="8.074791">
                <text:p>8.07479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.491546572">
                <text:p>11.491546572</text:p>
              </table:table-cell>
              <table:table-cell office:value-type="float" office:value="8.167373">
                <text:p>8.16737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.522613942">
                <text:p>11.522613942</text:p>
              </table:table-cell>
              <table:table-cell office:value-type="float" office:value="8.047029">
                <text:p>8.04702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.553788123">
                <text:p>11.553788123</text:p>
              </table:table-cell>
              <table:table-cell office:value-type="float" office:value="8.019457">
                <text:p>8.01945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.584855493">
                <text:p>11.584855493</text:p>
              </table:table-cell>
              <table:table-cell office:value-type="float" office:value="8.047029">
                <text:p>8.04702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.615602423">
                <text:p>11.615602423</text:p>
              </table:table-cell>
              <table:table-cell office:value-type="float" office:value="8.130894">
                <text:p>8.13089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.646746086">
                <text:p>11.646746086</text:p>
              </table:table-cell>
              <table:table-cell office:value-type="float" office:value="8.027315">
                <text:p>8.0273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.677966046">
                <text:p>11.677966046</text:p>
              </table:table-cell>
              <table:table-cell office:value-type="float" office:value="8.007698">
                <text:p>8.00769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.709109709">
                <text:p>11.709109709</text:p>
              </table:table-cell>
              <table:table-cell office:value-type="float" office:value="8.027315">
                <text:p>8.0273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.739871897">
                <text:p>11.739871897</text:p>
              </table:table-cell>
              <table:table-cell office:value-type="float" office:value="8.12686">
                <text:p>8.1268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.771091857">
                <text:p>11.771091857</text:p>
              </table:table-cell>
              <table:table-cell office:value-type="float" office:value="8.007698">
                <text:p>8.00769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1.802372851">
                <text:p>11.802372851</text:p>
              </table:table-cell>
              <table:table-cell office:value-type="float" office:value="7.992073">
                <text:p>7.99207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1.833577551">
                <text:p>11.833577551</text:p>
              </table:table-cell>
              <table:table-cell office:value-type="float" office:value="8.011614">
                <text:p>8.0116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.864400776">
                <text:p>11.864400776</text:p>
              </table:table-cell>
              <table:table-cell office:value-type="float" office:value="8.110767">
                <text:p>8.1107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1.895605476">
                <text:p>11.895605476</text:p>
              </table:table-cell>
              <table:table-cell office:value-type="float" office:value="8.011614">
                <text:p>8.01161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.92688647">
                <text:p>11.92688647</text:p>
              </table:table-cell>
              <table:table-cell office:value-type="float" office:value="7.992073">
                <text:p>7.99207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.958030133">
                <text:p>11.958030133</text:p>
              </table:table-cell>
              <table:table-cell office:value-type="float" office:value="8.027315">
                <text:p>8.0273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.988746545">
                <text:p>11.988746545</text:p>
              </table:table-cell>
              <table:table-cell office:value-type="float" office:value="8.138971">
                <text:p>8.13897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2.019783395">
                <text:p>12.019783395</text:p>
              </table:table-cell>
              <table:table-cell office:value-type="float" office:value="8.054941">
                <text:p>8.05494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.050850765">
                <text:p>12.050850765</text:p>
              </table:table-cell>
              <table:table-cell office:value-type="float" office:value="8.047029">
                <text:p>8.04702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2.081719767">
                <text:p>12.081719767</text:p>
              </table:table-cell>
              <table:table-cell office:value-type="float" office:value="8.09874">
                <text:p>8.0987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2.112069962">
                <text:p>12.112069962</text:p>
              </table:table-cell>
              <table:table-cell office:value-type="float" office:value="8.237179">
                <text:p>8.23717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2.142725337">
                <text:p>12.142725337</text:p>
              </table:table-cell>
              <table:table-cell office:value-type="float" office:value="8.155177">
                <text:p>8.15517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2.173350194">
                <text:p>12.173350194</text:p>
              </table:table-cell>
              <table:table-cell office:value-type="float" office:value="8.163303">
                <text:p>8.16330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2.203730907">
                <text:p>12.203730907</text:p>
              </table:table-cell>
              <table:table-cell office:value-type="float" office:value="8.228905">
                <text:p>8.22890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.233623331">
                <text:p>12.233623331</text:p>
              </table:table-cell>
              <table:table-cell office:value-type="float" office:value="8.363323">
                <text:p>8.3633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2.263836195">
                <text:p>12.263836195</text:p>
              </table:table-cell>
              <table:table-cell office:value-type="float" office:value="8.274621">
                <text:p>8.27462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2.294003281">
                <text:p>12.294003281</text:p>
              </table:table-cell>
              <table:table-cell office:value-type="float" office:value="8.287178">
                <text:p>8.28717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.323972001">
                <text:p>12.323972001</text:p>
              </table:table-cell>
              <table:table-cell office:value-type="float" office:value="8.3420315">
                <text:p>8.34203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.35348295">
                <text:p>12.35348295</text:p>
              </table:table-cell>
              <table:table-cell office:value-type="float" office:value="8.471432">
                <text:p>8.47143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.383314337">
                <text:p>12.383314337</text:p>
              </table:table-cell>
              <table:table-cell office:value-type="float" office:value="8.380435">
                <text:p>8.38043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.413130465">
                <text:p>12.413130465</text:p>
              </table:table-cell>
              <table:table-cell office:value-type="float" office:value="8.384724">
                <text:p>8.38472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2.442809262">
                <text:p>12.442809262</text:p>
              </table:table-cell>
              <table:table-cell office:value-type="float" office:value="8.423522">
                <text:p>8.42352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2.472076066">
                <text:p>12.472076066</text:p>
              </table:table-cell>
              <table:table-cell office:value-type="float" office:value="8.542101">
                <text:p>8.54210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.501678569">
                <text:p>12.501678569</text:p>
              </table:table-cell>
              <table:table-cell office:value-type="float" office:value="8.445231">
                <text:p>8.44523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.531265812">
                <text:p>12.531265812</text:p>
              </table:table-cell>
              <table:table-cell office:value-type="float" office:value="8.449587">
                <text:p>8.44958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.560700465">
                <text:p>12.560700465</text:p>
              </table:table-cell>
              <table:table-cell office:value-type="float" office:value="8.49339">
                <text:p>8.4933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.589662088">
                <text:p>12.589662088</text:p>
              </table:table-cell>
              <table:table-cell office:value-type="float" office:value="8.6321125">
                <text:p>8.63211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.618944151">
                <text:p>12.618944151</text:p>
              </table:table-cell>
              <table:table-cell office:value-type="float" office:value="8.53765">
                <text:p>8.5376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.648180438">
                <text:p>12.648180438</text:p>
              </table:table-cell>
              <table:table-cell office:value-type="float" office:value="8.551018">
                <text:p>8.55101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.677218357">
                <text:p>12.677218357</text:p>
              </table:table-cell>
              <table:table-cell office:value-type="float" office:value="8.609433">
                <text:p>8.60943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.705829022">
                <text:p>12.705829022</text:p>
              </table:table-cell>
              <table:table-cell office:value-type="float" office:value="8.738">
                <text:p>8.73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2.73472961">
                <text:p>12.73472961</text:p>
              </table:table-cell>
              <table:table-cell office:value-type="float" office:value="8.650343">
                <text:p>8.65034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.76358442">
                <text:p>12.76358442</text:p>
              </table:table-cell>
              <table:table-cell office:value-type="float" office:value="8.664067">
                <text:p>8.6640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.792225605">
                <text:p>12.792225605</text:p>
              </table:table-cell>
              <table:table-cell office:value-type="float" office:value="8.728689">
                <text:p>8.72868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.820409019">
                <text:p>12.820409019</text:p>
              </table:table-cell>
              <table:table-cell office:value-type="float" office:value="8.870465">
                <text:p>8.87046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.848882353">
                <text:p>12.848882353</text:p>
              </table:table-cell>
              <table:table-cell office:value-type="float" office:value="8.780145">
                <text:p>8.78014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.877309911">
                <text:p>12.877309911</text:p>
              </table:table-cell>
              <table:table-cell office:value-type="float" office:value="8.794283">
                <text:p>8.79428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.905539101">
                <text:p>12.905539101</text:p>
              </table:table-cell>
              <table:table-cell office:value-type="float" office:value="8.856081">
                <text:p>8.85608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.933325781">
                <text:p>12.933325781</text:p>
              </table:table-cell>
              <table:table-cell office:value-type="float" office:value="8.997117">
                <text:p>8.99711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.961402381">
                <text:p>12.961402381</text:p>
              </table:table-cell>
              <table:table-cell office:value-type="float" office:value="8.904212">
                <text:p>8.9042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.989448464">
                <text:p>12.989448464</text:p>
              </table:table-cell>
              <table:table-cell office:value-type="float" office:value="8.913901">
                <text:p>8.91390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3.017296179">
                <text:p>13.017296179</text:p>
              </table:table-cell>
              <table:table-cell office:value-type="float" office:value="8.977397">
                <text:p>8.97739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3.044762419">
                <text:p>13.044762419</text:p>
              </table:table-cell>
              <table:table-cell office:value-type="float" office:value="9.102083">
                <text:p>9.10208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3.072533839">
                <text:p>13.072533839</text:p>
              </table:table-cell>
              <table:table-cell office:value-type="float" office:value="9.00206">
                <text:p>9.0020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.10027474">
                <text:p>13.10027474</text:p>
              </table:table-cell>
              <table:table-cell office:value-type="float" office:value="9.011964">
                <text:p>9.0119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3.127847793">
                <text:p>13.127847793</text:p>
              </table:table-cell>
              <table:table-cell office:value-type="float" office:value="9.066823">
                <text:p>9.0668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.155024112">
                <text:p>13.155024112</text:p>
              </table:table-cell>
              <table:table-cell office:value-type="float" office:value="9.199185">
                <text:p>9.19918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.18250561">
                <text:p>13.18250561</text:p>
              </table:table-cell>
              <table:table-cell office:value-type="float" office:value="9.09703">
                <text:p>9.0970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3.20995659">
                <text:p>13.20995659</text:p>
              </table:table-cell>
              <table:table-cell office:value-type="float" office:value="9.107142">
                <text:p>9.10714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.237239722">
                <text:p>13.237239722</text:p>
              </table:table-cell>
              <table:table-cell office:value-type="float" office:value="9.163171">
                <text:p>9.16317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.264126118">
                <text:p>13.264126118</text:p>
              </table:table-cell>
              <table:table-cell office:value-type="float" office:value="9.298383">
                <text:p>9.29838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3.291287178">
                <text:p>13.291287178</text:p>
              </table:table-cell>
              <table:table-cell office:value-type="float" office:value="9.204354">
                <text:p>9.20435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3.31840246">
                <text:p>13.31840246</text:p>
              </table:table-cell>
              <table:table-cell office:value-type="float" office:value="9.219893">
                <text:p>9.21989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3.34539567">
                <text:p>13.34539567</text:p>
              </table:table-cell>
              <table:table-cell office:value-type="float" office:value="9.261588">
                <text:p>9.26158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.372022663">
                <text:p>13.372022663</text:p>
              </table:table-cell>
              <table:table-cell office:value-type="float" office:value="9.388968">
                <text:p>9.38896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.398954837">
                <text:p>13.398954837</text:p>
              </table:table-cell>
              <table:table-cell office:value-type="float" office:value="9.2825775">
                <text:p>9.28257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.425841233">
                <text:p>13.425841233</text:p>
              </table:table-cell>
              <table:table-cell office:value-type="float" office:value="9.298383">
                <text:p>9.29838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3.452620816">
                <text:p>13.452620816</text:p>
              </table:table-cell>
              <table:table-cell office:value-type="float" office:value="9.33547">
                <text:p>9.3354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3.479018923">
                <text:p>13.479018923</text:p>
              </table:table-cell>
              <table:table-cell office:value-type="float" office:value="9.470376">
                <text:p>9.47037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3.505676433">
                <text:p>13.505676433</text:p>
              </table:table-cell>
              <table:table-cell office:value-type="float" office:value="9.37822">
                <text:p>9.3782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3.532364463">
                <text:p>13.532364463</text:p>
              </table:table-cell>
              <table:table-cell office:value-type="float" office:value="9.367496">
                <text:p>9.36749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3.558915162">
                <text:p>13.558915162</text:p>
              </table:table-cell>
              <table:table-cell office:value-type="float" office:value="9.415948">
                <text:p>9.41594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3.585114903">
                <text:p>13.585114903</text:p>
              </table:table-cell>
              <table:table-cell office:value-type="float" office:value="9.542079">
                <text:p>9.54207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3.611635083">
                <text:p>13.611635083</text:p>
              </table:table-cell>
              <table:table-cell office:value-type="float" office:value="9.426784">
                <text:p>9.42678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3.638170521">
                <text:p>13.638170521</text:p>
              </table:table-cell>
              <table:table-cell office:value-type="float" office:value="9.421363">
                <text:p>9.42136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3.664583887">
                <text:p>13.664583887</text:p>
              </table:table-cell>
              <table:table-cell office:value-type="float" office:value="9.464905">
                <text:p>9.46490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3.690631037">
                <text:p>13.690631037</text:p>
              </table:table-cell>
              <table:table-cell office:value-type="float" office:value="9.597979">
                <text:p>9.59797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3.716998627">
                <text:p>13.716998627</text:p>
              </table:table-cell>
              <table:table-cell office:value-type="float" office:value="9.481337">
                <text:p>9.48133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3.743366217">
                <text:p>13.743366217</text:p>
              </table:table-cell>
              <table:table-cell office:value-type="float" office:value="9.481337">
                <text:p>9.48133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3.769626993">
                <text:p>13.769626993</text:p>
              </table:table-cell>
              <table:table-cell office:value-type="float" office:value="9.519901">
                <text:p>9.5199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3.795506294">
                <text:p>13.795506294</text:p>
              </table:table-cell>
              <table:table-cell office:value-type="float" office:value="9.66023">
                <text:p>9.660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3.821721294">
                <text:p>13.821721294</text:p>
              </table:table-cell>
              <table:table-cell office:value-type="float" office:value="9.536525">
                <text:p>9.5365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3.84798207">
                <text:p>13.84798207</text:p>
              </table:table-cell>
              <table:table-cell office:value-type="float" office:value="9.519901">
                <text:p>9.51990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3.874120774">
                <text:p>13.874120774</text:p>
              </table:table-cell>
              <table:table-cell office:value-type="float" office:value="9.564362">
                <text:p>9.56436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3.89993904">
                <text:p>13.89993904</text:p>
              </table:table-cell>
              <table:table-cell office:value-type="float" office:value="9.683067">
                <text:p>9.68306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3.926093003">
                <text:p>13.926093003</text:p>
              </table:table-cell>
              <table:table-cell office:value-type="float" office:value="9.558782">
                <text:p>9.55878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3.952277485">
                <text:p>13.952277485</text:p>
              </table:table-cell>
              <table:table-cell office:value-type="float" office:value="9.54764">
                <text:p>9.5476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3.978370413">
                <text:p>13.978370413</text:p>
              </table:table-cell>
              <table:table-cell office:value-type="float" office:value="9.5811405">
                <text:p>9.58114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.004127642">
                <text:p>14.004127642</text:p>
              </table:table-cell>
              <table:table-cell office:value-type="float" office:value="9.706014">
                <text:p>9.70601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.030251087">
                <text:p>14.030251087</text:p>
              </table:table-cell>
              <table:table-cell office:value-type="float" office:value="9.569948">
                <text:p>9.56994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.056420309">
                <text:p>14.056420309</text:p>
              </table:table-cell>
              <table:table-cell office:value-type="float" office:value="9.553207">
                <text:p>9.55320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.082467459">
                <text:p>14.082467459</text:p>
              </table:table-cell>
              <table:table-cell office:value-type="float" office:value="9.597979">
                <text:p>9.59797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.108255206">
                <text:p>14.108255206</text:p>
              </table:table-cell>
              <table:table-cell office:value-type="float" office:value="9.694527">
                <text:p>9.69452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.134378651">
                <text:p>14.134378651</text:p>
              </table:table-cell>
              <table:table-cell office:value-type="float" office:value="9.569948">
                <text:p>9.56994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.160563133">
                <text:p>14.160563133</text:p>
              </table:table-cell>
              <table:table-cell office:value-type="float" office:value="9.54764">
                <text:p>9.5476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.18667132">
                <text:p>14.18667132</text:p>
              </table:table-cell>
              <table:table-cell office:value-type="float" office:value="9.575541">
                <text:p>9.57554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.212489586">
                <text:p>14.212489586</text:p>
              </table:table-cell>
              <table:table-cell office:value-type="float" office:value="9.683067">
                <text:p>9.6830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.238658808">
                <text:p>14.238658808</text:p>
              </table:table-cell>
              <table:table-cell office:value-type="float" office:value="9.553207">
                <text:p>9.55320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.264919584">
                <text:p>14.264919584</text:p>
              </table:table-cell>
              <table:table-cell office:value-type="float" office:value="9.519901">
                <text:p>9.51990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.291073547">
                <text:p>14.291073547</text:p>
              </table:table-cell>
              <table:table-cell office:value-type="float" office:value="9.558782">
                <text:p>9.55878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.316952848">
                <text:p>14.316952848</text:p>
              </table:table-cell>
              <table:table-cell office:value-type="float" office:value="9.66023">
                <text:p>9.6602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.343183107">
                <text:p>14.343183107</text:p>
              </table:table-cell>
              <table:table-cell office:value-type="float" office:value="9.530977">
                <text:p>9.53097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.369474401">
                <text:p>14.369474401</text:p>
              </table:table-cell>
              <table:table-cell office:value-type="float" office:value="9.508851">
                <text:p>9.50885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.395750436">
                <text:p>14.395750436</text:p>
              </table:table-cell>
              <table:table-cell office:value-type="float" office:value="9.514373">
                <text:p>9.51437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.421706033">
                <text:p>14.421706033</text:p>
              </table:table-cell>
              <table:table-cell office:value-type="float" office:value="9.631834">
                <text:p>9.63183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.448043105">
                <text:p>14.448043105</text:p>
              </table:table-cell>
              <table:table-cell office:value-type="float" office:value="9.492323">
                <text:p>9.49232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.474471732">
                <text:p>14.474471732</text:p>
              </table:table-cell>
              <table:table-cell office:value-type="float" office:value="9.459439">
                <text:p>9.45943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.500808804">
                <text:p>14.500808804</text:p>
              </table:table-cell>
              <table:table-cell office:value-type="float" office:value="9.492323">
                <text:p>9.49232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.526871214">
                <text:p>14.526871214</text:p>
              </table:table-cell>
              <table:table-cell office:value-type="float" office:value="9.59236">
                <text:p>9.5923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4.553330358">
                <text:p>14.553330358</text:p>
              </table:table-cell>
              <table:table-cell office:value-type="float" office:value="9.448529">
                <text:p>9.44852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.579865796">
                <text:p>14.579865796</text:p>
              </table:table-cell>
              <table:table-cell office:value-type="float" office:value="9.421363">
                <text:p>9.42136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4.606309682">
                <text:p>14.606309682</text:p>
              </table:table-cell>
              <table:table-cell office:value-type="float" office:value="9.453981">
                <text:p>9.45398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.632494164">
                <text:p>14.632494164</text:p>
              </table:table-cell>
              <table:table-cell office:value-type="float" office:value="9.54764">
                <text:p>9.5476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.659014344">
                <text:p>14.659014344</text:p>
              </table:table-cell>
              <table:table-cell office:value-type="float" office:value="9.426784">
                <text:p>9.42678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.685656596">
                <text:p>14.685656596</text:p>
              </table:table-cell>
              <table:table-cell office:value-type="float" office:value="9.383591">
                <text:p>9.38359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.712253071">
                <text:p>14.712253071</text:p>
              </table:table-cell>
              <table:table-cell office:value-type="float" office:value="9.399741">
                <text:p>9.39974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.738544365">
                <text:p>14.738544365</text:p>
              </table:table-cell>
              <table:table-cell office:value-type="float" office:value="9.508851">
                <text:p>9.50885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4.765232395">
                <text:p>14.765232395</text:p>
              </table:table-cell>
              <table:table-cell office:value-type="float" office:value="9.367496">
                <text:p>9.36749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.791996719">
                <text:p>14.791996719</text:p>
              </table:table-cell>
              <table:table-cell office:value-type="float" office:value="9.340793">
                <text:p>9.34079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4.818684749">
                <text:p>14.818684749</text:p>
              </table:table-cell>
              <table:table-cell office:value-type="float" office:value="9.367496">
                <text:p>9.36749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.845067598">
                <text:p>14.845067598</text:p>
              </table:table-cell>
              <table:table-cell office:value-type="float" office:value="9.475853">
                <text:p>9.47585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4.871801404">
                <text:p>14.871801404</text:p>
              </table:table-cell>
              <table:table-cell office:value-type="float" office:value="9.351456">
                <text:p>9.35145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.898611506">
                <text:p>14.898611506</text:p>
              </table:table-cell>
              <table:table-cell office:value-type="float" office:value="9.324843">
                <text:p>9.32484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.925345312">
                <text:p>14.925345312</text:p>
              </table:table-cell>
              <table:table-cell office:value-type="float" office:value="9.351456">
                <text:p>9.35145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4.951758678">
                <text:p>14.951758678</text:p>
              </table:table-cell>
              <table:table-cell office:value-type="float" office:value="9.464905">
                <text:p>9.46490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4.978523002">
                <text:p>14.978523002</text:p>
              </table:table-cell>
              <table:table-cell office:value-type="float" office:value="9.340793">
                <text:p>9.34079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5.005317845">
                <text:p>15.005317845</text:p>
              </table:table-cell>
              <table:table-cell office:value-type="float" office:value="9.330153">
                <text:p>9.33015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5.03206691">
                <text:p>15.03206691</text:p>
              </table:table-cell>
              <table:table-cell office:value-type="float" office:value="9.346121">
                <text:p>9.34612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5.058510796">
                <text:p>15.058510796</text:p>
              </table:table-cell>
              <table:table-cell office:value-type="float" office:value="9.453981">
                <text:p>9.45398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.085290379">
                <text:p>15.085290379</text:p>
              </table:table-cell>
              <table:table-cell office:value-type="float" office:value="9.33547">
                <text:p>9.3354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5.112161516">
                <text:p>15.112161516</text:p>
              </table:table-cell>
              <table:table-cell office:value-type="float" office:value="9.303662">
                <text:p>9.30366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5.138895322">
                <text:p>15.138895322</text:p>
              </table:table-cell>
              <table:table-cell office:value-type="float" office:value="9.351456">
                <text:p>9.35145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5.165339208">
                <text:p>15.165339208</text:p>
              </table:table-cell>
              <table:table-cell office:value-type="float" office:value="9.453981">
                <text:p>9.45398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5.192088273">
                <text:p>15.192088273</text:p>
              </table:table-cell>
              <table:table-cell office:value-type="float" office:value="9.346121">
                <text:p>9.34612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5.218898375">
                <text:p>15.218898375</text:p>
              </table:table-cell>
              <table:table-cell office:value-type="float" office:value="9.324843">
                <text:p>9.32484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5.24564744">
                <text:p>15.24564744</text:p>
              </table:table-cell>
              <table:table-cell office:value-type="float" office:value="9.346121">
                <text:p>9.34612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5.272076067">
                <text:p>15.272076067</text:p>
              </table:table-cell>
              <table:table-cell office:value-type="float" office:value="9.459439">
                <text:p>9.45943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5.29885565">
                <text:p>15.29885565</text:p>
              </table:table-cell>
              <table:table-cell office:value-type="float" office:value="9.33547">
                <text:p>9.3354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5.325681011">
                <text:p>15.325681011</text:p>
              </table:table-cell>
              <table:table-cell office:value-type="float" office:value="9.319539">
                <text:p>9.31953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5.352445335">
                <text:p>15.352445335</text:p>
              </table:table-cell>
              <table:table-cell office:value-type="float" office:value="9.340793">
                <text:p>9.34079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5.378873962">
                <text:p>15.378873962</text:p>
              </table:table-cell>
              <table:table-cell office:value-type="float" office:value="9.459439">
                <text:p>9.45943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5.405653545">
                <text:p>15.405653545</text:p>
              </table:table-cell>
              <table:table-cell office:value-type="float" office:value="9.33547">
                <text:p>9.3354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5.432509424">
                <text:p>15.432509424</text:p>
              </table:table-cell>
              <table:table-cell office:value-type="float" office:value="9.3089485">
                <text:p>9.308948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.459273748">
                <text:p>15.459273748</text:p>
              </table:table-cell>
              <table:table-cell office:value-type="float" office:value="9.340793">
                <text:p>9.34079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5.485717634">
                <text:p>15.485717634</text:p>
              </table:table-cell>
              <table:table-cell office:value-type="float" office:value="9.453981">
                <text:p>9.45398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.512527736">
                <text:p>15.512527736</text:p>
              </table:table-cell>
              <table:table-cell office:value-type="float" office:value="9.324843">
                <text:p>9.32484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5.539337838">
                <text:p>15.539337838</text:p>
              </table:table-cell>
              <table:table-cell office:value-type="float" office:value="9.324843">
                <text:p>9.32484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5.566086903">
                <text:p>15.566086903</text:p>
              </table:table-cell>
              <table:table-cell office:value-type="float" office:value="9.346121">
                <text:p>9.34612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5.592530789">
                <text:p>15.592530789</text:p>
              </table:table-cell>
              <table:table-cell office:value-type="float" office:value="9.453981">
                <text:p>9.45398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5.619310372">
                <text:p>15.619310372</text:p>
              </table:table-cell>
              <table:table-cell office:value-type="float" office:value="9.33547">
                <text:p>9.3354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5.646135733">
                <text:p>15.646135733</text:p>
              </table:table-cell>
              <table:table-cell office:value-type="float" office:value="9.319539">
                <text:p>9.31953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5.672900057">
                <text:p>15.672900057</text:p>
              </table:table-cell>
              <table:table-cell office:value-type="float" office:value="9.340793">
                <text:p>9.34079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5.699359201">
                <text:p>15.699359201</text:p>
              </table:table-cell>
              <table:table-cell office:value-type="float" office:value="9.448529">
                <text:p>9.44852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5.726154044">
                <text:p>15.726154044</text:p>
              </table:table-cell>
              <table:table-cell office:value-type="float" office:value="9.330153">
                <text:p>9.33015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.753009923">
                <text:p>15.753009923</text:p>
              </table:table-cell>
              <table:table-cell office:value-type="float" office:value="9.3089485">
                <text:p>9.308948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5.779774247">
                <text:p>15.779774247</text:p>
              </table:table-cell>
              <table:table-cell office:value-type="float" office:value="9.340793">
                <text:p>9.34079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5.806202874">
                <text:p>15.806202874</text:p>
              </table:table-cell>
              <table:table-cell office:value-type="float" office:value="9.459439">
                <text:p>9.45943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5.832982457">
                <text:p>15.832982457</text:p>
              </table:table-cell>
              <table:table-cell office:value-type="float" office:value="9.33547">
                <text:p>9.3354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5.859792559">
                <text:p>15.859792559</text:p>
              </table:table-cell>
              <table:table-cell office:value-type="float" office:value="9.324843">
                <text:p>9.32484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5.886526365">
                <text:p>15.886526365</text:p>
              </table:table-cell>
              <table:table-cell office:value-type="float" office:value="9.351456">
                <text:p>9.35145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.912909214">
                <text:p>15.912909214</text:p>
              </table:table-cell>
              <table:table-cell office:value-type="float" office:value="9.475853">
                <text:p>9.47585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5.939627762">
                <text:p>15.939627762</text:p>
              </table:table-cell>
              <table:table-cell office:value-type="float" office:value="9.356796">
                <text:p>9.35679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5.96634631">
                <text:p>15.96634631</text:p>
              </table:table-cell>
              <table:table-cell office:value-type="float" office:value="9.356796">
                <text:p>9.35679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5.99300382">
                <text:p>15.99300382</text:p>
              </table:table-cell>
              <table:table-cell office:value-type="float" office:value="9.37822">
                <text:p>9.3782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6.019325633">
                <text:p>16.019325633</text:p>
              </table:table-cell>
              <table:table-cell office:value-type="float" office:value="9.497826">
                <text:p>9.49782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6.045998404">
                <text:p>16.045998404</text:p>
              </table:table-cell>
              <table:table-cell office:value-type="float" office:value="9.372854">
                <text:p>9.37285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6.072716952">
                <text:p>16.072716952</text:p>
              </table:table-cell>
              <table:table-cell office:value-type="float" office:value="9.356796">
                <text:p>9.35679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6.099313427">
                <text:p>16.099313427</text:p>
              </table:table-cell>
              <table:table-cell office:value-type="float" office:value="9.399741">
                <text:p>9.39974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6.125589462">
                <text:p>16.125589462</text:p>
              </table:table-cell>
              <table:table-cell office:value-type="float" office:value="9.514373">
                <text:p>9.51437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6.152170679">
                <text:p>16.152170679</text:p>
              </table:table-cell>
              <table:table-cell office:value-type="float" office:value="9.405137">
                <text:p>9.40513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6.178767154">
                <text:p>16.178767154</text:p>
              </table:table-cell>
              <table:table-cell office:value-type="float" office:value="9.399741">
                <text:p>9.39974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6.205302592">
                <text:p>16.205302592</text:p>
              </table:table-cell>
              <table:table-cell office:value-type="float" office:value="9.421363">
                <text:p>9.42136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.231517592">
                <text:p>16.231517592</text:p>
              </table:table-cell>
              <table:table-cell office:value-type="float" office:value="9.536525">
                <text:p>9.53652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6.25805303">
                <text:p>16.25805303</text:p>
              </table:table-cell>
              <table:table-cell office:value-type="float" office:value="9.421363">
                <text:p>9.42136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6.284588468">
                <text:p>16.284588468</text:p>
              </table:table-cell>
              <table:table-cell office:value-type="float" office:value="9.421363">
                <text:p>9.42136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6.311001834">
                <text:p>16.311001834</text:p>
              </table:table-cell>
              <table:table-cell office:value-type="float" office:value="9.464905">
                <text:p>9.46490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6.337064244">
                <text:p>16.337064244</text:p>
              </table:table-cell>
              <table:table-cell office:value-type="float" office:value="9.59236">
                <text:p>9.5923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6.363447093">
                <text:p>16.363447093</text:p>
              </table:table-cell>
              <table:table-cell office:value-type="float" office:value="9.475853">
                <text:p>9.47585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6.3898452">
                <text:p>16.3898452</text:p>
              </table:table-cell>
              <table:table-cell office:value-type="float" office:value="9.470376">
                <text:p>9.47037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6.416151755">
                <text:p>16.416151755</text:p>
              </table:table-cell>
              <table:table-cell office:value-type="float" office:value="9.503335">
                <text:p>9.50333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6.442107352">
                <text:p>16.442107352</text:p>
              </table:table-cell>
              <table:table-cell office:value-type="float" office:value="9.631834">
                <text:p>9.63183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6.468413907">
                <text:p>16.468413907</text:p>
              </table:table-cell>
              <table:table-cell office:value-type="float" office:value="9.503335">
                <text:p>9.50333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6.494750979">
                <text:p>16.494750979</text:p>
              </table:table-cell>
              <table:table-cell office:value-type="float" office:value="9.492323">
                <text:p>9.49232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6.520965979">
                <text:p>16.520965979</text:p>
              </table:table-cell>
              <table:table-cell office:value-type="float" office:value="9.536525">
                <text:p>9.53652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6.54684528">
                <text:p>16.54684528</text:p>
              </table:table-cell>
              <table:table-cell office:value-type="float" office:value="9.66023">
                <text:p>9.6602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6.572999243">
                <text:p>16.572999243</text:p>
              </table:table-cell>
              <table:table-cell office:value-type="float" office:value="9.558782">
                <text:p>9.55878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6.599198984">
                <text:p>16.599198984</text:p>
              </table:table-cell>
              <table:table-cell office:value-type="float" office:value="9.542079">
                <text:p>9.54207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6.625261394">
                <text:p>16.625261394</text:p>
              </table:table-cell>
              <table:table-cell office:value-type="float" office:value="9.59236">
                <text:p>9.5923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6.650988105">
                <text:p>16.650988105</text:p>
              </table:table-cell>
              <table:table-cell office:value-type="float" office:value="9.717526">
                <text:p>9.71752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6.677065775">
                <text:p>16.677065775</text:p>
              </table:table-cell>
              <table:table-cell office:value-type="float" office:value="9.586747">
                <text:p>9.58674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6.703158703">
                <text:p>16.703158703</text:p>
              </table:table-cell>
              <table:table-cell office:value-type="float" office:value="9.5811405">
                <text:p>9.581140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6.729144818">
                <text:p>16.729144818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6.754779975">
                <text:p>16.754779975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6.780735572">
                <text:p>16.780735572</text:p>
              </table:table-cell>
              <table:table-cell office:value-type="float" office:value="9.631834">
                <text:p>9.63183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6.806721687">
                <text:p>16.806721687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6.832585729">
                <text:p>16.832585729</text:p>
              </table:table-cell>
              <table:table-cell office:value-type="float" office:value="9.665929">
                <text:p>9.66592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6.858114072">
                <text:p>16.858114072</text:p>
              </table:table-cell>
              <table:table-cell office:value-type="float" office:value="9.793036">
                <text:p>9.79303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6.884008632">
                <text:p>16.884008632</text:p>
              </table:table-cell>
              <table:table-cell office:value-type="float" office:value="9.654537">
                <text:p>9.65453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6.909918451">
                <text:p>16.909918451</text:p>
              </table:table-cell>
              <table:table-cell office:value-type="float" office:value="9.648851">
                <text:p>9.64885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6.935706198">
                <text:p>16.935706198</text:p>
              </table:table-cell>
              <table:table-cell office:value-type="float" office:value="9.694527">
                <text:p>9.69452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6.961173506">
                <text:p>16.961173506</text:p>
              </table:table-cell>
              <table:table-cell office:value-type="float" office:value="9.816506">
                <text:p>9.81650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6.986945994">
                <text:p>16.986945994</text:p>
              </table:table-cell>
              <table:table-cell office:value-type="float" office:value="9.700267">
                <text:p>9.70026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7.012810036">
                <text:p>17.012810036</text:p>
              </table:table-cell>
              <table:table-cell office:value-type="float" office:value="9.665929">
                <text:p>9.66592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7.038552006">
                <text:p>17.038552006</text:p>
              </table:table-cell>
              <table:table-cell office:value-type="float" office:value="9.711766">
                <text:p>9.71176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7.063988795">
                <text:p>17.063988795</text:p>
              </table:table-cell>
              <table:table-cell office:value-type="float" office:value="9.828284">
                <text:p>9.82828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7.089776542">
                <text:p>17.089776542</text:p>
              </table:table-cell>
              <table:table-cell office:value-type="float" office:value="9.694527">
                <text:p>9.69452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7.115594808">
                <text:p>17.115594808</text:p>
              </table:table-cell>
              <table:table-cell office:value-type="float" office:value="9.683067">
                <text:p>9.68306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7.141321519">
                <text:p>17.141321519</text:p>
              </table:table-cell>
              <table:table-cell office:value-type="float" office:value="9.717526">
                <text:p>9.71752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7.16672779">
                <text:p>17.16672779</text:p>
              </table:table-cell>
              <table:table-cell office:value-type="float" office:value="9.84009">
                <text:p>9.8400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.192485019">
                <text:p>17.192485019</text:p>
              </table:table-cell>
              <table:table-cell office:value-type="float" office:value="9.706014">
                <text:p>9.70601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7.218303285">
                <text:p>17.218303285</text:p>
              </table:table-cell>
              <table:table-cell office:value-type="float" office:value="9.683067">
                <text:p>9.68306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7.244045255">
                <text:p>17.244045255</text:p>
              </table:table-cell>
              <table:table-cell office:value-type="float" office:value="9.711766">
                <text:p>9.71176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7.269482044">
                <text:p>17.269482044</text:p>
              </table:table-cell>
              <table:table-cell office:value-type="float" office:value="9.828284">
                <text:p>9.82828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7.295269791">
                <text:p>17.295269791</text:p>
              </table:table-cell>
              <table:table-cell office:value-type="float" office:value="9.694527">
                <text:p>9.69452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7.321103316">
                <text:p>17.321103316</text:p>
              </table:table-cell>
              <table:table-cell office:value-type="float" office:value="9.677347">
                <text:p>9.67734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7.346860545">
                <text:p>17.346860545</text:p>
              </table:table-cell>
              <table:table-cell office:value-type="float" office:value="9.706014">
                <text:p>9.70601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7.372312595">
                <text:p>17.372312595</text:p>
              </table:table-cell>
              <table:table-cell office:value-type="float" office:value="9.8223915">
                <text:p>9.822391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7.3981156">
                <text:p>17.3981156</text:p>
              </table:table-cell>
              <table:table-cell office:value-type="float" office:value="9.688794">
                <text:p>9.68879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7.423949125">
                <text:p>17.423949125</text:p>
              </table:table-cell>
              <table:table-cell office:value-type="float" office:value="9.677347">
                <text:p>9.67734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7.449721613">
                <text:p>17.449721613</text:p>
              </table:table-cell>
              <table:table-cell office:value-type="float" office:value="9.700267">
                <text:p>9.70026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7.47520418">
                <text:p>17.47520418</text:p>
              </table:table-cell>
              <table:table-cell office:value-type="float" office:value="9.810628">
                <text:p>9.81062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7.501037705">
                <text:p>17.501037705</text:p>
              </table:table-cell>
              <table:table-cell office:value-type="float" office:value="9.677347">
                <text:p>9.67734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7.526917006">
                <text:p>17.526917006</text:p>
              </table:table-cell>
              <table:table-cell office:value-type="float" office:value="9.66023">
                <text:p>9.6602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7.552720011">
                <text:p>17.552720011</text:p>
              </table:table-cell>
              <table:table-cell office:value-type="float" office:value="9.688794">
                <text:p>9.68879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7.578248354">
                <text:p>17.578248354</text:p>
              </table:table-cell>
              <table:table-cell office:value-type="float" office:value="9.793036">
                <text:p>9.79303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7.604127655">
                <text:p>17.604127655</text:p>
              </table:table-cell>
              <table:table-cell office:value-type="float" office:value="9.66023">
                <text:p>9.6602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7.630083252">
                <text:p>17.630083252</text:p>
              </table:table-cell>
              <table:table-cell office:value-type="float" office:value="9.631834">
                <text:p>9.63183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7.655947294">
                <text:p>17.655947294</text:p>
              </table:table-cell>
              <table:table-cell office:value-type="float" office:value="9.665929">
                <text:p>9.66592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7.681536674">
                <text:p>17.681536674</text:p>
              </table:table-cell>
              <table:table-cell office:value-type="float" office:value="9.769677">
                <text:p>9.76967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7.707477012">
                <text:p>17.707477012</text:p>
              </table:table-cell>
              <table:table-cell office:value-type="float" office:value="9.6375">
                <text:p>9.637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7.733493644">
                <text:p>17.733493644</text:p>
              </table:table-cell>
              <table:table-cell office:value-type="float" office:value="9.609238">
                <text:p>9.60923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7.759449241">
                <text:p>17.759449241</text:p>
              </table:table-cell>
              <table:table-cell office:value-type="float" office:value="9.631834">
                <text:p>9.63183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7.785099657">
                <text:p>17.785099657</text:p>
              </table:table-cell>
              <table:table-cell office:value-type="float" office:value="9.74643">
                <text:p>9.7464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.811131547">
                <text:p>17.811131547</text:p>
              </table:table-cell>
              <table:table-cell office:value-type="float" office:value="9.603605">
                <text:p>9.60360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7.837224475">
                <text:p>17.837224475</text:p>
              </table:table-cell>
              <table:table-cell office:value-type="float" office:value="9.5811405">
                <text:p>9.581140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7.863256365">
                <text:p>17.863256365</text:p>
              </table:table-cell>
              <table:table-cell office:value-type="float" office:value="9.603605">
                <text:p>9.60360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7.888967818">
                <text:p>17.888967818</text:p>
              </table:table-cell>
              <table:table-cell office:value-type="float" office:value="9.723293">
                <text:p>9.72329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7.915060746">
                <text:p>17.915060746</text:p>
              </table:table-cell>
              <table:table-cell office:value-type="float" office:value="9.5811405">
                <text:p>9.581140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7.941184191">
                <text:p>17.941184191</text:p>
              </table:table-cell>
              <table:table-cell office:value-type="float" office:value="9.569948">
                <text:p>9.56994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7.967216081">
                <text:p>17.967216081</text:p>
              </table:table-cell>
              <table:table-cell office:value-type="float" office:value="9.603605">
                <text:p>9.60360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.992958051">
                <text:p>17.992958051</text:p>
              </table:table-cell>
              <table:table-cell office:value-type="float" office:value="9.711766">
                <text:p>9.71176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8.019035721">
                <text:p>18.019035721</text:p>
              </table:table-cell>
              <table:table-cell office:value-type="float" office:value="9.586747">
                <text:p>9.58674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8.045159166">
                <text:p>18.045159166</text:p>
              </table:table-cell>
              <table:table-cell office:value-type="float" office:value="9.569948">
                <text:p>9.56994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8.071206316">
                <text:p>18.071206316</text:p>
              </table:table-cell>
              <table:table-cell office:value-type="float" office:value="9.597979">
                <text:p>9.59797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8.096933027">
                <text:p>18.096933027</text:p>
              </table:table-cell>
              <table:table-cell office:value-type="float" office:value="9.717526">
                <text:p>9.71752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8.122995437">
                <text:p>18.122995437</text:p>
              </table:table-cell>
              <table:table-cell office:value-type="float" office:value="9.59236">
                <text:p>9.5923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8.149088365">
                <text:p>18.149088365</text:p>
              </table:table-cell>
              <table:table-cell office:value-type="float" office:value="9.5811405">
                <text:p>9.581140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8.175059221">
                <text:p>18.175059221</text:p>
              </table:table-cell>
              <table:table-cell office:value-type="float" office:value="9.626175">
                <text:p>9.62617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8.200709637">
                <text:p>18.200709637</text:p>
              </table:table-cell>
              <table:table-cell office:value-type="float" office:value="9.74643">
                <text:p>9.7464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8.226726269">
                <text:p>18.226726269</text:p>
              </table:table-cell>
              <table:table-cell office:value-type="float" office:value="9.609238">
                <text:p>9.60923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8.252788679">
                <text:p>18.252788679</text:p>
              </table:table-cell>
              <table:table-cell office:value-type="float" office:value="9.59236">
                <text:p>9.5923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8.278744276">
                <text:p>18.278744276</text:p>
              </table:table-cell>
              <table:table-cell office:value-type="float" office:value="9.631834">
                <text:p>9.63183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8.304348916">
                <text:p>18.304348916</text:p>
              </table:table-cell>
              <table:table-cell office:value-type="float" office:value="9.763855">
                <text:p>9.76385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8.330319772">
                <text:p>18.330319772</text:p>
              </table:table-cell>
              <table:table-cell office:value-type="float" office:value="9.626175">
                <text:p>9.62617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8.356290628">
                <text:p>18.356290628</text:p>
              </table:table-cell>
              <table:table-cell office:value-type="float" office:value="9.626175">
                <text:p>9.62617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8.382185188">
                <text:p>18.382185188</text:p>
              </table:table-cell>
              <table:table-cell office:value-type="float" office:value="9.654537">
                <text:p>9.65453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8.407744049">
                <text:p>18.407744049</text:p>
              </table:table-cell>
              <table:table-cell office:value-type="float" office:value="9.781343">
                <text:p>9.78134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8.43362335">
                <text:p>18.43362335</text:p>
              </table:table-cell>
              <table:table-cell office:value-type="float" office:value="9.66023">
                <text:p>9.6602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8.459533169">
                <text:p>18.459533169</text:p>
              </table:table-cell>
              <table:table-cell office:value-type="float" office:value="9.648851">
                <text:p>9.64885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8.485351435">
                <text:p>18.485351435</text:p>
              </table:table-cell>
              <table:table-cell office:value-type="float" office:value="9.683067">
                <text:p>9.68306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8.510818743">
                <text:p>18.510818743</text:p>
              </table:table-cell>
              <table:table-cell office:value-type="float" office:value="9.816506">
                <text:p>9.81650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8.53660649">
                <text:p>18.53660649</text:p>
              </table:table-cell>
              <table:table-cell office:value-type="float" office:value="9.694527">
                <text:p>9.69452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8.562424756">
                <text:p>18.562424756</text:p>
              </table:table-cell>
              <table:table-cell office:value-type="float" office:value="9.683067">
                <text:p>9.68306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8.588166726">
                <text:p>18.588166726</text:p>
              </table:table-cell>
              <table:table-cell office:value-type="float" office:value="9.711766">
                <text:p>9.71176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8.613588256">
                <text:p>18.613588256</text:p>
              </table:table-cell>
              <table:table-cell office:value-type="float" office:value="9.834184">
                <text:p>9.83418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8.639345485">
                <text:p>18.639345485</text:p>
              </table:table-cell>
              <table:table-cell office:value-type="float" office:value="9.706014">
                <text:p>9.70601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8.66514849">
                <text:p>18.66514849</text:p>
              </table:table-cell>
              <table:table-cell office:value-type="float" office:value="9.688794">
                <text:p>9.68879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8.690859943">
                <text:p>18.690859943</text:p>
              </table:table-cell>
              <table:table-cell office:value-type="float" office:value="9.723293">
                <text:p>9.72329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8.716266214">
                <text:p>18.716266214</text:p>
              </table:table-cell>
              <table:table-cell office:value-type="float" office:value="9.84009">
                <text:p>9.8400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8.742023443">
                <text:p>18.742023443</text:p>
              </table:table-cell>
              <table:table-cell office:value-type="float" office:value="9.706014">
                <text:p>9.70601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8.767856968">
                <text:p>18.767856968</text:p>
              </table:table-cell>
              <table:table-cell office:value-type="float" office:value="9.677347">
                <text:p>9.67734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8.793629456">
                <text:p>18.793629456</text:p>
              </table:table-cell>
              <table:table-cell office:value-type="float" office:value="9.700267">
                <text:p>9.70026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8.819081506">
                <text:p>18.819081506</text:p>
              </table:table-cell>
              <table:table-cell office:value-type="float" office:value="9.8223915">
                <text:p>9.822391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8.844884511">
                <text:p>18.844884511</text:p>
              </table:table-cell>
              <table:table-cell office:value-type="float" office:value="9.688794">
                <text:p>9.68879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8.870763812">
                <text:p>18.870763812</text:p>
              </table:table-cell>
              <table:table-cell office:value-type="float" office:value="9.66023">
                <text:p>9.6602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8.896551559">
                <text:p>18.896551559</text:p>
              </table:table-cell>
              <table:table-cell office:value-type="float" office:value="9.694527">
                <text:p>9.69452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8.922095161">
                <text:p>18.922095161</text:p>
              </table:table-cell>
              <table:table-cell office:value-type="float" office:value="9.787187">
                <text:p>9.78718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8.947959203">
                <text:p>18.947959203</text:p>
              </table:table-cell>
              <table:table-cell office:value-type="float" office:value="9.665929">
                <text:p>9.66592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8.973960576">
                <text:p>18.973960576</text:p>
              </table:table-cell>
              <table:table-cell office:value-type="float" office:value="9.614877">
                <text:p>9.61487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8.999855136">
                <text:p>18.999855136</text:p>
              </table:table-cell>
              <table:table-cell office:value-type="float" office:value="9.654537">
                <text:p>9.65453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9.025490293">
                <text:p>19.025490293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9.051491666">
                <text:p>19.051491666</text:p>
              </table:table-cell>
              <table:table-cell office:value-type="float" office:value="9.614877">
                <text:p>9.61487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9.077599853">
                <text:p>19.077599853</text:p>
              </table:table-cell>
              <table:table-cell office:value-type="float" office:value="9.575541">
                <text:p>9.57554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9.103662263">
                <text:p>19.103662263</text:p>
              </table:table-cell>
              <table:table-cell office:value-type="float" office:value="9.59236">
                <text:p>9.5923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9.129434751">
                <text:p>19.129434751</text:p>
              </table:table-cell>
              <table:table-cell office:value-type="float" office:value="9.700267">
                <text:p>9.70026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9.155588714">
                <text:p>19.155588714</text:p>
              </table:table-cell>
              <table:table-cell office:value-type="float" office:value="9.558782">
                <text:p>9.55878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9.181834232">
                <text:p>19.181834232</text:p>
              </table:table-cell>
              <table:table-cell office:value-type="float" office:value="9.525436">
                <text:p>9.52543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9.208033973">
                <text:p>19.208033973</text:p>
              </table:table-cell>
              <table:table-cell office:value-type="float" office:value="9.542079">
                <text:p>9.54207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9.233943792">
                <text:p>19.233943792</text:p>
              </table:table-cell>
              <table:table-cell office:value-type="float" office:value="9.648851">
                <text:p>9.64885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9.260280864">
                <text:p>19.260280864</text:p>
              </table:table-cell>
              <table:table-cell office:value-type="float" office:value="9.492323">
                <text:p>9.49232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9.28669423">
                <text:p>19.28669423</text:p>
              </table:table-cell>
              <table:table-cell office:value-type="float" office:value="9.464905">
                <text:p>9.46490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9.313046561">
                <text:p>19.313046561</text:p>
              </table:table-cell>
              <table:table-cell office:value-type="float" office:value="9.486827">
                <text:p>9.48682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9.339124231">
                <text:p>19.339124231</text:p>
              </table:table-cell>
              <table:table-cell office:value-type="float" office:value="9.586747">
                <text:p>9.58674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9.365598634">
                <text:p>19.365598634</text:p>
              </table:table-cell>
              <table:table-cell office:value-type="float" office:value="9.443083">
                <text:p>9.44308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9.392149333">
                <text:p>19.392149333</text:p>
              </table:table-cell>
              <table:table-cell office:value-type="float" office:value="9.415948">
                <text:p>9.41594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9.418684771">
                <text:p>19.418684771</text:p>
              </table:table-cell>
              <table:table-cell office:value-type="float" office:value="9.421363">
                <text:p>9.42136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9.444960806">
                <text:p>19.444960806</text:p>
              </table:table-cell>
              <table:table-cell office:value-type="float" office:value="9.514373">
                <text:p>9.51437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9.471648836">
                <text:p>19.471648836</text:p>
              </table:table-cell>
              <table:table-cell office:value-type="float" office:value="9.367496">
                <text:p>9.36749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9.498458938">
                <text:p>19.498458938</text:p>
              </table:table-cell>
              <table:table-cell office:value-type="float" office:value="9.324843">
                <text:p>9.32484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9.525208003">
                <text:p>19.525208003</text:p>
              </table:table-cell>
              <table:table-cell office:value-type="float" office:value="9.346121">
                <text:p>9.34612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9.551667147">
                <text:p>19.551667147</text:p>
              </table:table-cell>
              <table:table-cell office:value-type="float" office:value="9.448529">
                <text:p>9.44852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9.578568802">
                <text:p>19.578568802</text:p>
              </table:table-cell>
              <table:table-cell office:value-type="float" office:value="9.293109">
                <text:p>9.29310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9.60560779">
                <text:p>19.60560779</text:p>
              </table:table-cell>
              <table:table-cell office:value-type="float" office:value="9.245909">
                <text:p>9.24590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9.632570482">
                <text:p>19.632570482</text:p>
              </table:table-cell>
              <table:table-cell office:value-type="float" office:value="9.272071">
                <text:p>9.27207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9.65928903">
                <text:p>19.65928903</text:p>
              </table:table-cell>
              <table:table-cell office:value-type="float" office:value="9.356796">
                <text:p>9.35679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9.68643483">
                <text:p>19.68643483</text:p>
              </table:table-cell>
              <table:table-cell office:value-type="float" office:value="9.209529">
                <text:p>9.20952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9.713672184">
                <text:p>19.713672184</text:p>
              </table:table-cell>
              <table:table-cell office:value-type="float" office:value="9.178572">
                <text:p>9.17857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9.740909538">
                <text:p>19.740909538</text:p>
              </table:table-cell>
              <table:table-cell office:value-type="float" office:value="9.178572">
                <text:p>9.17857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9.767856971">
                <text:p>19.767856971</text:p>
              </table:table-cell>
              <table:table-cell office:value-type="float" office:value="9.277321">
                <text:p>9.27732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9.795262175">
                <text:p>19.795262175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9.822758932">
                <text:p>19.822758932</text:p>
              </table:table-cell>
              <table:table-cell office:value-type="float" office:value="9.091981">
                <text:p>9.09198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9.85024043">
                <text:p>19.85024043</text:p>
              </table:table-cell>
              <table:table-cell office:value-type="float" office:value="9.09703">
                <text:p>9.0970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9.877477784">
                <text:p>19.877477784</text:p>
              </table:table-cell>
              <table:table-cell office:value-type="float" office:value="9.178572">
                <text:p>9.17857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9.90515765">
                <text:p>19.90515765</text:p>
              </table:table-cell>
              <table:table-cell office:value-type="float" office:value="9.031836">
                <text:p>9.03183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9.93294433">
                <text:p>19.93294433</text:p>
              </table:table-cell>
              <table:table-cell office:value-type="float" office:value="8.997117">
                <text:p>8.99711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9.96070049">
                <text:p>19.96070049</text:p>
              </table:table-cell>
              <table:table-cell office:value-type="float" office:value="9.0070095">
                <text:p>9.007009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9.988212506">
                <text:p>19.988212506</text:p>
              </table:table-cell>
              <table:table-cell office:value-type="float" office:value="9.086939">
                <text:p>9.08693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0.016151776">
                <text:p>20.016151776</text:p>
              </table:table-cell>
              <table:table-cell office:value-type="float" office:value="8.947979">
                <text:p>8.94797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0.044197859">
                <text:p>20.044197859</text:p>
              </table:table-cell>
              <table:table-cell office:value-type="float" office:value="8.913901">
                <text:p>8.91390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0.072274459">
                <text:p>20.072274459</text:p>
              </table:table-cell>
              <table:table-cell office:value-type="float" office:value="8.904212">
                <text:p>8.90421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0.100076397">
                <text:p>20.100076397</text:p>
              </table:table-cell>
              <table:table-cell office:value-type="float" office:value="8.992179">
                <text:p>8.99217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0.128336107">
                <text:p>20.128336107</text:p>
              </table:table-cell>
              <table:table-cell office:value-type="float" office:value="8.846517">
                <text:p>8.84651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0.156733147">
                <text:p>20.156733147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0.185053892">
                <text:p>20.185053892</text:p>
              </table:table-cell>
              <table:table-cell office:value-type="float" office:value="8.827452">
                <text:p>8.82745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0.213145752">
                <text:p>20.213145752</text:p>
              </table:table-cell>
              <table:table-cell office:value-type="float" office:value="8.899376">
                <text:p>8.89937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0.241710641">
                <text:p>20.241710641</text:p>
              </table:table-cell>
              <table:table-cell office:value-type="float" office:value="8.752003">
                <text:p>8.75200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0.270397602">
                <text:p>20.270397602</text:p>
              </table:table-cell>
              <table:table-cell office:value-type="float" office:value="8.714761">
                <text:p>8.71476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0.299084563">
                <text:p>20.299084563</text:p>
              </table:table-cell>
              <table:table-cell office:value-type="float" office:value="8.714761">
                <text:p>8.71476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0.327496863">
                <text:p>20.327496863</text:p>
              </table:table-cell>
              <table:table-cell office:value-type="float" office:value="8.799006">
                <text:p>8.79900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0.356336413">
                <text:p>20.356336413</text:p>
              </table:table-cell>
              <table:table-cell office:value-type="float" office:value="8.668651">
                <text:p>8.66865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0.385328556">
                <text:p>20.385328556</text:p>
              </table:table-cell>
              <table:table-cell office:value-type="float" office:value="8.623027">
                <text:p>8.62302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0.414335957">
                <text:p>20.414335957</text:p>
              </table:table-cell>
              <table:table-cell office:value-type="float" office:value="8.61849">
                <text:p>8.6184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0.443053436">
                <text:p>20.443053436</text:p>
              </table:table-cell>
              <table:table-cell office:value-type="float" office:value="8.7055">
                <text:p>8.705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0.472228686">
                <text:p>20.472228686</text:p>
              </table:table-cell>
              <table:table-cell office:value-type="float" office:value="8.568907">
                <text:p>8.56890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0.501587045">
                <text:p>20.501587045</text:p>
              </table:table-cell>
              <table:table-cell office:value-type="float" office:value="8.515462">
                <text:p>8.51546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0.530914885">
                <text:p>20.530914885</text:p>
              </table:table-cell>
              <table:table-cell office:value-type="float" office:value="8.524323">
                <text:p>8.52432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0.559983321">
                <text:p>20.559983321</text:p>
              </table:table-cell>
              <table:table-cell office:value-type="float" office:value="8.600394">
                <text:p>8.60039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0.589540046">
                <text:p>20.589540046</text:p>
              </table:table-cell>
              <table:table-cell office:value-type="float" office:value="8.458311">
                <text:p>8.45831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0.619234102">
                <text:p>20.619234102</text:p>
              </table:table-cell>
              <table:table-cell office:value-type="float" office:value="8.419193">
                <text:p>8.41919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0.648912899">
                <text:p>20.648912899</text:p>
              </table:table-cell>
              <table:table-cell office:value-type="float" office:value="8.423522">
                <text:p>8.42352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0.678332293">
                <text:p>20.678332293</text:p>
              </table:table-cell>
              <table:table-cell office:value-type="float" office:value="8.497795">
                <text:p>8.49779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0.708224717">
                <text:p>20.708224717</text:p>
              </table:table-cell>
              <table:table-cell office:value-type="float" office:value="8.363323">
                <text:p>8.36332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0.738269731">
                <text:p>20.738269731</text:p>
              </table:table-cell>
              <table:table-cell office:value-type="float" office:value="8.320848">
                <text:p>8.32084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0.768284227">
                <text:p>20.768284227</text:p>
              </table:table-cell>
              <table:table-cell office:value-type="float" office:value="8.3293085">
                <text:p>8.329308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0.79803932">
                <text:p>20.79803932</text:p>
              </table:table-cell>
              <table:table-cell office:value-type="float" office:value="8.401923">
                <text:p>8.40192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0.828267443">
                <text:p>20.828267443</text:p>
              </table:table-cell>
              <table:table-cell office:value-type="float" office:value="8.270444">
                <text:p>8.27044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0.858617638">
                <text:p>20.858617638</text:p>
              </table:table-cell>
              <table:table-cell office:value-type="float" office:value="8.237179">
                <text:p>8.23717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0.888983092">
                <text:p>20.888983092</text:p>
              </table:table-cell>
              <table:table-cell office:value-type="float" office:value="8.23304">
                <text:p>8.2330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0.919058623">
                <text:p>20.919058623</text:p>
              </table:table-cell>
              <table:table-cell office:value-type="float" office:value="8.312406">
                <text:p>8.31240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0.949607184">
                <text:p>20.949607184</text:p>
              </table:table-cell>
              <table:table-cell office:value-type="float" office:value="8.183691">
                <text:p>8.18369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0.980308337">
                <text:p>20.980308337</text:p>
              </table:table-cell>
              <table:table-cell office:value-type="float" office:value="8.143017">
                <text:p>8.14301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1.010994229">
                <text:p>21.010994229</text:p>
              </table:table-cell>
              <table:table-cell office:value-type="float" office:value="8.147066">
                <text:p>8.14706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1.041420719">
                <text:p>21.041420719</text:p>
              </table:table-cell>
              <table:table-cell office:value-type="float" office:value="8.216524">
                <text:p>8.21652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1.072320239">
                <text:p>21.072320239</text:p>
              </table:table-cell>
              <table:table-cell office:value-type="float" office:value="8.09074">
                <text:p>8.0907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1.103372348">
                <text:p>21.103372348</text:p>
              </table:table-cell>
              <table:table-cell office:value-type="float" office:value="8.050983">
                <text:p>8.05098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1.134409198">
                <text:p>21.134409198</text:p>
              </table:table-cell>
              <table:table-cell office:value-type="float" office:value="8.054941">
                <text:p>8.05494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1.165140868">
                <text:p>21.165140868</text:p>
              </table:table-cell>
              <table:table-cell office:value-type="float" office:value="8.134931">
                <text:p>8.13493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1.196345568">
                <text:p>21.196345568</text:p>
              </table:table-cell>
              <table:table-cell office:value-type="float" office:value="8.011614">
                <text:p>8.01161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1.227718118">
                <text:p>21.227718118</text:p>
              </table:table-cell>
              <table:table-cell office:value-type="float" office:value="7.968749">
                <text:p>7.96874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1.259060148">
                <text:p>21.259060148</text:p>
              </table:table-cell>
              <table:table-cell office:value-type="float" office:value="7.9765096">
                <text:p>7.976509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1.290112257">
                <text:p>21.290112257</text:p>
              </table:table-cell>
              <table:table-cell office:value-type="float" office:value="8.050983">
                <text:p>8.05098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1.321683172">
                <text:p>21.321683172</text:p>
              </table:table-cell>
              <table:table-cell office:value-type="float" office:value="7.9186807">
                <text:p>7.918680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1.353406679">
                <text:p>21.353406679</text:p>
              </table:table-cell>
              <table:table-cell office:value-type="float" office:value="7.8805914">
                <text:p>7.880591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1.385114927">
                <text:p>21.385114927</text:p>
              </table:table-cell>
              <table:table-cell office:value-type="float" office:value="7.8843837">
                <text:p>7.884383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1.416548513">
                <text:p>21.416548513</text:p>
              </table:table-cell>
              <table:table-cell office:value-type="float" office:value="7.953276">
                <text:p>7.95327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1.448500905">
                <text:p>21.448500905</text:p>
              </table:table-cell>
              <table:table-cell office:value-type="float" office:value="7.8241405">
                <text:p>7.824140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1.480605889">
                <text:p>21.480605889</text:p>
              </table:table-cell>
              <table:table-cell office:value-type="float" office:value="7.786953">
                <text:p>7.78695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1.512695609">
                <text:p>21.512695609</text:p>
              </table:table-cell>
              <table:table-cell office:value-type="float" office:value="7.790657">
                <text:p>7.79065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1.544495409">
                <text:p>21.544495409</text:p>
              </table:table-cell>
              <table:table-cell office:value-type="float" office:value="7.8616843">
                <text:p>7.861684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1.576814016">
                <text:p>21.576814016</text:p>
              </table:table-cell>
              <table:table-cell office:value-type="float" office:value="7.7354817">
                <text:p>7.735481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1.609285216">
                <text:p>21.609285216</text:p>
              </table:table-cell>
              <table:table-cell office:value-type="float" office:value="7.6991305">
                <text:p>7.699130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1.641710638">
                <text:p>21.641710638</text:p>
              </table:table-cell>
              <table:table-cell office:value-type="float" office:value="7.7099996">
                <text:p>7.709999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1.673861398">
                <text:p>21.673861398</text:p>
              </table:table-cell>
              <table:table-cell office:value-type="float" office:value="7.775866">
                <text:p>7.77586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1.706561482">
                <text:p>21.706561482</text:p>
              </table:table-cell>
              <table:table-cell office:value-type="float" office:value="7.6452403">
                <text:p>7.645240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1.739383636">
                <text:p>21.739383636</text:p>
              </table:table-cell>
              <table:table-cell office:value-type="float" office:value="7.6168065">
                <text:p>7.616806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1.772190532">
                <text:p>21.772190532</text:p>
              </table:table-cell>
              <table:table-cell office:value-type="float" office:value="7.620349">
                <text:p>7.62034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1.804692248">
                <text:p>21.804692248</text:p>
              </table:table-cell>
              <table:table-cell office:value-type="float" office:value="7.691901">
                <text:p>7.69190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1.837743288">
                <text:p>21.837743288</text:p>
              </table:table-cell>
              <table:table-cell office:value-type="float" office:value="7.564059">
                <text:p>7.56405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1.870977438">
                <text:p>21.870977438</text:p>
              </table:table-cell>
              <table:table-cell office:value-type="float" office:value="7.522383">
                <text:p>7.52238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1.904181068">
                <text:p>21.904181068</text:p>
              </table:table-cell>
              <table:table-cell office:value-type="float" office:value="7.529297">
                <text:p>7.52929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1.937064261">
                <text:p>21.937064261</text:p>
              </table:table-cell>
              <table:table-cell office:value-type="float" office:value="7.6026683">
                <text:p>7.602668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1.970466261">
                <text:p>21.970466261</text:p>
              </table:table-cell>
              <table:table-cell office:value-type="float" office:value="7.4845815">
                <text:p>7.484581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2.004051371">
                <text:p>22.004051371</text:p>
              </table:table-cell>
              <table:table-cell office:value-type="float" office:value="7.443775">
                <text:p>7.44377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2.037605959">
                <text:p>22.037605959</text:p>
              </table:table-cell>
              <table:table-cell office:value-type="float" office:value="7.450546">
                <text:p>7.45054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2.070870626">
                <text:p>22.070870626</text:p>
              </table:table-cell>
              <table:table-cell office:value-type="float" office:value="7.515482">
                <text:p>7.51548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2.104669358">
                <text:p>22.104669358</text:p>
              </table:table-cell>
              <table:table-cell office:value-type="float" office:value="7.396727">
                <text:p>7.39672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2.138605423">
                <text:p>22.138605423</text:p>
              </table:table-cell>
              <table:table-cell office:value-type="float" office:value="7.366794">
                <text:p>7.36679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2.172541488">
                <text:p>22.172541488</text:p>
              </table:table-cell>
              <table:table-cell office:value-type="float" office:value="7.366794">
                <text:p>7.36679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2.206157114">
                <text:p>22.206157114</text:p>
              </table:table-cell>
              <table:table-cell office:value-type="float" office:value="7.4370174">
                <text:p>7.437017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2.240383099">
                <text:p>22.240383099</text:p>
              </table:table-cell>
              <table:table-cell office:value-type="float" office:value="7.3043914">
                <text:p>7.304391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2.274731159">
                <text:p>22.274731159</text:p>
              </table:table-cell>
              <table:table-cell office:value-type="float" office:value="7.2784314">
                <text:p>7.278431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2.309063959">
                <text:p>22.309063959</text:p>
              </table:table-cell>
              <table:table-cell office:value-type="float" office:value="7.2816663">
                <text:p>7.281666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2.343091576">
                <text:p>22.343091576</text:p>
              </table:table-cell>
              <table:table-cell office:value-type="float" office:value="7.346974">
                <text:p>7.34697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2.377714296">
                <text:p>22.377714296</text:p>
              </table:table-cell>
              <table:table-cell office:value-type="float" office:value="7.2206917">
                <text:p>7.220691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2.412489606">
                <text:p>22.412489606</text:p>
              </table:table-cell>
              <table:table-cell office:value-type="float" office:value="7.1890087">
                <text:p>7.189008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2.447280176">
                <text:p>22.447280176</text:p>
              </table:table-cell>
              <table:table-cell office:value-type="float" office:value="7.185855">
                <text:p>7.18585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2.481719788">
                <text:p>22.481719788</text:p>
              </table:table-cell>
              <table:table-cell office:value-type="float" office:value="7.259083">
                <text:p>7.25908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2.516754504">
                <text:p>22.516754504</text:p>
              </table:table-cell>
              <table:table-cell office:value-type="float" office:value="7.1357794">
                <text:p>7.135779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2.551957067">
                <text:p>22.551957067</text:p>
              </table:table-cell>
              <table:table-cell office:value-type="float" office:value="7.1017556">
                <text:p>7.101755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2.587129112">
                <text:p>22.587129112</text:p>
              </table:table-cell>
              <table:table-cell office:value-type="float" office:value="7.107918">
                <text:p>7.10791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2.621965462">
                <text:p>22.621965462</text:p>
              </table:table-cell>
              <table:table-cell office:value-type="float" office:value="7.1764126">
                <text:p>7.176412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2.657335875">
                <text:p>22.657335875</text:p>
              </table:table-cell>
              <table:table-cell office:value-type="float" office:value="7.068054">
                <text:p>7.06805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2.692904655">
                <text:p>22.692904655</text:p>
              </table:table-cell>
              <table:table-cell office:value-type="float" office:value="7.0286355">
                <text:p>7.028635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2.728442919">
                <text:p>22.728442919</text:p>
              </table:table-cell>
              <table:table-cell office:value-type="float" office:value="7.0346713">
                <text:p>7.034671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2.763645482">
                <text:p>22.763645482</text:p>
              </table:table-cell>
              <table:table-cell office:value-type="float" office:value="7.1017556">
                <text:p>7.101755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2.799412632">
                <text:p>22.799412632</text:p>
              </table:table-cell>
              <table:table-cell office:value-type="float" office:value="6.9896545">
                <text:p>6.989654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2.835317112">
                <text:p>22.835317112</text:p>
              </table:table-cell>
              <table:table-cell office:value-type="float" office:value="6.96292">
                <text:p>6.9629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2.871206332">
                <text:p>22.871206332</text:p>
              </table:table-cell>
              <table:table-cell office:value-type="float" office:value="6.9658804">
                <text:p>6.965880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2.906744596">
                <text:p>22.906744596</text:p>
              </table:table-cell>
              <table:table-cell office:value-type="float" office:value="7.0346713">
                <text:p>7.034671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2.942847442">
                <text:p>22.942847442</text:p>
              </table:table-cell>
              <table:table-cell office:value-type="float" office:value="6.9246616">
                <text:p>6.924661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2.97910288">
                <text:p>22.97910288</text:p>
              </table:table-cell>
              <table:table-cell office:value-type="float" office:value="6.895517">
                <text:p>6.89551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3.01529728">
                <text:p>23.01529728</text:p>
              </table:table-cell>
              <table:table-cell office:value-type="float" office:value="6.907146">
                <text:p>6.90714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3.051125464">
                <text:p>23.051125464</text:p>
              </table:table-cell>
              <table:table-cell office:value-type="float" office:value="6.977747">
                <text:p>6.97774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3.087487714">
                <text:p>23.087487714</text:p>
              </table:table-cell>
              <table:table-cell office:value-type="float" office:value="6.875262">
                <text:p>6.87526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3.124002554">
                <text:p>23.124002554</text:p>
              </table:table-cell>
              <table:table-cell office:value-type="float" office:value="6.8465314">
                <text:p>6.846531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3.160456356">
                <text:p>23.160456356</text:p>
              </table:table-cell>
              <table:table-cell office:value-type="float" office:value="6.857995">
                <text:p>6.85799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3.196574461">
                <text:p>23.196574461</text:p>
              </table:table-cell>
              <table:table-cell office:value-type="float" office:value="6.9217362">
                <text:p>6.921736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3.233241891">
                <text:p>23.233241891</text:p>
              </table:table-cell>
              <table:table-cell office:value-type="float" office:value="6.81804">
                <text:p>6.8180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3.270016135">
                <text:p>23.270016135</text:p>
              </table:table-cell>
              <table:table-cell office:value-type="float" office:value="6.7982364">
                <text:p>6.798236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3.306759862">
                <text:p>23.306759862</text:p>
              </table:table-cell>
              <table:table-cell office:value-type="float" office:value="6.8038826">
                <text:p>6.803882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3.343167888">
                <text:p>23.343167888</text:p>
              </table:table-cell>
              <table:table-cell office:value-type="float" office:value="6.8666177">
                <text:p>6.866617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3.380125238">
                <text:p>23.380125238</text:p>
              </table:table-cell>
              <table:table-cell office:value-type="float" office:value="6.7645545">
                <text:p>6.764554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3.41721992">
                <text:p>23.41721992</text:p>
              </table:table-cell>
              <table:table-cell office:value-type="float" office:value="6.7395105">
                <text:p>6.739510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3.45423831">
                <text:p>23.45423831</text:p>
              </table:table-cell>
              <table:table-cell office:value-type="float" office:value="6.7534003">
                <text:p>6.753400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3.49087522">
                <text:p>23.49087522</text:p>
              </table:table-cell>
              <table:table-cell office:value-type="float" office:value="6.8237195">
                <text:p>6.823719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3.528046196">
                <text:p>23.528046196</text:p>
              </table:table-cell>
              <table:table-cell office:value-type="float" office:value="6.7256775">
                <text:p>6.725677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3.565339246">
                <text:p>23.565339246</text:p>
              </table:table-cell>
              <table:table-cell office:value-type="float" office:value="6.7036614">
                <text:p>6.703661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3.60258652">
                <text:p>23.60258652</text:p>
              </table:table-cell>
              <table:table-cell office:value-type="float" office:value="6.7119">
                <text:p>6.711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3.639452317">
                <text:p>23.639452317</text:p>
              </table:table-cell>
              <table:table-cell office:value-type="float" office:value="6.7813535">
                <text:p>6.781353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3.67683692">
                <text:p>23.67683692</text:p>
              </table:table-cell>
              <table:table-cell office:value-type="float" office:value="6.687245">
                <text:p>6.68724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3.714297817">
                <text:p>23.714297817</text:p>
              </table:table-cell>
              <table:table-cell office:value-type="float" office:value="6.6736255">
                <text:p>6.673625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3.751621385">
                <text:p>23.751621385</text:p>
              </table:table-cell>
              <table:table-cell office:value-type="float" office:value="6.69818">
                <text:p>6.6981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3.788487182">
                <text:p>23.788487182</text:p>
              </table:table-cell>
              <table:table-cell office:value-type="float" office:value="6.7813535">
                <text:p>6.781353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3.825795492">
                <text:p>23.825795492</text:p>
              </table:table-cell>
              <table:table-cell office:value-type="float" office:value="6.70092">
                <text:p>6.7009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3.863103802">
                <text:p>23.863103802</text:p>
              </table:table-cell>
              <table:table-cell office:value-type="float" office:value="6.70092">
                <text:p>6.7009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3.900183226">
                <text:p>23.900183226</text:p>
              </table:table-cell>
              <table:table-cell office:value-type="float" office:value="6.742284">
                <text:p>6.74228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3.936713326">
                <text:p>23.936713326</text:p>
              </table:table-cell>
              <table:table-cell office:value-type="float" office:value="6.8436713">
                <text:p>6.843671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3.973640158">
                <text:p>23.973640158</text:p>
              </table:table-cell>
              <table:table-cell office:value-type="float" office:value="6.770145">
                <text:p>6.77014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4.010490696">
                <text:p>24.010490696</text:p>
              </table:table-cell>
              <table:table-cell office:value-type="float" office:value="6.7841616">
                <text:p>6.784161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4.047051313">
                <text:p>24.047051313</text:p>
              </table:table-cell>
              <table:table-cell office:value-type="float" office:value="6.837959">
                <text:p>6.83795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4.083032085">
                <text:p>24.083032085</text:p>
              </table:table-cell>
              <table:table-cell office:value-type="float" office:value="6.948156">
                <text:p>6.94815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4.11927226">
                <text:p>24.11927226</text:p>
              </table:table-cell>
              <table:table-cell office:value-type="float" office:value="6.8984213">
                <text:p>6.898421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4.155405624">
                <text:p>24.155405624</text:p>
              </table:table-cell>
              <table:table-cell office:value-type="float" office:value="6.918813">
                <text:p>6.91881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4.191188032">
                <text:p>24.191188032</text:p>
              </table:table-cell>
              <table:table-cell office:value-type="float" office:value="6.986674">
                <text:p>6.98667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4.226299042">
                <text:p>24.226299042</text:p>
              </table:table-cell>
              <table:table-cell office:value-type="float" office:value="7.1202736">
                <text:p>7.120273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4.261654196">
                <text:p>24.261654196</text:p>
              </table:table-cell>
              <table:table-cell office:value-type="float" office:value="7.0711045">
                <text:p>7.071104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4.2968415">
                <text:p>24.2968415</text:p>
              </table:table-cell>
              <table:table-cell office:value-type="float" office:value="7.1048355">
                <text:p>7.104835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4.33167785">
                <text:p>24.33167785</text:p>
              </table:table-cell>
              <table:table-cell office:value-type="float" office:value="7.1764126">
                <text:p>7.176412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4.36582754">
                <text:p>24.36582754</text:p>
              </table:table-cell>
              <table:table-cell office:value-type="float" office:value="7.32071">
                <text:p>7.3207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4.40016034">
                <text:p>24.40016034</text:p>
              </table:table-cell>
              <table:table-cell office:value-type="float" office:value="7.2816663">
                <text:p>7.281666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4.43431003">
                <text:p>24.43431003</text:p>
              </table:table-cell>
              <table:table-cell office:value-type="float" office:value="7.32071">
                <text:p>7.3207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4.468093503">
                <text:p>24.468093503</text:p>
              </table:table-cell>
              <table:table-cell office:value-type="float" office:value="7.4000683">
                <text:p>7.400068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4.501205583">
                <text:p>24.501205583</text:p>
              </table:table-cell>
              <table:table-cell office:value-type="float" office:value="7.550115">
                <text:p>7.55011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4.534485509">
                <text:p>24.534485509</text:p>
              </table:table-cell>
              <table:table-cell office:value-type="float" office:value="7.512036">
                <text:p>7.51203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4.567536549">
                <text:p>24.567536549</text:p>
              </table:table-cell>
              <table:table-cell office:value-type="float" office:value="7.564059">
                <text:p>7.56405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4.600221374">
                <text:p>24.600221374</text:p>
              </table:table-cell>
              <table:table-cell office:value-type="float" office:value="7.6488094">
                <text:p>7.648809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4.632265319">
                <text:p>24.632265319</text:p>
              </table:table-cell>
              <table:table-cell office:value-type="float" office:value="7.8017864">
                <text:p>7.801786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4.664507632">
                <text:p>24.664507632</text:p>
              </table:table-cell>
              <table:table-cell office:value-type="float" office:value="7.753786">
                <text:p>7.75378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4.696566836">
                <text:p>24.696566836</text:p>
              </table:table-cell>
              <table:table-cell office:value-type="float" office:value="7.798073">
                <text:p>7.79807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4.728336119">
                <text:p>24.728336119</text:p>
              </table:table-cell>
              <table:table-cell office:value-type="float" office:value="7.8692365">
                <text:p>7.869236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4.759479782">
                <text:p>24.759479782</text:p>
              </table:table-cell>
              <table:table-cell office:value-type="float" office:value="8.027315">
                <text:p>8.02731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4.790852332">
                <text:p>24.790852332</text:p>
              </table:table-cell>
              <table:table-cell office:value-type="float" office:value="7.968749">
                <text:p>7.96874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4.822072292">
                <text:p>24.822072292</text:p>
              </table:table-cell>
              <table:table-cell office:value-type="float" office:value="8.007698">
                <text:p>8.00769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4.852956552">
                <text:p>24.852956552</text:p>
              </table:table-cell>
              <table:table-cell office:value-type="float" office:value="8.094738">
                <text:p>8.09473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4.88324571">
                <text:p>24.88324571</text:p>
              </table:table-cell>
              <table:table-cell office:value-type="float" office:value="8.253778">
                <text:p>8.25377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4.913717977">
                <text:p>24.913717977</text:p>
              </table:table-cell>
              <table:table-cell office:value-type="float" office:value="8.204181">
                <text:p>8.20418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4.944113949">
                <text:p>24.944113949</text:p>
              </table:table-cell>
              <table:table-cell office:value-type="float" office:value="8.224774">
                <text:p>8.22477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4.97418948">
                <text:p>24.97418948</text:p>
              </table:table-cell>
              <table:table-cell office:value-type="float" office:value="8.312406">
                <text:p>8.31240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5.003730946">
                <text:p>25.003730946</text:p>
              </table:table-cell>
              <table:table-cell office:value-type="float" office:value="8.462681">
                <text:p>8.46268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5.033501298">
                <text:p>25.033501298</text:p>
              </table:table-cell>
              <table:table-cell office:value-type="float" office:value="8.397616">
                <text:p>8.39761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5.063134319">
                <text:p>25.063134319</text:p>
              </table:table-cell>
              <table:table-cell office:value-type="float" office:value="8.436535">
                <text:p>8.43653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5.092492678">
                <text:p>25.092492678</text:p>
              </table:table-cell>
              <table:table-cell office:value-type="float" office:value="8.515462">
                <text:p>8.51546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5.121332228">
                <text:p>25.121332228</text:p>
              </table:table-cell>
              <table:table-cell office:value-type="float" office:value="8.668651">
                <text:p>8.66865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5.150385406">
                <text:p>25.150385406</text:p>
              </table:table-cell>
              <table:table-cell office:value-type="float" office:value="8.604911">
                <text:p>8.60491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5.179377549">
                <text:p>25.179377549</text:p>
              </table:table-cell>
              <table:table-cell office:value-type="float" office:value="8.623027">
                <text:p>8.62302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5.208125547">
                <text:p>25.208125547</text:p>
              </table:table-cell>
              <table:table-cell office:value-type="float" office:value="8.696258">
                <text:p>8.69625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5.236385257">
                <text:p>25.236385257</text:p>
              </table:table-cell>
              <table:table-cell office:value-type="float" office:value="8.846517">
                <text:p>8.84651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5.26490437">
                <text:p>25.26490437</text:p>
              </table:table-cell>
              <table:table-cell office:value-type="float" office:value="8.76605">
                <text:p>8.7660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5.293347187">
                <text:p>25.293347187</text:p>
              </table:table-cell>
              <table:table-cell office:value-type="float" office:value="8.789565">
                <text:p>8.78956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5.321576377">
                <text:p>25.321576377</text:p>
              </table:table-cell>
              <table:table-cell office:value-type="float" office:value="8.856081">
                <text:p>8.85608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5.349347797">
                <text:p>25.349347797</text:p>
              </table:table-cell>
              <table:table-cell office:value-type="float" office:value="9.00206">
                <text:p>9.0020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5.377409138">
                <text:p>25.377409138</text:p>
              </table:table-cell>
              <table:table-cell office:value-type="float" office:value="8.909054">
                <text:p>8.90905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5.405409442">
                <text:p>25.405409442</text:p>
              </table:table-cell>
              <table:table-cell office:value-type="float" office:value="8.928474">
                <text:p>8.92847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5.43321138">
                <text:p>25.43321138</text:p>
              </table:table-cell>
              <table:table-cell office:value-type="float" office:value="8.992179">
                <text:p>8.99217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5.460586065">
                <text:p>25.460586065</text:p>
              </table:table-cell>
              <table:table-cell office:value-type="float" office:value="9.132525">
                <text:p>9.13252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5.488250672">
                <text:p>25.488250672</text:p>
              </table:table-cell>
              <table:table-cell office:value-type="float" office:value="9.036818">
                <text:p>9.03681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5.51588476">
                <text:p>25.51588476</text:p>
              </table:table-cell>
              <table:table-cell office:value-type="float" office:value="9.046797">
                <text:p>9.04679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5.54333574">
                <text:p>25.54333574</text:p>
              </table:table-cell>
              <table:table-cell office:value-type="float" office:value="9.107142">
                <text:p>9.10714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5.570374728">
                <text:p>25.570374728</text:p>
              </table:table-cell>
              <table:table-cell office:value-type="float" office:value="9.245909">
                <text:p>9.24590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5.597734154">
                <text:p>25.597734154</text:p>
              </table:table-cell>
              <table:table-cell office:value-type="float" office:value="9.137619">
                <text:p>9.13761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5.62509358">
                <text:p>25.62509358</text:p>
              </table:table-cell>
              <table:table-cell office:value-type="float" office:value="9.137619">
                <text:p>9.13761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5.65225464">
                <text:p>25.65225464</text:p>
              </table:table-cell>
              <table:table-cell office:value-type="float" office:value="9.204354">
                <text:p>9.20435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5.679080001">
                <text:p>25.679080001</text:p>
              </table:table-cell>
              <table:table-cell office:value-type="float" office:value="9.319539">
                <text:p>9.31953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5.706241061">
                <text:p>25.706241061</text:p>
              </table:table-cell>
              <table:table-cell office:value-type="float" office:value="9.204354">
                <text:p>9.20435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5.73341738">
                <text:p>25.73341738</text:p>
              </table:table-cell>
              <table:table-cell office:value-type="float" office:value="9.199185">
                <text:p>9.19918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5.760441107">
                <text:p>25.760441107</text:p>
              </table:table-cell>
              <table:table-cell office:value-type="float" office:value="9.251129">
                <text:p>9.25112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5.787098617">
                <text:p>25.787098617</text:p>
              </table:table-cell>
              <table:table-cell office:value-type="float" office:value="9.37822">
                <text:p>9.3782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5.814061309">
                <text:p>25.814061309</text:p>
              </table:table-cell>
              <table:table-cell office:value-type="float" office:value="9.272071">
                <text:p>9.27207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5.841024001">
                <text:p>25.841024001</text:p>
              </table:table-cell>
              <table:table-cell office:value-type="float" office:value="9.272071">
                <text:p>9.27207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5.867818844">
                <text:p>25.867818844</text:p>
              </table:table-cell>
              <table:table-cell office:value-type="float" office:value="9.330153">
                <text:p>9.33015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5.89426273">
                <text:p>25.89426273</text:p>
              </table:table-cell>
              <table:table-cell office:value-type="float" office:value="9.453981">
                <text:p>9.45398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5.920981278">
                <text:p>25.920981278</text:p>
              </table:table-cell>
              <table:table-cell office:value-type="float" office:value="9.356796">
                <text:p>9.35679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5.947730343">
                <text:p>25.947730343</text:p>
              </table:table-cell>
              <table:table-cell office:value-type="float" office:value="9.346121">
                <text:p>9.34612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5.974357336">
                <text:p>25.974357336</text:p>
              </table:table-cell>
              <table:table-cell office:value-type="float" office:value="9.388968">
                <text:p>9.38896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6.000602854">
                <text:p>26.000602854</text:p>
              </table:table-cell>
              <table:table-cell office:value-type="float" office:value="9.525436">
                <text:p>9.52543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6.027138292">
                <text:p>26.027138292</text:p>
              </table:table-cell>
              <table:table-cell office:value-type="float" office:value="9.421363">
                <text:p>9.42136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6.05370425">
                <text:p>26.05370425</text:p>
              </table:table-cell>
              <table:table-cell office:value-type="float" office:value="9.41054">
                <text:p>9.4105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6.080148136">
                <text:p>26.080148136</text:p>
              </table:table-cell>
              <table:table-cell office:value-type="float" office:value="9.453981">
                <text:p>9.45398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6.106225806">
                <text:p>26.106225806</text:p>
              </table:table-cell>
              <table:table-cell office:value-type="float" office:value="9.586747">
                <text:p>9.58674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6.132623913">
                <text:p>26.132623913</text:p>
              </table:table-cell>
              <table:table-cell office:value-type="float" office:value="9.470376">
                <text:p>9.47037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6.159083057">
                <text:p>26.159083057</text:p>
              </table:table-cell>
              <table:table-cell office:value-type="float" office:value="9.448529">
                <text:p>9.44852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6.185420129">
                <text:p>26.185420129</text:p>
              </table:table-cell>
              <table:table-cell office:value-type="float" office:value="9.492323">
                <text:p>9.49232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6.211406244">
                <text:p>26.211406244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6.237773834">
                <text:p>26.237773834</text:p>
              </table:table-cell>
              <table:table-cell office:value-type="float" office:value="9.481337">
                <text:p>9.48133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6.264156683">
                <text:p>26.264156683</text:p>
              </table:table-cell>
              <table:table-cell office:value-type="float" office:value="9.475853">
                <text:p>9.47585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6.290463238">
                <text:p>26.290463238</text:p>
              </table:table-cell>
              <table:table-cell office:value-type="float" office:value="9.503335">
                <text:p>9.50333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6.316449353">
                <text:p>26.316449353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6.342801684">
                <text:p>26.342801684</text:p>
              </table:table-cell>
              <table:table-cell office:value-type="float" office:value="9.486827">
                <text:p>9.48682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6.36921505">
                <text:p>26.36921505</text:p>
              </table:table-cell>
              <table:table-cell office:value-type="float" office:value="9.464905">
                <text:p>9.46490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6.395521605">
                <text:p>26.395521605</text:p>
              </table:table-cell>
              <table:table-cell office:value-type="float" office:value="9.503335">
                <text:p>9.50333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6.421568755">
                <text:p>26.421568755</text:p>
              </table:table-cell>
              <table:table-cell office:value-type="float" office:value="9.597979">
                <text:p>9.59797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6.447951604">
                <text:p>26.447951604</text:p>
              </table:table-cell>
              <table:table-cell office:value-type="float" office:value="9.475853">
                <text:p>9.47585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6.474426007">
                <text:p>26.474426007</text:p>
              </table:table-cell>
              <table:table-cell office:value-type="float" office:value="9.443083">
                <text:p>9.44308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6.500778338">
                <text:p>26.500778338</text:p>
              </table:table-cell>
              <table:table-cell office:value-type="float" office:value="9.486827">
                <text:p>9.48682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6.526886525">
                <text:p>26.526886525</text:p>
              </table:table-cell>
              <table:table-cell office:value-type="float" office:value="9.575541">
                <text:p>9.57554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6.553360928">
                <text:p>26.553360928</text:p>
              </table:table-cell>
              <table:table-cell office:value-type="float" office:value="9.443083">
                <text:p>9.44308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6.579911627">
                <text:p>26.579911627</text:p>
              </table:table-cell>
              <table:table-cell office:value-type="float" office:value="9.415948">
                <text:p>9.41594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6.606401289">
                <text:p>26.606401289</text:p>
              </table:table-cell>
              <table:table-cell office:value-type="float" office:value="9.437644">
                <text:p>9.43764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6.632616289">
                <text:p>26.632616289</text:p>
              </table:table-cell>
              <table:table-cell office:value-type="float" office:value="9.536525">
                <text:p>9.53652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6.659228023">
                <text:p>26.659228023</text:p>
              </table:table-cell>
              <table:table-cell office:value-type="float" office:value="9.394352">
                <text:p>9.39435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6.685946571">
                <text:p>26.685946571</text:p>
              </table:table-cell>
              <table:table-cell office:value-type="float" office:value="9.356796">
                <text:p>9.35679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6.712604081">
                <text:p>26.712604081</text:p>
              </table:table-cell>
              <table:table-cell office:value-type="float" office:value="9.37822">
                <text:p>9.3782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6.739002188">
                <text:p>26.739002188</text:p>
              </table:table-cell>
              <table:table-cell office:value-type="float" office:value="9.470376">
                <text:p>9.47037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6.765781771">
                <text:p>26.765781771</text:p>
              </table:table-cell>
              <table:table-cell office:value-type="float" office:value="9.33547">
                <text:p>9.3354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6.792652908">
                <text:p>26.792652908</text:p>
              </table:table-cell>
              <table:table-cell office:value-type="float" office:value="9.303662">
                <text:p>9.30366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6.819478269">
                <text:p>26.819478269</text:p>
              </table:table-cell>
              <table:table-cell office:value-type="float" office:value="9.319539">
                <text:p>9.31953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6.846013707">
                <text:p>26.846013707</text:p>
              </table:table-cell>
              <table:table-cell office:value-type="float" office:value="9.421363">
                <text:p>9.42136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6.873006917">
                <text:p>26.873006917</text:p>
              </table:table-cell>
              <table:table-cell office:value-type="float" office:value="9.261588">
                <text:p>9.26158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6.900122199">
                <text:p>26.900122199</text:p>
              </table:table-cell>
              <table:table-cell office:value-type="float" office:value="9.219893">
                <text:p>9.21989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6.927191704">
                <text:p>26.927191704</text:p>
              </table:table-cell>
              <table:table-cell office:value-type="float" office:value="9.235485">
                <text:p>9.23548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6.954017065">
                <text:p>26.954017065</text:p>
              </table:table-cell>
              <table:table-cell office:value-type="float" office:value="9.319539">
                <text:p>9.31953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6.98123916">
                <text:p>26.98123916</text:p>
              </table:table-cell>
              <table:table-cell office:value-type="float" office:value="9.183717">
                <text:p>9.18371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7.008613845">
                <text:p>27.008613845</text:p>
              </table:table-cell>
              <table:table-cell office:value-type="float" office:value="9.132525">
                <text:p>9.13252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7.035942753">
                <text:p>27.035942753</text:p>
              </table:table-cell>
              <table:table-cell office:value-type="float" office:value="9.147822">
                <text:p>9.14782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7.062997">
                <text:p>27.062997</text:p>
              </table:table-cell>
              <table:table-cell office:value-type="float" office:value="9.240694">
                <text:p>9.24069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7.090493757">
                <text:p>27.090493757</text:p>
              </table:table-cell>
              <table:table-cell office:value-type="float" office:value="9.091981">
                <text:p>9.09198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7.118112587">
                <text:p>27.118112587</text:p>
              </table:table-cell>
              <table:table-cell office:value-type="float" office:value="9.051795">
                <text:p>9.05179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7.145700899">
                <text:p>27.145700899</text:p>
              </table:table-cell>
              <table:table-cell office:value-type="float" office:value="9.061809">
                <text:p>9.06180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7.173045066">
                <text:p>27.173045066</text:p>
              </table:table-cell>
              <table:table-cell office:value-type="float" office:value="9.142717">
                <text:p>9.14271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7.200847004">
                <text:p>27.200847004</text:p>
              </table:table-cell>
              <table:table-cell office:value-type="float" office:value="8.992179">
                <text:p>8.99217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7.228771014">
                <text:p>27.228771014</text:p>
              </table:table-cell>
              <table:table-cell office:value-type="float" office:value="8.952868">
                <text:p>8.95286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7.256664507">
                <text:p>27.256664507</text:p>
              </table:table-cell>
              <table:table-cell office:value-type="float" office:value="8.962664">
                <text:p>8.96266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7.284313856">
                <text:p>27.284313856</text:p>
              </table:table-cell>
              <table:table-cell office:value-type="float" office:value="9.041804">
                <text:p>9.04180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7.312405716">
                <text:p>27.312405716</text:p>
              </table:table-cell>
              <table:table-cell office:value-type="float" office:value="8.899376">
                <text:p>8.89937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7.340619647">
                <text:p>27.340619647</text:p>
              </table:table-cell>
              <table:table-cell office:value-type="float" office:value="8.860871">
                <text:p>8.86087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7.368818319">
                <text:p>27.368818319</text:p>
              </table:table-cell>
              <table:table-cell office:value-type="float" office:value="8.865665">
                <text:p>8.86566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7.396727071">
                <text:p>27.396727071</text:p>
              </table:table-cell>
              <table:table-cell office:value-type="float" office:value="8.957764">
                <text:p>8.95776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7.425124111">
                <text:p>27.425124111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7.453643224">
                <text:p>27.453643224</text:p>
              </table:table-cell>
              <table:table-cell office:value-type="float" office:value="8.76605">
                <text:p>8.7660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7.482147078">
                <text:p>27.482147078</text:p>
              </table:table-cell>
              <table:table-cell office:value-type="float" office:value="8.770743">
                <text:p>8.77074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7.510391527">
                <text:p>27.510391527</text:p>
              </table:table-cell>
              <table:table-cell office:value-type="float" office:value="8.851297">
                <text:p>8.85129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7.539109006">
                <text:p>27.539109006</text:p>
              </table:table-cell>
              <table:table-cell office:value-type="float" office:value="8.7055">
                <text:p>8.705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7.567948556">
                <text:p>27.567948556</text:p>
              </table:table-cell>
              <table:table-cell office:value-type="float" office:value="8.668651">
                <text:p>8.66865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7.596772848">
                <text:p>27.596772848</text:p>
              </table:table-cell>
              <table:table-cell office:value-type="float" office:value="8.67324">
                <text:p>8.6732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7.625352996">
                <text:p>27.625352996</text:p>
              </table:table-cell>
              <table:table-cell office:value-type="float" office:value="8.74733">
                <text:p>8.7473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7.654375656">
                <text:p>27.654375656</text:p>
              </table:table-cell>
              <table:table-cell office:value-type="float" office:value="8.613959">
                <text:p>8.61395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7.683535647">
                <text:p>27.683535647</text:p>
              </table:table-cell>
              <table:table-cell office:value-type="float" office:value="8.573391">
                <text:p>8.57339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7.712680379">
                <text:p>27.712680379</text:p>
              </table:table-cell>
              <table:table-cell office:value-type="float" office:value="8.57788">
                <text:p>8.5778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7.741580967">
                <text:p>27.741580967</text:p>
              </table:table-cell>
              <table:table-cell office:value-type="float" office:value="8.650343">
                <text:p>8.65034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7.770939326">
                <text:p>27.770939326</text:p>
              </table:table-cell>
              <table:table-cell office:value-type="float" office:value="8.515462">
                <text:p>8.51546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7.800450275">
                <text:p>27.800450275</text:p>
              </table:table-cell>
              <table:table-cell office:value-type="float" office:value="8.471432">
                <text:p>8.47143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7.829915445">
                <text:p>27.829915445</text:p>
              </table:table-cell>
              <table:table-cell office:value-type="float" office:value="8.484593">
                <text:p>8.48459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7.859121212">
                <text:p>27.859121212</text:p>
              </table:table-cell>
              <table:table-cell office:value-type="float" office:value="8.559954">
                <text:p>8.55995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7.888769492">
                <text:p>27.888769492</text:p>
              </table:table-cell>
              <table:table-cell office:value-type="float" office:value="8.432193">
                <text:p>8.43219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7.918570362">
                <text:p>27.918570362</text:p>
              </table:table-cell>
              <table:table-cell office:value-type="float" office:value="8.389017">
                <text:p>8.38901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7.948371232">
                <text:p>27.948371232</text:p>
              </table:table-cell>
              <table:table-cell office:value-type="float" office:value="8.389017">
                <text:p>8.38901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7.977851663">
                <text:p>27.977851663</text:p>
              </table:table-cell>
              <table:table-cell office:value-type="float" office:value="8.480201">
                <text:p>8.48020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8.007820383">
                <text:p>28.007820383</text:p>
              </table:table-cell>
              <table:table-cell office:value-type="float" office:value="8.3420315">
                <text:p>8.342031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8.037956951">
                <text:p>28.037956951</text:p>
              </table:table-cell>
              <table:table-cell office:value-type="float" office:value="8.295569">
                <text:p>8.29556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8.068047743">
                <text:p>28.068047743</text:p>
              </table:table-cell>
              <table:table-cell office:value-type="float" office:value="8.308189">
                <text:p>8.30818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8.09787913">
                <text:p>28.09787913</text:p>
              </table:table-cell>
              <table:table-cell office:value-type="float" office:value="8.380435">
                <text:p>8.38043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8.128198806">
                <text:p>28.128198806</text:p>
              </table:table-cell>
              <table:table-cell office:value-type="float" office:value="8.245471">
                <text:p>8.24547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8.158640554">
                <text:p>28.158640554</text:p>
              </table:table-cell>
              <table:table-cell office:value-type="float" office:value="8.212406">
                <text:p>8.21240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8.189082302">
                <text:p>28.189082302</text:p>
              </table:table-cell>
              <table:table-cell office:value-type="float" office:value="8.212406">
                <text:p>8.21240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8.219249388">
                <text:p>28.219249388</text:p>
              </table:table-cell>
              <table:table-cell office:value-type="float" office:value="8.287178">
                <text:p>8.28717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8.249889504">
                <text:p>28.249889504</text:p>
              </table:table-cell>
              <table:table-cell office:value-type="float" office:value="8.159238">
                <text:p>8.15923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8.280651692">
                <text:p>28.280651692</text:p>
              </table:table-cell>
              <table:table-cell office:value-type="float" office:value="8.12686">
                <text:p>8.1268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8.31141388">
                <text:p>28.31141388</text:p>
              </table:table-cell>
              <table:table-cell office:value-type="float" office:value="8.12686">
                <text:p>8.1268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8.341886147">
                <text:p>28.341886147</text:p>
              </table:table-cell>
              <table:table-cell office:value-type="float" office:value="8.204181">
                <text:p>8.20418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8.372877221">
                <text:p>28.372877221</text:p>
              </table:table-cell>
              <table:table-cell office:value-type="float" office:value="8.066839">
                <text:p>8.06683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8.403990367">
                <text:p>28.403990367</text:p>
              </table:table-cell>
              <table:table-cell office:value-type="float" office:value="8.035189">
                <text:p>8.03518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8.435103513">
                <text:p>28.435103513</text:p>
              </table:table-cell>
              <table:table-cell office:value-type="float" office:value="8.035189">
                <text:p>8.03518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8.465926738">
                <text:p>28.465926738</text:p>
              </table:table-cell>
              <table:table-cell office:value-type="float" office:value="8.110767">
                <text:p>8.11076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8.497253508">
                <text:p>28.497253508</text:p>
              </table:table-cell>
              <table:table-cell office:value-type="float" office:value="7.980395">
                <text:p>7.98039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8.52873287">
                <text:p>28.52873287</text:p>
              </table:table-cell>
              <table:table-cell office:value-type="float" office:value="7.941711">
                <text:p>7.94171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8.560181715">
                <text:p>28.560181715</text:p>
              </table:table-cell>
              <table:table-cell office:value-type="float" office:value="7.949417">
                <text:p>7.94941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8.59131012">
                <text:p>28.59131012</text:p>
              </table:table-cell>
              <table:table-cell office:value-type="float" office:value="8.03125">
                <text:p>8.03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1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